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88mm"/>
    </style:style>
    <style:style style:name="co2" style:family="table-column">
      <style:table-column-properties fo:break-before="auto" style:column-width="42.76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22.05mm"/>
    </style:style>
    <style:style style:name="co5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5.72mm"/>
    </style:style>
    <style:style style:name="co7" style:family="table-column">
      <style:table-column-properties fo:break-before="auto" style:column-width="40.02mm"/>
    </style:style>
    <style:style style:name="co8" style:family="table-column">
      <style:table-column-properties fo:break-before="auto" style:column-width="5.98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1.78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4.89mm"/>
    </style:style>
    <style:style style:name="ro1" style:family="table-row">
      <style:table-row-properties style:row-height="5.8mm" fo:break-before="auto" style:use-optimal-row-height="false"/>
    </style:style>
    <style:style style:name="ro2" style:family="table-row">
      <style:table-row-properties style:row-height="6.86mm" fo:break-before="auto" style:use-optimal-row-height="false"/>
    </style:style>
    <style:style style:name="ro3" style:family="table-row">
      <style:table-row-properties style:row-height="5.0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dddddd" style:cell-protect="protected" style:print-content="tru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cell-protect="protected" style:print-content="true" fo:border="0.74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cell-protect="protected" style:print-content="true" style:vertical-align="middle"/>
    </style:style>
    <style:style style:name="ce4" style:family="table-cell" style:parent-style-name="Default">
      <style:table-cell-properties fo:background-color="#dddddd" style:cell-protect="protected" style:print-content="tru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cell-protect="none" style:print-content="true" fo:border="0.74pt solid #000000" style:vertical-align="middle"/>
    </style:style>
    <style:style style:name="ce20" style:family="table-cell" style:parent-style-name="Default">
      <style:table-cell-properties fo:background-color="#eeeeee" style:cell-protect="protected" style:print-content="true" fo:border="0.74pt solid #000000" style:vertical-align="middle"/>
    </style:style>
    <style:style style:name="ce7" style:family="table-cell" style:parent-style-name="Default">
      <style:table-cell-properties fo:background-color="#ffffff" style:cell-protect="none" style:print-content="true" fo:border="0.74pt solid #000000" style:vertical-align="middle"/>
      <style:text-properties style:font-name="Liberation Sans" style:font-name-asian="Noto Sans CJK SC Regular" style:font-name-complex="FreeSans"/>
    </style:style>
    <style:style style:name="ce22" style:family="table-cell" style:parent-style-name="Default">
      <style:table-cell-properties fo:background-color="#dddddd" style:cell-protect="protected" style:print-content="true" fo:border="0.74pt solid #000000" style:vertical-align="middle"/>
    </style:style>
    <style:style style:name="ce9" style:family="table-cell" style:parent-style-name="Default">
      <style:table-cell-properties fo:background-color="#eeeeee" style:cell-protect="protected" style:print-content="true"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dddddd" style:cell-protect="protected" style:print-content="true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ffff" style:cell-protect="none" style:print-content="true" style:text-align-source="fix" style:repeat-content="false" fo:border="0.74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dddddd" style:cell-protect="protected" style:print-content="true" style:text-align-source="fix" style:repeat-content="false" fo:border="0.74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eeeeee" style:cell-protect="protected" style:print-content="true" style:text-align-source="fix" style:repeat-content="false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border="0.74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eeeeee" style:cell-protect="protected" style:print-content="true" style:vertical-align="middle"/>
      <style:text-properties fo:color="#dddddd"/>
    </style:style>
    <style:style style:name="ce16" style:family="table-cell" style:parent-style-name="Default" style:data-style-name="N99">
      <style:table-cell-properties fo:background-color="#eeeeee" style:cell-protect="protected" style:print-content="true" style:vertical-align="middle"/>
      <style:text-properties fo:color="#dddddd"/>
    </style:style>
    <style:style style:name="ce17" style:family="table-cell" style:parent-style-name="Default" style:data-style-name="N0">
      <style:table-cell-properties fo:background-color="#eeeeee" style:cell-protect="protected" style:print-content="true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>
        <loext:table-protection loext:select-protected-cells="true" loext:select-unprotected-cells="true"/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9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9" table:number-columns-repeated="3" table:default-cell-style-name="ce3"/>
        <table:table-column table:style-name="co11" table:default-cell-style-name="ce3"/>
        <table:table-column table:style-name="co9" table:default-cell-style-name="ce3"/>
        <table:table-column table:style-name="co12" table:default-cell-style-name="ce3"/>
        <table:table-column table:style-name="co9" table:number-columns-repeated="1008" table:default-cell-style-name="ce3"/>
        <table:table-row table:style-name="ro1">
          <table:table-cell table:style-name="ce1" office:value-type="string" calcext:value-type="string" table:number-columns-spanned="2" table:number-rows-spanned="1">
            <text:p>Filtros Para Validação</text:p>
          </table:table-cell>
          <table:covered-table-cell table:style-name="ce20"/>
          <table:table-cell/>
          <table:table-cell table:style-name="ce12" office:value-type="string" calcext:value-type="string" table:number-columns-spanned="1" table:number-rows-spanned="4">
            <text:p>Copiar </text:p>
            <text:p>Campo</text:p>
            <text:p>→</text:p>
          </table:table-cell>
          <table:table-cell table:style-name="ce14" table:formula="of:=SUBSTITUTE([.K2];&quot;$campos&quot;;&quot;[&quot; &amp; CHAR(10) &amp; COM.MICROSOFT.TEXTJOIN(&quot;&quot;;0;[.Q8:.Q404]) &amp; CHAR(10) &amp; &quot;]&quot;) &amp; CHAR(10) &amp; [.K3]" office:value-type="string" office:string-value="var testador = new TestadorDeAliquotas([&#10;{ 'centro':'ES', 'tubo':'Gel Jejum', 'cq':'', 'exame':true, 'aliquota':'Bioquímica Soro' }&#10;, { 'centro':'ES', 'tubo':'Gel Jejum', 'cq':'', 'exame':true, 'aliquota':'PCR' }&#10;, { 'centro':'ES', 'tubo':'Gel Jejum', 'cq':'CQ 1', 'exame':true, 'aliquota':'Bioquímica Soro' }&#10;, { 'centro':'ES', 'tubo':'Gel Jejum', 'cq':'CQ 1', 'exame':true, 'aliquota':'Hormônios Jejum' }&#10;, { 'centro':'ES', 'tubo':'Gel Jejum', 'cq':'CQ 2', 'exame':true, 'aliquota':'Bioquimica Soro' }&#10;, { 'centro':'ES', 'tubo':'Gel Jejum', 'cq':'CQ 2', 'exame':true, 'aliquota':'Hormônios Jejum' }&#10;, { 'centro':'ES', 'tubo':'Gel Jejum', 'cq':'', 'exame':true, 'aliquota':'Glicemia Jejum' }&#10;, { 'centro':'ES', 'tubo':'Gel Jejum', 'cq':'CQ 1', 'exame':true, 'aliquota':'Glicemia Jejum' }&#10;, { 'centro':'ES', 'tubo':'Gel Jejum', 'cq':'CQ 2', 'exame':true, 'aliquota':'Glicemia Jejum' }&#10;, { 'centro':'ES', 'tubo':'Gel Jejum', 'cq':'', 'exame':false, 'aliquota':'Soro Jejum' }&#10;, { 'centro':'ES', 'tubo':'Gel Jejum', 'cq':'', 'exame':false, 'aliquota':'Soro Jejum' }&#10;, { 'centro':'ES', 'tubo':'Gel Jejum', 'cq':'', 'exame':false, 'aliquota':'Soro Jejum' }&#10;, { 'centro':'ES', 'tubo':'Gel Jejum', 'cq':'', 'exame':false, 'aliquota':'Soro Jejum' }&#10;, { 'centro':'ES', 'tubo':'Gel Jejum', 'cq':'', 'exame':false, 'aliquota':'Soro Jejum' }&#10;, { 'centro':'ES', 'tubo':'Gel Jejum', 'cq':'', 'exame':false, 'aliquota':'Soro Jejum' }&#10;, { 'centro':'ES', 'tubo':'Gel Jejum', 'cq':'', 'exame':false, 'aliquota':'Soro Jejum' }&#10;, { 'centro':'ES', 'tubo':'Gel Jejum', 'cq':'', 'exame':false, 'aliquota':'Soro Jejum' }&#10;, { 'centro':'ES', 'tubo':'Gel Jejum', 'cq':'CQ 1', 'exame':false, 'aliquota':'Soro Jejum' }&#10;, { 'centro':'ES', 'tubo':'Gel Jejum', 'cq':'CQ 1', 'exame':false, 'aliquota':'Soro Jejum' }&#10;, { 'centro':'ES', 'tubo':'Gel Jejum', 'cq':'CQ 1', 'exame':false, 'aliquota':'Soro Jejum' }&#10;, { 'centro':'ES', 'tubo':'Gel Jejum', 'cq':'CQ 1', 'exame':false, 'aliquota':'Soro Jejum' }&#10;, { 'centro':'ES', 'tubo':'Gel Jejum', 'cq':'CQ 1', 'exame':false, 'aliquota':'Soro Jejum' }&#10;, { 'centro':'ES', 'tubo':'Gel Jejum', 'cq':'CQ 1', 'exame':false, 'aliquota':'Soro Jejum' }&#10;, { 'centro':'ES', 'tubo':'Gel Jejum', 'cq':'CQ 1', 'exame':false, 'aliquota':'Soro Jejum' }&#10;, { 'centro':'ES', 'tubo':'Gel Jejum', 'cq':'CQ 1', 'exame':false, 'aliquota':'Soro Jejum' }&#10;, { 'centro':'ES', 'tubo':'Gel Jejum', 'cq':'CQ 2', 'exame':false, 'aliquota':'Soro Jejum' }&#10;, { 'centro':'ES', 'tubo':'Gel Jejum', 'cq':'CQ 2', 'exame':false, 'aliquota':'Soro Jejum' }&#10;, { 'centro':'ES', 'tubo':'Gel Jejum', 'cq':'CQ 2', 'exame':false, 'aliquota':'Soro Jejum' }&#10;, { 'centro':'ES', 'tubo':'Gel Jejum', 'cq':'CQ 2', 'exame':false, 'aliquota':'Soro Jejum' }&#10;, { 'centro':'ES', 'tubo':'Gel Jejum', 'cq':'CQ 2', 'exame':false, 'aliquota':'Soro Jejum' }&#10;, { 'centro':'ES', 'tubo':'Gel Jejum', 'cq':'CQ 2', 'exame':false, 'aliquota':'Soro Jejum' }&#10;, { 'centro':'ES', 'tubo':'Gel Jejum', 'cq':'CQ 2', 'exame':false, 'aliquota':'Soro Jejum' }&#10;, { 'centro':'ES', 'tubo':'Gel Jejum', 'cq':'CQ 2', 'exame':false, 'aliquota':'Soro Jejum' }&#10;&#10;]);&#10;testador.verificaErros('ES', 'Gel Jejum', '');" calcext:value-type="string" table:number-columns-spanned="3" table:number-rows-spanned="4">
            <text:p>var testador = new TestadorDeAliquotas([</text:p>
            <text:p>{ 'centro':'ES', 'tubo':'Gel Jejum', 'cq':'', 'exame':true, 'aliquota':'Bioquímica Soro' }</text:p>
            <text:p>, { 'centro':'ES', 'tubo':'Gel Jejum', 'cq':'', 'exame':true, 'aliquota':'PCR' }</text:p>
            <text:p>, { 'centro':'ES', 'tubo':'Gel Jejum', 'cq':'CQ 1', 'exame':true, 'aliquota':'Bioquímica Soro' }</text:p>
            <text:p>, { 'centro':'ES', 'tubo':'Gel Jejum', 'cq':'CQ 1', 'exame':true, 'aliquota':'Hormônios Jejum' }</text:p>
            <text:p>, { 'centro':'ES', 'tubo':'Gel Jejum', 'cq':'CQ 2', 'exame':true, 'aliquota':'Bioquimica Soro' }</text:p>
            <text:p>, { 'centro':'ES', 'tubo':'Gel Jejum', 'cq':'CQ 2', 'exame':true, 'aliquota':'Hormônios Jejum' }</text:p>
            <text:p>, { 'centro':'ES', 'tubo':'Gel Jejum', 'cq':'', 'exame':true, 'aliquota':'Glicemia Jejum' }</text:p>
            <text:p>, { 'centro':'ES', 'tubo':'Gel Jejum', 'cq':'CQ 1', 'exame':true, 'aliquota':'Glicemia Jejum' }</text:p>
            <text:p>, { 'centro':'ES', 'tubo':'Gel Jejum', 'cq':'CQ 2', 'exame':true, 'aliquota':'Glicemia Jejum' }</text:p>
            <text:p>, { 'centro':'ES', 'tubo':'Gel Jejum', 'cq':'', 'exame':false, 'aliquota':'Soro Jejum' }</text:p>
            <text:p>, { 'centro':'ES', 'tubo':'Gel Jejum', 'cq':'', 'exame':false, 'aliquota':'Soro Jejum' }</text:p>
            <text:p>, { 'centro':'ES', 'tubo':'Gel Jejum', 'cq':'', 'exame':false, 'aliquota':'Soro Jejum' }</text:p>
            <text:p>, { 'centro':'ES', 'tubo':'Gel Jejum', 'cq':'', 'exame':false, 'aliquota':'Soro Jejum' }</text:p>
            <text:p>, { 'centro':'ES', 'tubo':'Gel Jejum', 'cq':'', 'exame':false, 'aliquota':'Soro Jejum' }</text:p>
            <text:p>, { 'centro':'ES', 'tubo':'Gel Jejum', 'cq':'', 'exame':false, 'aliquota':'Soro Jejum' }</text:p>
            <text:p>, { 'centro':'ES', 'tubo':'Gel Jejum', 'cq':'', 'exame':false, 'aliquota':'Soro Jejum' }</text:p>
            <text:p>, { 'centro':'ES', 'tubo':'Gel Jejum', 'cq':'', 'exame':false, 'aliquota':'Soro Jejum' }</text:p>
            <text:p>, { 'centro':'ES', 'tubo':'Gel Jejum', 'cq':'CQ 1', 'exame':false, 'aliquota':'Soro Jejum' }</text:p>
            <text:p>, { 'centro':'ES', 'tubo':'Gel Jejum', 'cq':'CQ 1', 'exame':false, 'aliquota':'Soro Jejum' }</text:p>
            <text:p>, { 'centro':'ES', 'tubo':'Gel Jejum', 'cq':'CQ 1', 'exame':false, 'aliquota':'Soro Jejum' }</text:p>
            <text:p>, { 'centro':'ES', 'tubo':'Gel Jejum', 'cq':'CQ 1', 'exame':false, 'aliquota':'Soro Jejum' }</text:p>
            <text:p>, { 'centro':'ES', 'tubo':'Gel Jejum', 'cq':'CQ 1', 'exame':false, 'aliquota':'Soro Jejum' }</text:p>
            <text:p>, { 'centro':'ES', 'tubo':'Gel Jejum', 'cq':'CQ 1', 'exame':false, 'aliquota':'Soro Jejum' }</text:p>
            <text:p>, { 'centro':'ES', 'tubo':'Gel Jejum', 'cq':'CQ 1', 'exame':false, 'aliquota':'Soro Jejum' }</text:p>
            <text:p>, { 'centro':'ES', 'tubo':'Gel Jejum', 'cq':'CQ 1', 'exame':false, 'aliquota':'Soro Jejum' }</text:p>
            <text:p>, { 'centro':'ES', 'tubo':'Gel Jejum', 'cq':'CQ 2', 'exame':false, 'aliquota':'Soro Jejum' }</text:p>
            <text:p>, { 'centro':'ES', 'tubo':'Gel Jejum', 'cq':'CQ 2', 'exame':false, 'aliquota':'Soro Jejum' }</text:p>
            <text:p>, { 'centro':'ES', 'tubo':'Gel Jejum', 'cq':'CQ 2', 'exame':false, 'aliquota':'Soro Jejum' }</text:p>
            <text:p>, { 'centro':'ES', 'tubo':'Gel Jejum', 'cq':'CQ 2', 'exame':false, 'aliquota':'Soro Jejum' }</text:p>
            <text:p>, { 'centro':'ES', 'tubo':'Gel Jejum', 'cq':'CQ 2', 'exame':false, 'aliquota':'Soro Jejum' }</text:p>
            <text:p>, { 'centro':'ES', 'tubo':'Gel Jejum', 'cq':'CQ 2', 'exame':false, 'aliquota':'Soro Jejum' }</text:p>
            <text:p>, { 'centro':'ES', 'tubo':'Gel Jejum', 'cq':'CQ 2', 'exame':false, 'aliquota':'Soro Jejum' }</text:p>
            <text:p>, { 'centro':'ES', 'tubo':'Gel Jejum', 'cq':'CQ 2', 'exame':false, 'aliquota':'Soro Jejum' }</text:p>
            <text:p/>
            <text:p>]);</text:p>
            <text:p>testador.verificaErros('ES', 'Gel Jejum', '');</text:p>
          </table:table-cell>
          <table:covered-table-cell table:number-columns-repeated="2" table:style-name="ce20"/>
          <table:table-cell table:number-columns-repeated="7"/>
          <table:table-cell table:style-name="ce17"/>
          <table:table-cell table:number-columns-repeated="1009"/>
        </table:table-row>
        <table:table-row table:style-name="ro1">
          <table:table-cell table:style-name="ce2" office:value-type="string" calcext:value-type="string">
            <text:p>Centro:</text:p>
          </table:table-cell>
          <table:table-cell table:style-name="ce7" office:value-type="string" calcext:value-type="string">
            <text:p>ES</text:p>
          </table:table-cell>
          <table:table-cell/>
          <table:covered-table-cell table:style-name="ce13"/>
          <table:covered-table-cell table:number-columns-repeated="3" table:style-name="ce20"/>
          <table:table-cell table:number-columns-repeated="2"/>
          <table:table-cell table:style-name="ce15" table:formula="of:=&quot;'&quot;&amp;[.B2]&amp;&quot;'&quot;" office:value-type="string" office:string-value="'ES'" calcext:value-type="string">
            <text:p>'ES'</text:p>
          </table:table-cell>
          <table:table-cell table:style-name="ce15" office:value-type="string" calcext:value-type="string">
            <text:p>var testador = new TestadorDeAliquotas($campos);</text:p>
          </table:table-cell>
          <table:table-cell table:number-columns-repeated="3"/>
          <table:table-cell table:style-name="ce17"/>
          <table:table-cell table:number-columns-repeated="1009"/>
        </table:table-row>
        <table:table-row table:style-name="ro1">
          <table:table-cell table:style-name="ce2" office:value-type="string" calcext:value-type="string">
            <text:p>Tubo:</text:p>
          </table:table-cell>
          <table:table-cell table:style-name="ce7" office:value-type="string" calcext:value-type="string">
            <text:p>Gel Jejum</text:p>
          </table:table-cell>
          <table:table-cell/>
          <table:covered-table-cell table:style-name="ce13"/>
          <table:covered-table-cell table:number-columns-repeated="3" table:style-name="ce20"/>
          <table:table-cell table:number-columns-repeated="2"/>
          <table:table-cell table:style-name="ce15" table:formula="of:=&quot;'&quot;&amp;[.B3]&amp;&quot;'&quot;" office:value-type="string" office:string-value="'Gel Jejum'" calcext:value-type="string">
            <text:p>'Gel Jejum'</text:p>
          </table:table-cell>
          <table:table-cell table:style-name="ce15" table:formula="of:=&quot;testador.verificaErros(&quot;&amp; [.J2] &amp;&quot;, &quot;&amp; [.J3] &amp;&quot;, &quot;&amp; [.J4] &amp;&quot;);&quot;" office:value-type="string" office:string-value="testador.verificaErros('ES', 'Gel Jejum', '');" calcext:value-type="string">
            <text:p>testador.verificaErros('ES', 'Gel Jejum', '');</text:p>
          </table:table-cell>
          <table:table-cell table:number-columns-repeated="3"/>
          <table:table-cell table:style-name="ce17"/>
          <table:table-cell table:number-columns-repeated="1009"/>
        </table:table-row>
        <table:table-row table:style-name="ro1">
          <table:table-cell table:style-name="ce2" office:value-type="string" calcext:value-type="string">
            <text:p>CQ:</text:p>
          </table:table-cell>
          <table:table-cell table:style-name="ce5"/>
          <table:table-cell/>
          <table:covered-table-cell table:style-name="ce13"/>
          <table:covered-table-cell table:number-columns-repeated="3" table:style-name="ce20"/>
          <table:table-cell table:number-columns-repeated="2"/>
          <table:table-cell table:style-name="ce15" table:formula="of:=&quot;'&quot;&amp;[.B4]&amp;&quot;'&quot;" office:value-type="string" office:string-value="''" calcext:value-type="string">
            <text:p>''</text:p>
          </table:table-cell>
          <table:table-cell table:style-name="ce15"/>
          <table:table-cell table:number-columns-repeated="3"/>
          <table:table-cell table:style-name="ce17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7" table:number-rows-spanned="1">
            <text:p>Configuração</text:p>
          </table:table-cell>
          <table:covered-table-cell table:style-name="ce22"/>
          <table:covered-table-cell table:number-columns-repeated="2" table:style-name="ce10"/>
          <table:covered-table-cell table:number-columns-repeated="3" table:style-name="ce22"/>
          <table:table-cell table:number-columns-repeated="1017"/>
        </table:table-row>
        <table:table-row table:style-name="ro3">
          <table:table-cell table:style-name="ce4" office:value-type="string" calcext:value-type="string">
            <text:p>Centro</text:p>
          </table:table-cell>
          <table:table-cell table:style-name="ce4" office:value-type="string" calcext:value-type="string">
            <text:p>Tubo</text:p>
          </table:table-cell>
          <table:table-cell table:style-name="ce4" office:value-type="string" calcext:value-type="string">
            <text:p>CQ</text:p>
          </table:table-cell>
          <table:table-cell table:style-name="ce4" office:value-type="string" calcext:value-type="string">
            <text:p>Exame?</text:p>
          </table:table-cell>
          <table:table-cell table:style-name="ce4" office:value-type="string" calcext:value-type="string">
            <text:p>Aliquota</text:p>
          </table:table-cell>
          <table:table-cell table:style-name="ce22"/>
          <table:table-cell table:style-name="ce4" office:value-type="string" calcext:value-type="string">
            <text:p>Obs. (Opcional):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5" office:value-type="string" calcext:value-type="string">
            <text:p>Bioquímica Soro</text:p>
          </table:table-cell>
          <table:table-cell table:style-name="ce5"/>
          <table:table-cell table:style-name="ce5" office:value-type="string" calcext:value-type="string">
            <text:p>Bioquímica Soro</text:p>
          </table:table-cell>
          <table:table-cell table:number-columns-repeated="2"/>
          <table:table-cell table:style-name="ce15" table:formula="of:=&quot;'centro':&quot; &amp; &quot;'&quot;&amp;[.A8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8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8]&amp;&quot;'&quot;" office:value-type="string" office:string-value="'cq':''" calcext:value-type="string">
            <text:p>'cq':''</text:p>
          </table:table-cell>
          <table:table-cell table:style-name="ce16" table:formula="of:=&quot;'exame':&quot; &amp; IF([.D8]&lt;&gt;&quot;&quot;;&quot;true&quot;;&quot;false&quot;)" office:value-type="string" office:string-value="'exame':true" calcext:value-type="string">
            <text:p>'exame':true</text:p>
          </table:table-cell>
          <table:table-cell table:style-name="ce15" table:formula="of:=&quot;'aliquota':&quot; &amp; &quot;'&quot;&amp;[.E8]&amp;&quot;'&quot;" office:value-type="string" office:string-value="'aliquota':'Bioquímica Soro'" calcext:value-type="string">
            <text:p>'aliquota':'Bioquímica Soro'</text:p>
          </table:table-cell>
          <table:table-cell table:style-name="ce16" table:formula="of:=IF(AND([.A8]&lt;&gt;&quot;&quot;;[.B8]&lt;&gt;&quot;&quot;;[.E8]&lt;&gt;&quot;&quot;); &quot;{ &quot; &amp; COM.MICROSOFT.TEXTJOIN(&quot;, &quot;;0;[.J8:.N8]) &amp; &quot; }&quot;;&quot;&quot;)" office:value-type="string" office:string-value="{ 'centro':'ES', 'tubo':'Gel Jejum', 'cq':'', 'exame':true, 'aliquota':'Bioquímica Soro' }" calcext:value-type="string">
            <text:p>{ 'centro':'ES', 'tubo':'Gel Jejum', 'cq':'', 'exame':true, 'aliquota':'Bioquímica Soro' }</text:p>
          </table:table-cell>
          <table:table-cell table:style-name="ce15" table:formula="of:=IF(AND([.O7]=&quot;&quot;;[.O5]=&quot;&quot;);&quot;&quot;;&quot;, &quot;)">
            <text:p/>
          </table:table-cell>
          <table:table-cell table:style-name="ce15" table:formula="of:=IF([.O8]&lt;&gt;&quot;&quot;;[.P8] &amp; [.O8] &amp; CHAR(10);&quot;&quot;)" office:value-type="string" office:string-value="{ 'centro':'ES', 'tubo':'Gel Jejum', 'cq':'', 'exame':true, 'aliquota':'Bioquímica Soro' }&#10;" calcext:value-type="string">
            <text:p>{ 'centro':'ES', 'tubo':'Gel Jejum', 'cq':'', 'exame':true, 'aliquota':'Bioquímica Soro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5" office:value-type="string" calcext:value-type="string">
            <text:p>PCR</text:p>
          </table:table-cell>
          <table:table-cell table:style-name="ce5"/>
          <table:table-cell table:style-name="ce5" office:value-type="string" calcext:value-type="string">
            <text:p>PCR</text:p>
          </table:table-cell>
          <table:table-cell table:number-columns-repeated="2"/>
          <table:table-cell table:style-name="ce15" table:formula="of:=&quot;'centro':&quot; &amp; &quot;'&quot;&amp;[.A9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9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9]&amp;&quot;'&quot;" office:value-type="string" office:string-value="'cq':''" calcext:value-type="string">
            <text:p>'cq':''</text:p>
          </table:table-cell>
          <table:table-cell table:style-name="ce16" table:formula="of:=&quot;'exame':&quot; &amp; IF([.D9]&lt;&gt;&quot;&quot;;&quot;true&quot;;&quot;false&quot;)" office:value-type="string" office:string-value="'exame':true" calcext:value-type="string">
            <text:p>'exame':true</text:p>
          </table:table-cell>
          <table:table-cell table:style-name="ce15" table:formula="of:=&quot;'aliquota':&quot; &amp; &quot;'&quot;&amp;[.E9]&amp;&quot;'&quot;" office:value-type="string" office:string-value="'aliquota':'PCR'" calcext:value-type="string">
            <text:p>'aliquota':'PCR'</text:p>
          </table:table-cell>
          <table:table-cell table:style-name="ce16" table:formula="of:=IF(AND([.A9]&lt;&gt;&quot;&quot;;[.B9]&lt;&gt;&quot;&quot;;[.E9]&lt;&gt;&quot;&quot;); &quot;{ &quot; &amp; COM.MICROSOFT.TEXTJOIN(&quot;, &quot;;0;[.J9:.N9]) &amp; &quot; }&quot;;&quot;&quot;)" office:value-type="string" office:string-value="{ 'centro':'ES', 'tubo':'Gel Jejum', 'cq':'', 'exame':true, 'aliquota':'PCR' }" calcext:value-type="string">
            <text:p>{ 'centro':'ES', 'tubo':'Gel Jejum', 'cq':'', 'exame':true, 'aliquota':'PCR' }</text:p>
          </table:table-cell>
          <table:table-cell table:style-name="ce15" table:formula="of:=IF(AND([.O8]=&quot;&quot;;[.O7]=&quot;&quot;);&quot;&quot;;&quot;, &quot;)" office:value-type="string" office:string-value=", " calcext:value-type="string">
            <text:p>, </text:p>
          </table:table-cell>
          <table:table-cell table:style-name="ce15" table:formula="of:=IF([.O9]&lt;&gt;&quot;&quot;;[.P9] &amp; [.O9] &amp; CHAR(10);&quot;&quot;)" office:value-type="string" office:string-value=", { 'centro':'ES', 'tubo':'Gel Jejum', 'cq':'', 'exame':true, 'aliquota':'PCR' }&#10;" calcext:value-type="string">
            <text:p>, { 'centro':'ES', 'tubo':'Gel Jejum', 'cq':'', 'exame':true, 'aliquota':'PCR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office:value-type="string" calcext:value-type="string">
            <text:p>CQ 1</text:p>
          </table:table-cell>
          <table:table-cell table:style-name="ce11" office:value-type="string" calcext:value-type="string">
            <text:p>x</text:p>
          </table:table-cell>
          <table:table-cell table:style-name="ce5" office:value-type="string" calcext:value-type="string">
            <text:p>Bioquímica Soro</text:p>
          </table:table-cell>
          <table:table-cell table:style-name="ce5"/>
          <table:table-cell table:style-name="ce5" office:value-type="string" calcext:value-type="string">
            <text:p>Bioquímica Soro (CQ 1)</text:p>
          </table:table-cell>
          <table:table-cell table:number-columns-repeated="2"/>
          <table:table-cell table:style-name="ce15" table:formula="of:=&quot;'centro':&quot; &amp; &quot;'&quot;&amp;[.A10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10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10]&amp;&quot;'&quot;" office:value-type="string" office:string-value="'cq':'CQ 1'" calcext:value-type="string">
            <text:p>'cq':'CQ 1'</text:p>
          </table:table-cell>
          <table:table-cell table:style-name="ce16" table:formula="of:=&quot;'exame':&quot; &amp; IF([.D10]&lt;&gt;&quot;&quot;;&quot;true&quot;;&quot;false&quot;)" office:value-type="string" office:string-value="'exame':true" calcext:value-type="string">
            <text:p>'exame':true</text:p>
          </table:table-cell>
          <table:table-cell table:style-name="ce15" table:formula="of:=&quot;'aliquota':&quot; &amp; &quot;'&quot;&amp;[.E10]&amp;&quot;'&quot;" office:value-type="string" office:string-value="'aliquota':'Bioquímica Soro'" calcext:value-type="string">
            <text:p>'aliquota':'Bioquímica Soro'</text:p>
          </table:table-cell>
          <table:table-cell table:style-name="ce16" table:formula="of:=IF(AND([.A10]&lt;&gt;&quot;&quot;;[.B10]&lt;&gt;&quot;&quot;;[.E10]&lt;&gt;&quot;&quot;); &quot;{ &quot; &amp; COM.MICROSOFT.TEXTJOIN(&quot;, &quot;;0;[.J10:.N10]) &amp; &quot; }&quot;;&quot;&quot;)" office:value-type="string" office:string-value="{ 'centro':'ES', 'tubo':'Gel Jejum', 'cq':'CQ 1', 'exame':true, 'aliquota':'Bioquímica Soro' }" calcext:value-type="string">
            <text:p>{ 'centro':'ES', 'tubo':'Gel Jejum', 'cq':'CQ 1', 'exame':true, 'aliquota':'Bioquímica Soro' }</text:p>
          </table:table-cell>
          <table:table-cell table:style-name="ce15" table:formula="of:=IF(AND([.O9]=&quot;&quot;;[.O8]=&quot;&quot;);&quot;&quot;;&quot;, &quot;)" office:value-type="string" office:string-value=", " calcext:value-type="string">
            <text:p>, </text:p>
          </table:table-cell>
          <table:table-cell table:style-name="ce15" table:formula="of:=IF([.O10]&lt;&gt;&quot;&quot;;[.P10] &amp; [.O10] &amp; CHAR(10);&quot;&quot;)" office:value-type="string" office:string-value=", { 'centro':'ES', 'tubo':'Gel Jejum', 'cq':'CQ 1', 'exame':true, 'aliquota':'Bioquímica Soro' }&#10;" calcext:value-type="string">
            <text:p>, { 'centro':'ES', 'tubo':'Gel Jejum', 'cq':'CQ 1', 'exame':true, 'aliquota':'Bioquímica Soro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office:value-type="string" calcext:value-type="string">
            <text:p>CQ 1</text:p>
          </table:table-cell>
          <table:table-cell table:style-name="ce11" office:value-type="string" calcext:value-type="string">
            <text:p>x</text:p>
          </table:table-cell>
          <table:table-cell table:style-name="ce5" office:value-type="string" calcext:value-type="string">
            <text:p>Hormônios Jejum</text:p>
          </table:table-cell>
          <table:table-cell table:style-name="ce5"/>
          <table:table-cell table:style-name="ce5" office:value-type="string" calcext:value-type="string">
            <text:p>Hormônios Jejum(CQ 1)</text:p>
          </table:table-cell>
          <table:table-cell table:number-columns-repeated="2"/>
          <table:table-cell table:style-name="ce15" table:formula="of:=&quot;'centro':&quot; &amp; &quot;'&quot;&amp;[.A11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11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11]&amp;&quot;'&quot;" office:value-type="string" office:string-value="'cq':'CQ 1'" calcext:value-type="string">
            <text:p>'cq':'CQ 1'</text:p>
          </table:table-cell>
          <table:table-cell table:style-name="ce16" table:formula="of:=&quot;'exame':&quot; &amp; IF([.D11]&lt;&gt;&quot;&quot;;&quot;true&quot;;&quot;false&quot;)" office:value-type="string" office:string-value="'exame':true" calcext:value-type="string">
            <text:p>'exame':true</text:p>
          </table:table-cell>
          <table:table-cell table:style-name="ce15" table:formula="of:=&quot;'aliquota':&quot; &amp; &quot;'&quot;&amp;[.E11]&amp;&quot;'&quot;" office:value-type="string" office:string-value="'aliquota':'Hormônios Jejum'" calcext:value-type="string">
            <text:p>'aliquota':'Hormônios Jejum'</text:p>
          </table:table-cell>
          <table:table-cell table:style-name="ce16" table:formula="of:=IF(AND([.A11]&lt;&gt;&quot;&quot;;[.B11]&lt;&gt;&quot;&quot;;[.E11]&lt;&gt;&quot;&quot;); &quot;{ &quot; &amp; COM.MICROSOFT.TEXTJOIN(&quot;, &quot;;0;[.J11:.N11]) &amp; &quot; }&quot;;&quot;&quot;)" office:value-type="string" office:string-value="{ 'centro':'ES', 'tubo':'Gel Jejum', 'cq':'CQ 1', 'exame':true, 'aliquota':'Hormônios Jejum' }" calcext:value-type="string">
            <text:p>{ 'centro':'ES', 'tubo':'Gel Jejum', 'cq':'CQ 1', 'exame':true, 'aliquota':'Hormônios Jejum' }</text:p>
          </table:table-cell>
          <table:table-cell table:style-name="ce15" table:formula="of:=IF(AND([.O10]=&quot;&quot;;[.O9]=&quot;&quot;);&quot;&quot;;&quot;, &quot;)" office:value-type="string" office:string-value=", " calcext:value-type="string">
            <text:p>, </text:p>
          </table:table-cell>
          <table:table-cell table:style-name="ce15" table:formula="of:=IF([.O11]&lt;&gt;&quot;&quot;;[.P11] &amp; [.O11] &amp; CHAR(10);&quot;&quot;)" office:value-type="string" office:string-value=", { 'centro':'ES', 'tubo':'Gel Jejum', 'cq':'CQ 1', 'exame':true, 'aliquota':'Hormônios Jejum' }&#10;" calcext:value-type="string">
            <text:p>, { 'centro':'ES', 'tubo':'Gel Jejum', 'cq':'CQ 1', 'exame':true, 'aliquota':'Hormônios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office:value-type="string" calcext:value-type="string">
            <text:p>CQ 2</text:p>
          </table:table-cell>
          <table:table-cell table:style-name="ce11" office:value-type="string" calcext:value-type="string">
            <text:p>x</text:p>
          </table:table-cell>
          <table:table-cell table:style-name="ce5" office:value-type="string" calcext:value-type="string">
            <text:p>Bioquimica Soro</text:p>
          </table:table-cell>
          <table:table-cell table:style-name="ce5"/>
          <table:table-cell table:style-name="ce5" office:value-type="string" calcext:value-type="string">
            <text:p>Bioquimica Soro (CQ 2)</text:p>
          </table:table-cell>
          <table:table-cell table:number-columns-repeated="2"/>
          <table:table-cell table:style-name="ce15" table:formula="of:=&quot;'centro':&quot; &amp; &quot;'&quot;&amp;[.A12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12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12]&amp;&quot;'&quot;" office:value-type="string" office:string-value="'cq':'CQ 2'" calcext:value-type="string">
            <text:p>'cq':'CQ 2'</text:p>
          </table:table-cell>
          <table:table-cell table:style-name="ce16" table:formula="of:=&quot;'exame':&quot; &amp; IF([.D12]&lt;&gt;&quot;&quot;;&quot;true&quot;;&quot;false&quot;)" office:value-type="string" office:string-value="'exame':true" calcext:value-type="string">
            <text:p>'exame':true</text:p>
          </table:table-cell>
          <table:table-cell table:style-name="ce15" table:formula="of:=&quot;'aliquota':&quot; &amp; &quot;'&quot;&amp;[.E12]&amp;&quot;'&quot;" office:value-type="string" office:string-value="'aliquota':'Bioquimica Soro'" calcext:value-type="string">
            <text:p>'aliquota':'Bioquimica Soro'</text:p>
          </table:table-cell>
          <table:table-cell table:style-name="ce16" table:formula="of:=IF(AND([.A12]&lt;&gt;&quot;&quot;;[.B12]&lt;&gt;&quot;&quot;;[.E12]&lt;&gt;&quot;&quot;); &quot;{ &quot; &amp; COM.MICROSOFT.TEXTJOIN(&quot;, &quot;;0;[.J12:.N12]) &amp; &quot; }&quot;;&quot;&quot;)" office:value-type="string" office:string-value="{ 'centro':'ES', 'tubo':'Gel Jejum', 'cq':'CQ 2', 'exame':true, 'aliquota':'Bioquimica Soro' }" calcext:value-type="string">
            <text:p>{ 'centro':'ES', 'tubo':'Gel Jejum', 'cq':'CQ 2', 'exame':true, 'aliquota':'Bioquimica Soro' }</text:p>
          </table:table-cell>
          <table:table-cell table:style-name="ce15" table:formula="of:=IF(AND([.O11]=&quot;&quot;;[.O10]=&quot;&quot;);&quot;&quot;;&quot;, &quot;)" office:value-type="string" office:string-value=", " calcext:value-type="string">
            <text:p>, </text:p>
          </table:table-cell>
          <table:table-cell table:style-name="ce15" table:formula="of:=IF([.O12]&lt;&gt;&quot;&quot;;[.P12] &amp; [.O12] &amp; CHAR(10);&quot;&quot;)" office:value-type="string" office:string-value=", { 'centro':'ES', 'tubo':'Gel Jejum', 'cq':'CQ 2', 'exame':true, 'aliquota':'Bioquimica Soro' }&#10;" calcext:value-type="string">
            <text:p>, { 'centro':'ES', 'tubo':'Gel Jejum', 'cq':'CQ 2', 'exame':true, 'aliquota':'Bioquimica Soro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office:value-type="string" calcext:value-type="string">
            <text:p>CQ 2</text:p>
          </table:table-cell>
          <table:table-cell table:style-name="ce11" office:value-type="string" calcext:value-type="string">
            <text:p>x</text:p>
          </table:table-cell>
          <table:table-cell table:style-name="ce5" office:value-type="string" calcext:value-type="string">
            <text:p>Hormônios Jejum</text:p>
          </table:table-cell>
          <table:table-cell table:style-name="ce5"/>
          <table:table-cell table:style-name="ce5" office:value-type="string" calcext:value-type="string">
            <text:p>Hormônios Jejum(CQ 2)</text:p>
          </table:table-cell>
          <table:table-cell table:number-columns-repeated="2"/>
          <table:table-cell table:style-name="ce15" table:formula="of:=&quot;'centro':&quot; &amp; &quot;'&quot;&amp;[.A13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13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13]&amp;&quot;'&quot;" office:value-type="string" office:string-value="'cq':'CQ 2'" calcext:value-type="string">
            <text:p>'cq':'CQ 2'</text:p>
          </table:table-cell>
          <table:table-cell table:style-name="ce16" table:formula="of:=&quot;'exame':&quot; &amp; IF([.D13]&lt;&gt;&quot;&quot;;&quot;true&quot;;&quot;false&quot;)" office:value-type="string" office:string-value="'exame':true" calcext:value-type="string">
            <text:p>'exame':true</text:p>
          </table:table-cell>
          <table:table-cell table:style-name="ce15" table:formula="of:=&quot;'aliquota':&quot; &amp; &quot;'&quot;&amp;[.E13]&amp;&quot;'&quot;" office:value-type="string" office:string-value="'aliquota':'Hormônios Jejum'" calcext:value-type="string">
            <text:p>'aliquota':'Hormônios Jejum'</text:p>
          </table:table-cell>
          <table:table-cell table:style-name="ce16" table:formula="of:=IF(AND([.A13]&lt;&gt;&quot;&quot;;[.B13]&lt;&gt;&quot;&quot;;[.E13]&lt;&gt;&quot;&quot;); &quot;{ &quot; &amp; COM.MICROSOFT.TEXTJOIN(&quot;, &quot;;0;[.J13:.N13]) &amp; &quot; }&quot;;&quot;&quot;)" office:value-type="string" office:string-value="{ 'centro':'ES', 'tubo':'Gel Jejum', 'cq':'CQ 2', 'exame':true, 'aliquota':'Hormônios Jejum' }" calcext:value-type="string">
            <text:p>{ 'centro':'ES', 'tubo':'Gel Jejum', 'cq':'CQ 2', 'exame':true, 'aliquota':'Hormônios Jejum' }</text:p>
          </table:table-cell>
          <table:table-cell table:style-name="ce15" table:formula="of:=IF(AND([.O12]=&quot;&quot;;[.O11]=&quot;&quot;);&quot;&quot;;&quot;, &quot;)" office:value-type="string" office:string-value=", " calcext:value-type="string">
            <text:p>, </text:p>
          </table:table-cell>
          <table:table-cell table:style-name="ce15" table:formula="of:=IF([.O13]&lt;&gt;&quot;&quot;;[.P13] &amp; [.O13] &amp; CHAR(10);&quot;&quot;)" office:value-type="string" office:string-value=", { 'centro':'ES', 'tubo':'Gel Jejum', 'cq':'CQ 2', 'exame':true, 'aliquota':'Hormônios Jejum' }&#10;" calcext:value-type="string">
            <text:p>, { 'centro':'ES', 'tubo':'Gel Jejum', 'cq':'CQ 2', 'exame':true, 'aliquota':'Hormônios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5" office:value-type="string" calcext:value-type="string">
            <text:p>Glicemia Jejum</text:p>
          </table:table-cell>
          <table:table-cell table:style-name="ce5"/>
          <table:table-cell table:style-name="ce5" office:value-type="string" calcext:value-type="string">
            <text:p>Glicemia Jejum</text:p>
          </table:table-cell>
          <table:table-cell table:number-columns-repeated="2"/>
          <table:table-cell table:style-name="ce15" table:formula="of:=&quot;'centro':&quot; &amp; &quot;'&quot;&amp;[.A14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14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14]&amp;&quot;'&quot;" office:value-type="string" office:string-value="'cq':''" calcext:value-type="string">
            <text:p>'cq':''</text:p>
          </table:table-cell>
          <table:table-cell table:style-name="ce16" table:formula="of:=&quot;'exame':&quot; &amp; IF([.D14]&lt;&gt;&quot;&quot;;&quot;true&quot;;&quot;false&quot;)" office:value-type="string" office:string-value="'exame':true" calcext:value-type="string">
            <text:p>'exame':true</text:p>
          </table:table-cell>
          <table:table-cell table:style-name="ce15" table:formula="of:=&quot;'aliquota':&quot; &amp; &quot;'&quot;&amp;[.E14]&amp;&quot;'&quot;" office:value-type="string" office:string-value="'aliquota':'Glicemia Jejum'" calcext:value-type="string">
            <text:p>'aliquota':'Glicemia Jejum'</text:p>
          </table:table-cell>
          <table:table-cell table:style-name="ce16" table:formula="of:=IF(AND([.A14]&lt;&gt;&quot;&quot;;[.B14]&lt;&gt;&quot;&quot;;[.E14]&lt;&gt;&quot;&quot;); &quot;{ &quot; &amp; COM.MICROSOFT.TEXTJOIN(&quot;, &quot;;0;[.J14:.N14]) &amp; &quot; }&quot;;&quot;&quot;)" office:value-type="string" office:string-value="{ 'centro':'ES', 'tubo':'Gel Jejum', 'cq':'', 'exame':true, 'aliquota':'Glicemia Jejum' }" calcext:value-type="string">
            <text:p>{ 'centro':'ES', 'tubo':'Gel Jejum', 'cq':'', 'exame':true, 'aliquota':'Glicemia Jejum' }</text:p>
          </table:table-cell>
          <table:table-cell table:style-name="ce15" table:formula="of:=IF(AND([.O13]=&quot;&quot;;[.O12]=&quot;&quot;);&quot;&quot;;&quot;, &quot;)" office:value-type="string" office:string-value=", " calcext:value-type="string">
            <text:p>, </text:p>
          </table:table-cell>
          <table:table-cell table:style-name="ce15" table:formula="of:=IF([.O14]&lt;&gt;&quot;&quot;;[.P14] &amp; [.O14] &amp; CHAR(10);&quot;&quot;)" office:value-type="string" office:string-value=", { 'centro':'ES', 'tubo':'Gel Jejum', 'cq':'', 'exame':true, 'aliquota':'Glicemia Jejum' }&#10;" calcext:value-type="string">
            <text:p>, { 'centro':'ES', 'tubo':'Gel Jejum', 'cq':'', 'exame':true, 'aliquota':'Glicemia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office:value-type="string" calcext:value-type="string">
            <text:p>CQ 1</text:p>
          </table:table-cell>
          <table:table-cell table:style-name="ce11" office:value-type="string" calcext:value-type="string">
            <text:p>x</text:p>
          </table:table-cell>
          <table:table-cell table:style-name="ce5" office:value-type="string" calcext:value-type="string">
            <text:p>Glicemia Jejum</text:p>
          </table:table-cell>
          <table:table-cell table:style-name="ce5"/>
          <table:table-cell table:style-name="ce5" office:value-type="string" calcext:value-type="string">
            <text:p>Glicemia Jejum (CQ 1)</text:p>
          </table:table-cell>
          <table:table-cell table:number-columns-repeated="2"/>
          <table:table-cell table:style-name="ce15" table:formula="of:=&quot;'centro':&quot; &amp; &quot;'&quot;&amp;[.A15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15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15]&amp;&quot;'&quot;" office:value-type="string" office:string-value="'cq':'CQ 1'" calcext:value-type="string">
            <text:p>'cq':'CQ 1'</text:p>
          </table:table-cell>
          <table:table-cell table:style-name="ce16" table:formula="of:=&quot;'exame':&quot; &amp; IF([.D15]&lt;&gt;&quot;&quot;;&quot;true&quot;;&quot;false&quot;)" office:value-type="string" office:string-value="'exame':true" calcext:value-type="string">
            <text:p>'exame':true</text:p>
          </table:table-cell>
          <table:table-cell table:style-name="ce15" table:formula="of:=&quot;'aliquota':&quot; &amp; &quot;'&quot;&amp;[.E15]&amp;&quot;'&quot;" office:value-type="string" office:string-value="'aliquota':'Glicemia Jejum'" calcext:value-type="string">
            <text:p>'aliquota':'Glicemia Jejum'</text:p>
          </table:table-cell>
          <table:table-cell table:style-name="ce16" table:formula="of:=IF(AND([.A15]&lt;&gt;&quot;&quot;;[.B15]&lt;&gt;&quot;&quot;;[.E15]&lt;&gt;&quot;&quot;); &quot;{ &quot; &amp; COM.MICROSOFT.TEXTJOIN(&quot;, &quot;;0;[.J15:.N15]) &amp; &quot; }&quot;;&quot;&quot;)" office:value-type="string" office:string-value="{ 'centro':'ES', 'tubo':'Gel Jejum', 'cq':'CQ 1', 'exame':true, 'aliquota':'Glicemia Jejum' }" calcext:value-type="string">
            <text:p>{ 'centro':'ES', 'tubo':'Gel Jejum', 'cq':'CQ 1', 'exame':true, 'aliquota':'Glicemia Jejum' }</text:p>
          </table:table-cell>
          <table:table-cell table:style-name="ce15" table:formula="of:=IF(AND([.O14]=&quot;&quot;;[.O13]=&quot;&quot;);&quot;&quot;;&quot;, &quot;)" office:value-type="string" office:string-value=", " calcext:value-type="string">
            <text:p>, </text:p>
          </table:table-cell>
          <table:table-cell table:style-name="ce15" table:formula="of:=IF([.O15]&lt;&gt;&quot;&quot;;[.P15] &amp; [.O15] &amp; CHAR(10);&quot;&quot;)" office:value-type="string" office:string-value=", { 'centro':'ES', 'tubo':'Gel Jejum', 'cq':'CQ 1', 'exame':true, 'aliquota':'Glicemia Jejum' }&#10;" calcext:value-type="string">
            <text:p>, { 'centro':'ES', 'tubo':'Gel Jejum', 'cq':'CQ 1', 'exame':true, 'aliquota':'Glicemia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office:value-type="string" calcext:value-type="string">
            <text:p>CQ 2</text:p>
          </table:table-cell>
          <table:table-cell table:style-name="ce11" office:value-type="string" calcext:value-type="string">
            <text:p>x</text:p>
          </table:table-cell>
          <table:table-cell table:style-name="ce5" office:value-type="string" calcext:value-type="string">
            <text:p>Glicemia Jejum</text:p>
          </table:table-cell>
          <table:table-cell table:style-name="ce5"/>
          <table:table-cell table:style-name="ce5" office:value-type="string" calcext:value-type="string">
            <text:p>Glicemia Jejum (CQ 2)</text:p>
          </table:table-cell>
          <table:table-cell table:number-columns-repeated="2"/>
          <table:table-cell table:style-name="ce15" table:formula="of:=&quot;'centro':&quot; &amp; &quot;'&quot;&amp;[.A16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16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16]&amp;&quot;'&quot;" office:value-type="string" office:string-value="'cq':'CQ 2'" calcext:value-type="string">
            <text:p>'cq':'CQ 2'</text:p>
          </table:table-cell>
          <table:table-cell table:style-name="ce16" table:formula="of:=&quot;'exame':&quot; &amp; IF([.D16]&lt;&gt;&quot;&quot;;&quot;true&quot;;&quot;false&quot;)" office:value-type="string" office:string-value="'exame':true" calcext:value-type="string">
            <text:p>'exame':true</text:p>
          </table:table-cell>
          <table:table-cell table:style-name="ce15" table:formula="of:=&quot;'aliquota':&quot; &amp; &quot;'&quot;&amp;[.E16]&amp;&quot;'&quot;" office:value-type="string" office:string-value="'aliquota':'Glicemia Jejum'" calcext:value-type="string">
            <text:p>'aliquota':'Glicemia Jejum'</text:p>
          </table:table-cell>
          <table:table-cell table:style-name="ce16" table:formula="of:=IF(AND([.A16]&lt;&gt;&quot;&quot;;[.B16]&lt;&gt;&quot;&quot;;[.E16]&lt;&gt;&quot;&quot;); &quot;{ &quot; &amp; COM.MICROSOFT.TEXTJOIN(&quot;, &quot;;0;[.J16:.N16]) &amp; &quot; }&quot;;&quot;&quot;)" office:value-type="string" office:string-value="{ 'centro':'ES', 'tubo':'Gel Jejum', 'cq':'CQ 2', 'exame':true, 'aliquota':'Glicemia Jejum' }" calcext:value-type="string">
            <text:p>{ 'centro':'ES', 'tubo':'Gel Jejum', 'cq':'CQ 2', 'exame':true, 'aliquota':'Glicemia Jejum' }</text:p>
          </table:table-cell>
          <table:table-cell table:style-name="ce15" table:formula="of:=IF(AND([.O15]=&quot;&quot;;[.O14]=&quot;&quot;);&quot;&quot;;&quot;, &quot;)" office:value-type="string" office:string-value=", " calcext:value-type="string">
            <text:p>, </text:p>
          </table:table-cell>
          <table:table-cell table:style-name="ce15" table:formula="of:=IF([.O16]&lt;&gt;&quot;&quot;;[.P16] &amp; [.O16] &amp; CHAR(10);&quot;&quot;)" office:value-type="string" office:string-value=", { 'centro':'ES', 'tubo':'Gel Jejum', 'cq':'CQ 2', 'exame':true, 'aliquota':'Glicemia Jejum' }&#10;" calcext:value-type="string">
            <text:p>, { 'centro':'ES', 'tubo':'Gel Jejum', 'cq':'CQ 2', 'exame':true, 'aliquota':'Glicemia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table:number-columns-repeated="2"/>
          <table:table-cell table:style-name="ce5" office:value-type="string" calcext:value-type="string">
            <text:p>Soro Jejum</text:p>
          </table:table-cell>
          <table:table-cell table:style-name="ce5"/>
          <table:table-cell table:style-name="ce5" office:value-type="string" calcext:value-type="string">
            <text:p>Soro Jejum</text:p>
          </table:table-cell>
          <table:table-cell table:number-columns-repeated="2"/>
          <table:table-cell table:style-name="ce15" table:formula="of:=&quot;'centro':&quot; &amp; &quot;'&quot;&amp;[.A17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17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17]&amp;&quot;'&quot;" office:value-type="string" office:string-value="'cq':''" calcext:value-type="string">
            <text:p>'cq':''</text:p>
          </table:table-cell>
          <table:table-cell table:style-name="ce16" table:formula="of:=&quot;'exame':&quot; &amp; IF([.D1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7]&amp;&quot;'&quot;" office:value-type="string" office:string-value="'aliquota':'Soro Jejum'" calcext:value-type="string">
            <text:p>'aliquota':'Soro Jejum'</text:p>
          </table:table-cell>
          <table:table-cell table:style-name="ce16" table:formula="of:=IF(AND([.A17]&lt;&gt;&quot;&quot;;[.B17]&lt;&gt;&quot;&quot;;[.E17]&lt;&gt;&quot;&quot;); &quot;{ &quot; &amp; COM.MICROSOFT.TEXTJOIN(&quot;, &quot;;0;[.J17:.N17]) &amp; &quot; }&quot;;&quot;&quot;)" office:value-type="string" office:string-value="{ 'centro':'ES', 'tubo':'Gel Jejum', 'cq':'', 'exame':false, 'aliquota':'Soro Jejum' }" calcext:value-type="string">
            <text:p>{ 'centro':'ES', 'tubo':'Gel Jejum', 'cq':'', 'exame':false, 'aliquota':'Soro Jejum' }</text:p>
          </table:table-cell>
          <table:table-cell table:style-name="ce15" table:formula="of:=IF(AND([.O16]=&quot;&quot;;[.O15]=&quot;&quot;);&quot;&quot;;&quot;, &quot;)" office:value-type="string" office:string-value=", " calcext:value-type="string">
            <text:p>, </text:p>
          </table:table-cell>
          <table:table-cell table:style-name="ce15" table:formula="of:=IF([.O17]&lt;&gt;&quot;&quot;;[.P17] &amp; [.O17] &amp; CHAR(10);&quot;&quot;)" office:value-type="string" office:string-value=", { 'centro':'ES', 'tubo':'Gel Jejum', 'cq':'', 'exame':false, 'aliquota':'Soro Jejum' }&#10;" calcext:value-type="string">
            <text:p>, { 'centro':'ES', 'tubo':'Gel Jejum', 'cq':'', 'exame':false, 'aliquota':'Soro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table:number-columns-repeated="2"/>
          <table:table-cell table:style-name="ce5" office:value-type="string" calcext:value-type="string">
            <text:p>Soro Jejum</text:p>
          </table:table-cell>
          <table:table-cell table:style-name="ce5"/>
          <table:table-cell table:style-name="ce5" office:value-type="string" calcext:value-type="string">
            <text:p>Soro Jejum</text:p>
          </table:table-cell>
          <table:table-cell table:number-columns-repeated="2"/>
          <table:table-cell table:style-name="ce15" table:formula="of:=&quot;'centro':&quot; &amp; &quot;'&quot;&amp;[.A18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18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18]&amp;&quot;'&quot;" office:value-type="string" office:string-value="'cq':''" calcext:value-type="string">
            <text:p>'cq':''</text:p>
          </table:table-cell>
          <table:table-cell table:style-name="ce16" table:formula="of:=&quot;'exame':&quot; &amp; IF([.D1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8]&amp;&quot;'&quot;" office:value-type="string" office:string-value="'aliquota':'Soro Jejum'" calcext:value-type="string">
            <text:p>'aliquota':'Soro Jejum'</text:p>
          </table:table-cell>
          <table:table-cell table:style-name="ce16" table:formula="of:=IF(AND([.A18]&lt;&gt;&quot;&quot;;[.B18]&lt;&gt;&quot;&quot;;[.E18]&lt;&gt;&quot;&quot;); &quot;{ &quot; &amp; COM.MICROSOFT.TEXTJOIN(&quot;, &quot;;0;[.J18:.N18]) &amp; &quot; }&quot;;&quot;&quot;)" office:value-type="string" office:string-value="{ 'centro':'ES', 'tubo':'Gel Jejum', 'cq':'', 'exame':false, 'aliquota':'Soro Jejum' }" calcext:value-type="string">
            <text:p>{ 'centro':'ES', 'tubo':'Gel Jejum', 'cq':'', 'exame':false, 'aliquota':'Soro Jejum' }</text:p>
          </table:table-cell>
          <table:table-cell table:style-name="ce15" table:formula="of:=IF(AND([.O17]=&quot;&quot;;[.O16]=&quot;&quot;);&quot;&quot;;&quot;, &quot;)" office:value-type="string" office:string-value=", " calcext:value-type="string">
            <text:p>, </text:p>
          </table:table-cell>
          <table:table-cell table:style-name="ce15" table:formula="of:=IF([.O18]&lt;&gt;&quot;&quot;;[.P18] &amp; [.O18] &amp; CHAR(10);&quot;&quot;)" office:value-type="string" office:string-value=", { 'centro':'ES', 'tubo':'Gel Jejum', 'cq':'', 'exame':false, 'aliquota':'Soro Jejum' }&#10;" calcext:value-type="string">
            <text:p>, { 'centro':'ES', 'tubo':'Gel Jejum', 'cq':'', 'exame':false, 'aliquota':'Soro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table:number-columns-repeated="2"/>
          <table:table-cell table:style-name="ce5" office:value-type="string" calcext:value-type="string">
            <text:p>Soro Jejum</text:p>
          </table:table-cell>
          <table:table-cell table:style-name="ce5"/>
          <table:table-cell table:style-name="ce5" office:value-type="string" calcext:value-type="string">
            <text:p>Soro Jejum</text:p>
          </table:table-cell>
          <table:table-cell table:number-columns-repeated="2"/>
          <table:table-cell table:style-name="ce15" table:formula="of:=&quot;'centro':&quot; &amp; &quot;'&quot;&amp;[.A19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19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19]&amp;&quot;'&quot;" office:value-type="string" office:string-value="'cq':''" calcext:value-type="string">
            <text:p>'cq':''</text:p>
          </table:table-cell>
          <table:table-cell table:style-name="ce16" table:formula="of:=&quot;'exame':&quot; &amp; IF([.D1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9]&amp;&quot;'&quot;" office:value-type="string" office:string-value="'aliquota':'Soro Jejum'" calcext:value-type="string">
            <text:p>'aliquota':'Soro Jejum'</text:p>
          </table:table-cell>
          <table:table-cell table:style-name="ce16" table:formula="of:=IF(AND([.A19]&lt;&gt;&quot;&quot;;[.B19]&lt;&gt;&quot;&quot;;[.E19]&lt;&gt;&quot;&quot;); &quot;{ &quot; &amp; COM.MICROSOFT.TEXTJOIN(&quot;, &quot;;0;[.J19:.N19]) &amp; &quot; }&quot;;&quot;&quot;)" office:value-type="string" office:string-value="{ 'centro':'ES', 'tubo':'Gel Jejum', 'cq':'', 'exame':false, 'aliquota':'Soro Jejum' }" calcext:value-type="string">
            <text:p>{ 'centro':'ES', 'tubo':'Gel Jejum', 'cq':'', 'exame':false, 'aliquota':'Soro Jejum' }</text:p>
          </table:table-cell>
          <table:table-cell table:style-name="ce15" table:formula="of:=IF(AND([.O18]=&quot;&quot;;[.O17]=&quot;&quot;);&quot;&quot;;&quot;, &quot;)" office:value-type="string" office:string-value=", " calcext:value-type="string">
            <text:p>, </text:p>
          </table:table-cell>
          <table:table-cell table:style-name="ce15" table:formula="of:=IF([.O19]&lt;&gt;&quot;&quot;;[.P19] &amp; [.O19] &amp; CHAR(10);&quot;&quot;)" office:value-type="string" office:string-value=", { 'centro':'ES', 'tubo':'Gel Jejum', 'cq':'', 'exame':false, 'aliquota':'Soro Jejum' }&#10;" calcext:value-type="string">
            <text:p>, { 'centro':'ES', 'tubo':'Gel Jejum', 'cq':'', 'exame':false, 'aliquota':'Soro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table:number-columns-repeated="2"/>
          <table:table-cell table:style-name="ce5" office:value-type="string" calcext:value-type="string">
            <text:p>Soro Jejum</text:p>
          </table:table-cell>
          <table:table-cell table:style-name="ce5"/>
          <table:table-cell table:style-name="ce5" office:value-type="string" calcext:value-type="string">
            <text:p>Soro Jejum</text:p>
          </table:table-cell>
          <table:table-cell table:number-columns-repeated="2"/>
          <table:table-cell table:style-name="ce15" table:formula="of:=&quot;'centro':&quot; &amp; &quot;'&quot;&amp;[.A20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20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20]&amp;&quot;'&quot;" office:value-type="string" office:string-value="'cq':''" calcext:value-type="string">
            <text:p>'cq':''</text:p>
          </table:table-cell>
          <table:table-cell table:style-name="ce16" table:formula="of:=&quot;'exame':&quot; &amp; IF([.D2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0]&amp;&quot;'&quot;" office:value-type="string" office:string-value="'aliquota':'Soro Jejum'" calcext:value-type="string">
            <text:p>'aliquota':'Soro Jejum'</text:p>
          </table:table-cell>
          <table:table-cell table:style-name="ce16" table:formula="of:=IF(AND([.A20]&lt;&gt;&quot;&quot;;[.B20]&lt;&gt;&quot;&quot;;[.E20]&lt;&gt;&quot;&quot;); &quot;{ &quot; &amp; COM.MICROSOFT.TEXTJOIN(&quot;, &quot;;0;[.J20:.N20]) &amp; &quot; }&quot;;&quot;&quot;)" office:value-type="string" office:string-value="{ 'centro':'ES', 'tubo':'Gel Jejum', 'cq':'', 'exame':false, 'aliquota':'Soro Jejum' }" calcext:value-type="string">
            <text:p>{ 'centro':'ES', 'tubo':'Gel Jejum', 'cq':'', 'exame':false, 'aliquota':'Soro Jejum' }</text:p>
          </table:table-cell>
          <table:table-cell table:style-name="ce15" table:formula="of:=IF(AND([.O19]=&quot;&quot;;[.O18]=&quot;&quot;);&quot;&quot;;&quot;, &quot;)" office:value-type="string" office:string-value=", " calcext:value-type="string">
            <text:p>, </text:p>
          </table:table-cell>
          <table:table-cell table:style-name="ce15" table:formula="of:=IF([.O20]&lt;&gt;&quot;&quot;;[.P20] &amp; [.O20] &amp; CHAR(10);&quot;&quot;)" office:value-type="string" office:string-value=", { 'centro':'ES', 'tubo':'Gel Jejum', 'cq':'', 'exame':false, 'aliquota':'Soro Jejum' }&#10;" calcext:value-type="string">
            <text:p>, { 'centro':'ES', 'tubo':'Gel Jejum', 'cq':'', 'exame':false, 'aliquota':'Soro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table:number-columns-repeated="2"/>
          <table:table-cell table:style-name="ce5" office:value-type="string" calcext:value-type="string">
            <text:p>Soro Jejum</text:p>
          </table:table-cell>
          <table:table-cell table:style-name="ce5"/>
          <table:table-cell table:style-name="ce5" office:value-type="string" calcext:value-type="string">
            <text:p>Soro Jejum</text:p>
          </table:table-cell>
          <table:table-cell table:number-columns-repeated="2"/>
          <table:table-cell table:style-name="ce15" table:formula="of:=&quot;'centro':&quot; &amp; &quot;'&quot;&amp;[.A21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21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21]&amp;&quot;'&quot;" office:value-type="string" office:string-value="'cq':''" calcext:value-type="string">
            <text:p>'cq':''</text:p>
          </table:table-cell>
          <table:table-cell table:style-name="ce16" table:formula="of:=&quot;'exame':&quot; &amp; IF([.D2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1]&amp;&quot;'&quot;" office:value-type="string" office:string-value="'aliquota':'Soro Jejum'" calcext:value-type="string">
            <text:p>'aliquota':'Soro Jejum'</text:p>
          </table:table-cell>
          <table:table-cell table:style-name="ce16" table:formula="of:=IF(AND([.A21]&lt;&gt;&quot;&quot;;[.B21]&lt;&gt;&quot;&quot;;[.E21]&lt;&gt;&quot;&quot;); &quot;{ &quot; &amp; COM.MICROSOFT.TEXTJOIN(&quot;, &quot;;0;[.J21:.N21]) &amp; &quot; }&quot;;&quot;&quot;)" office:value-type="string" office:string-value="{ 'centro':'ES', 'tubo':'Gel Jejum', 'cq':'', 'exame':false, 'aliquota':'Soro Jejum' }" calcext:value-type="string">
            <text:p>{ 'centro':'ES', 'tubo':'Gel Jejum', 'cq':'', 'exame':false, 'aliquota':'Soro Jejum' }</text:p>
          </table:table-cell>
          <table:table-cell table:style-name="ce15" table:formula="of:=IF(AND([.O20]=&quot;&quot;;[.O19]=&quot;&quot;);&quot;&quot;;&quot;, &quot;)" office:value-type="string" office:string-value=", " calcext:value-type="string">
            <text:p>, </text:p>
          </table:table-cell>
          <table:table-cell table:style-name="ce15" table:formula="of:=IF([.O21]&lt;&gt;&quot;&quot;;[.P21] &amp; [.O21] &amp; CHAR(10);&quot;&quot;)" office:value-type="string" office:string-value=", { 'centro':'ES', 'tubo':'Gel Jejum', 'cq':'', 'exame':false, 'aliquota':'Soro Jejum' }&#10;" calcext:value-type="string">
            <text:p>, { 'centro':'ES', 'tubo':'Gel Jejum', 'cq':'', 'exame':false, 'aliquota':'Soro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table:number-columns-repeated="2"/>
          <table:table-cell table:style-name="ce5" office:value-type="string" calcext:value-type="string">
            <text:p>Soro Jejum</text:p>
          </table:table-cell>
          <table:table-cell table:style-name="ce5"/>
          <table:table-cell table:style-name="ce5" office:value-type="string" calcext:value-type="string">
            <text:p>Soro Jejum</text:p>
          </table:table-cell>
          <table:table-cell table:number-columns-repeated="2"/>
          <table:table-cell table:style-name="ce15" table:formula="of:=&quot;'centro':&quot; &amp; &quot;'&quot;&amp;[.A22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22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22]&amp;&quot;'&quot;" office:value-type="string" office:string-value="'cq':''" calcext:value-type="string">
            <text:p>'cq':''</text:p>
          </table:table-cell>
          <table:table-cell table:style-name="ce16" table:formula="of:=&quot;'exame':&quot; &amp; IF([.D2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2]&amp;&quot;'&quot;" office:value-type="string" office:string-value="'aliquota':'Soro Jejum'" calcext:value-type="string">
            <text:p>'aliquota':'Soro Jejum'</text:p>
          </table:table-cell>
          <table:table-cell table:style-name="ce16" table:formula="of:=IF(AND([.A22]&lt;&gt;&quot;&quot;;[.B22]&lt;&gt;&quot;&quot;;[.E22]&lt;&gt;&quot;&quot;); &quot;{ &quot; &amp; COM.MICROSOFT.TEXTJOIN(&quot;, &quot;;0;[.J22:.N22]) &amp; &quot; }&quot;;&quot;&quot;)" office:value-type="string" office:string-value="{ 'centro':'ES', 'tubo':'Gel Jejum', 'cq':'', 'exame':false, 'aliquota':'Soro Jejum' }" calcext:value-type="string">
            <text:p>{ 'centro':'ES', 'tubo':'Gel Jejum', 'cq':'', 'exame':false, 'aliquota':'Soro Jejum' }</text:p>
          </table:table-cell>
          <table:table-cell table:style-name="ce15" table:formula="of:=IF(AND([.O21]=&quot;&quot;;[.O20]=&quot;&quot;);&quot;&quot;;&quot;, &quot;)" office:value-type="string" office:string-value=", " calcext:value-type="string">
            <text:p>, </text:p>
          </table:table-cell>
          <table:table-cell table:style-name="ce15" table:formula="of:=IF([.O22]&lt;&gt;&quot;&quot;;[.P22] &amp; [.O22] &amp; CHAR(10);&quot;&quot;)" office:value-type="string" office:string-value=", { 'centro':'ES', 'tubo':'Gel Jejum', 'cq':'', 'exame':false, 'aliquota':'Soro Jejum' }&#10;" calcext:value-type="string">
            <text:p>, { 'centro':'ES', 'tubo':'Gel Jejum', 'cq':'', 'exame':false, 'aliquota':'Soro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table:number-columns-repeated="2"/>
          <table:table-cell table:style-name="ce5" office:value-type="string" calcext:value-type="string">
            <text:p>Soro Jejum</text:p>
          </table:table-cell>
          <table:table-cell table:style-name="ce5"/>
          <table:table-cell table:style-name="ce5" office:value-type="string" calcext:value-type="string">
            <text:p>Soro Jejum</text:p>
          </table:table-cell>
          <table:table-cell table:number-columns-repeated="2"/>
          <table:table-cell table:style-name="ce15" table:formula="of:=&quot;'centro':&quot; &amp; &quot;'&quot;&amp;[.A23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23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23]&amp;&quot;'&quot;" office:value-type="string" office:string-value="'cq':''" calcext:value-type="string">
            <text:p>'cq':''</text:p>
          </table:table-cell>
          <table:table-cell table:style-name="ce16" table:formula="of:=&quot;'exame':&quot; &amp; IF([.D2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3]&amp;&quot;'&quot;" office:value-type="string" office:string-value="'aliquota':'Soro Jejum'" calcext:value-type="string">
            <text:p>'aliquota':'Soro Jejum'</text:p>
          </table:table-cell>
          <table:table-cell table:style-name="ce16" table:formula="of:=IF(AND([.A23]&lt;&gt;&quot;&quot;;[.B23]&lt;&gt;&quot;&quot;;[.E23]&lt;&gt;&quot;&quot;); &quot;{ &quot; &amp; COM.MICROSOFT.TEXTJOIN(&quot;, &quot;;0;[.J23:.N23]) &amp; &quot; }&quot;;&quot;&quot;)" office:value-type="string" office:string-value="{ 'centro':'ES', 'tubo':'Gel Jejum', 'cq':'', 'exame':false, 'aliquota':'Soro Jejum' }" calcext:value-type="string">
            <text:p>{ 'centro':'ES', 'tubo':'Gel Jejum', 'cq':'', 'exame':false, 'aliquota':'Soro Jejum' }</text:p>
          </table:table-cell>
          <table:table-cell table:style-name="ce15" table:formula="of:=IF(AND([.O22]=&quot;&quot;;[.O21]=&quot;&quot;);&quot;&quot;;&quot;, &quot;)" office:value-type="string" office:string-value=", " calcext:value-type="string">
            <text:p>, </text:p>
          </table:table-cell>
          <table:table-cell table:style-name="ce15" table:formula="of:=IF([.O23]&lt;&gt;&quot;&quot;;[.P23] &amp; [.O23] &amp; CHAR(10);&quot;&quot;)" office:value-type="string" office:string-value=", { 'centro':'ES', 'tubo':'Gel Jejum', 'cq':'', 'exame':false, 'aliquota':'Soro Jejum' }&#10;" calcext:value-type="string">
            <text:p>, { 'centro':'ES', 'tubo':'Gel Jejum', 'cq':'', 'exame':false, 'aliquota':'Soro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table:number-columns-repeated="2"/>
          <table:table-cell table:style-name="ce5" office:value-type="string" calcext:value-type="string">
            <text:p>Soro Jejum</text:p>
          </table:table-cell>
          <table:table-cell table:style-name="ce5"/>
          <table:table-cell table:style-name="ce5" office:value-type="string" calcext:value-type="string">
            <text:p>Soro Jejum</text:p>
          </table:table-cell>
          <table:table-cell table:number-columns-repeated="2"/>
          <table:table-cell table:style-name="ce15" table:formula="of:=&quot;'centro':&quot; &amp; &quot;'&quot;&amp;[.A24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24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24]&amp;&quot;'&quot;" office:value-type="string" office:string-value="'cq':''" calcext:value-type="string">
            <text:p>'cq':''</text:p>
          </table:table-cell>
          <table:table-cell table:style-name="ce16" table:formula="of:=&quot;'exame':&quot; &amp; IF([.D2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4]&amp;&quot;'&quot;" office:value-type="string" office:string-value="'aliquota':'Soro Jejum'" calcext:value-type="string">
            <text:p>'aliquota':'Soro Jejum'</text:p>
          </table:table-cell>
          <table:table-cell table:style-name="ce16" table:formula="of:=IF(AND([.A24]&lt;&gt;&quot;&quot;;[.B24]&lt;&gt;&quot;&quot;;[.E24]&lt;&gt;&quot;&quot;); &quot;{ &quot; &amp; COM.MICROSOFT.TEXTJOIN(&quot;, &quot;;0;[.J24:.N24]) &amp; &quot; }&quot;;&quot;&quot;)" office:value-type="string" office:string-value="{ 'centro':'ES', 'tubo':'Gel Jejum', 'cq':'', 'exame':false, 'aliquota':'Soro Jejum' }" calcext:value-type="string">
            <text:p>{ 'centro':'ES', 'tubo':'Gel Jejum', 'cq':'', 'exame':false, 'aliquota':'Soro Jejum' }</text:p>
          </table:table-cell>
          <table:table-cell table:style-name="ce15" table:formula="of:=IF(AND([.O23]=&quot;&quot;;[.O22]=&quot;&quot;);&quot;&quot;;&quot;, &quot;)" office:value-type="string" office:string-value=", " calcext:value-type="string">
            <text:p>, </text:p>
          </table:table-cell>
          <table:table-cell table:style-name="ce15" table:formula="of:=IF([.O24]&lt;&gt;&quot;&quot;;[.P24] &amp; [.O24] &amp; CHAR(10);&quot;&quot;)" office:value-type="string" office:string-value=", { 'centro':'ES', 'tubo':'Gel Jejum', 'cq':'', 'exame':false, 'aliquota':'Soro Jejum' }&#10;" calcext:value-type="string">
            <text:p>, { 'centro':'ES', 'tubo':'Gel Jejum', 'cq':'', 'exame':false, 'aliquota':'Soro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office:value-type="string" calcext:value-type="string">
            <text:p>CQ 1</text:p>
          </table:table-cell>
          <table:table-cell table:style-name="ce11"/>
          <table:table-cell table:style-name="ce5" office:value-type="string" calcext:value-type="string">
            <text:p>Soro Jejum</text:p>
          </table:table-cell>
          <table:table-cell table:style-name="ce5"/>
          <table:table-cell table:style-name="ce5" office:value-type="string" calcext:value-type="string">
            <text:p>Soro Jejum (CQ 1)</text:p>
          </table:table-cell>
          <table:table-cell table:number-columns-repeated="2"/>
          <table:table-cell table:style-name="ce15" table:formula="of:=&quot;'centro':&quot; &amp; &quot;'&quot;&amp;[.A25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25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25]&amp;&quot;'&quot;" office:value-type="string" office:string-value="'cq':'CQ 1'" calcext:value-type="string">
            <text:p>'cq':'CQ 1'</text:p>
          </table:table-cell>
          <table:table-cell table:style-name="ce16" table:formula="of:=&quot;'exame':&quot; &amp; IF([.D2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5]&amp;&quot;'&quot;" office:value-type="string" office:string-value="'aliquota':'Soro Jejum'" calcext:value-type="string">
            <text:p>'aliquota':'Soro Jejum'</text:p>
          </table:table-cell>
          <table:table-cell table:style-name="ce16" table:formula="of:=IF(AND([.A25]&lt;&gt;&quot;&quot;;[.B25]&lt;&gt;&quot;&quot;;[.E25]&lt;&gt;&quot;&quot;); &quot;{ &quot; &amp; COM.MICROSOFT.TEXTJOIN(&quot;, &quot;;0;[.J25:.N25]) &amp; &quot; }&quot;;&quot;&quot;)" office:value-type="string" office:string-value="{ 'centro':'ES', 'tubo':'Gel Jejum', 'cq':'CQ 1', 'exame':false, 'aliquota':'Soro Jejum' }" calcext:value-type="string">
            <text:p>{ 'centro':'ES', 'tubo':'Gel Jejum', 'cq':'CQ 1', 'exame':false, 'aliquota':'Soro Jejum' }</text:p>
          </table:table-cell>
          <table:table-cell table:style-name="ce15" table:formula="of:=IF(AND([.O24]=&quot;&quot;;[.O23]=&quot;&quot;);&quot;&quot;;&quot;, &quot;)" office:value-type="string" office:string-value=", " calcext:value-type="string">
            <text:p>, </text:p>
          </table:table-cell>
          <table:table-cell table:style-name="ce15" table:formula="of:=IF([.O25]&lt;&gt;&quot;&quot;;[.P25] &amp; [.O25] &amp; CHAR(10);&quot;&quot;)" office:value-type="string" office:string-value=", { 'centro':'ES', 'tubo':'Gel Jejum', 'cq':'CQ 1', 'exame':false, 'aliquota':'Soro Jejum' }&#10;" calcext:value-type="string">
            <text:p>, { 'centro':'ES', 'tubo':'Gel Jejum', 'cq':'CQ 1', 'exame':false, 'aliquota':'Soro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office:value-type="string" calcext:value-type="string">
            <text:p>CQ 1</text:p>
          </table:table-cell>
          <table:table-cell table:style-name="ce11"/>
          <table:table-cell table:style-name="ce5" office:value-type="string" calcext:value-type="string">
            <text:p>Soro Jejum</text:p>
          </table:table-cell>
          <table:table-cell table:style-name="ce5"/>
          <table:table-cell table:style-name="ce5" office:value-type="string" calcext:value-type="string">
            <text:p>Soro Jejum (CQ 1)</text:p>
          </table:table-cell>
          <table:table-cell table:number-columns-repeated="2"/>
          <table:table-cell table:style-name="ce15" table:formula="of:=&quot;'centro':&quot; &amp; &quot;'&quot;&amp;[.A26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26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26]&amp;&quot;'&quot;" office:value-type="string" office:string-value="'cq':'CQ 1'" calcext:value-type="string">
            <text:p>'cq':'CQ 1'</text:p>
          </table:table-cell>
          <table:table-cell table:style-name="ce16" table:formula="of:=&quot;'exame':&quot; &amp; IF([.D2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6]&amp;&quot;'&quot;" office:value-type="string" office:string-value="'aliquota':'Soro Jejum'" calcext:value-type="string">
            <text:p>'aliquota':'Soro Jejum'</text:p>
          </table:table-cell>
          <table:table-cell table:style-name="ce16" table:formula="of:=IF(AND([.A26]&lt;&gt;&quot;&quot;;[.B26]&lt;&gt;&quot;&quot;;[.E26]&lt;&gt;&quot;&quot;); &quot;{ &quot; &amp; COM.MICROSOFT.TEXTJOIN(&quot;, &quot;;0;[.J26:.N26]) &amp; &quot; }&quot;;&quot;&quot;)" office:value-type="string" office:string-value="{ 'centro':'ES', 'tubo':'Gel Jejum', 'cq':'CQ 1', 'exame':false, 'aliquota':'Soro Jejum' }" calcext:value-type="string">
            <text:p>{ 'centro':'ES', 'tubo':'Gel Jejum', 'cq':'CQ 1', 'exame':false, 'aliquota':'Soro Jejum' }</text:p>
          </table:table-cell>
          <table:table-cell table:style-name="ce15" table:formula="of:=IF(AND([.O25]=&quot;&quot;;[.O24]=&quot;&quot;);&quot;&quot;;&quot;, &quot;)" office:value-type="string" office:string-value=", " calcext:value-type="string">
            <text:p>, </text:p>
          </table:table-cell>
          <table:table-cell table:style-name="ce15" table:formula="of:=IF([.O26]&lt;&gt;&quot;&quot;;[.P26] &amp; [.O26] &amp; CHAR(10);&quot;&quot;)" office:value-type="string" office:string-value=", { 'centro':'ES', 'tubo':'Gel Jejum', 'cq':'CQ 1', 'exame':false, 'aliquota':'Soro Jejum' }&#10;" calcext:value-type="string">
            <text:p>, { 'centro':'ES', 'tubo':'Gel Jejum', 'cq':'CQ 1', 'exame':false, 'aliquota':'Soro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office:value-type="string" calcext:value-type="string">
            <text:p>CQ 1</text:p>
          </table:table-cell>
          <table:table-cell table:style-name="ce11"/>
          <table:table-cell table:style-name="ce5" office:value-type="string" calcext:value-type="string">
            <text:p>Soro Jejum</text:p>
          </table:table-cell>
          <table:table-cell table:style-name="ce5"/>
          <table:table-cell table:style-name="ce5" office:value-type="string" calcext:value-type="string">
            <text:p>Soro Jejum (CQ 1)</text:p>
          </table:table-cell>
          <table:table-cell table:number-columns-repeated="2"/>
          <table:table-cell table:style-name="ce15" table:formula="of:=&quot;'centro':&quot; &amp; &quot;'&quot;&amp;[.A27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27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27]&amp;&quot;'&quot;" office:value-type="string" office:string-value="'cq':'CQ 1'" calcext:value-type="string">
            <text:p>'cq':'CQ 1'</text:p>
          </table:table-cell>
          <table:table-cell table:style-name="ce16" table:formula="of:=&quot;'exame':&quot; &amp; IF([.D2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7]&amp;&quot;'&quot;" office:value-type="string" office:string-value="'aliquota':'Soro Jejum'" calcext:value-type="string">
            <text:p>'aliquota':'Soro Jejum'</text:p>
          </table:table-cell>
          <table:table-cell table:style-name="ce16" table:formula="of:=IF(AND([.A27]&lt;&gt;&quot;&quot;;[.B27]&lt;&gt;&quot;&quot;;[.E27]&lt;&gt;&quot;&quot;); &quot;{ &quot; &amp; COM.MICROSOFT.TEXTJOIN(&quot;, &quot;;0;[.J27:.N27]) &amp; &quot; }&quot;;&quot;&quot;)" office:value-type="string" office:string-value="{ 'centro':'ES', 'tubo':'Gel Jejum', 'cq':'CQ 1', 'exame':false, 'aliquota':'Soro Jejum' }" calcext:value-type="string">
            <text:p>{ 'centro':'ES', 'tubo':'Gel Jejum', 'cq':'CQ 1', 'exame':false, 'aliquota':'Soro Jejum' }</text:p>
          </table:table-cell>
          <table:table-cell table:style-name="ce15" table:formula="of:=IF(AND([.O26]=&quot;&quot;;[.O25]=&quot;&quot;);&quot;&quot;;&quot;, &quot;)" office:value-type="string" office:string-value=", " calcext:value-type="string">
            <text:p>, </text:p>
          </table:table-cell>
          <table:table-cell table:style-name="ce15" table:formula="of:=IF([.O27]&lt;&gt;&quot;&quot;;[.P27] &amp; [.O27] &amp; CHAR(10);&quot;&quot;)" office:value-type="string" office:string-value=", { 'centro':'ES', 'tubo':'Gel Jejum', 'cq':'CQ 1', 'exame':false, 'aliquota':'Soro Jejum' }&#10;" calcext:value-type="string">
            <text:p>, { 'centro':'ES', 'tubo':'Gel Jejum', 'cq':'CQ 1', 'exame':false, 'aliquota':'Soro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office:value-type="string" calcext:value-type="string">
            <text:p>CQ 1</text:p>
          </table:table-cell>
          <table:table-cell table:style-name="ce11"/>
          <table:table-cell table:style-name="ce5" office:value-type="string" calcext:value-type="string">
            <text:p>Soro Jejum</text:p>
          </table:table-cell>
          <table:table-cell table:style-name="ce5"/>
          <table:table-cell table:style-name="ce5" office:value-type="string" calcext:value-type="string">
            <text:p>Soro Jejum (CQ 1)</text:p>
          </table:table-cell>
          <table:table-cell table:number-columns-repeated="2"/>
          <table:table-cell table:style-name="ce15" table:formula="of:=&quot;'centro':&quot; &amp; &quot;'&quot;&amp;[.A28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28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28]&amp;&quot;'&quot;" office:value-type="string" office:string-value="'cq':'CQ 1'" calcext:value-type="string">
            <text:p>'cq':'CQ 1'</text:p>
          </table:table-cell>
          <table:table-cell table:style-name="ce16" table:formula="of:=&quot;'exame':&quot; &amp; IF([.D2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8]&amp;&quot;'&quot;" office:value-type="string" office:string-value="'aliquota':'Soro Jejum'" calcext:value-type="string">
            <text:p>'aliquota':'Soro Jejum'</text:p>
          </table:table-cell>
          <table:table-cell table:style-name="ce16" table:formula="of:=IF(AND([.A28]&lt;&gt;&quot;&quot;;[.B28]&lt;&gt;&quot;&quot;;[.E28]&lt;&gt;&quot;&quot;); &quot;{ &quot; &amp; COM.MICROSOFT.TEXTJOIN(&quot;, &quot;;0;[.J28:.N28]) &amp; &quot; }&quot;;&quot;&quot;)" office:value-type="string" office:string-value="{ 'centro':'ES', 'tubo':'Gel Jejum', 'cq':'CQ 1', 'exame':false, 'aliquota':'Soro Jejum' }" calcext:value-type="string">
            <text:p>{ 'centro':'ES', 'tubo':'Gel Jejum', 'cq':'CQ 1', 'exame':false, 'aliquota':'Soro Jejum' }</text:p>
          </table:table-cell>
          <table:table-cell table:style-name="ce15" table:formula="of:=IF(AND([.O27]=&quot;&quot;;[.O26]=&quot;&quot;);&quot;&quot;;&quot;, &quot;)" office:value-type="string" office:string-value=", " calcext:value-type="string">
            <text:p>, </text:p>
          </table:table-cell>
          <table:table-cell table:style-name="ce15" table:formula="of:=IF([.O28]&lt;&gt;&quot;&quot;;[.P28] &amp; [.O28] &amp; CHAR(10);&quot;&quot;)" office:value-type="string" office:string-value=", { 'centro':'ES', 'tubo':'Gel Jejum', 'cq':'CQ 1', 'exame':false, 'aliquota':'Soro Jejum' }&#10;" calcext:value-type="string">
            <text:p>, { 'centro':'ES', 'tubo':'Gel Jejum', 'cq':'CQ 1', 'exame':false, 'aliquota':'Soro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office:value-type="string" calcext:value-type="string">
            <text:p>CQ 1</text:p>
          </table:table-cell>
          <table:table-cell table:style-name="ce11"/>
          <table:table-cell table:style-name="ce5" office:value-type="string" calcext:value-type="string">
            <text:p>Soro Jejum</text:p>
          </table:table-cell>
          <table:table-cell table:style-name="ce5"/>
          <table:table-cell table:style-name="ce5" office:value-type="string" calcext:value-type="string">
            <text:p>Soro Jejum (CQ 1)</text:p>
          </table:table-cell>
          <table:table-cell table:number-columns-repeated="2"/>
          <table:table-cell table:style-name="ce15" table:formula="of:=&quot;'centro':&quot; &amp; &quot;'&quot;&amp;[.A29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29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29]&amp;&quot;'&quot;" office:value-type="string" office:string-value="'cq':'CQ 1'" calcext:value-type="string">
            <text:p>'cq':'CQ 1'</text:p>
          </table:table-cell>
          <table:table-cell table:style-name="ce16" table:formula="of:=&quot;'exame':&quot; &amp; IF([.D2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9]&amp;&quot;'&quot;" office:value-type="string" office:string-value="'aliquota':'Soro Jejum'" calcext:value-type="string">
            <text:p>'aliquota':'Soro Jejum'</text:p>
          </table:table-cell>
          <table:table-cell table:style-name="ce16" table:formula="of:=IF(AND([.A29]&lt;&gt;&quot;&quot;;[.B29]&lt;&gt;&quot;&quot;;[.E29]&lt;&gt;&quot;&quot;); &quot;{ &quot; &amp; COM.MICROSOFT.TEXTJOIN(&quot;, &quot;;0;[.J29:.N29]) &amp; &quot; }&quot;;&quot;&quot;)" office:value-type="string" office:string-value="{ 'centro':'ES', 'tubo':'Gel Jejum', 'cq':'CQ 1', 'exame':false, 'aliquota':'Soro Jejum' }" calcext:value-type="string">
            <text:p>{ 'centro':'ES', 'tubo':'Gel Jejum', 'cq':'CQ 1', 'exame':false, 'aliquota':'Soro Jejum' }</text:p>
          </table:table-cell>
          <table:table-cell table:style-name="ce15" table:formula="of:=IF(AND([.O28]=&quot;&quot;;[.O27]=&quot;&quot;);&quot;&quot;;&quot;, &quot;)" office:value-type="string" office:string-value=", " calcext:value-type="string">
            <text:p>, </text:p>
          </table:table-cell>
          <table:table-cell table:style-name="ce15" table:formula="of:=IF([.O29]&lt;&gt;&quot;&quot;;[.P29] &amp; [.O29] &amp; CHAR(10);&quot;&quot;)" office:value-type="string" office:string-value=", { 'centro':'ES', 'tubo':'Gel Jejum', 'cq':'CQ 1', 'exame':false, 'aliquota':'Soro Jejum' }&#10;" calcext:value-type="string">
            <text:p>, { 'centro':'ES', 'tubo':'Gel Jejum', 'cq':'CQ 1', 'exame':false, 'aliquota':'Soro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office:value-type="string" calcext:value-type="string">
            <text:p>CQ 1</text:p>
          </table:table-cell>
          <table:table-cell table:style-name="ce11"/>
          <table:table-cell table:style-name="ce5" office:value-type="string" calcext:value-type="string">
            <text:p>Soro Jejum</text:p>
          </table:table-cell>
          <table:table-cell table:style-name="ce5"/>
          <table:table-cell table:style-name="ce5" office:value-type="string" calcext:value-type="string">
            <text:p>Soro Jejum (CQ 1)</text:p>
          </table:table-cell>
          <table:table-cell table:number-columns-repeated="2"/>
          <table:table-cell table:style-name="ce15" table:formula="of:=&quot;'centro':&quot; &amp; &quot;'&quot;&amp;[.A30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30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30]&amp;&quot;'&quot;" office:value-type="string" office:string-value="'cq':'CQ 1'" calcext:value-type="string">
            <text:p>'cq':'CQ 1'</text:p>
          </table:table-cell>
          <table:table-cell table:style-name="ce16" table:formula="of:=&quot;'exame':&quot; &amp; IF([.D3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0]&amp;&quot;'&quot;" office:value-type="string" office:string-value="'aliquota':'Soro Jejum'" calcext:value-type="string">
            <text:p>'aliquota':'Soro Jejum'</text:p>
          </table:table-cell>
          <table:table-cell table:style-name="ce16" table:formula="of:=IF(AND([.A30]&lt;&gt;&quot;&quot;;[.B30]&lt;&gt;&quot;&quot;;[.E30]&lt;&gt;&quot;&quot;); &quot;{ &quot; &amp; COM.MICROSOFT.TEXTJOIN(&quot;, &quot;;0;[.J30:.N30]) &amp; &quot; }&quot;;&quot;&quot;)" office:value-type="string" office:string-value="{ 'centro':'ES', 'tubo':'Gel Jejum', 'cq':'CQ 1', 'exame':false, 'aliquota':'Soro Jejum' }" calcext:value-type="string">
            <text:p>{ 'centro':'ES', 'tubo':'Gel Jejum', 'cq':'CQ 1', 'exame':false, 'aliquota':'Soro Jejum' }</text:p>
          </table:table-cell>
          <table:table-cell table:style-name="ce15" table:formula="of:=IF(AND([.O29]=&quot;&quot;;[.O28]=&quot;&quot;);&quot;&quot;;&quot;, &quot;)" office:value-type="string" office:string-value=", " calcext:value-type="string">
            <text:p>, </text:p>
          </table:table-cell>
          <table:table-cell table:style-name="ce15" table:formula="of:=IF([.O30]&lt;&gt;&quot;&quot;;[.P30] &amp; [.O30] &amp; CHAR(10);&quot;&quot;)" office:value-type="string" office:string-value=", { 'centro':'ES', 'tubo':'Gel Jejum', 'cq':'CQ 1', 'exame':false, 'aliquota':'Soro Jejum' }&#10;" calcext:value-type="string">
            <text:p>, { 'centro':'ES', 'tubo':'Gel Jejum', 'cq':'CQ 1', 'exame':false, 'aliquota':'Soro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office:value-type="string" calcext:value-type="string">
            <text:p>CQ 1</text:p>
          </table:table-cell>
          <table:table-cell table:style-name="ce11"/>
          <table:table-cell table:style-name="ce5" office:value-type="string" calcext:value-type="string">
            <text:p>Soro Jejum</text:p>
          </table:table-cell>
          <table:table-cell table:style-name="ce5"/>
          <table:table-cell table:style-name="ce5" office:value-type="string" calcext:value-type="string">
            <text:p>Soro Jejum (CQ 1)</text:p>
          </table:table-cell>
          <table:table-cell table:number-columns-repeated="2"/>
          <table:table-cell table:style-name="ce15" table:formula="of:=&quot;'centro':&quot; &amp; &quot;'&quot;&amp;[.A31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31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31]&amp;&quot;'&quot;" office:value-type="string" office:string-value="'cq':'CQ 1'" calcext:value-type="string">
            <text:p>'cq':'CQ 1'</text:p>
          </table:table-cell>
          <table:table-cell table:style-name="ce16" table:formula="of:=&quot;'exame':&quot; &amp; IF([.D3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1]&amp;&quot;'&quot;" office:value-type="string" office:string-value="'aliquota':'Soro Jejum'" calcext:value-type="string">
            <text:p>'aliquota':'Soro Jejum'</text:p>
          </table:table-cell>
          <table:table-cell table:style-name="ce16" table:formula="of:=IF(AND([.A31]&lt;&gt;&quot;&quot;;[.B31]&lt;&gt;&quot;&quot;;[.E31]&lt;&gt;&quot;&quot;); &quot;{ &quot; &amp; COM.MICROSOFT.TEXTJOIN(&quot;, &quot;;0;[.J31:.N31]) &amp; &quot; }&quot;;&quot;&quot;)" office:value-type="string" office:string-value="{ 'centro':'ES', 'tubo':'Gel Jejum', 'cq':'CQ 1', 'exame':false, 'aliquota':'Soro Jejum' }" calcext:value-type="string">
            <text:p>{ 'centro':'ES', 'tubo':'Gel Jejum', 'cq':'CQ 1', 'exame':false, 'aliquota':'Soro Jejum' }</text:p>
          </table:table-cell>
          <table:table-cell table:style-name="ce15" table:formula="of:=IF(AND([.O30]=&quot;&quot;;[.O29]=&quot;&quot;);&quot;&quot;;&quot;, &quot;)" office:value-type="string" office:string-value=", " calcext:value-type="string">
            <text:p>, </text:p>
          </table:table-cell>
          <table:table-cell table:style-name="ce15" table:formula="of:=IF([.O31]&lt;&gt;&quot;&quot;;[.P31] &amp; [.O31] &amp; CHAR(10);&quot;&quot;)" office:value-type="string" office:string-value=", { 'centro':'ES', 'tubo':'Gel Jejum', 'cq':'CQ 1', 'exame':false, 'aliquota':'Soro Jejum' }&#10;" calcext:value-type="string">
            <text:p>, { 'centro':'ES', 'tubo':'Gel Jejum', 'cq':'CQ 1', 'exame':false, 'aliquota':'Soro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office:value-type="string" calcext:value-type="string">
            <text:p>CQ 1</text:p>
          </table:table-cell>
          <table:table-cell table:style-name="ce11"/>
          <table:table-cell table:style-name="ce5" office:value-type="string" calcext:value-type="string">
            <text:p>Soro Jejum</text:p>
          </table:table-cell>
          <table:table-cell table:style-name="ce5"/>
          <table:table-cell table:style-name="ce5" office:value-type="string" calcext:value-type="string">
            <text:p>Soro Jejum (CQ 1)</text:p>
          </table:table-cell>
          <table:table-cell table:number-columns-repeated="2"/>
          <table:table-cell table:style-name="ce15" table:formula="of:=&quot;'centro':&quot; &amp; &quot;'&quot;&amp;[.A32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32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32]&amp;&quot;'&quot;" office:value-type="string" office:string-value="'cq':'CQ 1'" calcext:value-type="string">
            <text:p>'cq':'CQ 1'</text:p>
          </table:table-cell>
          <table:table-cell table:style-name="ce16" table:formula="of:=&quot;'exame':&quot; &amp; IF([.D3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2]&amp;&quot;'&quot;" office:value-type="string" office:string-value="'aliquota':'Soro Jejum'" calcext:value-type="string">
            <text:p>'aliquota':'Soro Jejum'</text:p>
          </table:table-cell>
          <table:table-cell table:style-name="ce16" table:formula="of:=IF(AND([.A32]&lt;&gt;&quot;&quot;;[.B32]&lt;&gt;&quot;&quot;;[.E32]&lt;&gt;&quot;&quot;); &quot;{ &quot; &amp; COM.MICROSOFT.TEXTJOIN(&quot;, &quot;;0;[.J32:.N32]) &amp; &quot; }&quot;;&quot;&quot;)" office:value-type="string" office:string-value="{ 'centro':'ES', 'tubo':'Gel Jejum', 'cq':'CQ 1', 'exame':false, 'aliquota':'Soro Jejum' }" calcext:value-type="string">
            <text:p>{ 'centro':'ES', 'tubo':'Gel Jejum', 'cq':'CQ 1', 'exame':false, 'aliquota':'Soro Jejum' }</text:p>
          </table:table-cell>
          <table:table-cell table:style-name="ce15" table:formula="of:=IF(AND([.O31]=&quot;&quot;;[.O30]=&quot;&quot;);&quot;&quot;;&quot;, &quot;)" office:value-type="string" office:string-value=", " calcext:value-type="string">
            <text:p>, </text:p>
          </table:table-cell>
          <table:table-cell table:style-name="ce15" table:formula="of:=IF([.O32]&lt;&gt;&quot;&quot;;[.P32] &amp; [.O32] &amp; CHAR(10);&quot;&quot;)" office:value-type="string" office:string-value=", { 'centro':'ES', 'tubo':'Gel Jejum', 'cq':'CQ 1', 'exame':false, 'aliquota':'Soro Jejum' }&#10;" calcext:value-type="string">
            <text:p>, { 'centro':'ES', 'tubo':'Gel Jejum', 'cq':'CQ 1', 'exame':false, 'aliquota':'Soro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office:value-type="string" calcext:value-type="string">
            <text:p>CQ 2</text:p>
          </table:table-cell>
          <table:table-cell table:style-name="ce11"/>
          <table:table-cell table:style-name="ce5" office:value-type="string" calcext:value-type="string">
            <text:p>Soro Jejum</text:p>
          </table:table-cell>
          <table:table-cell table:style-name="ce5"/>
          <table:table-cell table:style-name="ce5" office:value-type="string" calcext:value-type="string">
            <text:p>Soro Jejum (CQ 2)</text:p>
          </table:table-cell>
          <table:table-cell table:number-columns-repeated="2"/>
          <table:table-cell table:style-name="ce15" table:formula="of:=&quot;'centro':&quot; &amp; &quot;'&quot;&amp;[.A33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33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33]&amp;&quot;'&quot;" office:value-type="string" office:string-value="'cq':'CQ 2'" calcext:value-type="string">
            <text:p>'cq':'CQ 2'</text:p>
          </table:table-cell>
          <table:table-cell table:style-name="ce16" table:formula="of:=&quot;'exame':&quot; &amp; IF([.D3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3]&amp;&quot;'&quot;" office:value-type="string" office:string-value="'aliquota':'Soro Jejum'" calcext:value-type="string">
            <text:p>'aliquota':'Soro Jejum'</text:p>
          </table:table-cell>
          <table:table-cell table:style-name="ce16" table:formula="of:=IF(AND([.A33]&lt;&gt;&quot;&quot;;[.B33]&lt;&gt;&quot;&quot;;[.E33]&lt;&gt;&quot;&quot;); &quot;{ &quot; &amp; COM.MICROSOFT.TEXTJOIN(&quot;, &quot;;0;[.J33:.N33]) &amp; &quot; }&quot;;&quot;&quot;)" office:value-type="string" office:string-value="{ 'centro':'ES', 'tubo':'Gel Jejum', 'cq':'CQ 2', 'exame':false, 'aliquota':'Soro Jejum' }" calcext:value-type="string">
            <text:p>{ 'centro':'ES', 'tubo':'Gel Jejum', 'cq':'CQ 2', 'exame':false, 'aliquota':'Soro Jejum' }</text:p>
          </table:table-cell>
          <table:table-cell table:style-name="ce15" table:formula="of:=IF(AND([.O32]=&quot;&quot;;[.O31]=&quot;&quot;);&quot;&quot;;&quot;, &quot;)" office:value-type="string" office:string-value=", " calcext:value-type="string">
            <text:p>, </text:p>
          </table:table-cell>
          <table:table-cell table:style-name="ce15" table:formula="of:=IF([.O33]&lt;&gt;&quot;&quot;;[.P33] &amp; [.O33] &amp; CHAR(10);&quot;&quot;)" office:value-type="string" office:string-value=", { 'centro':'ES', 'tubo':'Gel Jejum', 'cq':'CQ 2', 'exame':false, 'aliquota':'Soro Jejum' }&#10;" calcext:value-type="string">
            <text:p>, { 'centro':'ES', 'tubo':'Gel Jejum', 'cq':'CQ 2', 'exame':false, 'aliquota':'Soro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office:value-type="string" calcext:value-type="string">
            <text:p>CQ 2</text:p>
          </table:table-cell>
          <table:table-cell table:style-name="ce11"/>
          <table:table-cell table:style-name="ce5" office:value-type="string" calcext:value-type="string">
            <text:p>Soro Jejum</text:p>
          </table:table-cell>
          <table:table-cell table:style-name="ce5"/>
          <table:table-cell table:style-name="ce5" office:value-type="string" calcext:value-type="string">
            <text:p>Soro Jejum (CQ 2)</text:p>
          </table:table-cell>
          <table:table-cell table:number-columns-repeated="2"/>
          <table:table-cell table:style-name="ce15" table:formula="of:=&quot;'centro':&quot; &amp; &quot;'&quot;&amp;[.A34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34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34]&amp;&quot;'&quot;" office:value-type="string" office:string-value="'cq':'CQ 2'" calcext:value-type="string">
            <text:p>'cq':'CQ 2'</text:p>
          </table:table-cell>
          <table:table-cell table:style-name="ce16" table:formula="of:=&quot;'exame':&quot; &amp; IF([.D3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4]&amp;&quot;'&quot;" office:value-type="string" office:string-value="'aliquota':'Soro Jejum'" calcext:value-type="string">
            <text:p>'aliquota':'Soro Jejum'</text:p>
          </table:table-cell>
          <table:table-cell table:style-name="ce16" table:formula="of:=IF(AND([.A34]&lt;&gt;&quot;&quot;;[.B34]&lt;&gt;&quot;&quot;;[.E34]&lt;&gt;&quot;&quot;); &quot;{ &quot; &amp; COM.MICROSOFT.TEXTJOIN(&quot;, &quot;;0;[.J34:.N34]) &amp; &quot; }&quot;;&quot;&quot;)" office:value-type="string" office:string-value="{ 'centro':'ES', 'tubo':'Gel Jejum', 'cq':'CQ 2', 'exame':false, 'aliquota':'Soro Jejum' }" calcext:value-type="string">
            <text:p>{ 'centro':'ES', 'tubo':'Gel Jejum', 'cq':'CQ 2', 'exame':false, 'aliquota':'Soro Jejum' }</text:p>
          </table:table-cell>
          <table:table-cell table:style-name="ce15" table:formula="of:=IF(AND([.O33]=&quot;&quot;;[.O32]=&quot;&quot;);&quot;&quot;;&quot;, &quot;)" office:value-type="string" office:string-value=", " calcext:value-type="string">
            <text:p>, </text:p>
          </table:table-cell>
          <table:table-cell table:style-name="ce15" table:formula="of:=IF([.O34]&lt;&gt;&quot;&quot;;[.P34] &amp; [.O34] &amp; CHAR(10);&quot;&quot;)" office:value-type="string" office:string-value=", { 'centro':'ES', 'tubo':'Gel Jejum', 'cq':'CQ 2', 'exame':false, 'aliquota':'Soro Jejum' }&#10;" calcext:value-type="string">
            <text:p>, { 'centro':'ES', 'tubo':'Gel Jejum', 'cq':'CQ 2', 'exame':false, 'aliquota':'Soro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office:value-type="string" calcext:value-type="string">
            <text:p>CQ 2</text:p>
          </table:table-cell>
          <table:table-cell table:style-name="ce11"/>
          <table:table-cell table:style-name="ce5" office:value-type="string" calcext:value-type="string">
            <text:p>Soro Jejum</text:p>
          </table:table-cell>
          <table:table-cell table:style-name="ce5"/>
          <table:table-cell table:style-name="ce5" office:value-type="string" calcext:value-type="string">
            <text:p>Soro Jejum (CQ 2)</text:p>
          </table:table-cell>
          <table:table-cell table:number-columns-repeated="2"/>
          <table:table-cell table:style-name="ce15" table:formula="of:=&quot;'centro':&quot; &amp; &quot;'&quot;&amp;[.A35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35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35]&amp;&quot;'&quot;" office:value-type="string" office:string-value="'cq':'CQ 2'" calcext:value-type="string">
            <text:p>'cq':'CQ 2'</text:p>
          </table:table-cell>
          <table:table-cell table:style-name="ce16" table:formula="of:=&quot;'exame':&quot; &amp; IF([.D3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5]&amp;&quot;'&quot;" office:value-type="string" office:string-value="'aliquota':'Soro Jejum'" calcext:value-type="string">
            <text:p>'aliquota':'Soro Jejum'</text:p>
          </table:table-cell>
          <table:table-cell table:style-name="ce16" table:formula="of:=IF(AND([.A35]&lt;&gt;&quot;&quot;;[.B35]&lt;&gt;&quot;&quot;;[.E35]&lt;&gt;&quot;&quot;); &quot;{ &quot; &amp; COM.MICROSOFT.TEXTJOIN(&quot;, &quot;;0;[.J35:.N35]) &amp; &quot; }&quot;;&quot;&quot;)" office:value-type="string" office:string-value="{ 'centro':'ES', 'tubo':'Gel Jejum', 'cq':'CQ 2', 'exame':false, 'aliquota':'Soro Jejum' }" calcext:value-type="string">
            <text:p>{ 'centro':'ES', 'tubo':'Gel Jejum', 'cq':'CQ 2', 'exame':false, 'aliquota':'Soro Jejum' }</text:p>
          </table:table-cell>
          <table:table-cell table:style-name="ce15" table:formula="of:=IF(AND([.O34]=&quot;&quot;;[.O33]=&quot;&quot;);&quot;&quot;;&quot;, &quot;)" office:value-type="string" office:string-value=", " calcext:value-type="string">
            <text:p>, </text:p>
          </table:table-cell>
          <table:table-cell table:style-name="ce15" table:formula="of:=IF([.O35]&lt;&gt;&quot;&quot;;[.P35] &amp; [.O35] &amp; CHAR(10);&quot;&quot;)" office:value-type="string" office:string-value=", { 'centro':'ES', 'tubo':'Gel Jejum', 'cq':'CQ 2', 'exame':false, 'aliquota':'Soro Jejum' }&#10;" calcext:value-type="string">
            <text:p>, { 'centro':'ES', 'tubo':'Gel Jejum', 'cq':'CQ 2', 'exame':false, 'aliquota':'Soro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office:value-type="string" calcext:value-type="string">
            <text:p>CQ 2</text:p>
          </table:table-cell>
          <table:table-cell table:style-name="ce11"/>
          <table:table-cell table:style-name="ce5" office:value-type="string" calcext:value-type="string">
            <text:p>Soro Jejum</text:p>
          </table:table-cell>
          <table:table-cell table:style-name="ce5"/>
          <table:table-cell table:style-name="ce5" office:value-type="string" calcext:value-type="string">
            <text:p>Soro Jejum (CQ 2)</text:p>
          </table:table-cell>
          <table:table-cell table:number-columns-repeated="2"/>
          <table:table-cell table:style-name="ce15" table:formula="of:=&quot;'centro':&quot; &amp; &quot;'&quot;&amp;[.A36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36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36]&amp;&quot;'&quot;" office:value-type="string" office:string-value="'cq':'CQ 2'" calcext:value-type="string">
            <text:p>'cq':'CQ 2'</text:p>
          </table:table-cell>
          <table:table-cell table:style-name="ce16" table:formula="of:=&quot;'exame':&quot; &amp; IF([.D3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6]&amp;&quot;'&quot;" office:value-type="string" office:string-value="'aliquota':'Soro Jejum'" calcext:value-type="string">
            <text:p>'aliquota':'Soro Jejum'</text:p>
          </table:table-cell>
          <table:table-cell table:style-name="ce16" table:formula="of:=IF(AND([.A36]&lt;&gt;&quot;&quot;;[.B36]&lt;&gt;&quot;&quot;;[.E36]&lt;&gt;&quot;&quot;); &quot;{ &quot; &amp; COM.MICROSOFT.TEXTJOIN(&quot;, &quot;;0;[.J36:.N36]) &amp; &quot; }&quot;;&quot;&quot;)" office:value-type="string" office:string-value="{ 'centro':'ES', 'tubo':'Gel Jejum', 'cq':'CQ 2', 'exame':false, 'aliquota':'Soro Jejum' }" calcext:value-type="string">
            <text:p>{ 'centro':'ES', 'tubo':'Gel Jejum', 'cq':'CQ 2', 'exame':false, 'aliquota':'Soro Jejum' }</text:p>
          </table:table-cell>
          <table:table-cell table:style-name="ce15" table:formula="of:=IF(AND([.O35]=&quot;&quot;;[.O34]=&quot;&quot;);&quot;&quot;;&quot;, &quot;)" office:value-type="string" office:string-value=", " calcext:value-type="string">
            <text:p>, </text:p>
          </table:table-cell>
          <table:table-cell table:style-name="ce15" table:formula="of:=IF([.O36]&lt;&gt;&quot;&quot;;[.P36] &amp; [.O36] &amp; CHAR(10);&quot;&quot;)" office:value-type="string" office:string-value=", { 'centro':'ES', 'tubo':'Gel Jejum', 'cq':'CQ 2', 'exame':false, 'aliquota':'Soro Jejum' }&#10;" calcext:value-type="string">
            <text:p>, { 'centro':'ES', 'tubo':'Gel Jejum', 'cq':'CQ 2', 'exame':false, 'aliquota':'Soro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office:value-type="string" calcext:value-type="string">
            <text:p>CQ 2</text:p>
          </table:table-cell>
          <table:table-cell table:style-name="ce11"/>
          <table:table-cell table:style-name="ce5" office:value-type="string" calcext:value-type="string">
            <text:p>Soro Jejum</text:p>
          </table:table-cell>
          <table:table-cell table:style-name="ce5"/>
          <table:table-cell table:style-name="ce5" office:value-type="string" calcext:value-type="string">
            <text:p>Soro Jejum (CQ 2)</text:p>
          </table:table-cell>
          <table:table-cell table:number-columns-repeated="2"/>
          <table:table-cell table:style-name="ce15" table:formula="of:=&quot;'centro':&quot; &amp; &quot;'&quot;&amp;[.A37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37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37]&amp;&quot;'&quot;" office:value-type="string" office:string-value="'cq':'CQ 2'" calcext:value-type="string">
            <text:p>'cq':'CQ 2'</text:p>
          </table:table-cell>
          <table:table-cell table:style-name="ce16" table:formula="of:=&quot;'exame':&quot; &amp; IF([.D3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7]&amp;&quot;'&quot;" office:value-type="string" office:string-value="'aliquota':'Soro Jejum'" calcext:value-type="string">
            <text:p>'aliquota':'Soro Jejum'</text:p>
          </table:table-cell>
          <table:table-cell table:style-name="ce16" table:formula="of:=IF(AND([.A37]&lt;&gt;&quot;&quot;;[.B37]&lt;&gt;&quot;&quot;;[.E37]&lt;&gt;&quot;&quot;); &quot;{ &quot; &amp; COM.MICROSOFT.TEXTJOIN(&quot;, &quot;;0;[.J37:.N37]) &amp; &quot; }&quot;;&quot;&quot;)" office:value-type="string" office:string-value="{ 'centro':'ES', 'tubo':'Gel Jejum', 'cq':'CQ 2', 'exame':false, 'aliquota':'Soro Jejum' }" calcext:value-type="string">
            <text:p>{ 'centro':'ES', 'tubo':'Gel Jejum', 'cq':'CQ 2', 'exame':false, 'aliquota':'Soro Jejum' }</text:p>
          </table:table-cell>
          <table:table-cell table:style-name="ce15" table:formula="of:=IF(AND([.O36]=&quot;&quot;;[.O35]=&quot;&quot;);&quot;&quot;;&quot;, &quot;)" office:value-type="string" office:string-value=", " calcext:value-type="string">
            <text:p>, </text:p>
          </table:table-cell>
          <table:table-cell table:style-name="ce15" table:formula="of:=IF([.O37]&lt;&gt;&quot;&quot;;[.P37] &amp; [.O37] &amp; CHAR(10);&quot;&quot;)" office:value-type="string" office:string-value=", { 'centro':'ES', 'tubo':'Gel Jejum', 'cq':'CQ 2', 'exame':false, 'aliquota':'Soro Jejum' }&#10;" calcext:value-type="string">
            <text:p>, { 'centro':'ES', 'tubo':'Gel Jejum', 'cq':'CQ 2', 'exame':false, 'aliquota':'Soro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office:value-type="string" calcext:value-type="string">
            <text:p>CQ 2</text:p>
          </table:table-cell>
          <table:table-cell table:style-name="ce11"/>
          <table:table-cell table:style-name="ce5" office:value-type="string" calcext:value-type="string">
            <text:p>Soro Jejum</text:p>
          </table:table-cell>
          <table:table-cell table:style-name="ce5"/>
          <table:table-cell table:style-name="ce5" office:value-type="string" calcext:value-type="string">
            <text:p>Soro Jejum (CQ 2)</text:p>
          </table:table-cell>
          <table:table-cell table:number-columns-repeated="2"/>
          <table:table-cell table:style-name="ce15" table:formula="of:=&quot;'centro':&quot; &amp; &quot;'&quot;&amp;[.A38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38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38]&amp;&quot;'&quot;" office:value-type="string" office:string-value="'cq':'CQ 2'" calcext:value-type="string">
            <text:p>'cq':'CQ 2'</text:p>
          </table:table-cell>
          <table:table-cell table:style-name="ce16" table:formula="of:=&quot;'exame':&quot; &amp; IF([.D3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8]&amp;&quot;'&quot;" office:value-type="string" office:string-value="'aliquota':'Soro Jejum'" calcext:value-type="string">
            <text:p>'aliquota':'Soro Jejum'</text:p>
          </table:table-cell>
          <table:table-cell table:style-name="ce16" table:formula="of:=IF(AND([.A38]&lt;&gt;&quot;&quot;;[.B38]&lt;&gt;&quot;&quot;;[.E38]&lt;&gt;&quot;&quot;); &quot;{ &quot; &amp; COM.MICROSOFT.TEXTJOIN(&quot;, &quot;;0;[.J38:.N38]) &amp; &quot; }&quot;;&quot;&quot;)" office:value-type="string" office:string-value="{ 'centro':'ES', 'tubo':'Gel Jejum', 'cq':'CQ 2', 'exame':false, 'aliquota':'Soro Jejum' }" calcext:value-type="string">
            <text:p>{ 'centro':'ES', 'tubo':'Gel Jejum', 'cq':'CQ 2', 'exame':false, 'aliquota':'Soro Jejum' }</text:p>
          </table:table-cell>
          <table:table-cell table:style-name="ce15" table:formula="of:=IF(AND([.O37]=&quot;&quot;;[.O36]=&quot;&quot;);&quot;&quot;;&quot;, &quot;)" office:value-type="string" office:string-value=", " calcext:value-type="string">
            <text:p>, </text:p>
          </table:table-cell>
          <table:table-cell table:style-name="ce15" table:formula="of:=IF([.O38]&lt;&gt;&quot;&quot;;[.P38] &amp; [.O38] &amp; CHAR(10);&quot;&quot;)" office:value-type="string" office:string-value=", { 'centro':'ES', 'tubo':'Gel Jejum', 'cq':'CQ 2', 'exame':false, 'aliquota':'Soro Jejum' }&#10;" calcext:value-type="string">
            <text:p>, { 'centro':'ES', 'tubo':'Gel Jejum', 'cq':'CQ 2', 'exame':false, 'aliquota':'Soro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office:value-type="string" calcext:value-type="string">
            <text:p>CQ 2</text:p>
          </table:table-cell>
          <table:table-cell table:style-name="ce11"/>
          <table:table-cell table:style-name="ce5" office:value-type="string" calcext:value-type="string">
            <text:p>Soro Jejum</text:p>
          </table:table-cell>
          <table:table-cell table:style-name="ce5"/>
          <table:table-cell table:style-name="ce5" office:value-type="string" calcext:value-type="string">
            <text:p>Soro Jejum (CQ 2)</text:p>
          </table:table-cell>
          <table:table-cell table:number-columns-repeated="2"/>
          <table:table-cell table:style-name="ce15" table:formula="of:=&quot;'centro':&quot; &amp; &quot;'&quot;&amp;[.A39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39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39]&amp;&quot;'&quot;" office:value-type="string" office:string-value="'cq':'CQ 2'" calcext:value-type="string">
            <text:p>'cq':'CQ 2'</text:p>
          </table:table-cell>
          <table:table-cell table:style-name="ce16" table:formula="of:=&quot;'exame':&quot; &amp; IF([.D3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9]&amp;&quot;'&quot;" office:value-type="string" office:string-value="'aliquota':'Soro Jejum'" calcext:value-type="string">
            <text:p>'aliquota':'Soro Jejum'</text:p>
          </table:table-cell>
          <table:table-cell table:style-name="ce16" table:formula="of:=IF(AND([.A39]&lt;&gt;&quot;&quot;;[.B39]&lt;&gt;&quot;&quot;;[.E39]&lt;&gt;&quot;&quot;); &quot;{ &quot; &amp; COM.MICROSOFT.TEXTJOIN(&quot;, &quot;;0;[.J39:.N39]) &amp; &quot; }&quot;;&quot;&quot;)" office:value-type="string" office:string-value="{ 'centro':'ES', 'tubo':'Gel Jejum', 'cq':'CQ 2', 'exame':false, 'aliquota':'Soro Jejum' }" calcext:value-type="string">
            <text:p>{ 'centro':'ES', 'tubo':'Gel Jejum', 'cq':'CQ 2', 'exame':false, 'aliquota':'Soro Jejum' }</text:p>
          </table:table-cell>
          <table:table-cell table:style-name="ce15" table:formula="of:=IF(AND([.O38]=&quot;&quot;;[.O37]=&quot;&quot;);&quot;&quot;;&quot;, &quot;)" office:value-type="string" office:string-value=", " calcext:value-type="string">
            <text:p>, </text:p>
          </table:table-cell>
          <table:table-cell table:style-name="ce15" table:formula="of:=IF([.O39]&lt;&gt;&quot;&quot;;[.P39] &amp; [.O39] &amp; CHAR(10);&quot;&quot;)" office:value-type="string" office:string-value=", { 'centro':'ES', 'tubo':'Gel Jejum', 'cq':'CQ 2', 'exame':false, 'aliquota':'Soro Jejum' }&#10;" calcext:value-type="string">
            <text:p>, { 'centro':'ES', 'tubo':'Gel Jejum', 'cq':'CQ 2', 'exame':false, 'aliquota':'Soro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Gel Jejum</text:p>
          </table:table-cell>
          <table:table-cell table:style-name="ce11" office:value-type="string" calcext:value-type="string">
            <text:p>CQ 2</text:p>
          </table:table-cell>
          <table:table-cell table:style-name="ce11"/>
          <table:table-cell table:style-name="ce5" office:value-type="string" calcext:value-type="string">
            <text:p>Soro Jejum</text:p>
          </table:table-cell>
          <table:table-cell table:style-name="ce5"/>
          <table:table-cell table:style-name="ce5" office:value-type="string" calcext:value-type="string">
            <text:p>Soro Jejum (CQ 2)</text:p>
          </table:table-cell>
          <table:table-cell table:number-columns-repeated="2"/>
          <table:table-cell table:style-name="ce15" table:formula="of:=&quot;'centro':&quot; &amp; &quot;'&quot;&amp;[.A40]&amp;&quot;'&quot;" office:value-type="string" office:string-value="'centro':'ES'" calcext:value-type="string">
            <text:p>'centro':'ES'</text:p>
          </table:table-cell>
          <table:table-cell table:style-name="ce15" table:formula="of:=&quot;'tubo':&quot; &amp; &quot;'&quot;&amp;[.B40]&amp;&quot;'&quot;" office:value-type="string" office:string-value="'tubo':'Gel Jejum'" calcext:value-type="string">
            <text:p>'tubo':'Gel Jejum'</text:p>
          </table:table-cell>
          <table:table-cell table:style-name="ce15" table:formula="of:=&quot;'cq':&quot; &amp; &quot;'&quot;&amp;[.C40]&amp;&quot;'&quot;" office:value-type="string" office:string-value="'cq':'CQ 2'" calcext:value-type="string">
            <text:p>'cq':'CQ 2'</text:p>
          </table:table-cell>
          <table:table-cell table:style-name="ce16" table:formula="of:=&quot;'exame':&quot; &amp; IF([.D4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40]&amp;&quot;'&quot;" office:value-type="string" office:string-value="'aliquota':'Soro Jejum'" calcext:value-type="string">
            <text:p>'aliquota':'Soro Jejum'</text:p>
          </table:table-cell>
          <table:table-cell table:style-name="ce16" table:formula="of:=IF(AND([.A40]&lt;&gt;&quot;&quot;;[.B40]&lt;&gt;&quot;&quot;;[.E40]&lt;&gt;&quot;&quot;); &quot;{ &quot; &amp; COM.MICROSOFT.TEXTJOIN(&quot;, &quot;;0;[.J40:.N40]) &amp; &quot; }&quot;;&quot;&quot;)" office:value-type="string" office:string-value="{ 'centro':'ES', 'tubo':'Gel Jejum', 'cq':'CQ 2', 'exame':false, 'aliquota':'Soro Jejum' }" calcext:value-type="string">
            <text:p>{ 'centro':'ES', 'tubo':'Gel Jejum', 'cq':'CQ 2', 'exame':false, 'aliquota':'Soro Jejum' }</text:p>
          </table:table-cell>
          <table:table-cell table:style-name="ce15" table:formula="of:=IF(AND([.O39]=&quot;&quot;;[.O38]=&quot;&quot;);&quot;&quot;;&quot;, &quot;)" office:value-type="string" office:string-value=", " calcext:value-type="string">
            <text:p>, </text:p>
          </table:table-cell>
          <table:table-cell table:style-name="ce15" table:formula="of:=IF([.O40]&lt;&gt;&quot;&quot;;[.P40] &amp; [.O40] &amp; CHAR(10);&quot;&quot;)" office:value-type="string" office:string-value=", { 'centro':'ES', 'tubo':'Gel Jejum', 'cq':'CQ 2', 'exame':false, 'aliquota':'Soro Jejum' }&#10;" calcext:value-type="string">
            <text:p>, { 'centro':'ES', 'tubo':'Gel Jejum', 'cq':'CQ 2', 'exame':false, 'aliquota':'Soro Jejum' }</text:p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4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4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41]&amp;&quot;'&quot;" office:value-type="string" office:string-value="'cq':''" calcext:value-type="string">
            <text:p>'cq':''</text:p>
          </table:table-cell>
          <table:table-cell table:style-name="ce16" table:formula="of:=&quot;'exame':&quot; &amp; IF([.D4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41]&amp;&quot;'&quot;" office:value-type="string" office:string-value="'aliquota':''" calcext:value-type="string">
            <text:p>'aliquota':''</text:p>
          </table:table-cell>
          <table:table-cell table:style-name="ce16" table:formula="of:=IF(AND([.A41]&lt;&gt;&quot;&quot;;[.B41]&lt;&gt;&quot;&quot;;[.E41]&lt;&gt;&quot;&quot;); &quot;{ &quot; &amp; COM.MICROSOFT.TEXTJOIN(&quot;, &quot;;0;[.J41:.N41]) &amp; &quot; }&quot;;&quot;&quot;)">
            <text:p/>
          </table:table-cell>
          <table:table-cell table:style-name="ce15" table:formula="of:=IF(AND([.O40]=&quot;&quot;;[.O39]=&quot;&quot;);&quot;&quot;;&quot;, &quot;)" office:value-type="string" office:string-value=", " calcext:value-type="string">
            <text:p>, </text:p>
          </table:table-cell>
          <table:table-cell table:style-name="ce15" table:formula="of:=IF([.O41]&lt;&gt;&quot;&quot;;[.P41] &amp; [.O4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4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4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42]&amp;&quot;'&quot;" office:value-type="string" office:string-value="'cq':''" calcext:value-type="string">
            <text:p>'cq':''</text:p>
          </table:table-cell>
          <table:table-cell table:style-name="ce16" table:formula="of:=&quot;'exame':&quot; &amp; IF([.D4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42]&amp;&quot;'&quot;" office:value-type="string" office:string-value="'aliquota':''" calcext:value-type="string">
            <text:p>'aliquota':''</text:p>
          </table:table-cell>
          <table:table-cell table:style-name="ce16" table:formula="of:=IF(AND([.A42]&lt;&gt;&quot;&quot;;[.B42]&lt;&gt;&quot;&quot;;[.E42]&lt;&gt;&quot;&quot;); &quot;{ &quot; &amp; COM.MICROSOFT.TEXTJOIN(&quot;, &quot;;0;[.J42:.N42]) &amp; &quot; }&quot;;&quot;&quot;)">
            <text:p/>
          </table:table-cell>
          <table:table-cell table:style-name="ce15" table:formula="of:=IF(AND([.O41]=&quot;&quot;;[.O40]=&quot;&quot;);&quot;&quot;;&quot;, &quot;)" office:value-type="string" office:string-value=", " calcext:value-type="string">
            <text:p>, </text:p>
          </table:table-cell>
          <table:table-cell table:style-name="ce15" table:formula="of:=IF([.O42]&lt;&gt;&quot;&quot;;[.P42] &amp; [.O4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4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4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43]&amp;&quot;'&quot;" office:value-type="string" office:string-value="'cq':''" calcext:value-type="string">
            <text:p>'cq':''</text:p>
          </table:table-cell>
          <table:table-cell table:style-name="ce16" table:formula="of:=&quot;'exame':&quot; &amp; IF([.D4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43]&amp;&quot;'&quot;" office:value-type="string" office:string-value="'aliquota':''" calcext:value-type="string">
            <text:p>'aliquota':''</text:p>
          </table:table-cell>
          <table:table-cell table:style-name="ce16" table:formula="of:=IF(AND([.A43]&lt;&gt;&quot;&quot;;[.B43]&lt;&gt;&quot;&quot;;[.E43]&lt;&gt;&quot;&quot;); &quot;{ &quot; &amp; COM.MICROSOFT.TEXTJOIN(&quot;, &quot;;0;[.J43:.N43]) &amp; &quot; }&quot;;&quot;&quot;)">
            <text:p/>
          </table:table-cell>
          <table:table-cell table:style-name="ce15" table:formula="of:=IF(AND([.O42]=&quot;&quot;;[.O41]=&quot;&quot;);&quot;&quot;;&quot;, &quot;)">
            <text:p/>
          </table:table-cell>
          <table:table-cell table:style-name="ce15" table:formula="of:=IF([.O43]&lt;&gt;&quot;&quot;;[.P43] &amp; [.O4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4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4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44]&amp;&quot;'&quot;" office:value-type="string" office:string-value="'cq':''" calcext:value-type="string">
            <text:p>'cq':''</text:p>
          </table:table-cell>
          <table:table-cell table:style-name="ce16" table:formula="of:=&quot;'exame':&quot; &amp; IF([.D4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44]&amp;&quot;'&quot;" office:value-type="string" office:string-value="'aliquota':''" calcext:value-type="string">
            <text:p>'aliquota':''</text:p>
          </table:table-cell>
          <table:table-cell table:style-name="ce16" table:formula="of:=IF(AND([.A44]&lt;&gt;&quot;&quot;;[.B44]&lt;&gt;&quot;&quot;;[.E44]&lt;&gt;&quot;&quot;); &quot;{ &quot; &amp; COM.MICROSOFT.TEXTJOIN(&quot;, &quot;;0;[.J44:.N44]) &amp; &quot; }&quot;;&quot;&quot;)">
            <text:p/>
          </table:table-cell>
          <table:table-cell table:style-name="ce15" table:formula="of:=IF(AND([.O43]=&quot;&quot;;[.O42]=&quot;&quot;);&quot;&quot;;&quot;, &quot;)">
            <text:p/>
          </table:table-cell>
          <table:table-cell table:style-name="ce15" table:formula="of:=IF([.O44]&lt;&gt;&quot;&quot;;[.P44] &amp; [.O4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4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4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45]&amp;&quot;'&quot;" office:value-type="string" office:string-value="'cq':''" calcext:value-type="string">
            <text:p>'cq':''</text:p>
          </table:table-cell>
          <table:table-cell table:style-name="ce16" table:formula="of:=&quot;'exame':&quot; &amp; IF([.D4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45]&amp;&quot;'&quot;" office:value-type="string" office:string-value="'aliquota':''" calcext:value-type="string">
            <text:p>'aliquota':''</text:p>
          </table:table-cell>
          <table:table-cell table:style-name="ce16" table:formula="of:=IF(AND([.A45]&lt;&gt;&quot;&quot;;[.B45]&lt;&gt;&quot;&quot;;[.E45]&lt;&gt;&quot;&quot;); &quot;{ &quot; &amp; COM.MICROSOFT.TEXTJOIN(&quot;, &quot;;0;[.J45:.N45]) &amp; &quot; }&quot;;&quot;&quot;)">
            <text:p/>
          </table:table-cell>
          <table:table-cell table:style-name="ce15" table:formula="of:=IF(AND([.O44]=&quot;&quot;;[.O43]=&quot;&quot;);&quot;&quot;;&quot;, &quot;)">
            <text:p/>
          </table:table-cell>
          <table:table-cell table:style-name="ce15" table:formula="of:=IF([.O45]&lt;&gt;&quot;&quot;;[.P45] &amp; [.O4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4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4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46]&amp;&quot;'&quot;" office:value-type="string" office:string-value="'cq':''" calcext:value-type="string">
            <text:p>'cq':''</text:p>
          </table:table-cell>
          <table:table-cell table:style-name="ce16" table:formula="of:=&quot;'exame':&quot; &amp; IF([.D4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46]&amp;&quot;'&quot;" office:value-type="string" office:string-value="'aliquota':''" calcext:value-type="string">
            <text:p>'aliquota':''</text:p>
          </table:table-cell>
          <table:table-cell table:style-name="ce16" table:formula="of:=IF(AND([.A46]&lt;&gt;&quot;&quot;;[.B46]&lt;&gt;&quot;&quot;;[.E46]&lt;&gt;&quot;&quot;); &quot;{ &quot; &amp; COM.MICROSOFT.TEXTJOIN(&quot;, &quot;;0;[.J46:.N46]) &amp; &quot; }&quot;;&quot;&quot;)">
            <text:p/>
          </table:table-cell>
          <table:table-cell table:style-name="ce15" table:formula="of:=IF(AND([.O45]=&quot;&quot;;[.O44]=&quot;&quot;);&quot;&quot;;&quot;, &quot;)">
            <text:p/>
          </table:table-cell>
          <table:table-cell table:style-name="ce15" table:formula="of:=IF([.O46]&lt;&gt;&quot;&quot;;[.P46] &amp; [.O4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4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4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47]&amp;&quot;'&quot;" office:value-type="string" office:string-value="'cq':''" calcext:value-type="string">
            <text:p>'cq':''</text:p>
          </table:table-cell>
          <table:table-cell table:style-name="ce16" table:formula="of:=&quot;'exame':&quot; &amp; IF([.D4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47]&amp;&quot;'&quot;" office:value-type="string" office:string-value="'aliquota':''" calcext:value-type="string">
            <text:p>'aliquota':''</text:p>
          </table:table-cell>
          <table:table-cell table:style-name="ce16" table:formula="of:=IF(AND([.A47]&lt;&gt;&quot;&quot;;[.B47]&lt;&gt;&quot;&quot;;[.E47]&lt;&gt;&quot;&quot;); &quot;{ &quot; &amp; COM.MICROSOFT.TEXTJOIN(&quot;, &quot;;0;[.J47:.N47]) &amp; &quot; }&quot;;&quot;&quot;)">
            <text:p/>
          </table:table-cell>
          <table:table-cell table:style-name="ce15" table:formula="of:=IF(AND([.O46]=&quot;&quot;;[.O45]=&quot;&quot;);&quot;&quot;;&quot;, &quot;)">
            <text:p/>
          </table:table-cell>
          <table:table-cell table:style-name="ce15" table:formula="of:=IF([.O47]&lt;&gt;&quot;&quot;;[.P47] &amp; [.O4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4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4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48]&amp;&quot;'&quot;" office:value-type="string" office:string-value="'cq':''" calcext:value-type="string">
            <text:p>'cq':''</text:p>
          </table:table-cell>
          <table:table-cell table:style-name="ce16" table:formula="of:=&quot;'exame':&quot; &amp; IF([.D4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48]&amp;&quot;'&quot;" office:value-type="string" office:string-value="'aliquota':''" calcext:value-type="string">
            <text:p>'aliquota':''</text:p>
          </table:table-cell>
          <table:table-cell table:style-name="ce16" table:formula="of:=IF(AND([.A48]&lt;&gt;&quot;&quot;;[.B48]&lt;&gt;&quot;&quot;;[.E48]&lt;&gt;&quot;&quot;); &quot;{ &quot; &amp; COM.MICROSOFT.TEXTJOIN(&quot;, &quot;;0;[.J48:.N48]) &amp; &quot; }&quot;;&quot;&quot;)">
            <text:p/>
          </table:table-cell>
          <table:table-cell table:style-name="ce15" table:formula="of:=IF(AND([.O47]=&quot;&quot;;[.O46]=&quot;&quot;);&quot;&quot;;&quot;, &quot;)">
            <text:p/>
          </table:table-cell>
          <table:table-cell table:style-name="ce15" table:formula="of:=IF([.O48]&lt;&gt;&quot;&quot;;[.P48] &amp; [.O4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4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4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49]&amp;&quot;'&quot;" office:value-type="string" office:string-value="'cq':''" calcext:value-type="string">
            <text:p>'cq':''</text:p>
          </table:table-cell>
          <table:table-cell table:style-name="ce16" table:formula="of:=&quot;'exame':&quot; &amp; IF([.D4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49]&amp;&quot;'&quot;" office:value-type="string" office:string-value="'aliquota':''" calcext:value-type="string">
            <text:p>'aliquota':''</text:p>
          </table:table-cell>
          <table:table-cell table:style-name="ce16" table:formula="of:=IF(AND([.A49]&lt;&gt;&quot;&quot;;[.B49]&lt;&gt;&quot;&quot;;[.E49]&lt;&gt;&quot;&quot;); &quot;{ &quot; &amp; COM.MICROSOFT.TEXTJOIN(&quot;, &quot;;0;[.J49:.N49]) &amp; &quot; }&quot;;&quot;&quot;)">
            <text:p/>
          </table:table-cell>
          <table:table-cell table:style-name="ce15" table:formula="of:=IF(AND([.O48]=&quot;&quot;;[.O47]=&quot;&quot;);&quot;&quot;;&quot;, &quot;)">
            <text:p/>
          </table:table-cell>
          <table:table-cell table:style-name="ce15" table:formula="of:=IF([.O49]&lt;&gt;&quot;&quot;;[.P49] &amp; [.O4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5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5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50]&amp;&quot;'&quot;" office:value-type="string" office:string-value="'cq':''" calcext:value-type="string">
            <text:p>'cq':''</text:p>
          </table:table-cell>
          <table:table-cell table:style-name="ce16" table:formula="of:=&quot;'exame':&quot; &amp; IF([.D5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50]&amp;&quot;'&quot;" office:value-type="string" office:string-value="'aliquota':''" calcext:value-type="string">
            <text:p>'aliquota':''</text:p>
          </table:table-cell>
          <table:table-cell table:style-name="ce16" table:formula="of:=IF(AND([.A50]&lt;&gt;&quot;&quot;;[.B50]&lt;&gt;&quot;&quot;;[.E50]&lt;&gt;&quot;&quot;); &quot;{ &quot; &amp; COM.MICROSOFT.TEXTJOIN(&quot;, &quot;;0;[.J50:.N50]) &amp; &quot; }&quot;;&quot;&quot;)">
            <text:p/>
          </table:table-cell>
          <table:table-cell table:style-name="ce15" table:formula="of:=IF(AND([.O49]=&quot;&quot;;[.O48]=&quot;&quot;);&quot;&quot;;&quot;, &quot;)">
            <text:p/>
          </table:table-cell>
          <table:table-cell table:style-name="ce15" table:formula="of:=IF([.O50]&lt;&gt;&quot;&quot;;[.P50] &amp; [.O5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5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5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51]&amp;&quot;'&quot;" office:value-type="string" office:string-value="'cq':''" calcext:value-type="string">
            <text:p>'cq':''</text:p>
          </table:table-cell>
          <table:table-cell table:style-name="ce16" table:formula="of:=&quot;'exame':&quot; &amp; IF([.D5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51]&amp;&quot;'&quot;" office:value-type="string" office:string-value="'aliquota':''" calcext:value-type="string">
            <text:p>'aliquota':''</text:p>
          </table:table-cell>
          <table:table-cell table:style-name="ce16" table:formula="of:=IF(AND([.A51]&lt;&gt;&quot;&quot;;[.B51]&lt;&gt;&quot;&quot;;[.E51]&lt;&gt;&quot;&quot;); &quot;{ &quot; &amp; COM.MICROSOFT.TEXTJOIN(&quot;, &quot;;0;[.J51:.N51]) &amp; &quot; }&quot;;&quot;&quot;)">
            <text:p/>
          </table:table-cell>
          <table:table-cell table:style-name="ce15" table:formula="of:=IF(AND([.O50]=&quot;&quot;;[.O49]=&quot;&quot;);&quot;&quot;;&quot;, &quot;)">
            <text:p/>
          </table:table-cell>
          <table:table-cell table:style-name="ce15" table:formula="of:=IF([.O51]&lt;&gt;&quot;&quot;;[.P51] &amp; [.O5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5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5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52]&amp;&quot;'&quot;" office:value-type="string" office:string-value="'cq':''" calcext:value-type="string">
            <text:p>'cq':''</text:p>
          </table:table-cell>
          <table:table-cell table:style-name="ce16" table:formula="of:=&quot;'exame':&quot; &amp; IF([.D5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52]&amp;&quot;'&quot;" office:value-type="string" office:string-value="'aliquota':''" calcext:value-type="string">
            <text:p>'aliquota':''</text:p>
          </table:table-cell>
          <table:table-cell table:style-name="ce16" table:formula="of:=IF(AND([.A52]&lt;&gt;&quot;&quot;;[.B52]&lt;&gt;&quot;&quot;;[.E52]&lt;&gt;&quot;&quot;); &quot;{ &quot; &amp; COM.MICROSOFT.TEXTJOIN(&quot;, &quot;;0;[.J52:.N52]) &amp; &quot; }&quot;;&quot;&quot;)">
            <text:p/>
          </table:table-cell>
          <table:table-cell table:style-name="ce15" table:formula="of:=IF(AND([.O51]=&quot;&quot;;[.O50]=&quot;&quot;);&quot;&quot;;&quot;, &quot;)">
            <text:p/>
          </table:table-cell>
          <table:table-cell table:style-name="ce15" table:formula="of:=IF([.O52]&lt;&gt;&quot;&quot;;[.P52] &amp; [.O5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5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5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53]&amp;&quot;'&quot;" office:value-type="string" office:string-value="'cq':''" calcext:value-type="string">
            <text:p>'cq':''</text:p>
          </table:table-cell>
          <table:table-cell table:style-name="ce16" table:formula="of:=&quot;'exame':&quot; &amp; IF([.D5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53]&amp;&quot;'&quot;" office:value-type="string" office:string-value="'aliquota':''" calcext:value-type="string">
            <text:p>'aliquota':''</text:p>
          </table:table-cell>
          <table:table-cell table:style-name="ce16" table:formula="of:=IF(AND([.A53]&lt;&gt;&quot;&quot;;[.B53]&lt;&gt;&quot;&quot;;[.E53]&lt;&gt;&quot;&quot;); &quot;{ &quot; &amp; COM.MICROSOFT.TEXTJOIN(&quot;, &quot;;0;[.J53:.N53]) &amp; &quot; }&quot;;&quot;&quot;)">
            <text:p/>
          </table:table-cell>
          <table:table-cell table:style-name="ce15" table:formula="of:=IF(AND([.O52]=&quot;&quot;;[.O51]=&quot;&quot;);&quot;&quot;;&quot;, &quot;)">
            <text:p/>
          </table:table-cell>
          <table:table-cell table:style-name="ce15" table:formula="of:=IF([.O53]&lt;&gt;&quot;&quot;;[.P53] &amp; [.O5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5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5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54]&amp;&quot;'&quot;" office:value-type="string" office:string-value="'cq':''" calcext:value-type="string">
            <text:p>'cq':''</text:p>
          </table:table-cell>
          <table:table-cell table:style-name="ce16" table:formula="of:=&quot;'exame':&quot; &amp; IF([.D5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54]&amp;&quot;'&quot;" office:value-type="string" office:string-value="'aliquota':''" calcext:value-type="string">
            <text:p>'aliquota':''</text:p>
          </table:table-cell>
          <table:table-cell table:style-name="ce16" table:formula="of:=IF(AND([.A54]&lt;&gt;&quot;&quot;;[.B54]&lt;&gt;&quot;&quot;;[.E54]&lt;&gt;&quot;&quot;); &quot;{ &quot; &amp; COM.MICROSOFT.TEXTJOIN(&quot;, &quot;;0;[.J54:.N54]) &amp; &quot; }&quot;;&quot;&quot;)">
            <text:p/>
          </table:table-cell>
          <table:table-cell table:style-name="ce15" table:formula="of:=IF(AND([.O53]=&quot;&quot;;[.O52]=&quot;&quot;);&quot;&quot;;&quot;, &quot;)">
            <text:p/>
          </table:table-cell>
          <table:table-cell table:style-name="ce15" table:formula="of:=IF([.O54]&lt;&gt;&quot;&quot;;[.P54] &amp; [.O5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5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5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55]&amp;&quot;'&quot;" office:value-type="string" office:string-value="'cq':''" calcext:value-type="string">
            <text:p>'cq':''</text:p>
          </table:table-cell>
          <table:table-cell table:style-name="ce16" table:formula="of:=&quot;'exame':&quot; &amp; IF([.D5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55]&amp;&quot;'&quot;" office:value-type="string" office:string-value="'aliquota':''" calcext:value-type="string">
            <text:p>'aliquota':''</text:p>
          </table:table-cell>
          <table:table-cell table:style-name="ce16" table:formula="of:=IF(AND([.A55]&lt;&gt;&quot;&quot;;[.B55]&lt;&gt;&quot;&quot;;[.E55]&lt;&gt;&quot;&quot;); &quot;{ &quot; &amp; COM.MICROSOFT.TEXTJOIN(&quot;, &quot;;0;[.J55:.N55]) &amp; &quot; }&quot;;&quot;&quot;)">
            <text:p/>
          </table:table-cell>
          <table:table-cell table:style-name="ce15" table:formula="of:=IF(AND([.O54]=&quot;&quot;;[.O53]=&quot;&quot;);&quot;&quot;;&quot;, &quot;)">
            <text:p/>
          </table:table-cell>
          <table:table-cell table:style-name="ce15" table:formula="of:=IF([.O55]&lt;&gt;&quot;&quot;;[.P55] &amp; [.O5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5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5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56]&amp;&quot;'&quot;" office:value-type="string" office:string-value="'cq':''" calcext:value-type="string">
            <text:p>'cq':''</text:p>
          </table:table-cell>
          <table:table-cell table:style-name="ce16" table:formula="of:=&quot;'exame':&quot; &amp; IF([.D5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56]&amp;&quot;'&quot;" office:value-type="string" office:string-value="'aliquota':''" calcext:value-type="string">
            <text:p>'aliquota':''</text:p>
          </table:table-cell>
          <table:table-cell table:style-name="ce16" table:formula="of:=IF(AND([.A56]&lt;&gt;&quot;&quot;;[.B56]&lt;&gt;&quot;&quot;;[.E56]&lt;&gt;&quot;&quot;); &quot;{ &quot; &amp; COM.MICROSOFT.TEXTJOIN(&quot;, &quot;;0;[.J56:.N56]) &amp; &quot; }&quot;;&quot;&quot;)">
            <text:p/>
          </table:table-cell>
          <table:table-cell table:style-name="ce15" table:formula="of:=IF(AND([.O55]=&quot;&quot;;[.O54]=&quot;&quot;);&quot;&quot;;&quot;, &quot;)">
            <text:p/>
          </table:table-cell>
          <table:table-cell table:style-name="ce15" table:formula="of:=IF([.O56]&lt;&gt;&quot;&quot;;[.P56] &amp; [.O5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5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5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57]&amp;&quot;'&quot;" office:value-type="string" office:string-value="'cq':''" calcext:value-type="string">
            <text:p>'cq':''</text:p>
          </table:table-cell>
          <table:table-cell table:style-name="ce16" table:formula="of:=&quot;'exame':&quot; &amp; IF([.D5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57]&amp;&quot;'&quot;" office:value-type="string" office:string-value="'aliquota':''" calcext:value-type="string">
            <text:p>'aliquota':''</text:p>
          </table:table-cell>
          <table:table-cell table:style-name="ce16" table:formula="of:=IF(AND([.A57]&lt;&gt;&quot;&quot;;[.B57]&lt;&gt;&quot;&quot;;[.E57]&lt;&gt;&quot;&quot;); &quot;{ &quot; &amp; COM.MICROSOFT.TEXTJOIN(&quot;, &quot;;0;[.J57:.N57]) &amp; &quot; }&quot;;&quot;&quot;)">
            <text:p/>
          </table:table-cell>
          <table:table-cell table:style-name="ce15" table:formula="of:=IF(AND([.O56]=&quot;&quot;;[.O55]=&quot;&quot;);&quot;&quot;;&quot;, &quot;)">
            <text:p/>
          </table:table-cell>
          <table:table-cell table:style-name="ce15" table:formula="of:=IF([.O57]&lt;&gt;&quot;&quot;;[.P57] &amp; [.O5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5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5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58]&amp;&quot;'&quot;" office:value-type="string" office:string-value="'cq':''" calcext:value-type="string">
            <text:p>'cq':''</text:p>
          </table:table-cell>
          <table:table-cell table:style-name="ce16" table:formula="of:=&quot;'exame':&quot; &amp; IF([.D5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58]&amp;&quot;'&quot;" office:value-type="string" office:string-value="'aliquota':''" calcext:value-type="string">
            <text:p>'aliquota':''</text:p>
          </table:table-cell>
          <table:table-cell table:style-name="ce16" table:formula="of:=IF(AND([.A58]&lt;&gt;&quot;&quot;;[.B58]&lt;&gt;&quot;&quot;;[.E58]&lt;&gt;&quot;&quot;); &quot;{ &quot; &amp; COM.MICROSOFT.TEXTJOIN(&quot;, &quot;;0;[.J58:.N58]) &amp; &quot; }&quot;;&quot;&quot;)">
            <text:p/>
          </table:table-cell>
          <table:table-cell table:style-name="ce15" table:formula="of:=IF(AND([.O57]=&quot;&quot;;[.O56]=&quot;&quot;);&quot;&quot;;&quot;, &quot;)">
            <text:p/>
          </table:table-cell>
          <table:table-cell table:style-name="ce15" table:formula="of:=IF([.O58]&lt;&gt;&quot;&quot;;[.P58] &amp; [.O5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5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5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59]&amp;&quot;'&quot;" office:value-type="string" office:string-value="'cq':''" calcext:value-type="string">
            <text:p>'cq':''</text:p>
          </table:table-cell>
          <table:table-cell table:style-name="ce16" table:formula="of:=&quot;'exame':&quot; &amp; IF([.D5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59]&amp;&quot;'&quot;" office:value-type="string" office:string-value="'aliquota':''" calcext:value-type="string">
            <text:p>'aliquota':''</text:p>
          </table:table-cell>
          <table:table-cell table:style-name="ce16" table:formula="of:=IF(AND([.A59]&lt;&gt;&quot;&quot;;[.B59]&lt;&gt;&quot;&quot;;[.E59]&lt;&gt;&quot;&quot;); &quot;{ &quot; &amp; COM.MICROSOFT.TEXTJOIN(&quot;, &quot;;0;[.J59:.N59]) &amp; &quot; }&quot;;&quot;&quot;)">
            <text:p/>
          </table:table-cell>
          <table:table-cell table:style-name="ce15" table:formula="of:=IF(AND([.O58]=&quot;&quot;;[.O57]=&quot;&quot;);&quot;&quot;;&quot;, &quot;)">
            <text:p/>
          </table:table-cell>
          <table:table-cell table:style-name="ce15" table:formula="of:=IF([.O59]&lt;&gt;&quot;&quot;;[.P59] &amp; [.O5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6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6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60]&amp;&quot;'&quot;" office:value-type="string" office:string-value="'cq':''" calcext:value-type="string">
            <text:p>'cq':''</text:p>
          </table:table-cell>
          <table:table-cell table:style-name="ce16" table:formula="of:=&quot;'exame':&quot; &amp; IF([.D6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60]&amp;&quot;'&quot;" office:value-type="string" office:string-value="'aliquota':''" calcext:value-type="string">
            <text:p>'aliquota':''</text:p>
          </table:table-cell>
          <table:table-cell table:style-name="ce16" table:formula="of:=IF(AND([.A60]&lt;&gt;&quot;&quot;;[.B60]&lt;&gt;&quot;&quot;;[.E60]&lt;&gt;&quot;&quot;); &quot;{ &quot; &amp; COM.MICROSOFT.TEXTJOIN(&quot;, &quot;;0;[.J60:.N60]) &amp; &quot; }&quot;;&quot;&quot;)">
            <text:p/>
          </table:table-cell>
          <table:table-cell table:style-name="ce15" table:formula="of:=IF(AND([.O59]=&quot;&quot;;[.O58]=&quot;&quot;);&quot;&quot;;&quot;, &quot;)">
            <text:p/>
          </table:table-cell>
          <table:table-cell table:style-name="ce15" table:formula="of:=IF([.O60]&lt;&gt;&quot;&quot;;[.P60] &amp; [.O6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6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6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61]&amp;&quot;'&quot;" office:value-type="string" office:string-value="'cq':''" calcext:value-type="string">
            <text:p>'cq':''</text:p>
          </table:table-cell>
          <table:table-cell table:style-name="ce16" table:formula="of:=&quot;'exame':&quot; &amp; IF([.D6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61]&amp;&quot;'&quot;" office:value-type="string" office:string-value="'aliquota':''" calcext:value-type="string">
            <text:p>'aliquota':''</text:p>
          </table:table-cell>
          <table:table-cell table:style-name="ce16" table:formula="of:=IF(AND([.A61]&lt;&gt;&quot;&quot;;[.B61]&lt;&gt;&quot;&quot;;[.E61]&lt;&gt;&quot;&quot;); &quot;{ &quot; &amp; COM.MICROSOFT.TEXTJOIN(&quot;, &quot;;0;[.J61:.N61]) &amp; &quot; }&quot;;&quot;&quot;)">
            <text:p/>
          </table:table-cell>
          <table:table-cell table:style-name="ce15" table:formula="of:=IF(AND([.O60]=&quot;&quot;;[.O59]=&quot;&quot;);&quot;&quot;;&quot;, &quot;)">
            <text:p/>
          </table:table-cell>
          <table:table-cell table:style-name="ce15" table:formula="of:=IF([.O61]&lt;&gt;&quot;&quot;;[.P61] &amp; [.O6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6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6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62]&amp;&quot;'&quot;" office:value-type="string" office:string-value="'cq':''" calcext:value-type="string">
            <text:p>'cq':''</text:p>
          </table:table-cell>
          <table:table-cell table:style-name="ce16" table:formula="of:=&quot;'exame':&quot; &amp; IF([.D6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62]&amp;&quot;'&quot;" office:value-type="string" office:string-value="'aliquota':''" calcext:value-type="string">
            <text:p>'aliquota':''</text:p>
          </table:table-cell>
          <table:table-cell table:style-name="ce16" table:formula="of:=IF(AND([.A62]&lt;&gt;&quot;&quot;;[.B62]&lt;&gt;&quot;&quot;;[.E62]&lt;&gt;&quot;&quot;); &quot;{ &quot; &amp; COM.MICROSOFT.TEXTJOIN(&quot;, &quot;;0;[.J62:.N62]) &amp; &quot; }&quot;;&quot;&quot;)">
            <text:p/>
          </table:table-cell>
          <table:table-cell table:style-name="ce15" table:formula="of:=IF(AND([.O61]=&quot;&quot;;[.O60]=&quot;&quot;);&quot;&quot;;&quot;, &quot;)">
            <text:p/>
          </table:table-cell>
          <table:table-cell table:style-name="ce15" table:formula="of:=IF([.O62]&lt;&gt;&quot;&quot;;[.P62] &amp; [.O6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6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6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63]&amp;&quot;'&quot;" office:value-type="string" office:string-value="'cq':''" calcext:value-type="string">
            <text:p>'cq':''</text:p>
          </table:table-cell>
          <table:table-cell table:style-name="ce16" table:formula="of:=&quot;'exame':&quot; &amp; IF([.D6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63]&amp;&quot;'&quot;" office:value-type="string" office:string-value="'aliquota':''" calcext:value-type="string">
            <text:p>'aliquota':''</text:p>
          </table:table-cell>
          <table:table-cell table:style-name="ce16" table:formula="of:=IF(AND([.A63]&lt;&gt;&quot;&quot;;[.B63]&lt;&gt;&quot;&quot;;[.E63]&lt;&gt;&quot;&quot;); &quot;{ &quot; &amp; COM.MICROSOFT.TEXTJOIN(&quot;, &quot;;0;[.J63:.N63]) &amp; &quot; }&quot;;&quot;&quot;)">
            <text:p/>
          </table:table-cell>
          <table:table-cell table:style-name="ce15" table:formula="of:=IF(AND([.O62]=&quot;&quot;;[.O61]=&quot;&quot;);&quot;&quot;;&quot;, &quot;)">
            <text:p/>
          </table:table-cell>
          <table:table-cell table:style-name="ce15" table:formula="of:=IF([.O63]&lt;&gt;&quot;&quot;;[.P63] &amp; [.O6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6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6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64]&amp;&quot;'&quot;" office:value-type="string" office:string-value="'cq':''" calcext:value-type="string">
            <text:p>'cq':''</text:p>
          </table:table-cell>
          <table:table-cell table:style-name="ce16" table:formula="of:=&quot;'exame':&quot; &amp; IF([.D6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64]&amp;&quot;'&quot;" office:value-type="string" office:string-value="'aliquota':''" calcext:value-type="string">
            <text:p>'aliquota':''</text:p>
          </table:table-cell>
          <table:table-cell table:style-name="ce16" table:formula="of:=IF(AND([.A64]&lt;&gt;&quot;&quot;;[.B64]&lt;&gt;&quot;&quot;;[.E64]&lt;&gt;&quot;&quot;); &quot;{ &quot; &amp; COM.MICROSOFT.TEXTJOIN(&quot;, &quot;;0;[.J64:.N64]) &amp; &quot; }&quot;;&quot;&quot;)">
            <text:p/>
          </table:table-cell>
          <table:table-cell table:style-name="ce15" table:formula="of:=IF(AND([.O63]=&quot;&quot;;[.O62]=&quot;&quot;);&quot;&quot;;&quot;, &quot;)">
            <text:p/>
          </table:table-cell>
          <table:table-cell table:style-name="ce15" table:formula="of:=IF([.O64]&lt;&gt;&quot;&quot;;[.P64] &amp; [.O6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6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6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65]&amp;&quot;'&quot;" office:value-type="string" office:string-value="'cq':''" calcext:value-type="string">
            <text:p>'cq':''</text:p>
          </table:table-cell>
          <table:table-cell table:style-name="ce16" table:formula="of:=&quot;'exame':&quot; &amp; IF([.D6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65]&amp;&quot;'&quot;" office:value-type="string" office:string-value="'aliquota':''" calcext:value-type="string">
            <text:p>'aliquota':''</text:p>
          </table:table-cell>
          <table:table-cell table:style-name="ce16" table:formula="of:=IF(AND([.A65]&lt;&gt;&quot;&quot;;[.B65]&lt;&gt;&quot;&quot;;[.E65]&lt;&gt;&quot;&quot;); &quot;{ &quot; &amp; COM.MICROSOFT.TEXTJOIN(&quot;, &quot;;0;[.J65:.N65]) &amp; &quot; }&quot;;&quot;&quot;)">
            <text:p/>
          </table:table-cell>
          <table:table-cell table:style-name="ce15" table:formula="of:=IF(AND([.O64]=&quot;&quot;;[.O63]=&quot;&quot;);&quot;&quot;;&quot;, &quot;)">
            <text:p/>
          </table:table-cell>
          <table:table-cell table:style-name="ce15" table:formula="of:=IF([.O65]&lt;&gt;&quot;&quot;;[.P65] &amp; [.O6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6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6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66]&amp;&quot;'&quot;" office:value-type="string" office:string-value="'cq':''" calcext:value-type="string">
            <text:p>'cq':''</text:p>
          </table:table-cell>
          <table:table-cell table:style-name="ce16" table:formula="of:=&quot;'exame':&quot; &amp; IF([.D6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66]&amp;&quot;'&quot;" office:value-type="string" office:string-value="'aliquota':''" calcext:value-type="string">
            <text:p>'aliquota':''</text:p>
          </table:table-cell>
          <table:table-cell table:style-name="ce16" table:formula="of:=IF(AND([.A66]&lt;&gt;&quot;&quot;;[.B66]&lt;&gt;&quot;&quot;;[.E66]&lt;&gt;&quot;&quot;); &quot;{ &quot; &amp; COM.MICROSOFT.TEXTJOIN(&quot;, &quot;;0;[.J66:.N66]) &amp; &quot; }&quot;;&quot;&quot;)">
            <text:p/>
          </table:table-cell>
          <table:table-cell table:style-name="ce15" table:formula="of:=IF(AND([.O65]=&quot;&quot;;[.O64]=&quot;&quot;);&quot;&quot;;&quot;, &quot;)">
            <text:p/>
          </table:table-cell>
          <table:table-cell table:style-name="ce15" table:formula="of:=IF([.O66]&lt;&gt;&quot;&quot;;[.P66] &amp; [.O6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6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6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67]&amp;&quot;'&quot;" office:value-type="string" office:string-value="'cq':''" calcext:value-type="string">
            <text:p>'cq':''</text:p>
          </table:table-cell>
          <table:table-cell table:style-name="ce16" table:formula="of:=&quot;'exame':&quot; &amp; IF([.D6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67]&amp;&quot;'&quot;" office:value-type="string" office:string-value="'aliquota':''" calcext:value-type="string">
            <text:p>'aliquota':''</text:p>
          </table:table-cell>
          <table:table-cell table:style-name="ce16" table:formula="of:=IF(AND([.A67]&lt;&gt;&quot;&quot;;[.B67]&lt;&gt;&quot;&quot;;[.E67]&lt;&gt;&quot;&quot;); &quot;{ &quot; &amp; COM.MICROSOFT.TEXTJOIN(&quot;, &quot;;0;[.J67:.N67]) &amp; &quot; }&quot;;&quot;&quot;)">
            <text:p/>
          </table:table-cell>
          <table:table-cell table:style-name="ce15" table:formula="of:=IF(AND([.O66]=&quot;&quot;;[.O65]=&quot;&quot;);&quot;&quot;;&quot;, &quot;)">
            <text:p/>
          </table:table-cell>
          <table:table-cell table:style-name="ce15" table:formula="of:=IF([.O67]&lt;&gt;&quot;&quot;;[.P67] &amp; [.O6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6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6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68]&amp;&quot;'&quot;" office:value-type="string" office:string-value="'cq':''" calcext:value-type="string">
            <text:p>'cq':''</text:p>
          </table:table-cell>
          <table:table-cell table:style-name="ce16" table:formula="of:=&quot;'exame':&quot; &amp; IF([.D6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68]&amp;&quot;'&quot;" office:value-type="string" office:string-value="'aliquota':''" calcext:value-type="string">
            <text:p>'aliquota':''</text:p>
          </table:table-cell>
          <table:table-cell table:style-name="ce16" table:formula="of:=IF(AND([.A68]&lt;&gt;&quot;&quot;;[.B68]&lt;&gt;&quot;&quot;;[.E68]&lt;&gt;&quot;&quot;); &quot;{ &quot; &amp; COM.MICROSOFT.TEXTJOIN(&quot;, &quot;;0;[.J68:.N68]) &amp; &quot; }&quot;;&quot;&quot;)">
            <text:p/>
          </table:table-cell>
          <table:table-cell table:style-name="ce15" table:formula="of:=IF(AND([.O67]=&quot;&quot;;[.O66]=&quot;&quot;);&quot;&quot;;&quot;, &quot;)">
            <text:p/>
          </table:table-cell>
          <table:table-cell table:style-name="ce15" table:formula="of:=IF([.O68]&lt;&gt;&quot;&quot;;[.P68] &amp; [.O6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6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6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69]&amp;&quot;'&quot;" office:value-type="string" office:string-value="'cq':''" calcext:value-type="string">
            <text:p>'cq':''</text:p>
          </table:table-cell>
          <table:table-cell table:style-name="ce16" table:formula="of:=&quot;'exame':&quot; &amp; IF([.D6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69]&amp;&quot;'&quot;" office:value-type="string" office:string-value="'aliquota':''" calcext:value-type="string">
            <text:p>'aliquota':''</text:p>
          </table:table-cell>
          <table:table-cell table:style-name="ce16" table:formula="of:=IF(AND([.A69]&lt;&gt;&quot;&quot;;[.B69]&lt;&gt;&quot;&quot;;[.E69]&lt;&gt;&quot;&quot;); &quot;{ &quot; &amp; COM.MICROSOFT.TEXTJOIN(&quot;, &quot;;0;[.J69:.N69]) &amp; &quot; }&quot;;&quot;&quot;)">
            <text:p/>
          </table:table-cell>
          <table:table-cell table:style-name="ce15" table:formula="of:=IF(AND([.O68]=&quot;&quot;;[.O67]=&quot;&quot;);&quot;&quot;;&quot;, &quot;)">
            <text:p/>
          </table:table-cell>
          <table:table-cell table:style-name="ce15" table:formula="of:=IF([.O69]&lt;&gt;&quot;&quot;;[.P69] &amp; [.O6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7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7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70]&amp;&quot;'&quot;" office:value-type="string" office:string-value="'cq':''" calcext:value-type="string">
            <text:p>'cq':''</text:p>
          </table:table-cell>
          <table:table-cell table:style-name="ce16" table:formula="of:=&quot;'exame':&quot; &amp; IF([.D7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70]&amp;&quot;'&quot;" office:value-type="string" office:string-value="'aliquota':''" calcext:value-type="string">
            <text:p>'aliquota':''</text:p>
          </table:table-cell>
          <table:table-cell table:style-name="ce16" table:formula="of:=IF(AND([.A70]&lt;&gt;&quot;&quot;;[.B70]&lt;&gt;&quot;&quot;;[.E70]&lt;&gt;&quot;&quot;); &quot;{ &quot; &amp; COM.MICROSOFT.TEXTJOIN(&quot;, &quot;;0;[.J70:.N70]) &amp; &quot; }&quot;;&quot;&quot;)">
            <text:p/>
          </table:table-cell>
          <table:table-cell table:style-name="ce15" table:formula="of:=IF(AND([.O69]=&quot;&quot;;[.O68]=&quot;&quot;);&quot;&quot;;&quot;, &quot;)">
            <text:p/>
          </table:table-cell>
          <table:table-cell table:style-name="ce15" table:formula="of:=IF([.O70]&lt;&gt;&quot;&quot;;[.P70] &amp; [.O7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7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7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71]&amp;&quot;'&quot;" office:value-type="string" office:string-value="'cq':''" calcext:value-type="string">
            <text:p>'cq':''</text:p>
          </table:table-cell>
          <table:table-cell table:style-name="ce16" table:formula="of:=&quot;'exame':&quot; &amp; IF([.D7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71]&amp;&quot;'&quot;" office:value-type="string" office:string-value="'aliquota':''" calcext:value-type="string">
            <text:p>'aliquota':''</text:p>
          </table:table-cell>
          <table:table-cell table:style-name="ce16" table:formula="of:=IF(AND([.A71]&lt;&gt;&quot;&quot;;[.B71]&lt;&gt;&quot;&quot;;[.E71]&lt;&gt;&quot;&quot;); &quot;{ &quot; &amp; COM.MICROSOFT.TEXTJOIN(&quot;, &quot;;0;[.J71:.N71]) &amp; &quot; }&quot;;&quot;&quot;)">
            <text:p/>
          </table:table-cell>
          <table:table-cell table:style-name="ce15" table:formula="of:=IF(AND([.O70]=&quot;&quot;;[.O69]=&quot;&quot;);&quot;&quot;;&quot;, &quot;)">
            <text:p/>
          </table:table-cell>
          <table:table-cell table:style-name="ce15" table:formula="of:=IF([.O71]&lt;&gt;&quot;&quot;;[.P71] &amp; [.O7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7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7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72]&amp;&quot;'&quot;" office:value-type="string" office:string-value="'cq':''" calcext:value-type="string">
            <text:p>'cq':''</text:p>
          </table:table-cell>
          <table:table-cell table:style-name="ce16" table:formula="of:=&quot;'exame':&quot; &amp; IF([.D7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72]&amp;&quot;'&quot;" office:value-type="string" office:string-value="'aliquota':''" calcext:value-type="string">
            <text:p>'aliquota':''</text:p>
          </table:table-cell>
          <table:table-cell table:style-name="ce16" table:formula="of:=IF(AND([.A72]&lt;&gt;&quot;&quot;;[.B72]&lt;&gt;&quot;&quot;;[.E72]&lt;&gt;&quot;&quot;); &quot;{ &quot; &amp; COM.MICROSOFT.TEXTJOIN(&quot;, &quot;;0;[.J72:.N72]) &amp; &quot; }&quot;;&quot;&quot;)">
            <text:p/>
          </table:table-cell>
          <table:table-cell table:style-name="ce15" table:formula="of:=IF(AND([.O71]=&quot;&quot;;[.O70]=&quot;&quot;);&quot;&quot;;&quot;, &quot;)">
            <text:p/>
          </table:table-cell>
          <table:table-cell table:style-name="ce15" table:formula="of:=IF([.O72]&lt;&gt;&quot;&quot;;[.P72] &amp; [.O7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7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7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73]&amp;&quot;'&quot;" office:value-type="string" office:string-value="'cq':''" calcext:value-type="string">
            <text:p>'cq':''</text:p>
          </table:table-cell>
          <table:table-cell table:style-name="ce16" table:formula="of:=&quot;'exame':&quot; &amp; IF([.D7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73]&amp;&quot;'&quot;" office:value-type="string" office:string-value="'aliquota':''" calcext:value-type="string">
            <text:p>'aliquota':''</text:p>
          </table:table-cell>
          <table:table-cell table:style-name="ce16" table:formula="of:=IF(AND([.A73]&lt;&gt;&quot;&quot;;[.B73]&lt;&gt;&quot;&quot;;[.E73]&lt;&gt;&quot;&quot;); &quot;{ &quot; &amp; COM.MICROSOFT.TEXTJOIN(&quot;, &quot;;0;[.J73:.N73]) &amp; &quot; }&quot;;&quot;&quot;)">
            <text:p/>
          </table:table-cell>
          <table:table-cell table:style-name="ce15" table:formula="of:=IF(AND([.O72]=&quot;&quot;;[.O71]=&quot;&quot;);&quot;&quot;;&quot;, &quot;)">
            <text:p/>
          </table:table-cell>
          <table:table-cell table:style-name="ce15" table:formula="of:=IF([.O73]&lt;&gt;&quot;&quot;;[.P73] &amp; [.O7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7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7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74]&amp;&quot;'&quot;" office:value-type="string" office:string-value="'cq':''" calcext:value-type="string">
            <text:p>'cq':''</text:p>
          </table:table-cell>
          <table:table-cell table:style-name="ce16" table:formula="of:=&quot;'exame':&quot; &amp; IF([.D7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74]&amp;&quot;'&quot;" office:value-type="string" office:string-value="'aliquota':''" calcext:value-type="string">
            <text:p>'aliquota':''</text:p>
          </table:table-cell>
          <table:table-cell table:style-name="ce16" table:formula="of:=IF(AND([.A74]&lt;&gt;&quot;&quot;;[.B74]&lt;&gt;&quot;&quot;;[.E74]&lt;&gt;&quot;&quot;); &quot;{ &quot; &amp; COM.MICROSOFT.TEXTJOIN(&quot;, &quot;;0;[.J74:.N74]) &amp; &quot; }&quot;;&quot;&quot;)">
            <text:p/>
          </table:table-cell>
          <table:table-cell table:style-name="ce15" table:formula="of:=IF(AND([.O73]=&quot;&quot;;[.O72]=&quot;&quot;);&quot;&quot;;&quot;, &quot;)">
            <text:p/>
          </table:table-cell>
          <table:table-cell table:style-name="ce15" table:formula="of:=IF([.O74]&lt;&gt;&quot;&quot;;[.P74] &amp; [.O7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7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7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75]&amp;&quot;'&quot;" office:value-type="string" office:string-value="'cq':''" calcext:value-type="string">
            <text:p>'cq':''</text:p>
          </table:table-cell>
          <table:table-cell table:style-name="ce16" table:formula="of:=&quot;'exame':&quot; &amp; IF([.D7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75]&amp;&quot;'&quot;" office:value-type="string" office:string-value="'aliquota':''" calcext:value-type="string">
            <text:p>'aliquota':''</text:p>
          </table:table-cell>
          <table:table-cell table:style-name="ce16" table:formula="of:=IF(AND([.A75]&lt;&gt;&quot;&quot;;[.B75]&lt;&gt;&quot;&quot;;[.E75]&lt;&gt;&quot;&quot;); &quot;{ &quot; &amp; COM.MICROSOFT.TEXTJOIN(&quot;, &quot;;0;[.J75:.N75]) &amp; &quot; }&quot;;&quot;&quot;)">
            <text:p/>
          </table:table-cell>
          <table:table-cell table:style-name="ce15" table:formula="of:=IF(AND([.O74]=&quot;&quot;;[.O73]=&quot;&quot;);&quot;&quot;;&quot;, &quot;)">
            <text:p/>
          </table:table-cell>
          <table:table-cell table:style-name="ce15" table:formula="of:=IF([.O75]&lt;&gt;&quot;&quot;;[.P75] &amp; [.O7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7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7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76]&amp;&quot;'&quot;" office:value-type="string" office:string-value="'cq':''" calcext:value-type="string">
            <text:p>'cq':''</text:p>
          </table:table-cell>
          <table:table-cell table:style-name="ce16" table:formula="of:=&quot;'exame':&quot; &amp; IF([.D7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76]&amp;&quot;'&quot;" office:value-type="string" office:string-value="'aliquota':''" calcext:value-type="string">
            <text:p>'aliquota':''</text:p>
          </table:table-cell>
          <table:table-cell table:style-name="ce16" table:formula="of:=IF(AND([.A76]&lt;&gt;&quot;&quot;;[.B76]&lt;&gt;&quot;&quot;;[.E76]&lt;&gt;&quot;&quot;); &quot;{ &quot; &amp; COM.MICROSOFT.TEXTJOIN(&quot;, &quot;;0;[.J76:.N76]) &amp; &quot; }&quot;;&quot;&quot;)">
            <text:p/>
          </table:table-cell>
          <table:table-cell table:style-name="ce15" table:formula="of:=IF(AND([.O75]=&quot;&quot;;[.O74]=&quot;&quot;);&quot;&quot;;&quot;, &quot;)">
            <text:p/>
          </table:table-cell>
          <table:table-cell table:style-name="ce15" table:formula="of:=IF([.O76]&lt;&gt;&quot;&quot;;[.P76] &amp; [.O7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7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7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77]&amp;&quot;'&quot;" office:value-type="string" office:string-value="'cq':''" calcext:value-type="string">
            <text:p>'cq':''</text:p>
          </table:table-cell>
          <table:table-cell table:style-name="ce16" table:formula="of:=&quot;'exame':&quot; &amp; IF([.D7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77]&amp;&quot;'&quot;" office:value-type="string" office:string-value="'aliquota':''" calcext:value-type="string">
            <text:p>'aliquota':''</text:p>
          </table:table-cell>
          <table:table-cell table:style-name="ce16" table:formula="of:=IF(AND([.A77]&lt;&gt;&quot;&quot;;[.B77]&lt;&gt;&quot;&quot;;[.E77]&lt;&gt;&quot;&quot;); &quot;{ &quot; &amp; COM.MICROSOFT.TEXTJOIN(&quot;, &quot;;0;[.J77:.N77]) &amp; &quot; }&quot;;&quot;&quot;)">
            <text:p/>
          </table:table-cell>
          <table:table-cell table:style-name="ce15" table:formula="of:=IF(AND([.O76]=&quot;&quot;;[.O75]=&quot;&quot;);&quot;&quot;;&quot;, &quot;)">
            <text:p/>
          </table:table-cell>
          <table:table-cell table:style-name="ce15" table:formula="of:=IF([.O77]&lt;&gt;&quot;&quot;;[.P77] &amp; [.O7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7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7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78]&amp;&quot;'&quot;" office:value-type="string" office:string-value="'cq':''" calcext:value-type="string">
            <text:p>'cq':''</text:p>
          </table:table-cell>
          <table:table-cell table:style-name="ce16" table:formula="of:=&quot;'exame':&quot; &amp; IF([.D7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78]&amp;&quot;'&quot;" office:value-type="string" office:string-value="'aliquota':''" calcext:value-type="string">
            <text:p>'aliquota':''</text:p>
          </table:table-cell>
          <table:table-cell table:style-name="ce16" table:formula="of:=IF(AND([.A78]&lt;&gt;&quot;&quot;;[.B78]&lt;&gt;&quot;&quot;;[.E78]&lt;&gt;&quot;&quot;); &quot;{ &quot; &amp; COM.MICROSOFT.TEXTJOIN(&quot;, &quot;;0;[.J78:.N78]) &amp; &quot; }&quot;;&quot;&quot;)">
            <text:p/>
          </table:table-cell>
          <table:table-cell table:style-name="ce15" table:formula="of:=IF(AND([.O77]=&quot;&quot;;[.O76]=&quot;&quot;);&quot;&quot;;&quot;, &quot;)">
            <text:p/>
          </table:table-cell>
          <table:table-cell table:style-name="ce15" table:formula="of:=IF([.O78]&lt;&gt;&quot;&quot;;[.P78] &amp; [.O7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7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7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79]&amp;&quot;'&quot;" office:value-type="string" office:string-value="'cq':''" calcext:value-type="string">
            <text:p>'cq':''</text:p>
          </table:table-cell>
          <table:table-cell table:style-name="ce16" table:formula="of:=&quot;'exame':&quot; &amp; IF([.D7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79]&amp;&quot;'&quot;" office:value-type="string" office:string-value="'aliquota':''" calcext:value-type="string">
            <text:p>'aliquota':''</text:p>
          </table:table-cell>
          <table:table-cell table:style-name="ce16" table:formula="of:=IF(AND([.A79]&lt;&gt;&quot;&quot;;[.B79]&lt;&gt;&quot;&quot;;[.E79]&lt;&gt;&quot;&quot;); &quot;{ &quot; &amp; COM.MICROSOFT.TEXTJOIN(&quot;, &quot;;0;[.J79:.N79]) &amp; &quot; }&quot;;&quot;&quot;)">
            <text:p/>
          </table:table-cell>
          <table:table-cell table:style-name="ce15" table:formula="of:=IF(AND([.O78]=&quot;&quot;;[.O77]=&quot;&quot;);&quot;&quot;;&quot;, &quot;)">
            <text:p/>
          </table:table-cell>
          <table:table-cell table:style-name="ce15" table:formula="of:=IF([.O79]&lt;&gt;&quot;&quot;;[.P79] &amp; [.O7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8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8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80]&amp;&quot;'&quot;" office:value-type="string" office:string-value="'cq':''" calcext:value-type="string">
            <text:p>'cq':''</text:p>
          </table:table-cell>
          <table:table-cell table:style-name="ce16" table:formula="of:=&quot;'exame':&quot; &amp; IF([.D8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80]&amp;&quot;'&quot;" office:value-type="string" office:string-value="'aliquota':''" calcext:value-type="string">
            <text:p>'aliquota':''</text:p>
          </table:table-cell>
          <table:table-cell table:style-name="ce16" table:formula="of:=IF(AND([.A80]&lt;&gt;&quot;&quot;;[.B80]&lt;&gt;&quot;&quot;;[.E80]&lt;&gt;&quot;&quot;); &quot;{ &quot; &amp; COM.MICROSOFT.TEXTJOIN(&quot;, &quot;;0;[.J80:.N80]) &amp; &quot; }&quot;;&quot;&quot;)">
            <text:p/>
          </table:table-cell>
          <table:table-cell table:style-name="ce15" table:formula="of:=IF(AND([.O79]=&quot;&quot;;[.O78]=&quot;&quot;);&quot;&quot;;&quot;, &quot;)">
            <text:p/>
          </table:table-cell>
          <table:table-cell table:style-name="ce15" table:formula="of:=IF([.O80]&lt;&gt;&quot;&quot;;[.P80] &amp; [.O8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8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8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81]&amp;&quot;'&quot;" office:value-type="string" office:string-value="'cq':''" calcext:value-type="string">
            <text:p>'cq':''</text:p>
          </table:table-cell>
          <table:table-cell table:style-name="ce16" table:formula="of:=&quot;'exame':&quot; &amp; IF([.D8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81]&amp;&quot;'&quot;" office:value-type="string" office:string-value="'aliquota':''" calcext:value-type="string">
            <text:p>'aliquota':''</text:p>
          </table:table-cell>
          <table:table-cell table:style-name="ce16" table:formula="of:=IF(AND([.A81]&lt;&gt;&quot;&quot;;[.B81]&lt;&gt;&quot;&quot;;[.E81]&lt;&gt;&quot;&quot;); &quot;{ &quot; &amp; COM.MICROSOFT.TEXTJOIN(&quot;, &quot;;0;[.J81:.N81]) &amp; &quot; }&quot;;&quot;&quot;)">
            <text:p/>
          </table:table-cell>
          <table:table-cell table:style-name="ce15" table:formula="of:=IF(AND([.O80]=&quot;&quot;;[.O79]=&quot;&quot;);&quot;&quot;;&quot;, &quot;)">
            <text:p/>
          </table:table-cell>
          <table:table-cell table:style-name="ce15" table:formula="of:=IF([.O81]&lt;&gt;&quot;&quot;;[.P81] &amp; [.O8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8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8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82]&amp;&quot;'&quot;" office:value-type="string" office:string-value="'cq':''" calcext:value-type="string">
            <text:p>'cq':''</text:p>
          </table:table-cell>
          <table:table-cell table:style-name="ce16" table:formula="of:=&quot;'exame':&quot; &amp; IF([.D8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82]&amp;&quot;'&quot;" office:value-type="string" office:string-value="'aliquota':''" calcext:value-type="string">
            <text:p>'aliquota':''</text:p>
          </table:table-cell>
          <table:table-cell table:style-name="ce16" table:formula="of:=IF(AND([.A82]&lt;&gt;&quot;&quot;;[.B82]&lt;&gt;&quot;&quot;;[.E82]&lt;&gt;&quot;&quot;); &quot;{ &quot; &amp; COM.MICROSOFT.TEXTJOIN(&quot;, &quot;;0;[.J82:.N82]) &amp; &quot; }&quot;;&quot;&quot;)">
            <text:p/>
          </table:table-cell>
          <table:table-cell table:style-name="ce15" table:formula="of:=IF(AND([.O81]=&quot;&quot;;[.O80]=&quot;&quot;);&quot;&quot;;&quot;, &quot;)">
            <text:p/>
          </table:table-cell>
          <table:table-cell table:style-name="ce15" table:formula="of:=IF([.O82]&lt;&gt;&quot;&quot;;[.P82] &amp; [.O8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8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8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83]&amp;&quot;'&quot;" office:value-type="string" office:string-value="'cq':''" calcext:value-type="string">
            <text:p>'cq':''</text:p>
          </table:table-cell>
          <table:table-cell table:style-name="ce16" table:formula="of:=&quot;'exame':&quot; &amp; IF([.D8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83]&amp;&quot;'&quot;" office:value-type="string" office:string-value="'aliquota':''" calcext:value-type="string">
            <text:p>'aliquota':''</text:p>
          </table:table-cell>
          <table:table-cell table:style-name="ce16" table:formula="of:=IF(AND([.A83]&lt;&gt;&quot;&quot;;[.B83]&lt;&gt;&quot;&quot;;[.E83]&lt;&gt;&quot;&quot;); &quot;{ &quot; &amp; COM.MICROSOFT.TEXTJOIN(&quot;, &quot;;0;[.J83:.N83]) &amp; &quot; }&quot;;&quot;&quot;)">
            <text:p/>
          </table:table-cell>
          <table:table-cell table:style-name="ce15" table:formula="of:=IF(AND([.O82]=&quot;&quot;;[.O81]=&quot;&quot;);&quot;&quot;;&quot;, &quot;)">
            <text:p/>
          </table:table-cell>
          <table:table-cell table:style-name="ce15" table:formula="of:=IF([.O83]&lt;&gt;&quot;&quot;;[.P83] &amp; [.O8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8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8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84]&amp;&quot;'&quot;" office:value-type="string" office:string-value="'cq':''" calcext:value-type="string">
            <text:p>'cq':''</text:p>
          </table:table-cell>
          <table:table-cell table:style-name="ce16" table:formula="of:=&quot;'exame':&quot; &amp; IF([.D8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84]&amp;&quot;'&quot;" office:value-type="string" office:string-value="'aliquota':''" calcext:value-type="string">
            <text:p>'aliquota':''</text:p>
          </table:table-cell>
          <table:table-cell table:style-name="ce16" table:formula="of:=IF(AND([.A84]&lt;&gt;&quot;&quot;;[.B84]&lt;&gt;&quot;&quot;;[.E84]&lt;&gt;&quot;&quot;); &quot;{ &quot; &amp; COM.MICROSOFT.TEXTJOIN(&quot;, &quot;;0;[.J84:.N84]) &amp; &quot; }&quot;;&quot;&quot;)">
            <text:p/>
          </table:table-cell>
          <table:table-cell table:style-name="ce15" table:formula="of:=IF(AND([.O83]=&quot;&quot;;[.O82]=&quot;&quot;);&quot;&quot;;&quot;, &quot;)">
            <text:p/>
          </table:table-cell>
          <table:table-cell table:style-name="ce15" table:formula="of:=IF([.O84]&lt;&gt;&quot;&quot;;[.P84] &amp; [.O8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8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8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85]&amp;&quot;'&quot;" office:value-type="string" office:string-value="'cq':''" calcext:value-type="string">
            <text:p>'cq':''</text:p>
          </table:table-cell>
          <table:table-cell table:style-name="ce16" table:formula="of:=&quot;'exame':&quot; &amp; IF([.D8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85]&amp;&quot;'&quot;" office:value-type="string" office:string-value="'aliquota':''" calcext:value-type="string">
            <text:p>'aliquota':''</text:p>
          </table:table-cell>
          <table:table-cell table:style-name="ce16" table:formula="of:=IF(AND([.A85]&lt;&gt;&quot;&quot;;[.B85]&lt;&gt;&quot;&quot;;[.E85]&lt;&gt;&quot;&quot;); &quot;{ &quot; &amp; COM.MICROSOFT.TEXTJOIN(&quot;, &quot;;0;[.J85:.N85]) &amp; &quot; }&quot;;&quot;&quot;)">
            <text:p/>
          </table:table-cell>
          <table:table-cell table:style-name="ce15" table:formula="of:=IF(AND([.O84]=&quot;&quot;;[.O83]=&quot;&quot;);&quot;&quot;;&quot;, &quot;)">
            <text:p/>
          </table:table-cell>
          <table:table-cell table:style-name="ce15" table:formula="of:=IF([.O85]&lt;&gt;&quot;&quot;;[.P85] &amp; [.O8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8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8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86]&amp;&quot;'&quot;" office:value-type="string" office:string-value="'cq':''" calcext:value-type="string">
            <text:p>'cq':''</text:p>
          </table:table-cell>
          <table:table-cell table:style-name="ce16" table:formula="of:=&quot;'exame':&quot; &amp; IF([.D8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86]&amp;&quot;'&quot;" office:value-type="string" office:string-value="'aliquota':''" calcext:value-type="string">
            <text:p>'aliquota':''</text:p>
          </table:table-cell>
          <table:table-cell table:style-name="ce16" table:formula="of:=IF(AND([.A86]&lt;&gt;&quot;&quot;;[.B86]&lt;&gt;&quot;&quot;;[.E86]&lt;&gt;&quot;&quot;); &quot;{ &quot; &amp; COM.MICROSOFT.TEXTJOIN(&quot;, &quot;;0;[.J86:.N86]) &amp; &quot; }&quot;;&quot;&quot;)">
            <text:p/>
          </table:table-cell>
          <table:table-cell table:style-name="ce15" table:formula="of:=IF(AND([.O85]=&quot;&quot;;[.O84]=&quot;&quot;);&quot;&quot;;&quot;, &quot;)">
            <text:p/>
          </table:table-cell>
          <table:table-cell table:style-name="ce15" table:formula="of:=IF([.O86]&lt;&gt;&quot;&quot;;[.P86] &amp; [.O8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8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8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87]&amp;&quot;'&quot;" office:value-type="string" office:string-value="'cq':''" calcext:value-type="string">
            <text:p>'cq':''</text:p>
          </table:table-cell>
          <table:table-cell table:style-name="ce16" table:formula="of:=&quot;'exame':&quot; &amp; IF([.D8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87]&amp;&quot;'&quot;" office:value-type="string" office:string-value="'aliquota':''" calcext:value-type="string">
            <text:p>'aliquota':''</text:p>
          </table:table-cell>
          <table:table-cell table:style-name="ce16" table:formula="of:=IF(AND([.A87]&lt;&gt;&quot;&quot;;[.B87]&lt;&gt;&quot;&quot;;[.E87]&lt;&gt;&quot;&quot;); &quot;{ &quot; &amp; COM.MICROSOFT.TEXTJOIN(&quot;, &quot;;0;[.J87:.N87]) &amp; &quot; }&quot;;&quot;&quot;)">
            <text:p/>
          </table:table-cell>
          <table:table-cell table:style-name="ce15" table:formula="of:=IF(AND([.O86]=&quot;&quot;;[.O85]=&quot;&quot;);&quot;&quot;;&quot;, &quot;)">
            <text:p/>
          </table:table-cell>
          <table:table-cell table:style-name="ce15" table:formula="of:=IF([.O87]&lt;&gt;&quot;&quot;;[.P87] &amp; [.O8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8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8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88]&amp;&quot;'&quot;" office:value-type="string" office:string-value="'cq':''" calcext:value-type="string">
            <text:p>'cq':''</text:p>
          </table:table-cell>
          <table:table-cell table:style-name="ce16" table:formula="of:=&quot;'exame':&quot; &amp; IF([.D8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88]&amp;&quot;'&quot;" office:value-type="string" office:string-value="'aliquota':''" calcext:value-type="string">
            <text:p>'aliquota':''</text:p>
          </table:table-cell>
          <table:table-cell table:style-name="ce16" table:formula="of:=IF(AND([.A88]&lt;&gt;&quot;&quot;;[.B88]&lt;&gt;&quot;&quot;;[.E88]&lt;&gt;&quot;&quot;); &quot;{ &quot; &amp; COM.MICROSOFT.TEXTJOIN(&quot;, &quot;;0;[.J88:.N88]) &amp; &quot; }&quot;;&quot;&quot;)">
            <text:p/>
          </table:table-cell>
          <table:table-cell table:style-name="ce15" table:formula="of:=IF(AND([.O87]=&quot;&quot;;[.O86]=&quot;&quot;);&quot;&quot;;&quot;, &quot;)">
            <text:p/>
          </table:table-cell>
          <table:table-cell table:style-name="ce15" table:formula="of:=IF([.O88]&lt;&gt;&quot;&quot;;[.P88] &amp; [.O8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8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8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89]&amp;&quot;'&quot;" office:value-type="string" office:string-value="'cq':''" calcext:value-type="string">
            <text:p>'cq':''</text:p>
          </table:table-cell>
          <table:table-cell table:style-name="ce16" table:formula="of:=&quot;'exame':&quot; &amp; IF([.D8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89]&amp;&quot;'&quot;" office:value-type="string" office:string-value="'aliquota':''" calcext:value-type="string">
            <text:p>'aliquota':''</text:p>
          </table:table-cell>
          <table:table-cell table:style-name="ce16" table:formula="of:=IF(AND([.A89]&lt;&gt;&quot;&quot;;[.B89]&lt;&gt;&quot;&quot;;[.E89]&lt;&gt;&quot;&quot;); &quot;{ &quot; &amp; COM.MICROSOFT.TEXTJOIN(&quot;, &quot;;0;[.J89:.N89]) &amp; &quot; }&quot;;&quot;&quot;)">
            <text:p/>
          </table:table-cell>
          <table:table-cell table:style-name="ce15" table:formula="of:=IF(AND([.O88]=&quot;&quot;;[.O87]=&quot;&quot;);&quot;&quot;;&quot;, &quot;)">
            <text:p/>
          </table:table-cell>
          <table:table-cell table:style-name="ce15" table:formula="of:=IF([.O89]&lt;&gt;&quot;&quot;;[.P89] &amp; [.O8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9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9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90]&amp;&quot;'&quot;" office:value-type="string" office:string-value="'cq':''" calcext:value-type="string">
            <text:p>'cq':''</text:p>
          </table:table-cell>
          <table:table-cell table:style-name="ce16" table:formula="of:=&quot;'exame':&quot; &amp; IF([.D9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90]&amp;&quot;'&quot;" office:value-type="string" office:string-value="'aliquota':''" calcext:value-type="string">
            <text:p>'aliquota':''</text:p>
          </table:table-cell>
          <table:table-cell table:style-name="ce16" table:formula="of:=IF(AND([.A90]&lt;&gt;&quot;&quot;;[.B90]&lt;&gt;&quot;&quot;;[.E90]&lt;&gt;&quot;&quot;); &quot;{ &quot; &amp; COM.MICROSOFT.TEXTJOIN(&quot;, &quot;;0;[.J90:.N90]) &amp; &quot; }&quot;;&quot;&quot;)">
            <text:p/>
          </table:table-cell>
          <table:table-cell table:style-name="ce15" table:formula="of:=IF(AND([.O89]=&quot;&quot;;[.O88]=&quot;&quot;);&quot;&quot;;&quot;, &quot;)">
            <text:p/>
          </table:table-cell>
          <table:table-cell table:style-name="ce15" table:formula="of:=IF([.O90]&lt;&gt;&quot;&quot;;[.P90] &amp; [.O9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9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9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91]&amp;&quot;'&quot;" office:value-type="string" office:string-value="'cq':''" calcext:value-type="string">
            <text:p>'cq':''</text:p>
          </table:table-cell>
          <table:table-cell table:style-name="ce16" table:formula="of:=&quot;'exame':&quot; &amp; IF([.D9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91]&amp;&quot;'&quot;" office:value-type="string" office:string-value="'aliquota':''" calcext:value-type="string">
            <text:p>'aliquota':''</text:p>
          </table:table-cell>
          <table:table-cell table:style-name="ce16" table:formula="of:=IF(AND([.A91]&lt;&gt;&quot;&quot;;[.B91]&lt;&gt;&quot;&quot;;[.E91]&lt;&gt;&quot;&quot;); &quot;{ &quot; &amp; COM.MICROSOFT.TEXTJOIN(&quot;, &quot;;0;[.J91:.N91]) &amp; &quot; }&quot;;&quot;&quot;)">
            <text:p/>
          </table:table-cell>
          <table:table-cell table:style-name="ce15" table:formula="of:=IF(AND([.O90]=&quot;&quot;;[.O89]=&quot;&quot;);&quot;&quot;;&quot;, &quot;)">
            <text:p/>
          </table:table-cell>
          <table:table-cell table:style-name="ce15" table:formula="of:=IF([.O91]&lt;&gt;&quot;&quot;;[.P91] &amp; [.O9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9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9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92]&amp;&quot;'&quot;" office:value-type="string" office:string-value="'cq':''" calcext:value-type="string">
            <text:p>'cq':''</text:p>
          </table:table-cell>
          <table:table-cell table:style-name="ce16" table:formula="of:=&quot;'exame':&quot; &amp; IF([.D9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92]&amp;&quot;'&quot;" office:value-type="string" office:string-value="'aliquota':''" calcext:value-type="string">
            <text:p>'aliquota':''</text:p>
          </table:table-cell>
          <table:table-cell table:style-name="ce16" table:formula="of:=IF(AND([.A92]&lt;&gt;&quot;&quot;;[.B92]&lt;&gt;&quot;&quot;;[.E92]&lt;&gt;&quot;&quot;); &quot;{ &quot; &amp; COM.MICROSOFT.TEXTJOIN(&quot;, &quot;;0;[.J92:.N92]) &amp; &quot; }&quot;;&quot;&quot;)">
            <text:p/>
          </table:table-cell>
          <table:table-cell table:style-name="ce15" table:formula="of:=IF(AND([.O91]=&quot;&quot;;[.O90]=&quot;&quot;);&quot;&quot;;&quot;, &quot;)">
            <text:p/>
          </table:table-cell>
          <table:table-cell table:style-name="ce15" table:formula="of:=IF([.O92]&lt;&gt;&quot;&quot;;[.P92] &amp; [.O9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9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9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93]&amp;&quot;'&quot;" office:value-type="string" office:string-value="'cq':''" calcext:value-type="string">
            <text:p>'cq':''</text:p>
          </table:table-cell>
          <table:table-cell table:style-name="ce16" table:formula="of:=&quot;'exame':&quot; &amp; IF([.D9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93]&amp;&quot;'&quot;" office:value-type="string" office:string-value="'aliquota':''" calcext:value-type="string">
            <text:p>'aliquota':''</text:p>
          </table:table-cell>
          <table:table-cell table:style-name="ce16" table:formula="of:=IF(AND([.A93]&lt;&gt;&quot;&quot;;[.B93]&lt;&gt;&quot;&quot;;[.E93]&lt;&gt;&quot;&quot;); &quot;{ &quot; &amp; COM.MICROSOFT.TEXTJOIN(&quot;, &quot;;0;[.J93:.N93]) &amp; &quot; }&quot;;&quot;&quot;)">
            <text:p/>
          </table:table-cell>
          <table:table-cell table:style-name="ce15" table:formula="of:=IF(AND([.O92]=&quot;&quot;;[.O91]=&quot;&quot;);&quot;&quot;;&quot;, &quot;)">
            <text:p/>
          </table:table-cell>
          <table:table-cell table:style-name="ce15" table:formula="of:=IF([.O93]&lt;&gt;&quot;&quot;;[.P93] &amp; [.O9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9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9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94]&amp;&quot;'&quot;" office:value-type="string" office:string-value="'cq':''" calcext:value-type="string">
            <text:p>'cq':''</text:p>
          </table:table-cell>
          <table:table-cell table:style-name="ce16" table:formula="of:=&quot;'exame':&quot; &amp; IF([.D9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94]&amp;&quot;'&quot;" office:value-type="string" office:string-value="'aliquota':''" calcext:value-type="string">
            <text:p>'aliquota':''</text:p>
          </table:table-cell>
          <table:table-cell table:style-name="ce16" table:formula="of:=IF(AND([.A94]&lt;&gt;&quot;&quot;;[.B94]&lt;&gt;&quot;&quot;;[.E94]&lt;&gt;&quot;&quot;); &quot;{ &quot; &amp; COM.MICROSOFT.TEXTJOIN(&quot;, &quot;;0;[.J94:.N94]) &amp; &quot; }&quot;;&quot;&quot;)">
            <text:p/>
          </table:table-cell>
          <table:table-cell table:style-name="ce15" table:formula="of:=IF(AND([.O93]=&quot;&quot;;[.O92]=&quot;&quot;);&quot;&quot;;&quot;, &quot;)">
            <text:p/>
          </table:table-cell>
          <table:table-cell table:style-name="ce15" table:formula="of:=IF([.O94]&lt;&gt;&quot;&quot;;[.P94] &amp; [.O9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9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9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95]&amp;&quot;'&quot;" office:value-type="string" office:string-value="'cq':''" calcext:value-type="string">
            <text:p>'cq':''</text:p>
          </table:table-cell>
          <table:table-cell table:style-name="ce16" table:formula="of:=&quot;'exame':&quot; &amp; IF([.D9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95]&amp;&quot;'&quot;" office:value-type="string" office:string-value="'aliquota':''" calcext:value-type="string">
            <text:p>'aliquota':''</text:p>
          </table:table-cell>
          <table:table-cell table:style-name="ce16" table:formula="of:=IF(AND([.A95]&lt;&gt;&quot;&quot;;[.B95]&lt;&gt;&quot;&quot;;[.E95]&lt;&gt;&quot;&quot;); &quot;{ &quot; &amp; COM.MICROSOFT.TEXTJOIN(&quot;, &quot;;0;[.J95:.N95]) &amp; &quot; }&quot;;&quot;&quot;)">
            <text:p/>
          </table:table-cell>
          <table:table-cell table:style-name="ce15" table:formula="of:=IF(AND([.O94]=&quot;&quot;;[.O93]=&quot;&quot;);&quot;&quot;;&quot;, &quot;)">
            <text:p/>
          </table:table-cell>
          <table:table-cell table:style-name="ce15" table:formula="of:=IF([.O95]&lt;&gt;&quot;&quot;;[.P95] &amp; [.O9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9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9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96]&amp;&quot;'&quot;" office:value-type="string" office:string-value="'cq':''" calcext:value-type="string">
            <text:p>'cq':''</text:p>
          </table:table-cell>
          <table:table-cell table:style-name="ce16" table:formula="of:=&quot;'exame':&quot; &amp; IF([.D9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96]&amp;&quot;'&quot;" office:value-type="string" office:string-value="'aliquota':''" calcext:value-type="string">
            <text:p>'aliquota':''</text:p>
          </table:table-cell>
          <table:table-cell table:style-name="ce16" table:formula="of:=IF(AND([.A96]&lt;&gt;&quot;&quot;;[.B96]&lt;&gt;&quot;&quot;;[.E96]&lt;&gt;&quot;&quot;); &quot;{ &quot; &amp; COM.MICROSOFT.TEXTJOIN(&quot;, &quot;;0;[.J96:.N96]) &amp; &quot; }&quot;;&quot;&quot;)">
            <text:p/>
          </table:table-cell>
          <table:table-cell table:style-name="ce15" table:formula="of:=IF(AND([.O95]=&quot;&quot;;[.O94]=&quot;&quot;);&quot;&quot;;&quot;, &quot;)">
            <text:p/>
          </table:table-cell>
          <table:table-cell table:style-name="ce15" table:formula="of:=IF([.O96]&lt;&gt;&quot;&quot;;[.P96] &amp; [.O9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9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9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97]&amp;&quot;'&quot;" office:value-type="string" office:string-value="'cq':''" calcext:value-type="string">
            <text:p>'cq':''</text:p>
          </table:table-cell>
          <table:table-cell table:style-name="ce16" table:formula="of:=&quot;'exame':&quot; &amp; IF([.D9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97]&amp;&quot;'&quot;" office:value-type="string" office:string-value="'aliquota':''" calcext:value-type="string">
            <text:p>'aliquota':''</text:p>
          </table:table-cell>
          <table:table-cell table:style-name="ce16" table:formula="of:=IF(AND([.A97]&lt;&gt;&quot;&quot;;[.B97]&lt;&gt;&quot;&quot;;[.E97]&lt;&gt;&quot;&quot;); &quot;{ &quot; &amp; COM.MICROSOFT.TEXTJOIN(&quot;, &quot;;0;[.J97:.N97]) &amp; &quot; }&quot;;&quot;&quot;)">
            <text:p/>
          </table:table-cell>
          <table:table-cell table:style-name="ce15" table:formula="of:=IF(AND([.O96]=&quot;&quot;;[.O95]=&quot;&quot;);&quot;&quot;;&quot;, &quot;)">
            <text:p/>
          </table:table-cell>
          <table:table-cell table:style-name="ce15" table:formula="of:=IF([.O97]&lt;&gt;&quot;&quot;;[.P97] &amp; [.O9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9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9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98]&amp;&quot;'&quot;" office:value-type="string" office:string-value="'cq':''" calcext:value-type="string">
            <text:p>'cq':''</text:p>
          </table:table-cell>
          <table:table-cell table:style-name="ce16" table:formula="of:=&quot;'exame':&quot; &amp; IF([.D9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98]&amp;&quot;'&quot;" office:value-type="string" office:string-value="'aliquota':''" calcext:value-type="string">
            <text:p>'aliquota':''</text:p>
          </table:table-cell>
          <table:table-cell table:style-name="ce16" table:formula="of:=IF(AND([.A98]&lt;&gt;&quot;&quot;;[.B98]&lt;&gt;&quot;&quot;;[.E98]&lt;&gt;&quot;&quot;); &quot;{ &quot; &amp; COM.MICROSOFT.TEXTJOIN(&quot;, &quot;;0;[.J98:.N98]) &amp; &quot; }&quot;;&quot;&quot;)">
            <text:p/>
          </table:table-cell>
          <table:table-cell table:style-name="ce15" table:formula="of:=IF(AND([.O97]=&quot;&quot;;[.O96]=&quot;&quot;);&quot;&quot;;&quot;, &quot;)">
            <text:p/>
          </table:table-cell>
          <table:table-cell table:style-name="ce15" table:formula="of:=IF([.O98]&lt;&gt;&quot;&quot;;[.P98] &amp; [.O9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9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9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99]&amp;&quot;'&quot;" office:value-type="string" office:string-value="'cq':''" calcext:value-type="string">
            <text:p>'cq':''</text:p>
          </table:table-cell>
          <table:table-cell table:style-name="ce16" table:formula="of:=&quot;'exame':&quot; &amp; IF([.D9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99]&amp;&quot;'&quot;" office:value-type="string" office:string-value="'aliquota':''" calcext:value-type="string">
            <text:p>'aliquota':''</text:p>
          </table:table-cell>
          <table:table-cell table:style-name="ce16" table:formula="of:=IF(AND([.A99]&lt;&gt;&quot;&quot;;[.B99]&lt;&gt;&quot;&quot;;[.E99]&lt;&gt;&quot;&quot;); &quot;{ &quot; &amp; COM.MICROSOFT.TEXTJOIN(&quot;, &quot;;0;[.J99:.N99]) &amp; &quot; }&quot;;&quot;&quot;)">
            <text:p/>
          </table:table-cell>
          <table:table-cell table:style-name="ce15" table:formula="of:=IF(AND([.O98]=&quot;&quot;;[.O97]=&quot;&quot;);&quot;&quot;;&quot;, &quot;)">
            <text:p/>
          </table:table-cell>
          <table:table-cell table:style-name="ce15" table:formula="of:=IF([.O99]&lt;&gt;&quot;&quot;;[.P99] &amp; [.O9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0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0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00]&amp;&quot;'&quot;" office:value-type="string" office:string-value="'cq':''" calcext:value-type="string">
            <text:p>'cq':''</text:p>
          </table:table-cell>
          <table:table-cell table:style-name="ce16" table:formula="of:=&quot;'exame':&quot; &amp; IF([.D10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00]&amp;&quot;'&quot;" office:value-type="string" office:string-value="'aliquota':''" calcext:value-type="string">
            <text:p>'aliquota':''</text:p>
          </table:table-cell>
          <table:table-cell table:style-name="ce16" table:formula="of:=IF(AND([.A100]&lt;&gt;&quot;&quot;;[.B100]&lt;&gt;&quot;&quot;;[.E100]&lt;&gt;&quot;&quot;); &quot;{ &quot; &amp; COM.MICROSOFT.TEXTJOIN(&quot;, &quot;;0;[.J100:.N100]) &amp; &quot; }&quot;;&quot;&quot;)">
            <text:p/>
          </table:table-cell>
          <table:table-cell table:style-name="ce15" table:formula="of:=IF(AND([.O99]=&quot;&quot;;[.O98]=&quot;&quot;);&quot;&quot;;&quot;, &quot;)">
            <text:p/>
          </table:table-cell>
          <table:table-cell table:style-name="ce15" table:formula="of:=IF([.O100]&lt;&gt;&quot;&quot;;[.P100] &amp; [.O10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0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0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01]&amp;&quot;'&quot;" office:value-type="string" office:string-value="'cq':''" calcext:value-type="string">
            <text:p>'cq':''</text:p>
          </table:table-cell>
          <table:table-cell table:style-name="ce16" table:formula="of:=&quot;'exame':&quot; &amp; IF([.D10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01]&amp;&quot;'&quot;" office:value-type="string" office:string-value="'aliquota':''" calcext:value-type="string">
            <text:p>'aliquota':''</text:p>
          </table:table-cell>
          <table:table-cell table:style-name="ce16" table:formula="of:=IF(AND([.A101]&lt;&gt;&quot;&quot;;[.B101]&lt;&gt;&quot;&quot;;[.E101]&lt;&gt;&quot;&quot;); &quot;{ &quot; &amp; COM.MICROSOFT.TEXTJOIN(&quot;, &quot;;0;[.J101:.N101]) &amp; &quot; }&quot;;&quot;&quot;)">
            <text:p/>
          </table:table-cell>
          <table:table-cell table:style-name="ce15" table:formula="of:=IF(AND([.O100]=&quot;&quot;;[.O99]=&quot;&quot;);&quot;&quot;;&quot;, &quot;)">
            <text:p/>
          </table:table-cell>
          <table:table-cell table:style-name="ce15" table:formula="of:=IF([.O101]&lt;&gt;&quot;&quot;;[.P101] &amp; [.O10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0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0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02]&amp;&quot;'&quot;" office:value-type="string" office:string-value="'cq':''" calcext:value-type="string">
            <text:p>'cq':''</text:p>
          </table:table-cell>
          <table:table-cell table:style-name="ce16" table:formula="of:=&quot;'exame':&quot; &amp; IF([.D10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02]&amp;&quot;'&quot;" office:value-type="string" office:string-value="'aliquota':''" calcext:value-type="string">
            <text:p>'aliquota':''</text:p>
          </table:table-cell>
          <table:table-cell table:style-name="ce16" table:formula="of:=IF(AND([.A102]&lt;&gt;&quot;&quot;;[.B102]&lt;&gt;&quot;&quot;;[.E102]&lt;&gt;&quot;&quot;); &quot;{ &quot; &amp; COM.MICROSOFT.TEXTJOIN(&quot;, &quot;;0;[.J102:.N102]) &amp; &quot; }&quot;;&quot;&quot;)">
            <text:p/>
          </table:table-cell>
          <table:table-cell table:style-name="ce15" table:formula="of:=IF(AND([.O101]=&quot;&quot;;[.O100]=&quot;&quot;);&quot;&quot;;&quot;, &quot;)">
            <text:p/>
          </table:table-cell>
          <table:table-cell table:style-name="ce15" table:formula="of:=IF([.O102]&lt;&gt;&quot;&quot;;[.P102] &amp; [.O10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0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0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03]&amp;&quot;'&quot;" office:value-type="string" office:string-value="'cq':''" calcext:value-type="string">
            <text:p>'cq':''</text:p>
          </table:table-cell>
          <table:table-cell table:style-name="ce16" table:formula="of:=&quot;'exame':&quot; &amp; IF([.D10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03]&amp;&quot;'&quot;" office:value-type="string" office:string-value="'aliquota':''" calcext:value-type="string">
            <text:p>'aliquota':''</text:p>
          </table:table-cell>
          <table:table-cell table:style-name="ce16" table:formula="of:=IF(AND([.A103]&lt;&gt;&quot;&quot;;[.B103]&lt;&gt;&quot;&quot;;[.E103]&lt;&gt;&quot;&quot;); &quot;{ &quot; &amp; COM.MICROSOFT.TEXTJOIN(&quot;, &quot;;0;[.J103:.N103]) &amp; &quot; }&quot;;&quot;&quot;)">
            <text:p/>
          </table:table-cell>
          <table:table-cell table:style-name="ce15" table:formula="of:=IF(AND([.O102]=&quot;&quot;;[.O101]=&quot;&quot;);&quot;&quot;;&quot;, &quot;)">
            <text:p/>
          </table:table-cell>
          <table:table-cell table:style-name="ce15" table:formula="of:=IF([.O103]&lt;&gt;&quot;&quot;;[.P103] &amp; [.O10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0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0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04]&amp;&quot;'&quot;" office:value-type="string" office:string-value="'cq':''" calcext:value-type="string">
            <text:p>'cq':''</text:p>
          </table:table-cell>
          <table:table-cell table:style-name="ce16" table:formula="of:=&quot;'exame':&quot; &amp; IF([.D10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04]&amp;&quot;'&quot;" office:value-type="string" office:string-value="'aliquota':''" calcext:value-type="string">
            <text:p>'aliquota':''</text:p>
          </table:table-cell>
          <table:table-cell table:style-name="ce16" table:formula="of:=IF(AND([.A104]&lt;&gt;&quot;&quot;;[.B104]&lt;&gt;&quot;&quot;;[.E104]&lt;&gt;&quot;&quot;); &quot;{ &quot; &amp; COM.MICROSOFT.TEXTJOIN(&quot;, &quot;;0;[.J104:.N104]) &amp; &quot; }&quot;;&quot;&quot;)">
            <text:p/>
          </table:table-cell>
          <table:table-cell table:style-name="ce15" table:formula="of:=IF(AND([.O103]=&quot;&quot;;[.O102]=&quot;&quot;);&quot;&quot;;&quot;, &quot;)">
            <text:p/>
          </table:table-cell>
          <table:table-cell table:style-name="ce15" table:formula="of:=IF([.O104]&lt;&gt;&quot;&quot;;[.P104] &amp; [.O10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0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0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05]&amp;&quot;'&quot;" office:value-type="string" office:string-value="'cq':''" calcext:value-type="string">
            <text:p>'cq':''</text:p>
          </table:table-cell>
          <table:table-cell table:style-name="ce16" table:formula="of:=&quot;'exame':&quot; &amp; IF([.D10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05]&amp;&quot;'&quot;" office:value-type="string" office:string-value="'aliquota':''" calcext:value-type="string">
            <text:p>'aliquota':''</text:p>
          </table:table-cell>
          <table:table-cell table:style-name="ce16" table:formula="of:=IF(AND([.A105]&lt;&gt;&quot;&quot;;[.B105]&lt;&gt;&quot;&quot;;[.E105]&lt;&gt;&quot;&quot;); &quot;{ &quot; &amp; COM.MICROSOFT.TEXTJOIN(&quot;, &quot;;0;[.J105:.N105]) &amp; &quot; }&quot;;&quot;&quot;)">
            <text:p/>
          </table:table-cell>
          <table:table-cell table:style-name="ce15" table:formula="of:=IF(AND([.O104]=&quot;&quot;;[.O103]=&quot;&quot;);&quot;&quot;;&quot;, &quot;)">
            <text:p/>
          </table:table-cell>
          <table:table-cell table:style-name="ce15" table:formula="of:=IF([.O105]&lt;&gt;&quot;&quot;;[.P105] &amp; [.O10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0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0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06]&amp;&quot;'&quot;" office:value-type="string" office:string-value="'cq':''" calcext:value-type="string">
            <text:p>'cq':''</text:p>
          </table:table-cell>
          <table:table-cell table:style-name="ce16" table:formula="of:=&quot;'exame':&quot; &amp; IF([.D10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06]&amp;&quot;'&quot;" office:value-type="string" office:string-value="'aliquota':''" calcext:value-type="string">
            <text:p>'aliquota':''</text:p>
          </table:table-cell>
          <table:table-cell table:style-name="ce16" table:formula="of:=IF(AND([.A106]&lt;&gt;&quot;&quot;;[.B106]&lt;&gt;&quot;&quot;;[.E106]&lt;&gt;&quot;&quot;); &quot;{ &quot; &amp; COM.MICROSOFT.TEXTJOIN(&quot;, &quot;;0;[.J106:.N106]) &amp; &quot; }&quot;;&quot;&quot;)">
            <text:p/>
          </table:table-cell>
          <table:table-cell table:style-name="ce15" table:formula="of:=IF(AND([.O105]=&quot;&quot;;[.O104]=&quot;&quot;);&quot;&quot;;&quot;, &quot;)">
            <text:p/>
          </table:table-cell>
          <table:table-cell table:style-name="ce15" table:formula="of:=IF([.O106]&lt;&gt;&quot;&quot;;[.P106] &amp; [.O10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0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0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07]&amp;&quot;'&quot;" office:value-type="string" office:string-value="'cq':''" calcext:value-type="string">
            <text:p>'cq':''</text:p>
          </table:table-cell>
          <table:table-cell table:style-name="ce16" table:formula="of:=&quot;'exame':&quot; &amp; IF([.D10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07]&amp;&quot;'&quot;" office:value-type="string" office:string-value="'aliquota':''" calcext:value-type="string">
            <text:p>'aliquota':''</text:p>
          </table:table-cell>
          <table:table-cell table:style-name="ce16" table:formula="of:=IF(AND([.A107]&lt;&gt;&quot;&quot;;[.B107]&lt;&gt;&quot;&quot;;[.E107]&lt;&gt;&quot;&quot;); &quot;{ &quot; &amp; COM.MICROSOFT.TEXTJOIN(&quot;, &quot;;0;[.J107:.N107]) &amp; &quot; }&quot;;&quot;&quot;)">
            <text:p/>
          </table:table-cell>
          <table:table-cell table:style-name="ce15" table:formula="of:=IF(AND([.O106]=&quot;&quot;;[.O105]=&quot;&quot;);&quot;&quot;;&quot;, &quot;)">
            <text:p/>
          </table:table-cell>
          <table:table-cell table:style-name="ce15" table:formula="of:=IF([.O107]&lt;&gt;&quot;&quot;;[.P107] &amp; [.O10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0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0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08]&amp;&quot;'&quot;" office:value-type="string" office:string-value="'cq':''" calcext:value-type="string">
            <text:p>'cq':''</text:p>
          </table:table-cell>
          <table:table-cell table:style-name="ce16" table:formula="of:=&quot;'exame':&quot; &amp; IF([.D10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08]&amp;&quot;'&quot;" office:value-type="string" office:string-value="'aliquota':''" calcext:value-type="string">
            <text:p>'aliquota':''</text:p>
          </table:table-cell>
          <table:table-cell table:style-name="ce16" table:formula="of:=IF(AND([.A108]&lt;&gt;&quot;&quot;;[.B108]&lt;&gt;&quot;&quot;;[.E108]&lt;&gt;&quot;&quot;); &quot;{ &quot; &amp; COM.MICROSOFT.TEXTJOIN(&quot;, &quot;;0;[.J108:.N108]) &amp; &quot; }&quot;;&quot;&quot;)">
            <text:p/>
          </table:table-cell>
          <table:table-cell table:style-name="ce15" table:formula="of:=IF(AND([.O107]=&quot;&quot;;[.O106]=&quot;&quot;);&quot;&quot;;&quot;, &quot;)">
            <text:p/>
          </table:table-cell>
          <table:table-cell table:style-name="ce15" table:formula="of:=IF([.O108]&lt;&gt;&quot;&quot;;[.P108] &amp; [.O10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0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0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09]&amp;&quot;'&quot;" office:value-type="string" office:string-value="'cq':''" calcext:value-type="string">
            <text:p>'cq':''</text:p>
          </table:table-cell>
          <table:table-cell table:style-name="ce16" table:formula="of:=&quot;'exame':&quot; &amp; IF([.D10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09]&amp;&quot;'&quot;" office:value-type="string" office:string-value="'aliquota':''" calcext:value-type="string">
            <text:p>'aliquota':''</text:p>
          </table:table-cell>
          <table:table-cell table:style-name="ce16" table:formula="of:=IF(AND([.A109]&lt;&gt;&quot;&quot;;[.B109]&lt;&gt;&quot;&quot;;[.E109]&lt;&gt;&quot;&quot;); &quot;{ &quot; &amp; COM.MICROSOFT.TEXTJOIN(&quot;, &quot;;0;[.J109:.N109]) &amp; &quot; }&quot;;&quot;&quot;)">
            <text:p/>
          </table:table-cell>
          <table:table-cell table:style-name="ce15" table:formula="of:=IF(AND([.O108]=&quot;&quot;;[.O107]=&quot;&quot;);&quot;&quot;;&quot;, &quot;)">
            <text:p/>
          </table:table-cell>
          <table:table-cell table:style-name="ce15" table:formula="of:=IF([.O109]&lt;&gt;&quot;&quot;;[.P109] &amp; [.O10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1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1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10]&amp;&quot;'&quot;" office:value-type="string" office:string-value="'cq':''" calcext:value-type="string">
            <text:p>'cq':''</text:p>
          </table:table-cell>
          <table:table-cell table:style-name="ce16" table:formula="of:=&quot;'exame':&quot; &amp; IF([.D11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10]&amp;&quot;'&quot;" office:value-type="string" office:string-value="'aliquota':''" calcext:value-type="string">
            <text:p>'aliquota':''</text:p>
          </table:table-cell>
          <table:table-cell table:style-name="ce16" table:formula="of:=IF(AND([.A110]&lt;&gt;&quot;&quot;;[.B110]&lt;&gt;&quot;&quot;;[.E110]&lt;&gt;&quot;&quot;); &quot;{ &quot; &amp; COM.MICROSOFT.TEXTJOIN(&quot;, &quot;;0;[.J110:.N110]) &amp; &quot; }&quot;;&quot;&quot;)">
            <text:p/>
          </table:table-cell>
          <table:table-cell table:style-name="ce15" table:formula="of:=IF(AND([.O109]=&quot;&quot;;[.O108]=&quot;&quot;);&quot;&quot;;&quot;, &quot;)">
            <text:p/>
          </table:table-cell>
          <table:table-cell table:style-name="ce15" table:formula="of:=IF([.O110]&lt;&gt;&quot;&quot;;[.P110] &amp; [.O11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1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1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11]&amp;&quot;'&quot;" office:value-type="string" office:string-value="'cq':''" calcext:value-type="string">
            <text:p>'cq':''</text:p>
          </table:table-cell>
          <table:table-cell table:style-name="ce16" table:formula="of:=&quot;'exame':&quot; &amp; IF([.D11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11]&amp;&quot;'&quot;" office:value-type="string" office:string-value="'aliquota':''" calcext:value-type="string">
            <text:p>'aliquota':''</text:p>
          </table:table-cell>
          <table:table-cell table:style-name="ce16" table:formula="of:=IF(AND([.A111]&lt;&gt;&quot;&quot;;[.B111]&lt;&gt;&quot;&quot;;[.E111]&lt;&gt;&quot;&quot;); &quot;{ &quot; &amp; COM.MICROSOFT.TEXTJOIN(&quot;, &quot;;0;[.J111:.N111]) &amp; &quot; }&quot;;&quot;&quot;)">
            <text:p/>
          </table:table-cell>
          <table:table-cell table:style-name="ce15" table:formula="of:=IF(AND([.O110]=&quot;&quot;;[.O109]=&quot;&quot;);&quot;&quot;;&quot;, &quot;)">
            <text:p/>
          </table:table-cell>
          <table:table-cell table:style-name="ce15" table:formula="of:=IF([.O111]&lt;&gt;&quot;&quot;;[.P111] &amp; [.O11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1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1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12]&amp;&quot;'&quot;" office:value-type="string" office:string-value="'cq':''" calcext:value-type="string">
            <text:p>'cq':''</text:p>
          </table:table-cell>
          <table:table-cell table:style-name="ce16" table:formula="of:=&quot;'exame':&quot; &amp; IF([.D11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12]&amp;&quot;'&quot;" office:value-type="string" office:string-value="'aliquota':''" calcext:value-type="string">
            <text:p>'aliquota':''</text:p>
          </table:table-cell>
          <table:table-cell table:style-name="ce16" table:formula="of:=IF(AND([.A112]&lt;&gt;&quot;&quot;;[.B112]&lt;&gt;&quot;&quot;;[.E112]&lt;&gt;&quot;&quot;); &quot;{ &quot; &amp; COM.MICROSOFT.TEXTJOIN(&quot;, &quot;;0;[.J112:.N112]) &amp; &quot; }&quot;;&quot;&quot;)">
            <text:p/>
          </table:table-cell>
          <table:table-cell table:style-name="ce15" table:formula="of:=IF(AND([.O111]=&quot;&quot;;[.O110]=&quot;&quot;);&quot;&quot;;&quot;, &quot;)">
            <text:p/>
          </table:table-cell>
          <table:table-cell table:style-name="ce15" table:formula="of:=IF([.O112]&lt;&gt;&quot;&quot;;[.P112] &amp; [.O11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1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1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13]&amp;&quot;'&quot;" office:value-type="string" office:string-value="'cq':''" calcext:value-type="string">
            <text:p>'cq':''</text:p>
          </table:table-cell>
          <table:table-cell table:style-name="ce16" table:formula="of:=&quot;'exame':&quot; &amp; IF([.D11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13]&amp;&quot;'&quot;" office:value-type="string" office:string-value="'aliquota':''" calcext:value-type="string">
            <text:p>'aliquota':''</text:p>
          </table:table-cell>
          <table:table-cell table:style-name="ce16" table:formula="of:=IF(AND([.A113]&lt;&gt;&quot;&quot;;[.B113]&lt;&gt;&quot;&quot;;[.E113]&lt;&gt;&quot;&quot;); &quot;{ &quot; &amp; COM.MICROSOFT.TEXTJOIN(&quot;, &quot;;0;[.J113:.N113]) &amp; &quot; }&quot;;&quot;&quot;)">
            <text:p/>
          </table:table-cell>
          <table:table-cell table:style-name="ce15" table:formula="of:=IF(AND([.O112]=&quot;&quot;;[.O111]=&quot;&quot;);&quot;&quot;;&quot;, &quot;)">
            <text:p/>
          </table:table-cell>
          <table:table-cell table:style-name="ce15" table:formula="of:=IF([.O113]&lt;&gt;&quot;&quot;;[.P113] &amp; [.O11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1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1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14]&amp;&quot;'&quot;" office:value-type="string" office:string-value="'cq':''" calcext:value-type="string">
            <text:p>'cq':''</text:p>
          </table:table-cell>
          <table:table-cell table:style-name="ce16" table:formula="of:=&quot;'exame':&quot; &amp; IF([.D11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14]&amp;&quot;'&quot;" office:value-type="string" office:string-value="'aliquota':''" calcext:value-type="string">
            <text:p>'aliquota':''</text:p>
          </table:table-cell>
          <table:table-cell table:style-name="ce16" table:formula="of:=IF(AND([.A114]&lt;&gt;&quot;&quot;;[.B114]&lt;&gt;&quot;&quot;;[.E114]&lt;&gt;&quot;&quot;); &quot;{ &quot; &amp; COM.MICROSOFT.TEXTJOIN(&quot;, &quot;;0;[.J114:.N114]) &amp; &quot; }&quot;;&quot;&quot;)">
            <text:p/>
          </table:table-cell>
          <table:table-cell table:style-name="ce15" table:formula="of:=IF(AND([.O113]=&quot;&quot;;[.O112]=&quot;&quot;);&quot;&quot;;&quot;, &quot;)">
            <text:p/>
          </table:table-cell>
          <table:table-cell table:style-name="ce15" table:formula="of:=IF([.O114]&lt;&gt;&quot;&quot;;[.P114] &amp; [.O11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1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1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15]&amp;&quot;'&quot;" office:value-type="string" office:string-value="'cq':''" calcext:value-type="string">
            <text:p>'cq':''</text:p>
          </table:table-cell>
          <table:table-cell table:style-name="ce16" table:formula="of:=&quot;'exame':&quot; &amp; IF([.D11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15]&amp;&quot;'&quot;" office:value-type="string" office:string-value="'aliquota':''" calcext:value-type="string">
            <text:p>'aliquota':''</text:p>
          </table:table-cell>
          <table:table-cell table:style-name="ce16" table:formula="of:=IF(AND([.A115]&lt;&gt;&quot;&quot;;[.B115]&lt;&gt;&quot;&quot;;[.E115]&lt;&gt;&quot;&quot;); &quot;{ &quot; &amp; COM.MICROSOFT.TEXTJOIN(&quot;, &quot;;0;[.J115:.N115]) &amp; &quot; }&quot;;&quot;&quot;)">
            <text:p/>
          </table:table-cell>
          <table:table-cell table:style-name="ce15" table:formula="of:=IF(AND([.O114]=&quot;&quot;;[.O113]=&quot;&quot;);&quot;&quot;;&quot;, &quot;)">
            <text:p/>
          </table:table-cell>
          <table:table-cell table:style-name="ce15" table:formula="of:=IF([.O115]&lt;&gt;&quot;&quot;;[.P115] &amp; [.O11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1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1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16]&amp;&quot;'&quot;" office:value-type="string" office:string-value="'cq':''" calcext:value-type="string">
            <text:p>'cq':''</text:p>
          </table:table-cell>
          <table:table-cell table:style-name="ce16" table:formula="of:=&quot;'exame':&quot; &amp; IF([.D11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16]&amp;&quot;'&quot;" office:value-type="string" office:string-value="'aliquota':''" calcext:value-type="string">
            <text:p>'aliquota':''</text:p>
          </table:table-cell>
          <table:table-cell table:style-name="ce16" table:formula="of:=IF(AND([.A116]&lt;&gt;&quot;&quot;;[.B116]&lt;&gt;&quot;&quot;;[.E116]&lt;&gt;&quot;&quot;); &quot;{ &quot; &amp; COM.MICROSOFT.TEXTJOIN(&quot;, &quot;;0;[.J116:.N116]) &amp; &quot; }&quot;;&quot;&quot;)">
            <text:p/>
          </table:table-cell>
          <table:table-cell table:style-name="ce15" table:formula="of:=IF(AND([.O115]=&quot;&quot;;[.O114]=&quot;&quot;);&quot;&quot;;&quot;, &quot;)">
            <text:p/>
          </table:table-cell>
          <table:table-cell table:style-name="ce15" table:formula="of:=IF([.O116]&lt;&gt;&quot;&quot;;[.P116] &amp; [.O11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1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1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17]&amp;&quot;'&quot;" office:value-type="string" office:string-value="'cq':''" calcext:value-type="string">
            <text:p>'cq':''</text:p>
          </table:table-cell>
          <table:table-cell table:style-name="ce16" table:formula="of:=&quot;'exame':&quot; &amp; IF([.D11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17]&amp;&quot;'&quot;" office:value-type="string" office:string-value="'aliquota':''" calcext:value-type="string">
            <text:p>'aliquota':''</text:p>
          </table:table-cell>
          <table:table-cell table:style-name="ce16" table:formula="of:=IF(AND([.A117]&lt;&gt;&quot;&quot;;[.B117]&lt;&gt;&quot;&quot;;[.E117]&lt;&gt;&quot;&quot;); &quot;{ &quot; &amp; COM.MICROSOFT.TEXTJOIN(&quot;, &quot;;0;[.J117:.N117]) &amp; &quot; }&quot;;&quot;&quot;)">
            <text:p/>
          </table:table-cell>
          <table:table-cell table:style-name="ce15" table:formula="of:=IF(AND([.O116]=&quot;&quot;;[.O115]=&quot;&quot;);&quot;&quot;;&quot;, &quot;)">
            <text:p/>
          </table:table-cell>
          <table:table-cell table:style-name="ce15" table:formula="of:=IF([.O117]&lt;&gt;&quot;&quot;;[.P117] &amp; [.O11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1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1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18]&amp;&quot;'&quot;" office:value-type="string" office:string-value="'cq':''" calcext:value-type="string">
            <text:p>'cq':''</text:p>
          </table:table-cell>
          <table:table-cell table:style-name="ce16" table:formula="of:=&quot;'exame':&quot; &amp; IF([.D11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18]&amp;&quot;'&quot;" office:value-type="string" office:string-value="'aliquota':''" calcext:value-type="string">
            <text:p>'aliquota':''</text:p>
          </table:table-cell>
          <table:table-cell table:style-name="ce16" table:formula="of:=IF(AND([.A118]&lt;&gt;&quot;&quot;;[.B118]&lt;&gt;&quot;&quot;;[.E118]&lt;&gt;&quot;&quot;); &quot;{ &quot; &amp; COM.MICROSOFT.TEXTJOIN(&quot;, &quot;;0;[.J118:.N118]) &amp; &quot; }&quot;;&quot;&quot;)">
            <text:p/>
          </table:table-cell>
          <table:table-cell table:style-name="ce15" table:formula="of:=IF(AND([.O117]=&quot;&quot;;[.O116]=&quot;&quot;);&quot;&quot;;&quot;, &quot;)">
            <text:p/>
          </table:table-cell>
          <table:table-cell table:style-name="ce15" table:formula="of:=IF([.O118]&lt;&gt;&quot;&quot;;[.P118] &amp; [.O11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1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1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19]&amp;&quot;'&quot;" office:value-type="string" office:string-value="'cq':''" calcext:value-type="string">
            <text:p>'cq':''</text:p>
          </table:table-cell>
          <table:table-cell table:style-name="ce16" table:formula="of:=&quot;'exame':&quot; &amp; IF([.D11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19]&amp;&quot;'&quot;" office:value-type="string" office:string-value="'aliquota':''" calcext:value-type="string">
            <text:p>'aliquota':''</text:p>
          </table:table-cell>
          <table:table-cell table:style-name="ce16" table:formula="of:=IF(AND([.A119]&lt;&gt;&quot;&quot;;[.B119]&lt;&gt;&quot;&quot;;[.E119]&lt;&gt;&quot;&quot;); &quot;{ &quot; &amp; COM.MICROSOFT.TEXTJOIN(&quot;, &quot;;0;[.J119:.N119]) &amp; &quot; }&quot;;&quot;&quot;)">
            <text:p/>
          </table:table-cell>
          <table:table-cell table:style-name="ce15" table:formula="of:=IF(AND([.O118]=&quot;&quot;;[.O117]=&quot;&quot;);&quot;&quot;;&quot;, &quot;)">
            <text:p/>
          </table:table-cell>
          <table:table-cell table:style-name="ce15" table:formula="of:=IF([.O119]&lt;&gt;&quot;&quot;;[.P119] &amp; [.O11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2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2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20]&amp;&quot;'&quot;" office:value-type="string" office:string-value="'cq':''" calcext:value-type="string">
            <text:p>'cq':''</text:p>
          </table:table-cell>
          <table:table-cell table:style-name="ce16" table:formula="of:=&quot;'exame':&quot; &amp; IF([.D12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20]&amp;&quot;'&quot;" office:value-type="string" office:string-value="'aliquota':''" calcext:value-type="string">
            <text:p>'aliquota':''</text:p>
          </table:table-cell>
          <table:table-cell table:style-name="ce16" table:formula="of:=IF(AND([.A120]&lt;&gt;&quot;&quot;;[.B120]&lt;&gt;&quot;&quot;;[.E120]&lt;&gt;&quot;&quot;); &quot;{ &quot; &amp; COM.MICROSOFT.TEXTJOIN(&quot;, &quot;;0;[.J120:.N120]) &amp; &quot; }&quot;;&quot;&quot;)">
            <text:p/>
          </table:table-cell>
          <table:table-cell table:style-name="ce15" table:formula="of:=IF(AND([.O119]=&quot;&quot;;[.O118]=&quot;&quot;);&quot;&quot;;&quot;, &quot;)">
            <text:p/>
          </table:table-cell>
          <table:table-cell table:style-name="ce15" table:formula="of:=IF([.O120]&lt;&gt;&quot;&quot;;[.P120] &amp; [.O12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2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2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21]&amp;&quot;'&quot;" office:value-type="string" office:string-value="'cq':''" calcext:value-type="string">
            <text:p>'cq':''</text:p>
          </table:table-cell>
          <table:table-cell table:style-name="ce16" table:formula="of:=&quot;'exame':&quot; &amp; IF([.D12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21]&amp;&quot;'&quot;" office:value-type="string" office:string-value="'aliquota':''" calcext:value-type="string">
            <text:p>'aliquota':''</text:p>
          </table:table-cell>
          <table:table-cell table:style-name="ce16" table:formula="of:=IF(AND([.A121]&lt;&gt;&quot;&quot;;[.B121]&lt;&gt;&quot;&quot;;[.E121]&lt;&gt;&quot;&quot;); &quot;{ &quot; &amp; COM.MICROSOFT.TEXTJOIN(&quot;, &quot;;0;[.J121:.N121]) &amp; &quot; }&quot;;&quot;&quot;)">
            <text:p/>
          </table:table-cell>
          <table:table-cell table:style-name="ce15" table:formula="of:=IF(AND([.O120]=&quot;&quot;;[.O119]=&quot;&quot;);&quot;&quot;;&quot;, &quot;)">
            <text:p/>
          </table:table-cell>
          <table:table-cell table:style-name="ce15" table:formula="of:=IF([.O121]&lt;&gt;&quot;&quot;;[.P121] &amp; [.O12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2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2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22]&amp;&quot;'&quot;" office:value-type="string" office:string-value="'cq':''" calcext:value-type="string">
            <text:p>'cq':''</text:p>
          </table:table-cell>
          <table:table-cell table:style-name="ce16" table:formula="of:=&quot;'exame':&quot; &amp; IF([.D12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22]&amp;&quot;'&quot;" office:value-type="string" office:string-value="'aliquota':''" calcext:value-type="string">
            <text:p>'aliquota':''</text:p>
          </table:table-cell>
          <table:table-cell table:style-name="ce16" table:formula="of:=IF(AND([.A122]&lt;&gt;&quot;&quot;;[.B122]&lt;&gt;&quot;&quot;;[.E122]&lt;&gt;&quot;&quot;); &quot;{ &quot; &amp; COM.MICROSOFT.TEXTJOIN(&quot;, &quot;;0;[.J122:.N122]) &amp; &quot; }&quot;;&quot;&quot;)">
            <text:p/>
          </table:table-cell>
          <table:table-cell table:style-name="ce15" table:formula="of:=IF(AND([.O121]=&quot;&quot;;[.O120]=&quot;&quot;);&quot;&quot;;&quot;, &quot;)">
            <text:p/>
          </table:table-cell>
          <table:table-cell table:style-name="ce15" table:formula="of:=IF([.O122]&lt;&gt;&quot;&quot;;[.P122] &amp; [.O12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2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2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23]&amp;&quot;'&quot;" office:value-type="string" office:string-value="'cq':''" calcext:value-type="string">
            <text:p>'cq':''</text:p>
          </table:table-cell>
          <table:table-cell table:style-name="ce16" table:formula="of:=&quot;'exame':&quot; &amp; IF([.D12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23]&amp;&quot;'&quot;" office:value-type="string" office:string-value="'aliquota':''" calcext:value-type="string">
            <text:p>'aliquota':''</text:p>
          </table:table-cell>
          <table:table-cell table:style-name="ce16" table:formula="of:=IF(AND([.A123]&lt;&gt;&quot;&quot;;[.B123]&lt;&gt;&quot;&quot;;[.E123]&lt;&gt;&quot;&quot;); &quot;{ &quot; &amp; COM.MICROSOFT.TEXTJOIN(&quot;, &quot;;0;[.J123:.N123]) &amp; &quot; }&quot;;&quot;&quot;)">
            <text:p/>
          </table:table-cell>
          <table:table-cell table:style-name="ce15" table:formula="of:=IF(AND([.O122]=&quot;&quot;;[.O121]=&quot;&quot;);&quot;&quot;;&quot;, &quot;)">
            <text:p/>
          </table:table-cell>
          <table:table-cell table:style-name="ce15" table:formula="of:=IF([.O123]&lt;&gt;&quot;&quot;;[.P123] &amp; [.O12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2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2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24]&amp;&quot;'&quot;" office:value-type="string" office:string-value="'cq':''" calcext:value-type="string">
            <text:p>'cq':''</text:p>
          </table:table-cell>
          <table:table-cell table:style-name="ce16" table:formula="of:=&quot;'exame':&quot; &amp; IF([.D12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24]&amp;&quot;'&quot;" office:value-type="string" office:string-value="'aliquota':''" calcext:value-type="string">
            <text:p>'aliquota':''</text:p>
          </table:table-cell>
          <table:table-cell table:style-name="ce16" table:formula="of:=IF(AND([.A124]&lt;&gt;&quot;&quot;;[.B124]&lt;&gt;&quot;&quot;;[.E124]&lt;&gt;&quot;&quot;); &quot;{ &quot; &amp; COM.MICROSOFT.TEXTJOIN(&quot;, &quot;;0;[.J124:.N124]) &amp; &quot; }&quot;;&quot;&quot;)">
            <text:p/>
          </table:table-cell>
          <table:table-cell table:style-name="ce15" table:formula="of:=IF(AND([.O123]=&quot;&quot;;[.O122]=&quot;&quot;);&quot;&quot;;&quot;, &quot;)">
            <text:p/>
          </table:table-cell>
          <table:table-cell table:style-name="ce15" table:formula="of:=IF([.O124]&lt;&gt;&quot;&quot;;[.P124] &amp; [.O12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2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2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25]&amp;&quot;'&quot;" office:value-type="string" office:string-value="'cq':''" calcext:value-type="string">
            <text:p>'cq':''</text:p>
          </table:table-cell>
          <table:table-cell table:style-name="ce16" table:formula="of:=&quot;'exame':&quot; &amp; IF([.D12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25]&amp;&quot;'&quot;" office:value-type="string" office:string-value="'aliquota':''" calcext:value-type="string">
            <text:p>'aliquota':''</text:p>
          </table:table-cell>
          <table:table-cell table:style-name="ce16" table:formula="of:=IF(AND([.A125]&lt;&gt;&quot;&quot;;[.B125]&lt;&gt;&quot;&quot;;[.E125]&lt;&gt;&quot;&quot;); &quot;{ &quot; &amp; COM.MICROSOFT.TEXTJOIN(&quot;, &quot;;0;[.J125:.N125]) &amp; &quot; }&quot;;&quot;&quot;)">
            <text:p/>
          </table:table-cell>
          <table:table-cell table:style-name="ce15" table:formula="of:=IF(AND([.O124]=&quot;&quot;;[.O123]=&quot;&quot;);&quot;&quot;;&quot;, &quot;)">
            <text:p/>
          </table:table-cell>
          <table:table-cell table:style-name="ce15" table:formula="of:=IF([.O125]&lt;&gt;&quot;&quot;;[.P125] &amp; [.O12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2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2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26]&amp;&quot;'&quot;" office:value-type="string" office:string-value="'cq':''" calcext:value-type="string">
            <text:p>'cq':''</text:p>
          </table:table-cell>
          <table:table-cell table:style-name="ce16" table:formula="of:=&quot;'exame':&quot; &amp; IF([.D12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26]&amp;&quot;'&quot;" office:value-type="string" office:string-value="'aliquota':''" calcext:value-type="string">
            <text:p>'aliquota':''</text:p>
          </table:table-cell>
          <table:table-cell table:style-name="ce16" table:formula="of:=IF(AND([.A126]&lt;&gt;&quot;&quot;;[.B126]&lt;&gt;&quot;&quot;;[.E126]&lt;&gt;&quot;&quot;); &quot;{ &quot; &amp; COM.MICROSOFT.TEXTJOIN(&quot;, &quot;;0;[.J126:.N126]) &amp; &quot; }&quot;;&quot;&quot;)">
            <text:p/>
          </table:table-cell>
          <table:table-cell table:style-name="ce15" table:formula="of:=IF(AND([.O125]=&quot;&quot;;[.O124]=&quot;&quot;);&quot;&quot;;&quot;, &quot;)">
            <text:p/>
          </table:table-cell>
          <table:table-cell table:style-name="ce15" table:formula="of:=IF([.O126]&lt;&gt;&quot;&quot;;[.P126] &amp; [.O12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2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2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27]&amp;&quot;'&quot;" office:value-type="string" office:string-value="'cq':''" calcext:value-type="string">
            <text:p>'cq':''</text:p>
          </table:table-cell>
          <table:table-cell table:style-name="ce16" table:formula="of:=&quot;'exame':&quot; &amp; IF([.D12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27]&amp;&quot;'&quot;" office:value-type="string" office:string-value="'aliquota':''" calcext:value-type="string">
            <text:p>'aliquota':''</text:p>
          </table:table-cell>
          <table:table-cell table:style-name="ce16" table:formula="of:=IF(AND([.A127]&lt;&gt;&quot;&quot;;[.B127]&lt;&gt;&quot;&quot;;[.E127]&lt;&gt;&quot;&quot;); &quot;{ &quot; &amp; COM.MICROSOFT.TEXTJOIN(&quot;, &quot;;0;[.J127:.N127]) &amp; &quot; }&quot;;&quot;&quot;)">
            <text:p/>
          </table:table-cell>
          <table:table-cell table:style-name="ce15" table:formula="of:=IF(AND([.O126]=&quot;&quot;;[.O125]=&quot;&quot;);&quot;&quot;;&quot;, &quot;)">
            <text:p/>
          </table:table-cell>
          <table:table-cell table:style-name="ce15" table:formula="of:=IF([.O127]&lt;&gt;&quot;&quot;;[.P127] &amp; [.O12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2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2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28]&amp;&quot;'&quot;" office:value-type="string" office:string-value="'cq':''" calcext:value-type="string">
            <text:p>'cq':''</text:p>
          </table:table-cell>
          <table:table-cell table:style-name="ce16" table:formula="of:=&quot;'exame':&quot; &amp; IF([.D12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28]&amp;&quot;'&quot;" office:value-type="string" office:string-value="'aliquota':''" calcext:value-type="string">
            <text:p>'aliquota':''</text:p>
          </table:table-cell>
          <table:table-cell table:style-name="ce16" table:formula="of:=IF(AND([.A128]&lt;&gt;&quot;&quot;;[.B128]&lt;&gt;&quot;&quot;;[.E128]&lt;&gt;&quot;&quot;); &quot;{ &quot; &amp; COM.MICROSOFT.TEXTJOIN(&quot;, &quot;;0;[.J128:.N128]) &amp; &quot; }&quot;;&quot;&quot;)">
            <text:p/>
          </table:table-cell>
          <table:table-cell table:style-name="ce15" table:formula="of:=IF(AND([.O127]=&quot;&quot;;[.O126]=&quot;&quot;);&quot;&quot;;&quot;, &quot;)">
            <text:p/>
          </table:table-cell>
          <table:table-cell table:style-name="ce15" table:formula="of:=IF([.O128]&lt;&gt;&quot;&quot;;[.P128] &amp; [.O12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2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2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29]&amp;&quot;'&quot;" office:value-type="string" office:string-value="'cq':''" calcext:value-type="string">
            <text:p>'cq':''</text:p>
          </table:table-cell>
          <table:table-cell table:style-name="ce16" table:formula="of:=&quot;'exame':&quot; &amp; IF([.D12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29]&amp;&quot;'&quot;" office:value-type="string" office:string-value="'aliquota':''" calcext:value-type="string">
            <text:p>'aliquota':''</text:p>
          </table:table-cell>
          <table:table-cell table:style-name="ce16" table:formula="of:=IF(AND([.A129]&lt;&gt;&quot;&quot;;[.B129]&lt;&gt;&quot;&quot;;[.E129]&lt;&gt;&quot;&quot;); &quot;{ &quot; &amp; COM.MICROSOFT.TEXTJOIN(&quot;, &quot;;0;[.J129:.N129]) &amp; &quot; }&quot;;&quot;&quot;)">
            <text:p/>
          </table:table-cell>
          <table:table-cell table:style-name="ce15" table:formula="of:=IF(AND([.O128]=&quot;&quot;;[.O127]=&quot;&quot;);&quot;&quot;;&quot;, &quot;)">
            <text:p/>
          </table:table-cell>
          <table:table-cell table:style-name="ce15" table:formula="of:=IF([.O129]&lt;&gt;&quot;&quot;;[.P129] &amp; [.O12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3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3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30]&amp;&quot;'&quot;" office:value-type="string" office:string-value="'cq':''" calcext:value-type="string">
            <text:p>'cq':''</text:p>
          </table:table-cell>
          <table:table-cell table:style-name="ce16" table:formula="of:=&quot;'exame':&quot; &amp; IF([.D13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30]&amp;&quot;'&quot;" office:value-type="string" office:string-value="'aliquota':''" calcext:value-type="string">
            <text:p>'aliquota':''</text:p>
          </table:table-cell>
          <table:table-cell table:style-name="ce16" table:formula="of:=IF(AND([.A130]&lt;&gt;&quot;&quot;;[.B130]&lt;&gt;&quot;&quot;;[.E130]&lt;&gt;&quot;&quot;); &quot;{ &quot; &amp; COM.MICROSOFT.TEXTJOIN(&quot;, &quot;;0;[.J130:.N130]) &amp; &quot; }&quot;;&quot;&quot;)">
            <text:p/>
          </table:table-cell>
          <table:table-cell table:style-name="ce15" table:formula="of:=IF(AND([.O129]=&quot;&quot;;[.O128]=&quot;&quot;);&quot;&quot;;&quot;, &quot;)">
            <text:p/>
          </table:table-cell>
          <table:table-cell table:style-name="ce15" table:formula="of:=IF([.O130]&lt;&gt;&quot;&quot;;[.P130] &amp; [.O13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3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3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31]&amp;&quot;'&quot;" office:value-type="string" office:string-value="'cq':''" calcext:value-type="string">
            <text:p>'cq':''</text:p>
          </table:table-cell>
          <table:table-cell table:style-name="ce16" table:formula="of:=&quot;'exame':&quot; &amp; IF([.D13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31]&amp;&quot;'&quot;" office:value-type="string" office:string-value="'aliquota':''" calcext:value-type="string">
            <text:p>'aliquota':''</text:p>
          </table:table-cell>
          <table:table-cell table:style-name="ce16" table:formula="of:=IF(AND([.A131]&lt;&gt;&quot;&quot;;[.B131]&lt;&gt;&quot;&quot;;[.E131]&lt;&gt;&quot;&quot;); &quot;{ &quot; &amp; COM.MICROSOFT.TEXTJOIN(&quot;, &quot;;0;[.J131:.N131]) &amp; &quot; }&quot;;&quot;&quot;)">
            <text:p/>
          </table:table-cell>
          <table:table-cell table:style-name="ce15" table:formula="of:=IF(AND([.O130]=&quot;&quot;;[.O129]=&quot;&quot;);&quot;&quot;;&quot;, &quot;)">
            <text:p/>
          </table:table-cell>
          <table:table-cell table:style-name="ce15" table:formula="of:=IF([.O131]&lt;&gt;&quot;&quot;;[.P131] &amp; [.O13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3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3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32]&amp;&quot;'&quot;" office:value-type="string" office:string-value="'cq':''" calcext:value-type="string">
            <text:p>'cq':''</text:p>
          </table:table-cell>
          <table:table-cell table:style-name="ce16" table:formula="of:=&quot;'exame':&quot; &amp; IF([.D13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32]&amp;&quot;'&quot;" office:value-type="string" office:string-value="'aliquota':''" calcext:value-type="string">
            <text:p>'aliquota':''</text:p>
          </table:table-cell>
          <table:table-cell table:style-name="ce16" table:formula="of:=IF(AND([.A132]&lt;&gt;&quot;&quot;;[.B132]&lt;&gt;&quot;&quot;;[.E132]&lt;&gt;&quot;&quot;); &quot;{ &quot; &amp; COM.MICROSOFT.TEXTJOIN(&quot;, &quot;;0;[.J132:.N132]) &amp; &quot; }&quot;;&quot;&quot;)">
            <text:p/>
          </table:table-cell>
          <table:table-cell table:style-name="ce15" table:formula="of:=IF(AND([.O131]=&quot;&quot;;[.O130]=&quot;&quot;);&quot;&quot;;&quot;, &quot;)">
            <text:p/>
          </table:table-cell>
          <table:table-cell table:style-name="ce15" table:formula="of:=IF([.O132]&lt;&gt;&quot;&quot;;[.P132] &amp; [.O13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3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3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33]&amp;&quot;'&quot;" office:value-type="string" office:string-value="'cq':''" calcext:value-type="string">
            <text:p>'cq':''</text:p>
          </table:table-cell>
          <table:table-cell table:style-name="ce16" table:formula="of:=&quot;'exame':&quot; &amp; IF([.D13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33]&amp;&quot;'&quot;" office:value-type="string" office:string-value="'aliquota':''" calcext:value-type="string">
            <text:p>'aliquota':''</text:p>
          </table:table-cell>
          <table:table-cell table:style-name="ce16" table:formula="of:=IF(AND([.A133]&lt;&gt;&quot;&quot;;[.B133]&lt;&gt;&quot;&quot;;[.E133]&lt;&gt;&quot;&quot;); &quot;{ &quot; &amp; COM.MICROSOFT.TEXTJOIN(&quot;, &quot;;0;[.J133:.N133]) &amp; &quot; }&quot;;&quot;&quot;)">
            <text:p/>
          </table:table-cell>
          <table:table-cell table:style-name="ce15" table:formula="of:=IF(AND([.O132]=&quot;&quot;;[.O131]=&quot;&quot;);&quot;&quot;;&quot;, &quot;)">
            <text:p/>
          </table:table-cell>
          <table:table-cell table:style-name="ce15" table:formula="of:=IF([.O133]&lt;&gt;&quot;&quot;;[.P133] &amp; [.O13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3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3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34]&amp;&quot;'&quot;" office:value-type="string" office:string-value="'cq':''" calcext:value-type="string">
            <text:p>'cq':''</text:p>
          </table:table-cell>
          <table:table-cell table:style-name="ce16" table:formula="of:=&quot;'exame':&quot; &amp; IF([.D13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34]&amp;&quot;'&quot;" office:value-type="string" office:string-value="'aliquota':''" calcext:value-type="string">
            <text:p>'aliquota':''</text:p>
          </table:table-cell>
          <table:table-cell table:style-name="ce16" table:formula="of:=IF(AND([.A134]&lt;&gt;&quot;&quot;;[.B134]&lt;&gt;&quot;&quot;;[.E134]&lt;&gt;&quot;&quot;); &quot;{ &quot; &amp; COM.MICROSOFT.TEXTJOIN(&quot;, &quot;;0;[.J134:.N134]) &amp; &quot; }&quot;;&quot;&quot;)">
            <text:p/>
          </table:table-cell>
          <table:table-cell table:style-name="ce15" table:formula="of:=IF(AND([.O133]=&quot;&quot;;[.O132]=&quot;&quot;);&quot;&quot;;&quot;, &quot;)">
            <text:p/>
          </table:table-cell>
          <table:table-cell table:style-name="ce15" table:formula="of:=IF([.O134]&lt;&gt;&quot;&quot;;[.P134] &amp; [.O13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3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3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35]&amp;&quot;'&quot;" office:value-type="string" office:string-value="'cq':''" calcext:value-type="string">
            <text:p>'cq':''</text:p>
          </table:table-cell>
          <table:table-cell table:style-name="ce16" table:formula="of:=&quot;'exame':&quot; &amp; IF([.D13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35]&amp;&quot;'&quot;" office:value-type="string" office:string-value="'aliquota':''" calcext:value-type="string">
            <text:p>'aliquota':''</text:p>
          </table:table-cell>
          <table:table-cell table:style-name="ce16" table:formula="of:=IF(AND([.A135]&lt;&gt;&quot;&quot;;[.B135]&lt;&gt;&quot;&quot;;[.E135]&lt;&gt;&quot;&quot;); &quot;{ &quot; &amp; COM.MICROSOFT.TEXTJOIN(&quot;, &quot;;0;[.J135:.N135]) &amp; &quot; }&quot;;&quot;&quot;)">
            <text:p/>
          </table:table-cell>
          <table:table-cell table:style-name="ce15" table:formula="of:=IF(AND([.O134]=&quot;&quot;;[.O133]=&quot;&quot;);&quot;&quot;;&quot;, &quot;)">
            <text:p/>
          </table:table-cell>
          <table:table-cell table:style-name="ce15" table:formula="of:=IF([.O135]&lt;&gt;&quot;&quot;;[.P135] &amp; [.O13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3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3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36]&amp;&quot;'&quot;" office:value-type="string" office:string-value="'cq':''" calcext:value-type="string">
            <text:p>'cq':''</text:p>
          </table:table-cell>
          <table:table-cell table:style-name="ce16" table:formula="of:=&quot;'exame':&quot; &amp; IF([.D13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36]&amp;&quot;'&quot;" office:value-type="string" office:string-value="'aliquota':''" calcext:value-type="string">
            <text:p>'aliquota':''</text:p>
          </table:table-cell>
          <table:table-cell table:style-name="ce16" table:formula="of:=IF(AND([.A136]&lt;&gt;&quot;&quot;;[.B136]&lt;&gt;&quot;&quot;;[.E136]&lt;&gt;&quot;&quot;); &quot;{ &quot; &amp; COM.MICROSOFT.TEXTJOIN(&quot;, &quot;;0;[.J136:.N136]) &amp; &quot; }&quot;;&quot;&quot;)">
            <text:p/>
          </table:table-cell>
          <table:table-cell table:style-name="ce15" table:formula="of:=IF(AND([.O135]=&quot;&quot;;[.O134]=&quot;&quot;);&quot;&quot;;&quot;, &quot;)">
            <text:p/>
          </table:table-cell>
          <table:table-cell table:style-name="ce15" table:formula="of:=IF([.O136]&lt;&gt;&quot;&quot;;[.P136] &amp; [.O13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3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3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37]&amp;&quot;'&quot;" office:value-type="string" office:string-value="'cq':''" calcext:value-type="string">
            <text:p>'cq':''</text:p>
          </table:table-cell>
          <table:table-cell table:style-name="ce16" table:formula="of:=&quot;'exame':&quot; &amp; IF([.D13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37]&amp;&quot;'&quot;" office:value-type="string" office:string-value="'aliquota':''" calcext:value-type="string">
            <text:p>'aliquota':''</text:p>
          </table:table-cell>
          <table:table-cell table:style-name="ce16" table:formula="of:=IF(AND([.A137]&lt;&gt;&quot;&quot;;[.B137]&lt;&gt;&quot;&quot;;[.E137]&lt;&gt;&quot;&quot;); &quot;{ &quot; &amp; COM.MICROSOFT.TEXTJOIN(&quot;, &quot;;0;[.J137:.N137]) &amp; &quot; }&quot;;&quot;&quot;)">
            <text:p/>
          </table:table-cell>
          <table:table-cell table:style-name="ce15" table:formula="of:=IF(AND([.O136]=&quot;&quot;;[.O135]=&quot;&quot;);&quot;&quot;;&quot;, &quot;)">
            <text:p/>
          </table:table-cell>
          <table:table-cell table:style-name="ce15" table:formula="of:=IF([.O137]&lt;&gt;&quot;&quot;;[.P137] &amp; [.O13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3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3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38]&amp;&quot;'&quot;" office:value-type="string" office:string-value="'cq':''" calcext:value-type="string">
            <text:p>'cq':''</text:p>
          </table:table-cell>
          <table:table-cell table:style-name="ce16" table:formula="of:=&quot;'exame':&quot; &amp; IF([.D13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38]&amp;&quot;'&quot;" office:value-type="string" office:string-value="'aliquota':''" calcext:value-type="string">
            <text:p>'aliquota':''</text:p>
          </table:table-cell>
          <table:table-cell table:style-name="ce16" table:formula="of:=IF(AND([.A138]&lt;&gt;&quot;&quot;;[.B138]&lt;&gt;&quot;&quot;;[.E138]&lt;&gt;&quot;&quot;); &quot;{ &quot; &amp; COM.MICROSOFT.TEXTJOIN(&quot;, &quot;;0;[.J138:.N138]) &amp; &quot; }&quot;;&quot;&quot;)">
            <text:p/>
          </table:table-cell>
          <table:table-cell table:style-name="ce15" table:formula="of:=IF(AND([.O137]=&quot;&quot;;[.O136]=&quot;&quot;);&quot;&quot;;&quot;, &quot;)">
            <text:p/>
          </table:table-cell>
          <table:table-cell table:style-name="ce15" table:formula="of:=IF([.O138]&lt;&gt;&quot;&quot;;[.P138] &amp; [.O13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3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3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39]&amp;&quot;'&quot;" office:value-type="string" office:string-value="'cq':''" calcext:value-type="string">
            <text:p>'cq':''</text:p>
          </table:table-cell>
          <table:table-cell table:style-name="ce16" table:formula="of:=&quot;'exame':&quot; &amp; IF([.D13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39]&amp;&quot;'&quot;" office:value-type="string" office:string-value="'aliquota':''" calcext:value-type="string">
            <text:p>'aliquota':''</text:p>
          </table:table-cell>
          <table:table-cell table:style-name="ce16" table:formula="of:=IF(AND([.A139]&lt;&gt;&quot;&quot;;[.B139]&lt;&gt;&quot;&quot;;[.E139]&lt;&gt;&quot;&quot;); &quot;{ &quot; &amp; COM.MICROSOFT.TEXTJOIN(&quot;, &quot;;0;[.J139:.N139]) &amp; &quot; }&quot;;&quot;&quot;)">
            <text:p/>
          </table:table-cell>
          <table:table-cell table:style-name="ce15" table:formula="of:=IF(AND([.O138]=&quot;&quot;;[.O137]=&quot;&quot;);&quot;&quot;;&quot;, &quot;)">
            <text:p/>
          </table:table-cell>
          <table:table-cell table:style-name="ce15" table:formula="of:=IF([.O139]&lt;&gt;&quot;&quot;;[.P139] &amp; [.O13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4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4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40]&amp;&quot;'&quot;" office:value-type="string" office:string-value="'cq':''" calcext:value-type="string">
            <text:p>'cq':''</text:p>
          </table:table-cell>
          <table:table-cell table:style-name="ce16" table:formula="of:=&quot;'exame':&quot; &amp; IF([.D14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40]&amp;&quot;'&quot;" office:value-type="string" office:string-value="'aliquota':''" calcext:value-type="string">
            <text:p>'aliquota':''</text:p>
          </table:table-cell>
          <table:table-cell table:style-name="ce16" table:formula="of:=IF(AND([.A140]&lt;&gt;&quot;&quot;;[.B140]&lt;&gt;&quot;&quot;;[.E140]&lt;&gt;&quot;&quot;); &quot;{ &quot; &amp; COM.MICROSOFT.TEXTJOIN(&quot;, &quot;;0;[.J140:.N140]) &amp; &quot; }&quot;;&quot;&quot;)">
            <text:p/>
          </table:table-cell>
          <table:table-cell table:style-name="ce15" table:formula="of:=IF(AND([.O139]=&quot;&quot;;[.O138]=&quot;&quot;);&quot;&quot;;&quot;, &quot;)">
            <text:p/>
          </table:table-cell>
          <table:table-cell table:style-name="ce15" table:formula="of:=IF([.O140]&lt;&gt;&quot;&quot;;[.P140] &amp; [.O14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4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4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41]&amp;&quot;'&quot;" office:value-type="string" office:string-value="'cq':''" calcext:value-type="string">
            <text:p>'cq':''</text:p>
          </table:table-cell>
          <table:table-cell table:style-name="ce16" table:formula="of:=&quot;'exame':&quot; &amp; IF([.D14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41]&amp;&quot;'&quot;" office:value-type="string" office:string-value="'aliquota':''" calcext:value-type="string">
            <text:p>'aliquota':''</text:p>
          </table:table-cell>
          <table:table-cell table:style-name="ce16" table:formula="of:=IF(AND([.A141]&lt;&gt;&quot;&quot;;[.B141]&lt;&gt;&quot;&quot;;[.E141]&lt;&gt;&quot;&quot;); &quot;{ &quot; &amp; COM.MICROSOFT.TEXTJOIN(&quot;, &quot;;0;[.J141:.N141]) &amp; &quot; }&quot;;&quot;&quot;)">
            <text:p/>
          </table:table-cell>
          <table:table-cell table:style-name="ce15" table:formula="of:=IF(AND([.O140]=&quot;&quot;;[.O139]=&quot;&quot;);&quot;&quot;;&quot;, &quot;)">
            <text:p/>
          </table:table-cell>
          <table:table-cell table:style-name="ce15" table:formula="of:=IF([.O141]&lt;&gt;&quot;&quot;;[.P141] &amp; [.O14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4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4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42]&amp;&quot;'&quot;" office:value-type="string" office:string-value="'cq':''" calcext:value-type="string">
            <text:p>'cq':''</text:p>
          </table:table-cell>
          <table:table-cell table:style-name="ce16" table:formula="of:=&quot;'exame':&quot; &amp; IF([.D14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42]&amp;&quot;'&quot;" office:value-type="string" office:string-value="'aliquota':''" calcext:value-type="string">
            <text:p>'aliquota':''</text:p>
          </table:table-cell>
          <table:table-cell table:style-name="ce16" table:formula="of:=IF(AND([.A142]&lt;&gt;&quot;&quot;;[.B142]&lt;&gt;&quot;&quot;;[.E142]&lt;&gt;&quot;&quot;); &quot;{ &quot; &amp; COM.MICROSOFT.TEXTJOIN(&quot;, &quot;;0;[.J142:.N142]) &amp; &quot; }&quot;;&quot;&quot;)">
            <text:p/>
          </table:table-cell>
          <table:table-cell table:style-name="ce15" table:formula="of:=IF(AND([.O141]=&quot;&quot;;[.O140]=&quot;&quot;);&quot;&quot;;&quot;, &quot;)">
            <text:p/>
          </table:table-cell>
          <table:table-cell table:style-name="ce15" table:formula="of:=IF([.O142]&lt;&gt;&quot;&quot;;[.P142] &amp; [.O14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4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4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43]&amp;&quot;'&quot;" office:value-type="string" office:string-value="'cq':''" calcext:value-type="string">
            <text:p>'cq':''</text:p>
          </table:table-cell>
          <table:table-cell table:style-name="ce16" table:formula="of:=&quot;'exame':&quot; &amp; IF([.D14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43]&amp;&quot;'&quot;" office:value-type="string" office:string-value="'aliquota':''" calcext:value-type="string">
            <text:p>'aliquota':''</text:p>
          </table:table-cell>
          <table:table-cell table:style-name="ce16" table:formula="of:=IF(AND([.A143]&lt;&gt;&quot;&quot;;[.B143]&lt;&gt;&quot;&quot;;[.E143]&lt;&gt;&quot;&quot;); &quot;{ &quot; &amp; COM.MICROSOFT.TEXTJOIN(&quot;, &quot;;0;[.J143:.N143]) &amp; &quot; }&quot;;&quot;&quot;)">
            <text:p/>
          </table:table-cell>
          <table:table-cell table:style-name="ce15" table:formula="of:=IF(AND([.O142]=&quot;&quot;;[.O141]=&quot;&quot;);&quot;&quot;;&quot;, &quot;)">
            <text:p/>
          </table:table-cell>
          <table:table-cell table:style-name="ce15" table:formula="of:=IF([.O143]&lt;&gt;&quot;&quot;;[.P143] &amp; [.O14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4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4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44]&amp;&quot;'&quot;" office:value-type="string" office:string-value="'cq':''" calcext:value-type="string">
            <text:p>'cq':''</text:p>
          </table:table-cell>
          <table:table-cell table:style-name="ce16" table:formula="of:=&quot;'exame':&quot; &amp; IF([.D14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44]&amp;&quot;'&quot;" office:value-type="string" office:string-value="'aliquota':''" calcext:value-type="string">
            <text:p>'aliquota':''</text:p>
          </table:table-cell>
          <table:table-cell table:style-name="ce16" table:formula="of:=IF(AND([.A144]&lt;&gt;&quot;&quot;;[.B144]&lt;&gt;&quot;&quot;;[.E144]&lt;&gt;&quot;&quot;); &quot;{ &quot; &amp; COM.MICROSOFT.TEXTJOIN(&quot;, &quot;;0;[.J144:.N144]) &amp; &quot; }&quot;;&quot;&quot;)">
            <text:p/>
          </table:table-cell>
          <table:table-cell table:style-name="ce15" table:formula="of:=IF(AND([.O143]=&quot;&quot;;[.O142]=&quot;&quot;);&quot;&quot;;&quot;, &quot;)">
            <text:p/>
          </table:table-cell>
          <table:table-cell table:style-name="ce15" table:formula="of:=IF([.O144]&lt;&gt;&quot;&quot;;[.P144] &amp; [.O14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4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4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45]&amp;&quot;'&quot;" office:value-type="string" office:string-value="'cq':''" calcext:value-type="string">
            <text:p>'cq':''</text:p>
          </table:table-cell>
          <table:table-cell table:style-name="ce16" table:formula="of:=&quot;'exame':&quot; &amp; IF([.D14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45]&amp;&quot;'&quot;" office:value-type="string" office:string-value="'aliquota':''" calcext:value-type="string">
            <text:p>'aliquota':''</text:p>
          </table:table-cell>
          <table:table-cell table:style-name="ce16" table:formula="of:=IF(AND([.A145]&lt;&gt;&quot;&quot;;[.B145]&lt;&gt;&quot;&quot;;[.E145]&lt;&gt;&quot;&quot;); &quot;{ &quot; &amp; COM.MICROSOFT.TEXTJOIN(&quot;, &quot;;0;[.J145:.N145]) &amp; &quot; }&quot;;&quot;&quot;)">
            <text:p/>
          </table:table-cell>
          <table:table-cell table:style-name="ce15" table:formula="of:=IF(AND([.O144]=&quot;&quot;;[.O143]=&quot;&quot;);&quot;&quot;;&quot;, &quot;)">
            <text:p/>
          </table:table-cell>
          <table:table-cell table:style-name="ce15" table:formula="of:=IF([.O145]&lt;&gt;&quot;&quot;;[.P145] &amp; [.O14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4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4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46]&amp;&quot;'&quot;" office:value-type="string" office:string-value="'cq':''" calcext:value-type="string">
            <text:p>'cq':''</text:p>
          </table:table-cell>
          <table:table-cell table:style-name="ce16" table:formula="of:=&quot;'exame':&quot; &amp; IF([.D14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46]&amp;&quot;'&quot;" office:value-type="string" office:string-value="'aliquota':''" calcext:value-type="string">
            <text:p>'aliquota':''</text:p>
          </table:table-cell>
          <table:table-cell table:style-name="ce16" table:formula="of:=IF(AND([.A146]&lt;&gt;&quot;&quot;;[.B146]&lt;&gt;&quot;&quot;;[.E146]&lt;&gt;&quot;&quot;); &quot;{ &quot; &amp; COM.MICROSOFT.TEXTJOIN(&quot;, &quot;;0;[.J146:.N146]) &amp; &quot; }&quot;;&quot;&quot;)">
            <text:p/>
          </table:table-cell>
          <table:table-cell table:style-name="ce15" table:formula="of:=IF(AND([.O145]=&quot;&quot;;[.O144]=&quot;&quot;);&quot;&quot;;&quot;, &quot;)">
            <text:p/>
          </table:table-cell>
          <table:table-cell table:style-name="ce15" table:formula="of:=IF([.O146]&lt;&gt;&quot;&quot;;[.P146] &amp; [.O14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4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4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47]&amp;&quot;'&quot;" office:value-type="string" office:string-value="'cq':''" calcext:value-type="string">
            <text:p>'cq':''</text:p>
          </table:table-cell>
          <table:table-cell table:style-name="ce16" table:formula="of:=&quot;'exame':&quot; &amp; IF([.D14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47]&amp;&quot;'&quot;" office:value-type="string" office:string-value="'aliquota':''" calcext:value-type="string">
            <text:p>'aliquota':''</text:p>
          </table:table-cell>
          <table:table-cell table:style-name="ce16" table:formula="of:=IF(AND([.A147]&lt;&gt;&quot;&quot;;[.B147]&lt;&gt;&quot;&quot;;[.E147]&lt;&gt;&quot;&quot;); &quot;{ &quot; &amp; COM.MICROSOFT.TEXTJOIN(&quot;, &quot;;0;[.J147:.N147]) &amp; &quot; }&quot;;&quot;&quot;)">
            <text:p/>
          </table:table-cell>
          <table:table-cell table:style-name="ce15" table:formula="of:=IF(AND([.O146]=&quot;&quot;;[.O145]=&quot;&quot;);&quot;&quot;;&quot;, &quot;)">
            <text:p/>
          </table:table-cell>
          <table:table-cell table:style-name="ce15" table:formula="of:=IF([.O147]&lt;&gt;&quot;&quot;;[.P147] &amp; [.O14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4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4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48]&amp;&quot;'&quot;" office:value-type="string" office:string-value="'cq':''" calcext:value-type="string">
            <text:p>'cq':''</text:p>
          </table:table-cell>
          <table:table-cell table:style-name="ce16" table:formula="of:=&quot;'exame':&quot; &amp; IF([.D14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48]&amp;&quot;'&quot;" office:value-type="string" office:string-value="'aliquota':''" calcext:value-type="string">
            <text:p>'aliquota':''</text:p>
          </table:table-cell>
          <table:table-cell table:style-name="ce16" table:formula="of:=IF(AND([.A148]&lt;&gt;&quot;&quot;;[.B148]&lt;&gt;&quot;&quot;;[.E148]&lt;&gt;&quot;&quot;); &quot;{ &quot; &amp; COM.MICROSOFT.TEXTJOIN(&quot;, &quot;;0;[.J148:.N148]) &amp; &quot; }&quot;;&quot;&quot;)">
            <text:p/>
          </table:table-cell>
          <table:table-cell table:style-name="ce15" table:formula="of:=IF(AND([.O147]=&quot;&quot;;[.O146]=&quot;&quot;);&quot;&quot;;&quot;, &quot;)">
            <text:p/>
          </table:table-cell>
          <table:table-cell table:style-name="ce15" table:formula="of:=IF([.O148]&lt;&gt;&quot;&quot;;[.P148] &amp; [.O14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4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4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49]&amp;&quot;'&quot;" office:value-type="string" office:string-value="'cq':''" calcext:value-type="string">
            <text:p>'cq':''</text:p>
          </table:table-cell>
          <table:table-cell table:style-name="ce16" table:formula="of:=&quot;'exame':&quot; &amp; IF([.D14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49]&amp;&quot;'&quot;" office:value-type="string" office:string-value="'aliquota':''" calcext:value-type="string">
            <text:p>'aliquota':''</text:p>
          </table:table-cell>
          <table:table-cell table:style-name="ce16" table:formula="of:=IF(AND([.A149]&lt;&gt;&quot;&quot;;[.B149]&lt;&gt;&quot;&quot;;[.E149]&lt;&gt;&quot;&quot;); &quot;{ &quot; &amp; COM.MICROSOFT.TEXTJOIN(&quot;, &quot;;0;[.J149:.N149]) &amp; &quot; }&quot;;&quot;&quot;)">
            <text:p/>
          </table:table-cell>
          <table:table-cell table:style-name="ce15" table:formula="of:=IF(AND([.O148]=&quot;&quot;;[.O147]=&quot;&quot;);&quot;&quot;;&quot;, &quot;)">
            <text:p/>
          </table:table-cell>
          <table:table-cell table:style-name="ce15" table:formula="of:=IF([.O149]&lt;&gt;&quot;&quot;;[.P149] &amp; [.O14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5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5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50]&amp;&quot;'&quot;" office:value-type="string" office:string-value="'cq':''" calcext:value-type="string">
            <text:p>'cq':''</text:p>
          </table:table-cell>
          <table:table-cell table:style-name="ce16" table:formula="of:=&quot;'exame':&quot; &amp; IF([.D15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50]&amp;&quot;'&quot;" office:value-type="string" office:string-value="'aliquota':''" calcext:value-type="string">
            <text:p>'aliquota':''</text:p>
          </table:table-cell>
          <table:table-cell table:style-name="ce16" table:formula="of:=IF(AND([.A150]&lt;&gt;&quot;&quot;;[.B150]&lt;&gt;&quot;&quot;;[.E150]&lt;&gt;&quot;&quot;); &quot;{ &quot; &amp; COM.MICROSOFT.TEXTJOIN(&quot;, &quot;;0;[.J150:.N150]) &amp; &quot; }&quot;;&quot;&quot;)">
            <text:p/>
          </table:table-cell>
          <table:table-cell table:style-name="ce15" table:formula="of:=IF(AND([.O149]=&quot;&quot;;[.O148]=&quot;&quot;);&quot;&quot;;&quot;, &quot;)">
            <text:p/>
          </table:table-cell>
          <table:table-cell table:style-name="ce15" table:formula="of:=IF([.O150]&lt;&gt;&quot;&quot;;[.P150] &amp; [.O15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5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5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51]&amp;&quot;'&quot;" office:value-type="string" office:string-value="'cq':''" calcext:value-type="string">
            <text:p>'cq':''</text:p>
          </table:table-cell>
          <table:table-cell table:style-name="ce16" table:formula="of:=&quot;'exame':&quot; &amp; IF([.D15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51]&amp;&quot;'&quot;" office:value-type="string" office:string-value="'aliquota':''" calcext:value-type="string">
            <text:p>'aliquota':''</text:p>
          </table:table-cell>
          <table:table-cell table:style-name="ce16" table:formula="of:=IF(AND([.A151]&lt;&gt;&quot;&quot;;[.B151]&lt;&gt;&quot;&quot;;[.E151]&lt;&gt;&quot;&quot;); &quot;{ &quot; &amp; COM.MICROSOFT.TEXTJOIN(&quot;, &quot;;0;[.J151:.N151]) &amp; &quot; }&quot;;&quot;&quot;)">
            <text:p/>
          </table:table-cell>
          <table:table-cell table:style-name="ce15" table:formula="of:=IF(AND([.O150]=&quot;&quot;;[.O149]=&quot;&quot;);&quot;&quot;;&quot;, &quot;)">
            <text:p/>
          </table:table-cell>
          <table:table-cell table:style-name="ce15" table:formula="of:=IF([.O151]&lt;&gt;&quot;&quot;;[.P151] &amp; [.O15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5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5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52]&amp;&quot;'&quot;" office:value-type="string" office:string-value="'cq':''" calcext:value-type="string">
            <text:p>'cq':''</text:p>
          </table:table-cell>
          <table:table-cell table:style-name="ce16" table:formula="of:=&quot;'exame':&quot; &amp; IF([.D15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52]&amp;&quot;'&quot;" office:value-type="string" office:string-value="'aliquota':''" calcext:value-type="string">
            <text:p>'aliquota':''</text:p>
          </table:table-cell>
          <table:table-cell table:style-name="ce16" table:formula="of:=IF(AND([.A152]&lt;&gt;&quot;&quot;;[.B152]&lt;&gt;&quot;&quot;;[.E152]&lt;&gt;&quot;&quot;); &quot;{ &quot; &amp; COM.MICROSOFT.TEXTJOIN(&quot;, &quot;;0;[.J152:.N152]) &amp; &quot; }&quot;;&quot;&quot;)">
            <text:p/>
          </table:table-cell>
          <table:table-cell table:style-name="ce15" table:formula="of:=IF(AND([.O151]=&quot;&quot;;[.O150]=&quot;&quot;);&quot;&quot;;&quot;, &quot;)">
            <text:p/>
          </table:table-cell>
          <table:table-cell table:style-name="ce15" table:formula="of:=IF([.O152]&lt;&gt;&quot;&quot;;[.P152] &amp; [.O15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5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5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53]&amp;&quot;'&quot;" office:value-type="string" office:string-value="'cq':''" calcext:value-type="string">
            <text:p>'cq':''</text:p>
          </table:table-cell>
          <table:table-cell table:style-name="ce16" table:formula="of:=&quot;'exame':&quot; &amp; IF([.D15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53]&amp;&quot;'&quot;" office:value-type="string" office:string-value="'aliquota':''" calcext:value-type="string">
            <text:p>'aliquota':''</text:p>
          </table:table-cell>
          <table:table-cell table:style-name="ce16" table:formula="of:=IF(AND([.A153]&lt;&gt;&quot;&quot;;[.B153]&lt;&gt;&quot;&quot;;[.E153]&lt;&gt;&quot;&quot;); &quot;{ &quot; &amp; COM.MICROSOFT.TEXTJOIN(&quot;, &quot;;0;[.J153:.N153]) &amp; &quot; }&quot;;&quot;&quot;)">
            <text:p/>
          </table:table-cell>
          <table:table-cell table:style-name="ce15" table:formula="of:=IF(AND([.O152]=&quot;&quot;;[.O151]=&quot;&quot;);&quot;&quot;;&quot;, &quot;)">
            <text:p/>
          </table:table-cell>
          <table:table-cell table:style-name="ce15" table:formula="of:=IF([.O153]&lt;&gt;&quot;&quot;;[.P153] &amp; [.O15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5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5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54]&amp;&quot;'&quot;" office:value-type="string" office:string-value="'cq':''" calcext:value-type="string">
            <text:p>'cq':''</text:p>
          </table:table-cell>
          <table:table-cell table:style-name="ce16" table:formula="of:=&quot;'exame':&quot; &amp; IF([.D15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54]&amp;&quot;'&quot;" office:value-type="string" office:string-value="'aliquota':''" calcext:value-type="string">
            <text:p>'aliquota':''</text:p>
          </table:table-cell>
          <table:table-cell table:style-name="ce16" table:formula="of:=IF(AND([.A154]&lt;&gt;&quot;&quot;;[.B154]&lt;&gt;&quot;&quot;;[.E154]&lt;&gt;&quot;&quot;); &quot;{ &quot; &amp; COM.MICROSOFT.TEXTJOIN(&quot;, &quot;;0;[.J154:.N154]) &amp; &quot; }&quot;;&quot;&quot;)">
            <text:p/>
          </table:table-cell>
          <table:table-cell table:style-name="ce15" table:formula="of:=IF(AND([.O153]=&quot;&quot;;[.O152]=&quot;&quot;);&quot;&quot;;&quot;, &quot;)">
            <text:p/>
          </table:table-cell>
          <table:table-cell table:style-name="ce15" table:formula="of:=IF([.O154]&lt;&gt;&quot;&quot;;[.P154] &amp; [.O15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5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5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55]&amp;&quot;'&quot;" office:value-type="string" office:string-value="'cq':''" calcext:value-type="string">
            <text:p>'cq':''</text:p>
          </table:table-cell>
          <table:table-cell table:style-name="ce16" table:formula="of:=&quot;'exame':&quot; &amp; IF([.D15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55]&amp;&quot;'&quot;" office:value-type="string" office:string-value="'aliquota':''" calcext:value-type="string">
            <text:p>'aliquota':''</text:p>
          </table:table-cell>
          <table:table-cell table:style-name="ce16" table:formula="of:=IF(AND([.A155]&lt;&gt;&quot;&quot;;[.B155]&lt;&gt;&quot;&quot;;[.E155]&lt;&gt;&quot;&quot;); &quot;{ &quot; &amp; COM.MICROSOFT.TEXTJOIN(&quot;, &quot;;0;[.J155:.N155]) &amp; &quot; }&quot;;&quot;&quot;)">
            <text:p/>
          </table:table-cell>
          <table:table-cell table:style-name="ce15" table:formula="of:=IF(AND([.O154]=&quot;&quot;;[.O153]=&quot;&quot;);&quot;&quot;;&quot;, &quot;)">
            <text:p/>
          </table:table-cell>
          <table:table-cell table:style-name="ce15" table:formula="of:=IF([.O155]&lt;&gt;&quot;&quot;;[.P155] &amp; [.O15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5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5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56]&amp;&quot;'&quot;" office:value-type="string" office:string-value="'cq':''" calcext:value-type="string">
            <text:p>'cq':''</text:p>
          </table:table-cell>
          <table:table-cell table:style-name="ce16" table:formula="of:=&quot;'exame':&quot; &amp; IF([.D15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56]&amp;&quot;'&quot;" office:value-type="string" office:string-value="'aliquota':''" calcext:value-type="string">
            <text:p>'aliquota':''</text:p>
          </table:table-cell>
          <table:table-cell table:style-name="ce16" table:formula="of:=IF(AND([.A156]&lt;&gt;&quot;&quot;;[.B156]&lt;&gt;&quot;&quot;;[.E156]&lt;&gt;&quot;&quot;); &quot;{ &quot; &amp; COM.MICROSOFT.TEXTJOIN(&quot;, &quot;;0;[.J156:.N156]) &amp; &quot; }&quot;;&quot;&quot;)">
            <text:p/>
          </table:table-cell>
          <table:table-cell table:style-name="ce15" table:formula="of:=IF(AND([.O155]=&quot;&quot;;[.O154]=&quot;&quot;);&quot;&quot;;&quot;, &quot;)">
            <text:p/>
          </table:table-cell>
          <table:table-cell table:style-name="ce15" table:formula="of:=IF([.O156]&lt;&gt;&quot;&quot;;[.P156] &amp; [.O15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5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5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57]&amp;&quot;'&quot;" office:value-type="string" office:string-value="'cq':''" calcext:value-type="string">
            <text:p>'cq':''</text:p>
          </table:table-cell>
          <table:table-cell table:style-name="ce16" table:formula="of:=&quot;'exame':&quot; &amp; IF([.D15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57]&amp;&quot;'&quot;" office:value-type="string" office:string-value="'aliquota':''" calcext:value-type="string">
            <text:p>'aliquota':''</text:p>
          </table:table-cell>
          <table:table-cell table:style-name="ce16" table:formula="of:=IF(AND([.A157]&lt;&gt;&quot;&quot;;[.B157]&lt;&gt;&quot;&quot;;[.E157]&lt;&gt;&quot;&quot;); &quot;{ &quot; &amp; COM.MICROSOFT.TEXTJOIN(&quot;, &quot;;0;[.J157:.N157]) &amp; &quot; }&quot;;&quot;&quot;)">
            <text:p/>
          </table:table-cell>
          <table:table-cell table:style-name="ce15" table:formula="of:=IF(AND([.O156]=&quot;&quot;;[.O155]=&quot;&quot;);&quot;&quot;;&quot;, &quot;)">
            <text:p/>
          </table:table-cell>
          <table:table-cell table:style-name="ce15" table:formula="of:=IF([.O157]&lt;&gt;&quot;&quot;;[.P157] &amp; [.O15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5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5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58]&amp;&quot;'&quot;" office:value-type="string" office:string-value="'cq':''" calcext:value-type="string">
            <text:p>'cq':''</text:p>
          </table:table-cell>
          <table:table-cell table:style-name="ce16" table:formula="of:=&quot;'exame':&quot; &amp; IF([.D15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58]&amp;&quot;'&quot;" office:value-type="string" office:string-value="'aliquota':''" calcext:value-type="string">
            <text:p>'aliquota':''</text:p>
          </table:table-cell>
          <table:table-cell table:style-name="ce16" table:formula="of:=IF(AND([.A158]&lt;&gt;&quot;&quot;;[.B158]&lt;&gt;&quot;&quot;;[.E158]&lt;&gt;&quot;&quot;); &quot;{ &quot; &amp; COM.MICROSOFT.TEXTJOIN(&quot;, &quot;;0;[.J158:.N158]) &amp; &quot; }&quot;;&quot;&quot;)">
            <text:p/>
          </table:table-cell>
          <table:table-cell table:style-name="ce15" table:formula="of:=IF(AND([.O157]=&quot;&quot;;[.O156]=&quot;&quot;);&quot;&quot;;&quot;, &quot;)">
            <text:p/>
          </table:table-cell>
          <table:table-cell table:style-name="ce15" table:formula="of:=IF([.O158]&lt;&gt;&quot;&quot;;[.P158] &amp; [.O15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5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5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59]&amp;&quot;'&quot;" office:value-type="string" office:string-value="'cq':''" calcext:value-type="string">
            <text:p>'cq':''</text:p>
          </table:table-cell>
          <table:table-cell table:style-name="ce16" table:formula="of:=&quot;'exame':&quot; &amp; IF([.D15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59]&amp;&quot;'&quot;" office:value-type="string" office:string-value="'aliquota':''" calcext:value-type="string">
            <text:p>'aliquota':''</text:p>
          </table:table-cell>
          <table:table-cell table:style-name="ce16" table:formula="of:=IF(AND([.A159]&lt;&gt;&quot;&quot;;[.B159]&lt;&gt;&quot;&quot;;[.E159]&lt;&gt;&quot;&quot;); &quot;{ &quot; &amp; COM.MICROSOFT.TEXTJOIN(&quot;, &quot;;0;[.J159:.N159]) &amp; &quot; }&quot;;&quot;&quot;)">
            <text:p/>
          </table:table-cell>
          <table:table-cell table:style-name="ce15" table:formula="of:=IF(AND([.O158]=&quot;&quot;;[.O157]=&quot;&quot;);&quot;&quot;;&quot;, &quot;)">
            <text:p/>
          </table:table-cell>
          <table:table-cell table:style-name="ce15" table:formula="of:=IF([.O159]&lt;&gt;&quot;&quot;;[.P159] &amp; [.O15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6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6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60]&amp;&quot;'&quot;" office:value-type="string" office:string-value="'cq':''" calcext:value-type="string">
            <text:p>'cq':''</text:p>
          </table:table-cell>
          <table:table-cell table:style-name="ce16" table:formula="of:=&quot;'exame':&quot; &amp; IF([.D16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60]&amp;&quot;'&quot;" office:value-type="string" office:string-value="'aliquota':''" calcext:value-type="string">
            <text:p>'aliquota':''</text:p>
          </table:table-cell>
          <table:table-cell table:style-name="ce16" table:formula="of:=IF(AND([.A160]&lt;&gt;&quot;&quot;;[.B160]&lt;&gt;&quot;&quot;;[.E160]&lt;&gt;&quot;&quot;); &quot;{ &quot; &amp; COM.MICROSOFT.TEXTJOIN(&quot;, &quot;;0;[.J160:.N160]) &amp; &quot; }&quot;;&quot;&quot;)">
            <text:p/>
          </table:table-cell>
          <table:table-cell table:style-name="ce15" table:formula="of:=IF(AND([.O159]=&quot;&quot;;[.O158]=&quot;&quot;);&quot;&quot;;&quot;, &quot;)">
            <text:p/>
          </table:table-cell>
          <table:table-cell table:style-name="ce15" table:formula="of:=IF([.O160]&lt;&gt;&quot;&quot;;[.P160] &amp; [.O16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6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6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61]&amp;&quot;'&quot;" office:value-type="string" office:string-value="'cq':''" calcext:value-type="string">
            <text:p>'cq':''</text:p>
          </table:table-cell>
          <table:table-cell table:style-name="ce16" table:formula="of:=&quot;'exame':&quot; &amp; IF([.D16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61]&amp;&quot;'&quot;" office:value-type="string" office:string-value="'aliquota':''" calcext:value-type="string">
            <text:p>'aliquota':''</text:p>
          </table:table-cell>
          <table:table-cell table:style-name="ce16" table:formula="of:=IF(AND([.A161]&lt;&gt;&quot;&quot;;[.B161]&lt;&gt;&quot;&quot;;[.E161]&lt;&gt;&quot;&quot;); &quot;{ &quot; &amp; COM.MICROSOFT.TEXTJOIN(&quot;, &quot;;0;[.J161:.N161]) &amp; &quot; }&quot;;&quot;&quot;)">
            <text:p/>
          </table:table-cell>
          <table:table-cell table:style-name="ce15" table:formula="of:=IF(AND([.O160]=&quot;&quot;;[.O159]=&quot;&quot;);&quot;&quot;;&quot;, &quot;)">
            <text:p/>
          </table:table-cell>
          <table:table-cell table:style-name="ce15" table:formula="of:=IF([.O161]&lt;&gt;&quot;&quot;;[.P161] &amp; [.O16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6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6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62]&amp;&quot;'&quot;" office:value-type="string" office:string-value="'cq':''" calcext:value-type="string">
            <text:p>'cq':''</text:p>
          </table:table-cell>
          <table:table-cell table:style-name="ce16" table:formula="of:=&quot;'exame':&quot; &amp; IF([.D16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62]&amp;&quot;'&quot;" office:value-type="string" office:string-value="'aliquota':''" calcext:value-type="string">
            <text:p>'aliquota':''</text:p>
          </table:table-cell>
          <table:table-cell table:style-name="ce16" table:formula="of:=IF(AND([.A162]&lt;&gt;&quot;&quot;;[.B162]&lt;&gt;&quot;&quot;;[.E162]&lt;&gt;&quot;&quot;); &quot;{ &quot; &amp; COM.MICROSOFT.TEXTJOIN(&quot;, &quot;;0;[.J162:.N162]) &amp; &quot; }&quot;;&quot;&quot;)">
            <text:p/>
          </table:table-cell>
          <table:table-cell table:style-name="ce15" table:formula="of:=IF(AND([.O161]=&quot;&quot;;[.O160]=&quot;&quot;);&quot;&quot;;&quot;, &quot;)">
            <text:p/>
          </table:table-cell>
          <table:table-cell table:style-name="ce15" table:formula="of:=IF([.O162]&lt;&gt;&quot;&quot;;[.P162] &amp; [.O16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6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6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63]&amp;&quot;'&quot;" office:value-type="string" office:string-value="'cq':''" calcext:value-type="string">
            <text:p>'cq':''</text:p>
          </table:table-cell>
          <table:table-cell table:style-name="ce16" table:formula="of:=&quot;'exame':&quot; &amp; IF([.D16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63]&amp;&quot;'&quot;" office:value-type="string" office:string-value="'aliquota':''" calcext:value-type="string">
            <text:p>'aliquota':''</text:p>
          </table:table-cell>
          <table:table-cell table:style-name="ce16" table:formula="of:=IF(AND([.A163]&lt;&gt;&quot;&quot;;[.B163]&lt;&gt;&quot;&quot;;[.E163]&lt;&gt;&quot;&quot;); &quot;{ &quot; &amp; COM.MICROSOFT.TEXTJOIN(&quot;, &quot;;0;[.J163:.N163]) &amp; &quot; }&quot;;&quot;&quot;)">
            <text:p/>
          </table:table-cell>
          <table:table-cell table:style-name="ce15" table:formula="of:=IF(AND([.O162]=&quot;&quot;;[.O161]=&quot;&quot;);&quot;&quot;;&quot;, &quot;)">
            <text:p/>
          </table:table-cell>
          <table:table-cell table:style-name="ce15" table:formula="of:=IF([.O163]&lt;&gt;&quot;&quot;;[.P163] &amp; [.O16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6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6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64]&amp;&quot;'&quot;" office:value-type="string" office:string-value="'cq':''" calcext:value-type="string">
            <text:p>'cq':''</text:p>
          </table:table-cell>
          <table:table-cell table:style-name="ce16" table:formula="of:=&quot;'exame':&quot; &amp; IF([.D16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64]&amp;&quot;'&quot;" office:value-type="string" office:string-value="'aliquota':''" calcext:value-type="string">
            <text:p>'aliquota':''</text:p>
          </table:table-cell>
          <table:table-cell table:style-name="ce16" table:formula="of:=IF(AND([.A164]&lt;&gt;&quot;&quot;;[.B164]&lt;&gt;&quot;&quot;;[.E164]&lt;&gt;&quot;&quot;); &quot;{ &quot; &amp; COM.MICROSOFT.TEXTJOIN(&quot;, &quot;;0;[.J164:.N164]) &amp; &quot; }&quot;;&quot;&quot;)">
            <text:p/>
          </table:table-cell>
          <table:table-cell table:style-name="ce15" table:formula="of:=IF(AND([.O163]=&quot;&quot;;[.O162]=&quot;&quot;);&quot;&quot;;&quot;, &quot;)">
            <text:p/>
          </table:table-cell>
          <table:table-cell table:style-name="ce15" table:formula="of:=IF([.O164]&lt;&gt;&quot;&quot;;[.P164] &amp; [.O16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6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6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65]&amp;&quot;'&quot;" office:value-type="string" office:string-value="'cq':''" calcext:value-type="string">
            <text:p>'cq':''</text:p>
          </table:table-cell>
          <table:table-cell table:style-name="ce16" table:formula="of:=&quot;'exame':&quot; &amp; IF([.D16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65]&amp;&quot;'&quot;" office:value-type="string" office:string-value="'aliquota':''" calcext:value-type="string">
            <text:p>'aliquota':''</text:p>
          </table:table-cell>
          <table:table-cell table:style-name="ce16" table:formula="of:=IF(AND([.A165]&lt;&gt;&quot;&quot;;[.B165]&lt;&gt;&quot;&quot;;[.E165]&lt;&gt;&quot;&quot;); &quot;{ &quot; &amp; COM.MICROSOFT.TEXTJOIN(&quot;, &quot;;0;[.J165:.N165]) &amp; &quot; }&quot;;&quot;&quot;)">
            <text:p/>
          </table:table-cell>
          <table:table-cell table:style-name="ce15" table:formula="of:=IF(AND([.O164]=&quot;&quot;;[.O163]=&quot;&quot;);&quot;&quot;;&quot;, &quot;)">
            <text:p/>
          </table:table-cell>
          <table:table-cell table:style-name="ce15" table:formula="of:=IF([.O165]&lt;&gt;&quot;&quot;;[.P165] &amp; [.O16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6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6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66]&amp;&quot;'&quot;" office:value-type="string" office:string-value="'cq':''" calcext:value-type="string">
            <text:p>'cq':''</text:p>
          </table:table-cell>
          <table:table-cell table:style-name="ce16" table:formula="of:=&quot;'exame':&quot; &amp; IF([.D16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66]&amp;&quot;'&quot;" office:value-type="string" office:string-value="'aliquota':''" calcext:value-type="string">
            <text:p>'aliquota':''</text:p>
          </table:table-cell>
          <table:table-cell table:style-name="ce16" table:formula="of:=IF(AND([.A166]&lt;&gt;&quot;&quot;;[.B166]&lt;&gt;&quot;&quot;;[.E166]&lt;&gt;&quot;&quot;); &quot;{ &quot; &amp; COM.MICROSOFT.TEXTJOIN(&quot;, &quot;;0;[.J166:.N166]) &amp; &quot; }&quot;;&quot;&quot;)">
            <text:p/>
          </table:table-cell>
          <table:table-cell table:style-name="ce15" table:formula="of:=IF(AND([.O165]=&quot;&quot;;[.O164]=&quot;&quot;);&quot;&quot;;&quot;, &quot;)">
            <text:p/>
          </table:table-cell>
          <table:table-cell table:style-name="ce15" table:formula="of:=IF([.O166]&lt;&gt;&quot;&quot;;[.P166] &amp; [.O16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6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6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67]&amp;&quot;'&quot;" office:value-type="string" office:string-value="'cq':''" calcext:value-type="string">
            <text:p>'cq':''</text:p>
          </table:table-cell>
          <table:table-cell table:style-name="ce16" table:formula="of:=&quot;'exame':&quot; &amp; IF([.D16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67]&amp;&quot;'&quot;" office:value-type="string" office:string-value="'aliquota':''" calcext:value-type="string">
            <text:p>'aliquota':''</text:p>
          </table:table-cell>
          <table:table-cell table:style-name="ce16" table:formula="of:=IF(AND([.A167]&lt;&gt;&quot;&quot;;[.B167]&lt;&gt;&quot;&quot;;[.E167]&lt;&gt;&quot;&quot;); &quot;{ &quot; &amp; COM.MICROSOFT.TEXTJOIN(&quot;, &quot;;0;[.J167:.N167]) &amp; &quot; }&quot;;&quot;&quot;)">
            <text:p/>
          </table:table-cell>
          <table:table-cell table:style-name="ce15" table:formula="of:=IF(AND([.O166]=&quot;&quot;;[.O165]=&quot;&quot;);&quot;&quot;;&quot;, &quot;)">
            <text:p/>
          </table:table-cell>
          <table:table-cell table:style-name="ce15" table:formula="of:=IF([.O167]&lt;&gt;&quot;&quot;;[.P167] &amp; [.O16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6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6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68]&amp;&quot;'&quot;" office:value-type="string" office:string-value="'cq':''" calcext:value-type="string">
            <text:p>'cq':''</text:p>
          </table:table-cell>
          <table:table-cell table:style-name="ce16" table:formula="of:=&quot;'exame':&quot; &amp; IF([.D16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68]&amp;&quot;'&quot;" office:value-type="string" office:string-value="'aliquota':''" calcext:value-type="string">
            <text:p>'aliquota':''</text:p>
          </table:table-cell>
          <table:table-cell table:style-name="ce16" table:formula="of:=IF(AND([.A168]&lt;&gt;&quot;&quot;;[.B168]&lt;&gt;&quot;&quot;;[.E168]&lt;&gt;&quot;&quot;); &quot;{ &quot; &amp; COM.MICROSOFT.TEXTJOIN(&quot;, &quot;;0;[.J168:.N168]) &amp; &quot; }&quot;;&quot;&quot;)">
            <text:p/>
          </table:table-cell>
          <table:table-cell table:style-name="ce15" table:formula="of:=IF(AND([.O167]=&quot;&quot;;[.O166]=&quot;&quot;);&quot;&quot;;&quot;, &quot;)">
            <text:p/>
          </table:table-cell>
          <table:table-cell table:style-name="ce15" table:formula="of:=IF([.O168]&lt;&gt;&quot;&quot;;[.P168] &amp; [.O16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6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6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69]&amp;&quot;'&quot;" office:value-type="string" office:string-value="'cq':''" calcext:value-type="string">
            <text:p>'cq':''</text:p>
          </table:table-cell>
          <table:table-cell table:style-name="ce16" table:formula="of:=&quot;'exame':&quot; &amp; IF([.D16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69]&amp;&quot;'&quot;" office:value-type="string" office:string-value="'aliquota':''" calcext:value-type="string">
            <text:p>'aliquota':''</text:p>
          </table:table-cell>
          <table:table-cell table:style-name="ce16" table:formula="of:=IF(AND([.A169]&lt;&gt;&quot;&quot;;[.B169]&lt;&gt;&quot;&quot;;[.E169]&lt;&gt;&quot;&quot;); &quot;{ &quot; &amp; COM.MICROSOFT.TEXTJOIN(&quot;, &quot;;0;[.J169:.N169]) &amp; &quot; }&quot;;&quot;&quot;)">
            <text:p/>
          </table:table-cell>
          <table:table-cell table:style-name="ce15" table:formula="of:=IF(AND([.O168]=&quot;&quot;;[.O167]=&quot;&quot;);&quot;&quot;;&quot;, &quot;)">
            <text:p/>
          </table:table-cell>
          <table:table-cell table:style-name="ce15" table:formula="of:=IF([.O169]&lt;&gt;&quot;&quot;;[.P169] &amp; [.O16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7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7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70]&amp;&quot;'&quot;" office:value-type="string" office:string-value="'cq':''" calcext:value-type="string">
            <text:p>'cq':''</text:p>
          </table:table-cell>
          <table:table-cell table:style-name="ce16" table:formula="of:=&quot;'exame':&quot; &amp; IF([.D17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70]&amp;&quot;'&quot;" office:value-type="string" office:string-value="'aliquota':''" calcext:value-type="string">
            <text:p>'aliquota':''</text:p>
          </table:table-cell>
          <table:table-cell table:style-name="ce16" table:formula="of:=IF(AND([.A170]&lt;&gt;&quot;&quot;;[.B170]&lt;&gt;&quot;&quot;;[.E170]&lt;&gt;&quot;&quot;); &quot;{ &quot; &amp; COM.MICROSOFT.TEXTJOIN(&quot;, &quot;;0;[.J170:.N170]) &amp; &quot; }&quot;;&quot;&quot;)">
            <text:p/>
          </table:table-cell>
          <table:table-cell table:style-name="ce15" table:formula="of:=IF(AND([.O169]=&quot;&quot;;[.O168]=&quot;&quot;);&quot;&quot;;&quot;, &quot;)">
            <text:p/>
          </table:table-cell>
          <table:table-cell table:style-name="ce15" table:formula="of:=IF([.O170]&lt;&gt;&quot;&quot;;[.P170] &amp; [.O17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7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7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71]&amp;&quot;'&quot;" office:value-type="string" office:string-value="'cq':''" calcext:value-type="string">
            <text:p>'cq':''</text:p>
          </table:table-cell>
          <table:table-cell table:style-name="ce16" table:formula="of:=&quot;'exame':&quot; &amp; IF([.D17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71]&amp;&quot;'&quot;" office:value-type="string" office:string-value="'aliquota':''" calcext:value-type="string">
            <text:p>'aliquota':''</text:p>
          </table:table-cell>
          <table:table-cell table:style-name="ce16" table:formula="of:=IF(AND([.A171]&lt;&gt;&quot;&quot;;[.B171]&lt;&gt;&quot;&quot;;[.E171]&lt;&gt;&quot;&quot;); &quot;{ &quot; &amp; COM.MICROSOFT.TEXTJOIN(&quot;, &quot;;0;[.J171:.N171]) &amp; &quot; }&quot;;&quot;&quot;)">
            <text:p/>
          </table:table-cell>
          <table:table-cell table:style-name="ce15" table:formula="of:=IF(AND([.O170]=&quot;&quot;;[.O169]=&quot;&quot;);&quot;&quot;;&quot;, &quot;)">
            <text:p/>
          </table:table-cell>
          <table:table-cell table:style-name="ce15" table:formula="of:=IF([.O171]&lt;&gt;&quot;&quot;;[.P171] &amp; [.O17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7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7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72]&amp;&quot;'&quot;" office:value-type="string" office:string-value="'cq':''" calcext:value-type="string">
            <text:p>'cq':''</text:p>
          </table:table-cell>
          <table:table-cell table:style-name="ce16" table:formula="of:=&quot;'exame':&quot; &amp; IF([.D17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72]&amp;&quot;'&quot;" office:value-type="string" office:string-value="'aliquota':''" calcext:value-type="string">
            <text:p>'aliquota':''</text:p>
          </table:table-cell>
          <table:table-cell table:style-name="ce16" table:formula="of:=IF(AND([.A172]&lt;&gt;&quot;&quot;;[.B172]&lt;&gt;&quot;&quot;;[.E172]&lt;&gt;&quot;&quot;); &quot;{ &quot; &amp; COM.MICROSOFT.TEXTJOIN(&quot;, &quot;;0;[.J172:.N172]) &amp; &quot; }&quot;;&quot;&quot;)">
            <text:p/>
          </table:table-cell>
          <table:table-cell table:style-name="ce15" table:formula="of:=IF(AND([.O171]=&quot;&quot;;[.O170]=&quot;&quot;);&quot;&quot;;&quot;, &quot;)">
            <text:p/>
          </table:table-cell>
          <table:table-cell table:style-name="ce15" table:formula="of:=IF([.O172]&lt;&gt;&quot;&quot;;[.P172] &amp; [.O17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7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7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73]&amp;&quot;'&quot;" office:value-type="string" office:string-value="'cq':''" calcext:value-type="string">
            <text:p>'cq':''</text:p>
          </table:table-cell>
          <table:table-cell table:style-name="ce16" table:formula="of:=&quot;'exame':&quot; &amp; IF([.D17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73]&amp;&quot;'&quot;" office:value-type="string" office:string-value="'aliquota':''" calcext:value-type="string">
            <text:p>'aliquota':''</text:p>
          </table:table-cell>
          <table:table-cell table:style-name="ce16" table:formula="of:=IF(AND([.A173]&lt;&gt;&quot;&quot;;[.B173]&lt;&gt;&quot;&quot;;[.E173]&lt;&gt;&quot;&quot;); &quot;{ &quot; &amp; COM.MICROSOFT.TEXTJOIN(&quot;, &quot;;0;[.J173:.N173]) &amp; &quot; }&quot;;&quot;&quot;)">
            <text:p/>
          </table:table-cell>
          <table:table-cell table:style-name="ce15" table:formula="of:=IF(AND([.O172]=&quot;&quot;;[.O171]=&quot;&quot;);&quot;&quot;;&quot;, &quot;)">
            <text:p/>
          </table:table-cell>
          <table:table-cell table:style-name="ce15" table:formula="of:=IF([.O173]&lt;&gt;&quot;&quot;;[.P173] &amp; [.O17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7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7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74]&amp;&quot;'&quot;" office:value-type="string" office:string-value="'cq':''" calcext:value-type="string">
            <text:p>'cq':''</text:p>
          </table:table-cell>
          <table:table-cell table:style-name="ce16" table:formula="of:=&quot;'exame':&quot; &amp; IF([.D17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74]&amp;&quot;'&quot;" office:value-type="string" office:string-value="'aliquota':''" calcext:value-type="string">
            <text:p>'aliquota':''</text:p>
          </table:table-cell>
          <table:table-cell table:style-name="ce16" table:formula="of:=IF(AND([.A174]&lt;&gt;&quot;&quot;;[.B174]&lt;&gt;&quot;&quot;;[.E174]&lt;&gt;&quot;&quot;); &quot;{ &quot; &amp; COM.MICROSOFT.TEXTJOIN(&quot;, &quot;;0;[.J174:.N174]) &amp; &quot; }&quot;;&quot;&quot;)">
            <text:p/>
          </table:table-cell>
          <table:table-cell table:style-name="ce15" table:formula="of:=IF(AND([.O173]=&quot;&quot;;[.O172]=&quot;&quot;);&quot;&quot;;&quot;, &quot;)">
            <text:p/>
          </table:table-cell>
          <table:table-cell table:style-name="ce15" table:formula="of:=IF([.O174]&lt;&gt;&quot;&quot;;[.P174] &amp; [.O17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7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7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75]&amp;&quot;'&quot;" office:value-type="string" office:string-value="'cq':''" calcext:value-type="string">
            <text:p>'cq':''</text:p>
          </table:table-cell>
          <table:table-cell table:style-name="ce16" table:formula="of:=&quot;'exame':&quot; &amp; IF([.D17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75]&amp;&quot;'&quot;" office:value-type="string" office:string-value="'aliquota':''" calcext:value-type="string">
            <text:p>'aliquota':''</text:p>
          </table:table-cell>
          <table:table-cell table:style-name="ce16" table:formula="of:=IF(AND([.A175]&lt;&gt;&quot;&quot;;[.B175]&lt;&gt;&quot;&quot;;[.E175]&lt;&gt;&quot;&quot;); &quot;{ &quot; &amp; COM.MICROSOFT.TEXTJOIN(&quot;, &quot;;0;[.J175:.N175]) &amp; &quot; }&quot;;&quot;&quot;)">
            <text:p/>
          </table:table-cell>
          <table:table-cell table:style-name="ce15" table:formula="of:=IF(AND([.O174]=&quot;&quot;;[.O173]=&quot;&quot;);&quot;&quot;;&quot;, &quot;)">
            <text:p/>
          </table:table-cell>
          <table:table-cell table:style-name="ce15" table:formula="of:=IF([.O175]&lt;&gt;&quot;&quot;;[.P175] &amp; [.O17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7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7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76]&amp;&quot;'&quot;" office:value-type="string" office:string-value="'cq':''" calcext:value-type="string">
            <text:p>'cq':''</text:p>
          </table:table-cell>
          <table:table-cell table:style-name="ce16" table:formula="of:=&quot;'exame':&quot; &amp; IF([.D17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76]&amp;&quot;'&quot;" office:value-type="string" office:string-value="'aliquota':''" calcext:value-type="string">
            <text:p>'aliquota':''</text:p>
          </table:table-cell>
          <table:table-cell table:style-name="ce16" table:formula="of:=IF(AND([.A176]&lt;&gt;&quot;&quot;;[.B176]&lt;&gt;&quot;&quot;;[.E176]&lt;&gt;&quot;&quot;); &quot;{ &quot; &amp; COM.MICROSOFT.TEXTJOIN(&quot;, &quot;;0;[.J176:.N176]) &amp; &quot; }&quot;;&quot;&quot;)">
            <text:p/>
          </table:table-cell>
          <table:table-cell table:style-name="ce15" table:formula="of:=IF(AND([.O175]=&quot;&quot;;[.O174]=&quot;&quot;);&quot;&quot;;&quot;, &quot;)">
            <text:p/>
          </table:table-cell>
          <table:table-cell table:style-name="ce15" table:formula="of:=IF([.O176]&lt;&gt;&quot;&quot;;[.P176] &amp; [.O17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7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7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77]&amp;&quot;'&quot;" office:value-type="string" office:string-value="'cq':''" calcext:value-type="string">
            <text:p>'cq':''</text:p>
          </table:table-cell>
          <table:table-cell table:style-name="ce16" table:formula="of:=&quot;'exame':&quot; &amp; IF([.D17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77]&amp;&quot;'&quot;" office:value-type="string" office:string-value="'aliquota':''" calcext:value-type="string">
            <text:p>'aliquota':''</text:p>
          </table:table-cell>
          <table:table-cell table:style-name="ce16" table:formula="of:=IF(AND([.A177]&lt;&gt;&quot;&quot;;[.B177]&lt;&gt;&quot;&quot;;[.E177]&lt;&gt;&quot;&quot;); &quot;{ &quot; &amp; COM.MICROSOFT.TEXTJOIN(&quot;, &quot;;0;[.J177:.N177]) &amp; &quot; }&quot;;&quot;&quot;)">
            <text:p/>
          </table:table-cell>
          <table:table-cell table:style-name="ce15" table:formula="of:=IF(AND([.O176]=&quot;&quot;;[.O175]=&quot;&quot;);&quot;&quot;;&quot;, &quot;)">
            <text:p/>
          </table:table-cell>
          <table:table-cell table:style-name="ce15" table:formula="of:=IF([.O177]&lt;&gt;&quot;&quot;;[.P177] &amp; [.O17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7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7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78]&amp;&quot;'&quot;" office:value-type="string" office:string-value="'cq':''" calcext:value-type="string">
            <text:p>'cq':''</text:p>
          </table:table-cell>
          <table:table-cell table:style-name="ce16" table:formula="of:=&quot;'exame':&quot; &amp; IF([.D17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78]&amp;&quot;'&quot;" office:value-type="string" office:string-value="'aliquota':''" calcext:value-type="string">
            <text:p>'aliquota':''</text:p>
          </table:table-cell>
          <table:table-cell table:style-name="ce16" table:formula="of:=IF(AND([.A178]&lt;&gt;&quot;&quot;;[.B178]&lt;&gt;&quot;&quot;;[.E178]&lt;&gt;&quot;&quot;); &quot;{ &quot; &amp; COM.MICROSOFT.TEXTJOIN(&quot;, &quot;;0;[.J178:.N178]) &amp; &quot; }&quot;;&quot;&quot;)">
            <text:p/>
          </table:table-cell>
          <table:table-cell table:style-name="ce15" table:formula="of:=IF(AND([.O177]=&quot;&quot;;[.O176]=&quot;&quot;);&quot;&quot;;&quot;, &quot;)">
            <text:p/>
          </table:table-cell>
          <table:table-cell table:style-name="ce15" table:formula="of:=IF([.O178]&lt;&gt;&quot;&quot;;[.P178] &amp; [.O17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7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7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79]&amp;&quot;'&quot;" office:value-type="string" office:string-value="'cq':''" calcext:value-type="string">
            <text:p>'cq':''</text:p>
          </table:table-cell>
          <table:table-cell table:style-name="ce16" table:formula="of:=&quot;'exame':&quot; &amp; IF([.D17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79]&amp;&quot;'&quot;" office:value-type="string" office:string-value="'aliquota':''" calcext:value-type="string">
            <text:p>'aliquota':''</text:p>
          </table:table-cell>
          <table:table-cell table:style-name="ce16" table:formula="of:=IF(AND([.A179]&lt;&gt;&quot;&quot;;[.B179]&lt;&gt;&quot;&quot;;[.E179]&lt;&gt;&quot;&quot;); &quot;{ &quot; &amp; COM.MICROSOFT.TEXTJOIN(&quot;, &quot;;0;[.J179:.N179]) &amp; &quot; }&quot;;&quot;&quot;)">
            <text:p/>
          </table:table-cell>
          <table:table-cell table:style-name="ce15" table:formula="of:=IF(AND([.O178]=&quot;&quot;;[.O177]=&quot;&quot;);&quot;&quot;;&quot;, &quot;)">
            <text:p/>
          </table:table-cell>
          <table:table-cell table:style-name="ce15" table:formula="of:=IF([.O179]&lt;&gt;&quot;&quot;;[.P179] &amp; [.O17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8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8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80]&amp;&quot;'&quot;" office:value-type="string" office:string-value="'cq':''" calcext:value-type="string">
            <text:p>'cq':''</text:p>
          </table:table-cell>
          <table:table-cell table:style-name="ce16" table:formula="of:=&quot;'exame':&quot; &amp; IF([.D18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80]&amp;&quot;'&quot;" office:value-type="string" office:string-value="'aliquota':''" calcext:value-type="string">
            <text:p>'aliquota':''</text:p>
          </table:table-cell>
          <table:table-cell table:style-name="ce16" table:formula="of:=IF(AND([.A180]&lt;&gt;&quot;&quot;;[.B180]&lt;&gt;&quot;&quot;;[.E180]&lt;&gt;&quot;&quot;); &quot;{ &quot; &amp; COM.MICROSOFT.TEXTJOIN(&quot;, &quot;;0;[.J180:.N180]) &amp; &quot; }&quot;;&quot;&quot;)">
            <text:p/>
          </table:table-cell>
          <table:table-cell table:style-name="ce15" table:formula="of:=IF(AND([.O179]=&quot;&quot;;[.O178]=&quot;&quot;);&quot;&quot;;&quot;, &quot;)">
            <text:p/>
          </table:table-cell>
          <table:table-cell table:style-name="ce15" table:formula="of:=IF([.O180]&lt;&gt;&quot;&quot;;[.P180] &amp; [.O18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8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8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81]&amp;&quot;'&quot;" office:value-type="string" office:string-value="'cq':''" calcext:value-type="string">
            <text:p>'cq':''</text:p>
          </table:table-cell>
          <table:table-cell table:style-name="ce16" table:formula="of:=&quot;'exame':&quot; &amp; IF([.D18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81]&amp;&quot;'&quot;" office:value-type="string" office:string-value="'aliquota':''" calcext:value-type="string">
            <text:p>'aliquota':''</text:p>
          </table:table-cell>
          <table:table-cell table:style-name="ce16" table:formula="of:=IF(AND([.A181]&lt;&gt;&quot;&quot;;[.B181]&lt;&gt;&quot;&quot;;[.E181]&lt;&gt;&quot;&quot;); &quot;{ &quot; &amp; COM.MICROSOFT.TEXTJOIN(&quot;, &quot;;0;[.J181:.N181]) &amp; &quot; }&quot;;&quot;&quot;)">
            <text:p/>
          </table:table-cell>
          <table:table-cell table:style-name="ce15" table:formula="of:=IF(AND([.O180]=&quot;&quot;;[.O179]=&quot;&quot;);&quot;&quot;;&quot;, &quot;)">
            <text:p/>
          </table:table-cell>
          <table:table-cell table:style-name="ce15" table:formula="of:=IF([.O181]&lt;&gt;&quot;&quot;;[.P181] &amp; [.O18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8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8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82]&amp;&quot;'&quot;" office:value-type="string" office:string-value="'cq':''" calcext:value-type="string">
            <text:p>'cq':''</text:p>
          </table:table-cell>
          <table:table-cell table:style-name="ce16" table:formula="of:=&quot;'exame':&quot; &amp; IF([.D18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82]&amp;&quot;'&quot;" office:value-type="string" office:string-value="'aliquota':''" calcext:value-type="string">
            <text:p>'aliquota':''</text:p>
          </table:table-cell>
          <table:table-cell table:style-name="ce16" table:formula="of:=IF(AND([.A182]&lt;&gt;&quot;&quot;;[.B182]&lt;&gt;&quot;&quot;;[.E182]&lt;&gt;&quot;&quot;); &quot;{ &quot; &amp; COM.MICROSOFT.TEXTJOIN(&quot;, &quot;;0;[.J182:.N182]) &amp; &quot; }&quot;;&quot;&quot;)">
            <text:p/>
          </table:table-cell>
          <table:table-cell table:style-name="ce15" table:formula="of:=IF(AND([.O181]=&quot;&quot;;[.O180]=&quot;&quot;);&quot;&quot;;&quot;, &quot;)">
            <text:p/>
          </table:table-cell>
          <table:table-cell table:style-name="ce15" table:formula="of:=IF([.O182]&lt;&gt;&quot;&quot;;[.P182] &amp; [.O18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8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8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83]&amp;&quot;'&quot;" office:value-type="string" office:string-value="'cq':''" calcext:value-type="string">
            <text:p>'cq':''</text:p>
          </table:table-cell>
          <table:table-cell table:style-name="ce16" table:formula="of:=&quot;'exame':&quot; &amp; IF([.D18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83]&amp;&quot;'&quot;" office:value-type="string" office:string-value="'aliquota':''" calcext:value-type="string">
            <text:p>'aliquota':''</text:p>
          </table:table-cell>
          <table:table-cell table:style-name="ce16" table:formula="of:=IF(AND([.A183]&lt;&gt;&quot;&quot;;[.B183]&lt;&gt;&quot;&quot;;[.E183]&lt;&gt;&quot;&quot;); &quot;{ &quot; &amp; COM.MICROSOFT.TEXTJOIN(&quot;, &quot;;0;[.J183:.N183]) &amp; &quot; }&quot;;&quot;&quot;)">
            <text:p/>
          </table:table-cell>
          <table:table-cell table:style-name="ce15" table:formula="of:=IF(AND([.O182]=&quot;&quot;;[.O181]=&quot;&quot;);&quot;&quot;;&quot;, &quot;)">
            <text:p/>
          </table:table-cell>
          <table:table-cell table:style-name="ce15" table:formula="of:=IF([.O183]&lt;&gt;&quot;&quot;;[.P183] &amp; [.O18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8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8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84]&amp;&quot;'&quot;" office:value-type="string" office:string-value="'cq':''" calcext:value-type="string">
            <text:p>'cq':''</text:p>
          </table:table-cell>
          <table:table-cell table:style-name="ce16" table:formula="of:=&quot;'exame':&quot; &amp; IF([.D18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84]&amp;&quot;'&quot;" office:value-type="string" office:string-value="'aliquota':''" calcext:value-type="string">
            <text:p>'aliquota':''</text:p>
          </table:table-cell>
          <table:table-cell table:style-name="ce16" table:formula="of:=IF(AND([.A184]&lt;&gt;&quot;&quot;;[.B184]&lt;&gt;&quot;&quot;;[.E184]&lt;&gt;&quot;&quot;); &quot;{ &quot; &amp; COM.MICROSOFT.TEXTJOIN(&quot;, &quot;;0;[.J184:.N184]) &amp; &quot; }&quot;;&quot;&quot;)">
            <text:p/>
          </table:table-cell>
          <table:table-cell table:style-name="ce15" table:formula="of:=IF(AND([.O183]=&quot;&quot;;[.O182]=&quot;&quot;);&quot;&quot;;&quot;, &quot;)">
            <text:p/>
          </table:table-cell>
          <table:table-cell table:style-name="ce15" table:formula="of:=IF([.O184]&lt;&gt;&quot;&quot;;[.P184] &amp; [.O18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8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8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85]&amp;&quot;'&quot;" office:value-type="string" office:string-value="'cq':''" calcext:value-type="string">
            <text:p>'cq':''</text:p>
          </table:table-cell>
          <table:table-cell table:style-name="ce16" table:formula="of:=&quot;'exame':&quot; &amp; IF([.D18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85]&amp;&quot;'&quot;" office:value-type="string" office:string-value="'aliquota':''" calcext:value-type="string">
            <text:p>'aliquota':''</text:p>
          </table:table-cell>
          <table:table-cell table:style-name="ce16" table:formula="of:=IF(AND([.A185]&lt;&gt;&quot;&quot;;[.B185]&lt;&gt;&quot;&quot;;[.E185]&lt;&gt;&quot;&quot;); &quot;{ &quot; &amp; COM.MICROSOFT.TEXTJOIN(&quot;, &quot;;0;[.J185:.N185]) &amp; &quot; }&quot;;&quot;&quot;)">
            <text:p/>
          </table:table-cell>
          <table:table-cell table:style-name="ce15" table:formula="of:=IF(AND([.O184]=&quot;&quot;;[.O183]=&quot;&quot;);&quot;&quot;;&quot;, &quot;)">
            <text:p/>
          </table:table-cell>
          <table:table-cell table:style-name="ce15" table:formula="of:=IF([.O185]&lt;&gt;&quot;&quot;;[.P185] &amp; [.O18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8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8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86]&amp;&quot;'&quot;" office:value-type="string" office:string-value="'cq':''" calcext:value-type="string">
            <text:p>'cq':''</text:p>
          </table:table-cell>
          <table:table-cell table:style-name="ce16" table:formula="of:=&quot;'exame':&quot; &amp; IF([.D18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86]&amp;&quot;'&quot;" office:value-type="string" office:string-value="'aliquota':''" calcext:value-type="string">
            <text:p>'aliquota':''</text:p>
          </table:table-cell>
          <table:table-cell table:style-name="ce16" table:formula="of:=IF(AND([.A186]&lt;&gt;&quot;&quot;;[.B186]&lt;&gt;&quot;&quot;;[.E186]&lt;&gt;&quot;&quot;); &quot;{ &quot; &amp; COM.MICROSOFT.TEXTJOIN(&quot;, &quot;;0;[.J186:.N186]) &amp; &quot; }&quot;;&quot;&quot;)">
            <text:p/>
          </table:table-cell>
          <table:table-cell table:style-name="ce15" table:formula="of:=IF(AND([.O185]=&quot;&quot;;[.O184]=&quot;&quot;);&quot;&quot;;&quot;, &quot;)">
            <text:p/>
          </table:table-cell>
          <table:table-cell table:style-name="ce15" table:formula="of:=IF([.O186]&lt;&gt;&quot;&quot;;[.P186] &amp; [.O18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8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8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87]&amp;&quot;'&quot;" office:value-type="string" office:string-value="'cq':''" calcext:value-type="string">
            <text:p>'cq':''</text:p>
          </table:table-cell>
          <table:table-cell table:style-name="ce16" table:formula="of:=&quot;'exame':&quot; &amp; IF([.D18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87]&amp;&quot;'&quot;" office:value-type="string" office:string-value="'aliquota':''" calcext:value-type="string">
            <text:p>'aliquota':''</text:p>
          </table:table-cell>
          <table:table-cell table:style-name="ce16" table:formula="of:=IF(AND([.A187]&lt;&gt;&quot;&quot;;[.B187]&lt;&gt;&quot;&quot;;[.E187]&lt;&gt;&quot;&quot;); &quot;{ &quot; &amp; COM.MICROSOFT.TEXTJOIN(&quot;, &quot;;0;[.J187:.N187]) &amp; &quot; }&quot;;&quot;&quot;)">
            <text:p/>
          </table:table-cell>
          <table:table-cell table:style-name="ce15" table:formula="of:=IF(AND([.O186]=&quot;&quot;;[.O185]=&quot;&quot;);&quot;&quot;;&quot;, &quot;)">
            <text:p/>
          </table:table-cell>
          <table:table-cell table:style-name="ce15" table:formula="of:=IF([.O187]&lt;&gt;&quot;&quot;;[.P187] &amp; [.O18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8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8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88]&amp;&quot;'&quot;" office:value-type="string" office:string-value="'cq':''" calcext:value-type="string">
            <text:p>'cq':''</text:p>
          </table:table-cell>
          <table:table-cell table:style-name="ce16" table:formula="of:=&quot;'exame':&quot; &amp; IF([.D18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88]&amp;&quot;'&quot;" office:value-type="string" office:string-value="'aliquota':''" calcext:value-type="string">
            <text:p>'aliquota':''</text:p>
          </table:table-cell>
          <table:table-cell table:style-name="ce16" table:formula="of:=IF(AND([.A188]&lt;&gt;&quot;&quot;;[.B188]&lt;&gt;&quot;&quot;;[.E188]&lt;&gt;&quot;&quot;); &quot;{ &quot; &amp; COM.MICROSOFT.TEXTJOIN(&quot;, &quot;;0;[.J188:.N188]) &amp; &quot; }&quot;;&quot;&quot;)">
            <text:p/>
          </table:table-cell>
          <table:table-cell table:style-name="ce15" table:formula="of:=IF(AND([.O187]=&quot;&quot;;[.O186]=&quot;&quot;);&quot;&quot;;&quot;, &quot;)">
            <text:p/>
          </table:table-cell>
          <table:table-cell table:style-name="ce15" table:formula="of:=IF([.O188]&lt;&gt;&quot;&quot;;[.P188] &amp; [.O18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8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8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89]&amp;&quot;'&quot;" office:value-type="string" office:string-value="'cq':''" calcext:value-type="string">
            <text:p>'cq':''</text:p>
          </table:table-cell>
          <table:table-cell table:style-name="ce16" table:formula="of:=&quot;'exame':&quot; &amp; IF([.D18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89]&amp;&quot;'&quot;" office:value-type="string" office:string-value="'aliquota':''" calcext:value-type="string">
            <text:p>'aliquota':''</text:p>
          </table:table-cell>
          <table:table-cell table:style-name="ce16" table:formula="of:=IF(AND([.A189]&lt;&gt;&quot;&quot;;[.B189]&lt;&gt;&quot;&quot;;[.E189]&lt;&gt;&quot;&quot;); &quot;{ &quot; &amp; COM.MICROSOFT.TEXTJOIN(&quot;, &quot;;0;[.J189:.N189]) &amp; &quot; }&quot;;&quot;&quot;)">
            <text:p/>
          </table:table-cell>
          <table:table-cell table:style-name="ce15" table:formula="of:=IF(AND([.O188]=&quot;&quot;;[.O187]=&quot;&quot;);&quot;&quot;;&quot;, &quot;)">
            <text:p/>
          </table:table-cell>
          <table:table-cell table:style-name="ce15" table:formula="of:=IF([.O189]&lt;&gt;&quot;&quot;;[.P189] &amp; [.O18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9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9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90]&amp;&quot;'&quot;" office:value-type="string" office:string-value="'cq':''" calcext:value-type="string">
            <text:p>'cq':''</text:p>
          </table:table-cell>
          <table:table-cell table:style-name="ce16" table:formula="of:=&quot;'exame':&quot; &amp; IF([.D19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90]&amp;&quot;'&quot;" office:value-type="string" office:string-value="'aliquota':''" calcext:value-type="string">
            <text:p>'aliquota':''</text:p>
          </table:table-cell>
          <table:table-cell table:style-name="ce16" table:formula="of:=IF(AND([.A190]&lt;&gt;&quot;&quot;;[.B190]&lt;&gt;&quot;&quot;;[.E190]&lt;&gt;&quot;&quot;); &quot;{ &quot; &amp; COM.MICROSOFT.TEXTJOIN(&quot;, &quot;;0;[.J190:.N190]) &amp; &quot; }&quot;;&quot;&quot;)">
            <text:p/>
          </table:table-cell>
          <table:table-cell table:style-name="ce15" table:formula="of:=IF(AND([.O189]=&quot;&quot;;[.O188]=&quot;&quot;);&quot;&quot;;&quot;, &quot;)">
            <text:p/>
          </table:table-cell>
          <table:table-cell table:style-name="ce15" table:formula="of:=IF([.O190]&lt;&gt;&quot;&quot;;[.P190] &amp; [.O19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9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9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91]&amp;&quot;'&quot;" office:value-type="string" office:string-value="'cq':''" calcext:value-type="string">
            <text:p>'cq':''</text:p>
          </table:table-cell>
          <table:table-cell table:style-name="ce16" table:formula="of:=&quot;'exame':&quot; &amp; IF([.D19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91]&amp;&quot;'&quot;" office:value-type="string" office:string-value="'aliquota':''" calcext:value-type="string">
            <text:p>'aliquota':''</text:p>
          </table:table-cell>
          <table:table-cell table:style-name="ce16" table:formula="of:=IF(AND([.A191]&lt;&gt;&quot;&quot;;[.B191]&lt;&gt;&quot;&quot;;[.E191]&lt;&gt;&quot;&quot;); &quot;{ &quot; &amp; COM.MICROSOFT.TEXTJOIN(&quot;, &quot;;0;[.J191:.N191]) &amp; &quot; }&quot;;&quot;&quot;)">
            <text:p/>
          </table:table-cell>
          <table:table-cell table:style-name="ce15" table:formula="of:=IF(AND([.O190]=&quot;&quot;;[.O189]=&quot;&quot;);&quot;&quot;;&quot;, &quot;)">
            <text:p/>
          </table:table-cell>
          <table:table-cell table:style-name="ce15" table:formula="of:=IF([.O191]&lt;&gt;&quot;&quot;;[.P191] &amp; [.O19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9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9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92]&amp;&quot;'&quot;" office:value-type="string" office:string-value="'cq':''" calcext:value-type="string">
            <text:p>'cq':''</text:p>
          </table:table-cell>
          <table:table-cell table:style-name="ce16" table:formula="of:=&quot;'exame':&quot; &amp; IF([.D19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92]&amp;&quot;'&quot;" office:value-type="string" office:string-value="'aliquota':''" calcext:value-type="string">
            <text:p>'aliquota':''</text:p>
          </table:table-cell>
          <table:table-cell table:style-name="ce16" table:formula="of:=IF(AND([.A192]&lt;&gt;&quot;&quot;;[.B192]&lt;&gt;&quot;&quot;;[.E192]&lt;&gt;&quot;&quot;); &quot;{ &quot; &amp; COM.MICROSOFT.TEXTJOIN(&quot;, &quot;;0;[.J192:.N192]) &amp; &quot; }&quot;;&quot;&quot;)">
            <text:p/>
          </table:table-cell>
          <table:table-cell table:style-name="ce15" table:formula="of:=IF(AND([.O191]=&quot;&quot;;[.O190]=&quot;&quot;);&quot;&quot;;&quot;, &quot;)">
            <text:p/>
          </table:table-cell>
          <table:table-cell table:style-name="ce15" table:formula="of:=IF([.O192]&lt;&gt;&quot;&quot;;[.P192] &amp; [.O19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9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9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93]&amp;&quot;'&quot;" office:value-type="string" office:string-value="'cq':''" calcext:value-type="string">
            <text:p>'cq':''</text:p>
          </table:table-cell>
          <table:table-cell table:style-name="ce16" table:formula="of:=&quot;'exame':&quot; &amp; IF([.D19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93]&amp;&quot;'&quot;" office:value-type="string" office:string-value="'aliquota':''" calcext:value-type="string">
            <text:p>'aliquota':''</text:p>
          </table:table-cell>
          <table:table-cell table:style-name="ce16" table:formula="of:=IF(AND([.A193]&lt;&gt;&quot;&quot;;[.B193]&lt;&gt;&quot;&quot;;[.E193]&lt;&gt;&quot;&quot;); &quot;{ &quot; &amp; COM.MICROSOFT.TEXTJOIN(&quot;, &quot;;0;[.J193:.N193]) &amp; &quot; }&quot;;&quot;&quot;)">
            <text:p/>
          </table:table-cell>
          <table:table-cell table:style-name="ce15" table:formula="of:=IF(AND([.O192]=&quot;&quot;;[.O191]=&quot;&quot;);&quot;&quot;;&quot;, &quot;)">
            <text:p/>
          </table:table-cell>
          <table:table-cell table:style-name="ce15" table:formula="of:=IF([.O193]&lt;&gt;&quot;&quot;;[.P193] &amp; [.O19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9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9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94]&amp;&quot;'&quot;" office:value-type="string" office:string-value="'cq':''" calcext:value-type="string">
            <text:p>'cq':''</text:p>
          </table:table-cell>
          <table:table-cell table:style-name="ce16" table:formula="of:=&quot;'exame':&quot; &amp; IF([.D19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94]&amp;&quot;'&quot;" office:value-type="string" office:string-value="'aliquota':''" calcext:value-type="string">
            <text:p>'aliquota':''</text:p>
          </table:table-cell>
          <table:table-cell table:style-name="ce16" table:formula="of:=IF(AND([.A194]&lt;&gt;&quot;&quot;;[.B194]&lt;&gt;&quot;&quot;;[.E194]&lt;&gt;&quot;&quot;); &quot;{ &quot; &amp; COM.MICROSOFT.TEXTJOIN(&quot;, &quot;;0;[.J194:.N194]) &amp; &quot; }&quot;;&quot;&quot;)">
            <text:p/>
          </table:table-cell>
          <table:table-cell table:style-name="ce15" table:formula="of:=IF(AND([.O193]=&quot;&quot;;[.O192]=&quot;&quot;);&quot;&quot;;&quot;, &quot;)">
            <text:p/>
          </table:table-cell>
          <table:table-cell table:style-name="ce15" table:formula="of:=IF([.O194]&lt;&gt;&quot;&quot;;[.P194] &amp; [.O19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9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9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95]&amp;&quot;'&quot;" office:value-type="string" office:string-value="'cq':''" calcext:value-type="string">
            <text:p>'cq':''</text:p>
          </table:table-cell>
          <table:table-cell table:style-name="ce16" table:formula="of:=&quot;'exame':&quot; &amp; IF([.D19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95]&amp;&quot;'&quot;" office:value-type="string" office:string-value="'aliquota':''" calcext:value-type="string">
            <text:p>'aliquota':''</text:p>
          </table:table-cell>
          <table:table-cell table:style-name="ce16" table:formula="of:=IF(AND([.A195]&lt;&gt;&quot;&quot;;[.B195]&lt;&gt;&quot;&quot;;[.E195]&lt;&gt;&quot;&quot;); &quot;{ &quot; &amp; COM.MICROSOFT.TEXTJOIN(&quot;, &quot;;0;[.J195:.N195]) &amp; &quot; }&quot;;&quot;&quot;)">
            <text:p/>
          </table:table-cell>
          <table:table-cell table:style-name="ce15" table:formula="of:=IF(AND([.O194]=&quot;&quot;;[.O193]=&quot;&quot;);&quot;&quot;;&quot;, &quot;)">
            <text:p/>
          </table:table-cell>
          <table:table-cell table:style-name="ce15" table:formula="of:=IF([.O195]&lt;&gt;&quot;&quot;;[.P195] &amp; [.O19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9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9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96]&amp;&quot;'&quot;" office:value-type="string" office:string-value="'cq':''" calcext:value-type="string">
            <text:p>'cq':''</text:p>
          </table:table-cell>
          <table:table-cell table:style-name="ce16" table:formula="of:=&quot;'exame':&quot; &amp; IF([.D19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96]&amp;&quot;'&quot;" office:value-type="string" office:string-value="'aliquota':''" calcext:value-type="string">
            <text:p>'aliquota':''</text:p>
          </table:table-cell>
          <table:table-cell table:style-name="ce16" table:formula="of:=IF(AND([.A196]&lt;&gt;&quot;&quot;;[.B196]&lt;&gt;&quot;&quot;;[.E196]&lt;&gt;&quot;&quot;); &quot;{ &quot; &amp; COM.MICROSOFT.TEXTJOIN(&quot;, &quot;;0;[.J196:.N196]) &amp; &quot; }&quot;;&quot;&quot;)">
            <text:p/>
          </table:table-cell>
          <table:table-cell table:style-name="ce15" table:formula="of:=IF(AND([.O195]=&quot;&quot;;[.O194]=&quot;&quot;);&quot;&quot;;&quot;, &quot;)">
            <text:p/>
          </table:table-cell>
          <table:table-cell table:style-name="ce15" table:formula="of:=IF([.O196]&lt;&gt;&quot;&quot;;[.P196] &amp; [.O19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9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9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97]&amp;&quot;'&quot;" office:value-type="string" office:string-value="'cq':''" calcext:value-type="string">
            <text:p>'cq':''</text:p>
          </table:table-cell>
          <table:table-cell table:style-name="ce16" table:formula="of:=&quot;'exame':&quot; &amp; IF([.D19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97]&amp;&quot;'&quot;" office:value-type="string" office:string-value="'aliquota':''" calcext:value-type="string">
            <text:p>'aliquota':''</text:p>
          </table:table-cell>
          <table:table-cell table:style-name="ce16" table:formula="of:=IF(AND([.A197]&lt;&gt;&quot;&quot;;[.B197]&lt;&gt;&quot;&quot;;[.E197]&lt;&gt;&quot;&quot;); &quot;{ &quot; &amp; COM.MICROSOFT.TEXTJOIN(&quot;, &quot;;0;[.J197:.N197]) &amp; &quot; }&quot;;&quot;&quot;)">
            <text:p/>
          </table:table-cell>
          <table:table-cell table:style-name="ce15" table:formula="of:=IF(AND([.O196]=&quot;&quot;;[.O195]=&quot;&quot;);&quot;&quot;;&quot;, &quot;)">
            <text:p/>
          </table:table-cell>
          <table:table-cell table:style-name="ce15" table:formula="of:=IF([.O197]&lt;&gt;&quot;&quot;;[.P197] &amp; [.O19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9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9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98]&amp;&quot;'&quot;" office:value-type="string" office:string-value="'cq':''" calcext:value-type="string">
            <text:p>'cq':''</text:p>
          </table:table-cell>
          <table:table-cell table:style-name="ce16" table:formula="of:=&quot;'exame':&quot; &amp; IF([.D19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98]&amp;&quot;'&quot;" office:value-type="string" office:string-value="'aliquota':''" calcext:value-type="string">
            <text:p>'aliquota':''</text:p>
          </table:table-cell>
          <table:table-cell table:style-name="ce16" table:formula="of:=IF(AND([.A198]&lt;&gt;&quot;&quot;;[.B198]&lt;&gt;&quot;&quot;;[.E198]&lt;&gt;&quot;&quot;); &quot;{ &quot; &amp; COM.MICROSOFT.TEXTJOIN(&quot;, &quot;;0;[.J198:.N198]) &amp; &quot; }&quot;;&quot;&quot;)">
            <text:p/>
          </table:table-cell>
          <table:table-cell table:style-name="ce15" table:formula="of:=IF(AND([.O197]=&quot;&quot;;[.O196]=&quot;&quot;);&quot;&quot;;&quot;, &quot;)">
            <text:p/>
          </table:table-cell>
          <table:table-cell table:style-name="ce15" table:formula="of:=IF([.O198]&lt;&gt;&quot;&quot;;[.P198] &amp; [.O19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19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19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199]&amp;&quot;'&quot;" office:value-type="string" office:string-value="'cq':''" calcext:value-type="string">
            <text:p>'cq':''</text:p>
          </table:table-cell>
          <table:table-cell table:style-name="ce16" table:formula="of:=&quot;'exame':&quot; &amp; IF([.D19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199]&amp;&quot;'&quot;" office:value-type="string" office:string-value="'aliquota':''" calcext:value-type="string">
            <text:p>'aliquota':''</text:p>
          </table:table-cell>
          <table:table-cell table:style-name="ce16" table:formula="of:=IF(AND([.A199]&lt;&gt;&quot;&quot;;[.B199]&lt;&gt;&quot;&quot;;[.E199]&lt;&gt;&quot;&quot;); &quot;{ &quot; &amp; COM.MICROSOFT.TEXTJOIN(&quot;, &quot;;0;[.J199:.N199]) &amp; &quot; }&quot;;&quot;&quot;)">
            <text:p/>
          </table:table-cell>
          <table:table-cell table:style-name="ce15" table:formula="of:=IF(AND([.O198]=&quot;&quot;;[.O197]=&quot;&quot;);&quot;&quot;;&quot;, &quot;)">
            <text:p/>
          </table:table-cell>
          <table:table-cell table:style-name="ce15" table:formula="of:=IF([.O199]&lt;&gt;&quot;&quot;;[.P199] &amp; [.O19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0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0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00]&amp;&quot;'&quot;" office:value-type="string" office:string-value="'cq':''" calcext:value-type="string">
            <text:p>'cq':''</text:p>
          </table:table-cell>
          <table:table-cell table:style-name="ce16" table:formula="of:=&quot;'exame':&quot; &amp; IF([.D20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00]&amp;&quot;'&quot;" office:value-type="string" office:string-value="'aliquota':''" calcext:value-type="string">
            <text:p>'aliquota':''</text:p>
          </table:table-cell>
          <table:table-cell table:style-name="ce16" table:formula="of:=IF(AND([.A200]&lt;&gt;&quot;&quot;;[.B200]&lt;&gt;&quot;&quot;;[.E200]&lt;&gt;&quot;&quot;); &quot;{ &quot; &amp; COM.MICROSOFT.TEXTJOIN(&quot;, &quot;;0;[.J200:.N200]) &amp; &quot; }&quot;;&quot;&quot;)">
            <text:p/>
          </table:table-cell>
          <table:table-cell table:style-name="ce15" table:formula="of:=IF(AND([.O199]=&quot;&quot;;[.O198]=&quot;&quot;);&quot;&quot;;&quot;, &quot;)">
            <text:p/>
          </table:table-cell>
          <table:table-cell table:style-name="ce15" table:formula="of:=IF([.O200]&lt;&gt;&quot;&quot;;[.P200] &amp; [.O20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0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0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01]&amp;&quot;'&quot;" office:value-type="string" office:string-value="'cq':''" calcext:value-type="string">
            <text:p>'cq':''</text:p>
          </table:table-cell>
          <table:table-cell table:style-name="ce16" table:formula="of:=&quot;'exame':&quot; &amp; IF([.D20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01]&amp;&quot;'&quot;" office:value-type="string" office:string-value="'aliquota':''" calcext:value-type="string">
            <text:p>'aliquota':''</text:p>
          </table:table-cell>
          <table:table-cell table:style-name="ce16" table:formula="of:=IF(AND([.A201]&lt;&gt;&quot;&quot;;[.B201]&lt;&gt;&quot;&quot;;[.E201]&lt;&gt;&quot;&quot;); &quot;{ &quot; &amp; COM.MICROSOFT.TEXTJOIN(&quot;, &quot;;0;[.J201:.N201]) &amp; &quot; }&quot;;&quot;&quot;)">
            <text:p/>
          </table:table-cell>
          <table:table-cell table:style-name="ce15" table:formula="of:=IF(AND([.O200]=&quot;&quot;;[.O199]=&quot;&quot;);&quot;&quot;;&quot;, &quot;)">
            <text:p/>
          </table:table-cell>
          <table:table-cell table:style-name="ce15" table:formula="of:=IF([.O201]&lt;&gt;&quot;&quot;;[.P201] &amp; [.O20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0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0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02]&amp;&quot;'&quot;" office:value-type="string" office:string-value="'cq':''" calcext:value-type="string">
            <text:p>'cq':''</text:p>
          </table:table-cell>
          <table:table-cell table:style-name="ce16" table:formula="of:=&quot;'exame':&quot; &amp; IF([.D20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02]&amp;&quot;'&quot;" office:value-type="string" office:string-value="'aliquota':''" calcext:value-type="string">
            <text:p>'aliquota':''</text:p>
          </table:table-cell>
          <table:table-cell table:style-name="ce16" table:formula="of:=IF(AND([.A202]&lt;&gt;&quot;&quot;;[.B202]&lt;&gt;&quot;&quot;;[.E202]&lt;&gt;&quot;&quot;); &quot;{ &quot; &amp; COM.MICROSOFT.TEXTJOIN(&quot;, &quot;;0;[.J202:.N202]) &amp; &quot; }&quot;;&quot;&quot;)">
            <text:p/>
          </table:table-cell>
          <table:table-cell table:style-name="ce15" table:formula="of:=IF(AND([.O201]=&quot;&quot;;[.O200]=&quot;&quot;);&quot;&quot;;&quot;, &quot;)">
            <text:p/>
          </table:table-cell>
          <table:table-cell table:style-name="ce15" table:formula="of:=IF([.O202]&lt;&gt;&quot;&quot;;[.P202] &amp; [.O20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0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0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03]&amp;&quot;'&quot;" office:value-type="string" office:string-value="'cq':''" calcext:value-type="string">
            <text:p>'cq':''</text:p>
          </table:table-cell>
          <table:table-cell table:style-name="ce16" table:formula="of:=&quot;'exame':&quot; &amp; IF([.D20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03]&amp;&quot;'&quot;" office:value-type="string" office:string-value="'aliquota':''" calcext:value-type="string">
            <text:p>'aliquota':''</text:p>
          </table:table-cell>
          <table:table-cell table:style-name="ce16" table:formula="of:=IF(AND([.A203]&lt;&gt;&quot;&quot;;[.B203]&lt;&gt;&quot;&quot;;[.E203]&lt;&gt;&quot;&quot;); &quot;{ &quot; &amp; COM.MICROSOFT.TEXTJOIN(&quot;, &quot;;0;[.J203:.N203]) &amp; &quot; }&quot;;&quot;&quot;)">
            <text:p/>
          </table:table-cell>
          <table:table-cell table:style-name="ce15" table:formula="of:=IF(AND([.O202]=&quot;&quot;;[.O201]=&quot;&quot;);&quot;&quot;;&quot;, &quot;)">
            <text:p/>
          </table:table-cell>
          <table:table-cell table:style-name="ce15" table:formula="of:=IF([.O203]&lt;&gt;&quot;&quot;;[.P203] &amp; [.O20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0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0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04]&amp;&quot;'&quot;" office:value-type="string" office:string-value="'cq':''" calcext:value-type="string">
            <text:p>'cq':''</text:p>
          </table:table-cell>
          <table:table-cell table:style-name="ce16" table:formula="of:=&quot;'exame':&quot; &amp; IF([.D20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04]&amp;&quot;'&quot;" office:value-type="string" office:string-value="'aliquota':''" calcext:value-type="string">
            <text:p>'aliquota':''</text:p>
          </table:table-cell>
          <table:table-cell table:style-name="ce16" table:formula="of:=IF(AND([.A204]&lt;&gt;&quot;&quot;;[.B204]&lt;&gt;&quot;&quot;;[.E204]&lt;&gt;&quot;&quot;); &quot;{ &quot; &amp; COM.MICROSOFT.TEXTJOIN(&quot;, &quot;;0;[.J204:.N204]) &amp; &quot; }&quot;;&quot;&quot;)">
            <text:p/>
          </table:table-cell>
          <table:table-cell table:style-name="ce15" table:formula="of:=IF(AND([.O203]=&quot;&quot;;[.O202]=&quot;&quot;);&quot;&quot;;&quot;, &quot;)">
            <text:p/>
          </table:table-cell>
          <table:table-cell table:style-name="ce15" table:formula="of:=IF([.O204]&lt;&gt;&quot;&quot;;[.P204] &amp; [.O20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0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0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05]&amp;&quot;'&quot;" office:value-type="string" office:string-value="'cq':''" calcext:value-type="string">
            <text:p>'cq':''</text:p>
          </table:table-cell>
          <table:table-cell table:style-name="ce16" table:formula="of:=&quot;'exame':&quot; &amp; IF([.D20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05]&amp;&quot;'&quot;" office:value-type="string" office:string-value="'aliquota':''" calcext:value-type="string">
            <text:p>'aliquota':''</text:p>
          </table:table-cell>
          <table:table-cell table:style-name="ce16" table:formula="of:=IF(AND([.A205]&lt;&gt;&quot;&quot;;[.B205]&lt;&gt;&quot;&quot;;[.E205]&lt;&gt;&quot;&quot;); &quot;{ &quot; &amp; COM.MICROSOFT.TEXTJOIN(&quot;, &quot;;0;[.J205:.N205]) &amp; &quot; }&quot;;&quot;&quot;)">
            <text:p/>
          </table:table-cell>
          <table:table-cell table:style-name="ce15" table:formula="of:=IF(AND([.O204]=&quot;&quot;;[.O203]=&quot;&quot;);&quot;&quot;;&quot;, &quot;)">
            <text:p/>
          </table:table-cell>
          <table:table-cell table:style-name="ce15" table:formula="of:=IF([.O205]&lt;&gt;&quot;&quot;;[.P205] &amp; [.O20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0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0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06]&amp;&quot;'&quot;" office:value-type="string" office:string-value="'cq':''" calcext:value-type="string">
            <text:p>'cq':''</text:p>
          </table:table-cell>
          <table:table-cell table:style-name="ce16" table:formula="of:=&quot;'exame':&quot; &amp; IF([.D20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06]&amp;&quot;'&quot;" office:value-type="string" office:string-value="'aliquota':''" calcext:value-type="string">
            <text:p>'aliquota':''</text:p>
          </table:table-cell>
          <table:table-cell table:style-name="ce16" table:formula="of:=IF(AND([.A206]&lt;&gt;&quot;&quot;;[.B206]&lt;&gt;&quot;&quot;;[.E206]&lt;&gt;&quot;&quot;); &quot;{ &quot; &amp; COM.MICROSOFT.TEXTJOIN(&quot;, &quot;;0;[.J206:.N206]) &amp; &quot; }&quot;;&quot;&quot;)">
            <text:p/>
          </table:table-cell>
          <table:table-cell table:style-name="ce15" table:formula="of:=IF(AND([.O205]=&quot;&quot;;[.O204]=&quot;&quot;);&quot;&quot;;&quot;, &quot;)">
            <text:p/>
          </table:table-cell>
          <table:table-cell table:style-name="ce15" table:formula="of:=IF([.O206]&lt;&gt;&quot;&quot;;[.P206] &amp; [.O20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0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0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07]&amp;&quot;'&quot;" office:value-type="string" office:string-value="'cq':''" calcext:value-type="string">
            <text:p>'cq':''</text:p>
          </table:table-cell>
          <table:table-cell table:style-name="ce16" table:formula="of:=&quot;'exame':&quot; &amp; IF([.D20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07]&amp;&quot;'&quot;" office:value-type="string" office:string-value="'aliquota':''" calcext:value-type="string">
            <text:p>'aliquota':''</text:p>
          </table:table-cell>
          <table:table-cell table:style-name="ce16" table:formula="of:=IF(AND([.A207]&lt;&gt;&quot;&quot;;[.B207]&lt;&gt;&quot;&quot;;[.E207]&lt;&gt;&quot;&quot;); &quot;{ &quot; &amp; COM.MICROSOFT.TEXTJOIN(&quot;, &quot;;0;[.J207:.N207]) &amp; &quot; }&quot;;&quot;&quot;)">
            <text:p/>
          </table:table-cell>
          <table:table-cell table:style-name="ce15" table:formula="of:=IF(AND([.O206]=&quot;&quot;;[.O205]=&quot;&quot;);&quot;&quot;;&quot;, &quot;)">
            <text:p/>
          </table:table-cell>
          <table:table-cell table:style-name="ce15" table:formula="of:=IF([.O207]&lt;&gt;&quot;&quot;;[.P207] &amp; [.O20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0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0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08]&amp;&quot;'&quot;" office:value-type="string" office:string-value="'cq':''" calcext:value-type="string">
            <text:p>'cq':''</text:p>
          </table:table-cell>
          <table:table-cell table:style-name="ce16" table:formula="of:=&quot;'exame':&quot; &amp; IF([.D20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08]&amp;&quot;'&quot;" office:value-type="string" office:string-value="'aliquota':''" calcext:value-type="string">
            <text:p>'aliquota':''</text:p>
          </table:table-cell>
          <table:table-cell table:style-name="ce16" table:formula="of:=IF(AND([.A208]&lt;&gt;&quot;&quot;;[.B208]&lt;&gt;&quot;&quot;;[.E208]&lt;&gt;&quot;&quot;); &quot;{ &quot; &amp; COM.MICROSOFT.TEXTJOIN(&quot;, &quot;;0;[.J208:.N208]) &amp; &quot; }&quot;;&quot;&quot;)">
            <text:p/>
          </table:table-cell>
          <table:table-cell table:style-name="ce15" table:formula="of:=IF(AND([.O207]=&quot;&quot;;[.O206]=&quot;&quot;);&quot;&quot;;&quot;, &quot;)">
            <text:p/>
          </table:table-cell>
          <table:table-cell table:style-name="ce15" table:formula="of:=IF([.O208]&lt;&gt;&quot;&quot;;[.P208] &amp; [.O20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0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0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09]&amp;&quot;'&quot;" office:value-type="string" office:string-value="'cq':''" calcext:value-type="string">
            <text:p>'cq':''</text:p>
          </table:table-cell>
          <table:table-cell table:style-name="ce16" table:formula="of:=&quot;'exame':&quot; &amp; IF([.D20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09]&amp;&quot;'&quot;" office:value-type="string" office:string-value="'aliquota':''" calcext:value-type="string">
            <text:p>'aliquota':''</text:p>
          </table:table-cell>
          <table:table-cell table:style-name="ce16" table:formula="of:=IF(AND([.A209]&lt;&gt;&quot;&quot;;[.B209]&lt;&gt;&quot;&quot;;[.E209]&lt;&gt;&quot;&quot;); &quot;{ &quot; &amp; COM.MICROSOFT.TEXTJOIN(&quot;, &quot;;0;[.J209:.N209]) &amp; &quot; }&quot;;&quot;&quot;)">
            <text:p/>
          </table:table-cell>
          <table:table-cell table:style-name="ce15" table:formula="of:=IF(AND([.O208]=&quot;&quot;;[.O207]=&quot;&quot;);&quot;&quot;;&quot;, &quot;)">
            <text:p/>
          </table:table-cell>
          <table:table-cell table:style-name="ce15" table:formula="of:=IF([.O209]&lt;&gt;&quot;&quot;;[.P209] &amp; [.O20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3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1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1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10]&amp;&quot;'&quot;" office:value-type="string" office:string-value="'cq':''" calcext:value-type="string">
            <text:p>'cq':''</text:p>
          </table:table-cell>
          <table:table-cell table:style-name="ce16" table:formula="of:=&quot;'exame':&quot; &amp; IF([.D21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10]&amp;&quot;'&quot;" office:value-type="string" office:string-value="'aliquota':''" calcext:value-type="string">
            <text:p>'aliquota':''</text:p>
          </table:table-cell>
          <table:table-cell table:style-name="ce16" table:formula="of:=IF(AND([.A210]&lt;&gt;&quot;&quot;;[.B210]&lt;&gt;&quot;&quot;;[.E210]&lt;&gt;&quot;&quot;); &quot;{ &quot; &amp; COM.MICROSOFT.TEXTJOIN(&quot;, &quot;;0;[.J210:.N210]) &amp; &quot; }&quot;;&quot;&quot;)">
            <text:p/>
          </table:table-cell>
          <table:table-cell table:style-name="ce15" table:formula="of:=IF(AND([.O209]=&quot;&quot;;[.O208]=&quot;&quot;);&quot;&quot;;&quot;, &quot;)">
            <text:p/>
          </table:table-cell>
          <table:table-cell table:style-name="ce15" table:formula="of:=IF([.O210]&lt;&gt;&quot;&quot;;[.P210] &amp; [.O21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1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1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11]&amp;&quot;'&quot;" office:value-type="string" office:string-value="'cq':''" calcext:value-type="string">
            <text:p>'cq':''</text:p>
          </table:table-cell>
          <table:table-cell table:style-name="ce16" table:formula="of:=&quot;'exame':&quot; &amp; IF([.D21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11]&amp;&quot;'&quot;" office:value-type="string" office:string-value="'aliquota':''" calcext:value-type="string">
            <text:p>'aliquota':''</text:p>
          </table:table-cell>
          <table:table-cell table:style-name="ce16" table:formula="of:=IF(AND([.A211]&lt;&gt;&quot;&quot;;[.B211]&lt;&gt;&quot;&quot;;[.E211]&lt;&gt;&quot;&quot;); &quot;{ &quot; &amp; COM.MICROSOFT.TEXTJOIN(&quot;, &quot;;0;[.J211:.N211]) &amp; &quot; }&quot;;&quot;&quot;)">
            <text:p/>
          </table:table-cell>
          <table:table-cell table:style-name="ce15" table:formula="of:=IF(AND([.O210]=&quot;&quot;;[.O209]=&quot;&quot;);&quot;&quot;;&quot;, &quot;)">
            <text:p/>
          </table:table-cell>
          <table:table-cell table:style-name="ce15" table:formula="of:=IF([.O211]&lt;&gt;&quot;&quot;;[.P211] &amp; [.O21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1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1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12]&amp;&quot;'&quot;" office:value-type="string" office:string-value="'cq':''" calcext:value-type="string">
            <text:p>'cq':''</text:p>
          </table:table-cell>
          <table:table-cell table:style-name="ce16" table:formula="of:=&quot;'exame':&quot; &amp; IF([.D21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12]&amp;&quot;'&quot;" office:value-type="string" office:string-value="'aliquota':''" calcext:value-type="string">
            <text:p>'aliquota':''</text:p>
          </table:table-cell>
          <table:table-cell table:style-name="ce16" table:formula="of:=IF(AND([.A212]&lt;&gt;&quot;&quot;;[.B212]&lt;&gt;&quot;&quot;;[.E212]&lt;&gt;&quot;&quot;); &quot;{ &quot; &amp; COM.MICROSOFT.TEXTJOIN(&quot;, &quot;;0;[.J212:.N212]) &amp; &quot; }&quot;;&quot;&quot;)">
            <text:p/>
          </table:table-cell>
          <table:table-cell table:style-name="ce15" table:formula="of:=IF(AND([.O211]=&quot;&quot;;[.O210]=&quot;&quot;);&quot;&quot;;&quot;, &quot;)">
            <text:p/>
          </table:table-cell>
          <table:table-cell table:style-name="ce15" table:formula="of:=IF([.O212]&lt;&gt;&quot;&quot;;[.P212] &amp; [.O21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1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1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13]&amp;&quot;'&quot;" office:value-type="string" office:string-value="'cq':''" calcext:value-type="string">
            <text:p>'cq':''</text:p>
          </table:table-cell>
          <table:table-cell table:style-name="ce16" table:formula="of:=&quot;'exame':&quot; &amp; IF([.D21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13]&amp;&quot;'&quot;" office:value-type="string" office:string-value="'aliquota':''" calcext:value-type="string">
            <text:p>'aliquota':''</text:p>
          </table:table-cell>
          <table:table-cell table:style-name="ce16" table:formula="of:=IF(AND([.A213]&lt;&gt;&quot;&quot;;[.B213]&lt;&gt;&quot;&quot;;[.E213]&lt;&gt;&quot;&quot;); &quot;{ &quot; &amp; COM.MICROSOFT.TEXTJOIN(&quot;, &quot;;0;[.J213:.N213]) &amp; &quot; }&quot;;&quot;&quot;)">
            <text:p/>
          </table:table-cell>
          <table:table-cell table:style-name="ce15" table:formula="of:=IF(AND([.O212]=&quot;&quot;;[.O211]=&quot;&quot;);&quot;&quot;;&quot;, &quot;)">
            <text:p/>
          </table:table-cell>
          <table:table-cell table:style-name="ce15" table:formula="of:=IF([.O213]&lt;&gt;&quot;&quot;;[.P213] &amp; [.O21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1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1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14]&amp;&quot;'&quot;" office:value-type="string" office:string-value="'cq':''" calcext:value-type="string">
            <text:p>'cq':''</text:p>
          </table:table-cell>
          <table:table-cell table:style-name="ce16" table:formula="of:=&quot;'exame':&quot; &amp; IF([.D21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14]&amp;&quot;'&quot;" office:value-type="string" office:string-value="'aliquota':''" calcext:value-type="string">
            <text:p>'aliquota':''</text:p>
          </table:table-cell>
          <table:table-cell table:style-name="ce16" table:formula="of:=IF(AND([.A214]&lt;&gt;&quot;&quot;;[.B214]&lt;&gt;&quot;&quot;;[.E214]&lt;&gt;&quot;&quot;); &quot;{ &quot; &amp; COM.MICROSOFT.TEXTJOIN(&quot;, &quot;;0;[.J214:.N214]) &amp; &quot; }&quot;;&quot;&quot;)">
            <text:p/>
          </table:table-cell>
          <table:table-cell table:style-name="ce15" table:formula="of:=IF(AND([.O213]=&quot;&quot;;[.O212]=&quot;&quot;);&quot;&quot;;&quot;, &quot;)">
            <text:p/>
          </table:table-cell>
          <table:table-cell table:style-name="ce15" table:formula="of:=IF([.O214]&lt;&gt;&quot;&quot;;[.P214] &amp; [.O21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1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1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15]&amp;&quot;'&quot;" office:value-type="string" office:string-value="'cq':''" calcext:value-type="string">
            <text:p>'cq':''</text:p>
          </table:table-cell>
          <table:table-cell table:style-name="ce16" table:formula="of:=&quot;'exame':&quot; &amp; IF([.D21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15]&amp;&quot;'&quot;" office:value-type="string" office:string-value="'aliquota':''" calcext:value-type="string">
            <text:p>'aliquota':''</text:p>
          </table:table-cell>
          <table:table-cell table:style-name="ce16" table:formula="of:=IF(AND([.A215]&lt;&gt;&quot;&quot;;[.B215]&lt;&gt;&quot;&quot;;[.E215]&lt;&gt;&quot;&quot;); &quot;{ &quot; &amp; COM.MICROSOFT.TEXTJOIN(&quot;, &quot;;0;[.J215:.N215]) &amp; &quot; }&quot;;&quot;&quot;)">
            <text:p/>
          </table:table-cell>
          <table:table-cell table:style-name="ce15" table:formula="of:=IF(AND([.O214]=&quot;&quot;;[.O213]=&quot;&quot;);&quot;&quot;;&quot;, &quot;)">
            <text:p/>
          </table:table-cell>
          <table:table-cell table:style-name="ce15" table:formula="of:=IF([.O215]&lt;&gt;&quot;&quot;;[.P215] &amp; [.O21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1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1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16]&amp;&quot;'&quot;" office:value-type="string" office:string-value="'cq':''" calcext:value-type="string">
            <text:p>'cq':''</text:p>
          </table:table-cell>
          <table:table-cell table:style-name="ce16" table:formula="of:=&quot;'exame':&quot; &amp; IF([.D21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16]&amp;&quot;'&quot;" office:value-type="string" office:string-value="'aliquota':''" calcext:value-type="string">
            <text:p>'aliquota':''</text:p>
          </table:table-cell>
          <table:table-cell table:style-name="ce16" table:formula="of:=IF(AND([.A216]&lt;&gt;&quot;&quot;;[.B216]&lt;&gt;&quot;&quot;;[.E216]&lt;&gt;&quot;&quot;); &quot;{ &quot; &amp; COM.MICROSOFT.TEXTJOIN(&quot;, &quot;;0;[.J216:.N216]) &amp; &quot; }&quot;;&quot;&quot;)">
            <text:p/>
          </table:table-cell>
          <table:table-cell table:style-name="ce15" table:formula="of:=IF(AND([.O215]=&quot;&quot;;[.O214]=&quot;&quot;);&quot;&quot;;&quot;, &quot;)">
            <text:p/>
          </table:table-cell>
          <table:table-cell table:style-name="ce15" table:formula="of:=IF([.O216]&lt;&gt;&quot;&quot;;[.P216] &amp; [.O21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1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1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17]&amp;&quot;'&quot;" office:value-type="string" office:string-value="'cq':''" calcext:value-type="string">
            <text:p>'cq':''</text:p>
          </table:table-cell>
          <table:table-cell table:style-name="ce16" table:formula="of:=&quot;'exame':&quot; &amp; IF([.D21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17]&amp;&quot;'&quot;" office:value-type="string" office:string-value="'aliquota':''" calcext:value-type="string">
            <text:p>'aliquota':''</text:p>
          </table:table-cell>
          <table:table-cell table:style-name="ce16" table:formula="of:=IF(AND([.A217]&lt;&gt;&quot;&quot;;[.B217]&lt;&gt;&quot;&quot;;[.E217]&lt;&gt;&quot;&quot;); &quot;{ &quot; &amp; COM.MICROSOFT.TEXTJOIN(&quot;, &quot;;0;[.J217:.N217]) &amp; &quot; }&quot;;&quot;&quot;)">
            <text:p/>
          </table:table-cell>
          <table:table-cell table:style-name="ce15" table:formula="of:=IF(AND([.O216]=&quot;&quot;;[.O215]=&quot;&quot;);&quot;&quot;;&quot;, &quot;)">
            <text:p/>
          </table:table-cell>
          <table:table-cell table:style-name="ce15" table:formula="of:=IF([.O217]&lt;&gt;&quot;&quot;;[.P217] &amp; [.O21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1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1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18]&amp;&quot;'&quot;" office:value-type="string" office:string-value="'cq':''" calcext:value-type="string">
            <text:p>'cq':''</text:p>
          </table:table-cell>
          <table:table-cell table:style-name="ce16" table:formula="of:=&quot;'exame':&quot; &amp; IF([.D21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18]&amp;&quot;'&quot;" office:value-type="string" office:string-value="'aliquota':''" calcext:value-type="string">
            <text:p>'aliquota':''</text:p>
          </table:table-cell>
          <table:table-cell table:style-name="ce16" table:formula="of:=IF(AND([.A218]&lt;&gt;&quot;&quot;;[.B218]&lt;&gt;&quot;&quot;;[.E218]&lt;&gt;&quot;&quot;); &quot;{ &quot; &amp; COM.MICROSOFT.TEXTJOIN(&quot;, &quot;;0;[.J218:.N218]) &amp; &quot; }&quot;;&quot;&quot;)">
            <text:p/>
          </table:table-cell>
          <table:table-cell table:style-name="ce15" table:formula="of:=IF(AND([.O217]=&quot;&quot;;[.O216]=&quot;&quot;);&quot;&quot;;&quot;, &quot;)">
            <text:p/>
          </table:table-cell>
          <table:table-cell table:style-name="ce15" table:formula="of:=IF([.O218]&lt;&gt;&quot;&quot;;[.P218] &amp; [.O21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1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1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19]&amp;&quot;'&quot;" office:value-type="string" office:string-value="'cq':''" calcext:value-type="string">
            <text:p>'cq':''</text:p>
          </table:table-cell>
          <table:table-cell table:style-name="ce16" table:formula="of:=&quot;'exame':&quot; &amp; IF([.D21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19]&amp;&quot;'&quot;" office:value-type="string" office:string-value="'aliquota':''" calcext:value-type="string">
            <text:p>'aliquota':''</text:p>
          </table:table-cell>
          <table:table-cell table:style-name="ce16" table:formula="of:=IF(AND([.A219]&lt;&gt;&quot;&quot;;[.B219]&lt;&gt;&quot;&quot;;[.E219]&lt;&gt;&quot;&quot;); &quot;{ &quot; &amp; COM.MICROSOFT.TEXTJOIN(&quot;, &quot;;0;[.J219:.N219]) &amp; &quot; }&quot;;&quot;&quot;)">
            <text:p/>
          </table:table-cell>
          <table:table-cell table:style-name="ce15" table:formula="of:=IF(AND([.O218]=&quot;&quot;;[.O217]=&quot;&quot;);&quot;&quot;;&quot;, &quot;)">
            <text:p/>
          </table:table-cell>
          <table:table-cell table:style-name="ce15" table:formula="of:=IF([.O219]&lt;&gt;&quot;&quot;;[.P219] &amp; [.O21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2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2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20]&amp;&quot;'&quot;" office:value-type="string" office:string-value="'cq':''" calcext:value-type="string">
            <text:p>'cq':''</text:p>
          </table:table-cell>
          <table:table-cell table:style-name="ce16" table:formula="of:=&quot;'exame':&quot; &amp; IF([.D22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20]&amp;&quot;'&quot;" office:value-type="string" office:string-value="'aliquota':''" calcext:value-type="string">
            <text:p>'aliquota':''</text:p>
          </table:table-cell>
          <table:table-cell table:style-name="ce16" table:formula="of:=IF(AND([.A220]&lt;&gt;&quot;&quot;;[.B220]&lt;&gt;&quot;&quot;;[.E220]&lt;&gt;&quot;&quot;); &quot;{ &quot; &amp; COM.MICROSOFT.TEXTJOIN(&quot;, &quot;;0;[.J220:.N220]) &amp; &quot; }&quot;;&quot;&quot;)">
            <text:p/>
          </table:table-cell>
          <table:table-cell table:style-name="ce15" table:formula="of:=IF(AND([.O219]=&quot;&quot;;[.O218]=&quot;&quot;);&quot;&quot;;&quot;, &quot;)">
            <text:p/>
          </table:table-cell>
          <table:table-cell table:style-name="ce15" table:formula="of:=IF([.O220]&lt;&gt;&quot;&quot;;[.P220] &amp; [.O22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2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2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21]&amp;&quot;'&quot;" office:value-type="string" office:string-value="'cq':''" calcext:value-type="string">
            <text:p>'cq':''</text:p>
          </table:table-cell>
          <table:table-cell table:style-name="ce16" table:formula="of:=&quot;'exame':&quot; &amp; IF([.D22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21]&amp;&quot;'&quot;" office:value-type="string" office:string-value="'aliquota':''" calcext:value-type="string">
            <text:p>'aliquota':''</text:p>
          </table:table-cell>
          <table:table-cell table:style-name="ce16" table:formula="of:=IF(AND([.A221]&lt;&gt;&quot;&quot;;[.B221]&lt;&gt;&quot;&quot;;[.E221]&lt;&gt;&quot;&quot;); &quot;{ &quot; &amp; COM.MICROSOFT.TEXTJOIN(&quot;, &quot;;0;[.J221:.N221]) &amp; &quot; }&quot;;&quot;&quot;)">
            <text:p/>
          </table:table-cell>
          <table:table-cell table:style-name="ce15" table:formula="of:=IF(AND([.O220]=&quot;&quot;;[.O219]=&quot;&quot;);&quot;&quot;;&quot;, &quot;)">
            <text:p/>
          </table:table-cell>
          <table:table-cell table:style-name="ce15" table:formula="of:=IF([.O221]&lt;&gt;&quot;&quot;;[.P221] &amp; [.O22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2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2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22]&amp;&quot;'&quot;" office:value-type="string" office:string-value="'cq':''" calcext:value-type="string">
            <text:p>'cq':''</text:p>
          </table:table-cell>
          <table:table-cell table:style-name="ce16" table:formula="of:=&quot;'exame':&quot; &amp; IF([.D22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22]&amp;&quot;'&quot;" office:value-type="string" office:string-value="'aliquota':''" calcext:value-type="string">
            <text:p>'aliquota':''</text:p>
          </table:table-cell>
          <table:table-cell table:style-name="ce16" table:formula="of:=IF(AND([.A222]&lt;&gt;&quot;&quot;;[.B222]&lt;&gt;&quot;&quot;;[.E222]&lt;&gt;&quot;&quot;); &quot;{ &quot; &amp; COM.MICROSOFT.TEXTJOIN(&quot;, &quot;;0;[.J222:.N222]) &amp; &quot; }&quot;;&quot;&quot;)">
            <text:p/>
          </table:table-cell>
          <table:table-cell table:style-name="ce15" table:formula="of:=IF(AND([.O221]=&quot;&quot;;[.O220]=&quot;&quot;);&quot;&quot;;&quot;, &quot;)">
            <text:p/>
          </table:table-cell>
          <table:table-cell table:style-name="ce15" table:formula="of:=IF([.O222]&lt;&gt;&quot;&quot;;[.P222] &amp; [.O22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2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2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23]&amp;&quot;'&quot;" office:value-type="string" office:string-value="'cq':''" calcext:value-type="string">
            <text:p>'cq':''</text:p>
          </table:table-cell>
          <table:table-cell table:style-name="ce16" table:formula="of:=&quot;'exame':&quot; &amp; IF([.D22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23]&amp;&quot;'&quot;" office:value-type="string" office:string-value="'aliquota':''" calcext:value-type="string">
            <text:p>'aliquota':''</text:p>
          </table:table-cell>
          <table:table-cell table:style-name="ce16" table:formula="of:=IF(AND([.A223]&lt;&gt;&quot;&quot;;[.B223]&lt;&gt;&quot;&quot;;[.E223]&lt;&gt;&quot;&quot;); &quot;{ &quot; &amp; COM.MICROSOFT.TEXTJOIN(&quot;, &quot;;0;[.J223:.N223]) &amp; &quot; }&quot;;&quot;&quot;)">
            <text:p/>
          </table:table-cell>
          <table:table-cell table:style-name="ce15" table:formula="of:=IF(AND([.O222]=&quot;&quot;;[.O221]=&quot;&quot;);&quot;&quot;;&quot;, &quot;)">
            <text:p/>
          </table:table-cell>
          <table:table-cell table:style-name="ce15" table:formula="of:=IF([.O223]&lt;&gt;&quot;&quot;;[.P223] &amp; [.O22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2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2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24]&amp;&quot;'&quot;" office:value-type="string" office:string-value="'cq':''" calcext:value-type="string">
            <text:p>'cq':''</text:p>
          </table:table-cell>
          <table:table-cell table:style-name="ce16" table:formula="of:=&quot;'exame':&quot; &amp; IF([.D22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24]&amp;&quot;'&quot;" office:value-type="string" office:string-value="'aliquota':''" calcext:value-type="string">
            <text:p>'aliquota':''</text:p>
          </table:table-cell>
          <table:table-cell table:style-name="ce16" table:formula="of:=IF(AND([.A224]&lt;&gt;&quot;&quot;;[.B224]&lt;&gt;&quot;&quot;;[.E224]&lt;&gt;&quot;&quot;); &quot;{ &quot; &amp; COM.MICROSOFT.TEXTJOIN(&quot;, &quot;;0;[.J224:.N224]) &amp; &quot; }&quot;;&quot;&quot;)">
            <text:p/>
          </table:table-cell>
          <table:table-cell table:style-name="ce15" table:formula="of:=IF(AND([.O223]=&quot;&quot;;[.O222]=&quot;&quot;);&quot;&quot;;&quot;, &quot;)">
            <text:p/>
          </table:table-cell>
          <table:table-cell table:style-name="ce15" table:formula="of:=IF([.O224]&lt;&gt;&quot;&quot;;[.P224] &amp; [.O22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2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2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25]&amp;&quot;'&quot;" office:value-type="string" office:string-value="'cq':''" calcext:value-type="string">
            <text:p>'cq':''</text:p>
          </table:table-cell>
          <table:table-cell table:style-name="ce16" table:formula="of:=&quot;'exame':&quot; &amp; IF([.D22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25]&amp;&quot;'&quot;" office:value-type="string" office:string-value="'aliquota':''" calcext:value-type="string">
            <text:p>'aliquota':''</text:p>
          </table:table-cell>
          <table:table-cell table:style-name="ce16" table:formula="of:=IF(AND([.A225]&lt;&gt;&quot;&quot;;[.B225]&lt;&gt;&quot;&quot;;[.E225]&lt;&gt;&quot;&quot;); &quot;{ &quot; &amp; COM.MICROSOFT.TEXTJOIN(&quot;, &quot;;0;[.J225:.N225]) &amp; &quot; }&quot;;&quot;&quot;)">
            <text:p/>
          </table:table-cell>
          <table:table-cell table:style-name="ce15" table:formula="of:=IF(AND([.O224]=&quot;&quot;;[.O223]=&quot;&quot;);&quot;&quot;;&quot;, &quot;)">
            <text:p/>
          </table:table-cell>
          <table:table-cell table:style-name="ce15" table:formula="of:=IF([.O225]&lt;&gt;&quot;&quot;;[.P225] &amp; [.O22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2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2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26]&amp;&quot;'&quot;" office:value-type="string" office:string-value="'cq':''" calcext:value-type="string">
            <text:p>'cq':''</text:p>
          </table:table-cell>
          <table:table-cell table:style-name="ce16" table:formula="of:=&quot;'exame':&quot; &amp; IF([.D22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26]&amp;&quot;'&quot;" office:value-type="string" office:string-value="'aliquota':''" calcext:value-type="string">
            <text:p>'aliquota':''</text:p>
          </table:table-cell>
          <table:table-cell table:style-name="ce16" table:formula="of:=IF(AND([.A226]&lt;&gt;&quot;&quot;;[.B226]&lt;&gt;&quot;&quot;;[.E226]&lt;&gt;&quot;&quot;); &quot;{ &quot; &amp; COM.MICROSOFT.TEXTJOIN(&quot;, &quot;;0;[.J226:.N226]) &amp; &quot; }&quot;;&quot;&quot;)">
            <text:p/>
          </table:table-cell>
          <table:table-cell table:style-name="ce15" table:formula="of:=IF(AND([.O225]=&quot;&quot;;[.O224]=&quot;&quot;);&quot;&quot;;&quot;, &quot;)">
            <text:p/>
          </table:table-cell>
          <table:table-cell table:style-name="ce15" table:formula="of:=IF([.O226]&lt;&gt;&quot;&quot;;[.P226] &amp; [.O22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2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2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27]&amp;&quot;'&quot;" office:value-type="string" office:string-value="'cq':''" calcext:value-type="string">
            <text:p>'cq':''</text:p>
          </table:table-cell>
          <table:table-cell table:style-name="ce16" table:formula="of:=&quot;'exame':&quot; &amp; IF([.D22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27]&amp;&quot;'&quot;" office:value-type="string" office:string-value="'aliquota':''" calcext:value-type="string">
            <text:p>'aliquota':''</text:p>
          </table:table-cell>
          <table:table-cell table:style-name="ce16" table:formula="of:=IF(AND([.A227]&lt;&gt;&quot;&quot;;[.B227]&lt;&gt;&quot;&quot;;[.E227]&lt;&gt;&quot;&quot;); &quot;{ &quot; &amp; COM.MICROSOFT.TEXTJOIN(&quot;, &quot;;0;[.J227:.N227]) &amp; &quot; }&quot;;&quot;&quot;)">
            <text:p/>
          </table:table-cell>
          <table:table-cell table:style-name="ce15" table:formula="of:=IF(AND([.O226]=&quot;&quot;;[.O225]=&quot;&quot;);&quot;&quot;;&quot;, &quot;)">
            <text:p/>
          </table:table-cell>
          <table:table-cell table:style-name="ce15" table:formula="of:=IF([.O227]&lt;&gt;&quot;&quot;;[.P227] &amp; [.O22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2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2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28]&amp;&quot;'&quot;" office:value-type="string" office:string-value="'cq':''" calcext:value-type="string">
            <text:p>'cq':''</text:p>
          </table:table-cell>
          <table:table-cell table:style-name="ce16" table:formula="of:=&quot;'exame':&quot; &amp; IF([.D22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28]&amp;&quot;'&quot;" office:value-type="string" office:string-value="'aliquota':''" calcext:value-type="string">
            <text:p>'aliquota':''</text:p>
          </table:table-cell>
          <table:table-cell table:style-name="ce16" table:formula="of:=IF(AND([.A228]&lt;&gt;&quot;&quot;;[.B228]&lt;&gt;&quot;&quot;;[.E228]&lt;&gt;&quot;&quot;); &quot;{ &quot; &amp; COM.MICROSOFT.TEXTJOIN(&quot;, &quot;;0;[.J228:.N228]) &amp; &quot; }&quot;;&quot;&quot;)">
            <text:p/>
          </table:table-cell>
          <table:table-cell table:style-name="ce15" table:formula="of:=IF(AND([.O227]=&quot;&quot;;[.O226]=&quot;&quot;);&quot;&quot;;&quot;, &quot;)">
            <text:p/>
          </table:table-cell>
          <table:table-cell table:style-name="ce15" table:formula="of:=IF([.O228]&lt;&gt;&quot;&quot;;[.P228] &amp; [.O22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2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2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29]&amp;&quot;'&quot;" office:value-type="string" office:string-value="'cq':''" calcext:value-type="string">
            <text:p>'cq':''</text:p>
          </table:table-cell>
          <table:table-cell table:style-name="ce16" table:formula="of:=&quot;'exame':&quot; &amp; IF([.D22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29]&amp;&quot;'&quot;" office:value-type="string" office:string-value="'aliquota':''" calcext:value-type="string">
            <text:p>'aliquota':''</text:p>
          </table:table-cell>
          <table:table-cell table:style-name="ce16" table:formula="of:=IF(AND([.A229]&lt;&gt;&quot;&quot;;[.B229]&lt;&gt;&quot;&quot;;[.E229]&lt;&gt;&quot;&quot;); &quot;{ &quot; &amp; COM.MICROSOFT.TEXTJOIN(&quot;, &quot;;0;[.J229:.N229]) &amp; &quot; }&quot;;&quot;&quot;)">
            <text:p/>
          </table:table-cell>
          <table:table-cell table:style-name="ce15" table:formula="of:=IF(AND([.O228]=&quot;&quot;;[.O227]=&quot;&quot;);&quot;&quot;;&quot;, &quot;)">
            <text:p/>
          </table:table-cell>
          <table:table-cell table:style-name="ce15" table:formula="of:=IF([.O229]&lt;&gt;&quot;&quot;;[.P229] &amp; [.O22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3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3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30]&amp;&quot;'&quot;" office:value-type="string" office:string-value="'cq':''" calcext:value-type="string">
            <text:p>'cq':''</text:p>
          </table:table-cell>
          <table:table-cell table:style-name="ce16" table:formula="of:=&quot;'exame':&quot; &amp; IF([.D23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30]&amp;&quot;'&quot;" office:value-type="string" office:string-value="'aliquota':''" calcext:value-type="string">
            <text:p>'aliquota':''</text:p>
          </table:table-cell>
          <table:table-cell table:style-name="ce16" table:formula="of:=IF(AND([.A230]&lt;&gt;&quot;&quot;;[.B230]&lt;&gt;&quot;&quot;;[.E230]&lt;&gt;&quot;&quot;); &quot;{ &quot; &amp; COM.MICROSOFT.TEXTJOIN(&quot;, &quot;;0;[.J230:.N230]) &amp; &quot; }&quot;;&quot;&quot;)">
            <text:p/>
          </table:table-cell>
          <table:table-cell table:style-name="ce15" table:formula="of:=IF(AND([.O229]=&quot;&quot;;[.O228]=&quot;&quot;);&quot;&quot;;&quot;, &quot;)">
            <text:p/>
          </table:table-cell>
          <table:table-cell table:style-name="ce15" table:formula="of:=IF([.O230]&lt;&gt;&quot;&quot;;[.P230] &amp; [.O23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3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3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31]&amp;&quot;'&quot;" office:value-type="string" office:string-value="'cq':''" calcext:value-type="string">
            <text:p>'cq':''</text:p>
          </table:table-cell>
          <table:table-cell table:style-name="ce16" table:formula="of:=&quot;'exame':&quot; &amp; IF([.D23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31]&amp;&quot;'&quot;" office:value-type="string" office:string-value="'aliquota':''" calcext:value-type="string">
            <text:p>'aliquota':''</text:p>
          </table:table-cell>
          <table:table-cell table:style-name="ce16" table:formula="of:=IF(AND([.A231]&lt;&gt;&quot;&quot;;[.B231]&lt;&gt;&quot;&quot;;[.E231]&lt;&gt;&quot;&quot;); &quot;{ &quot; &amp; COM.MICROSOFT.TEXTJOIN(&quot;, &quot;;0;[.J231:.N231]) &amp; &quot; }&quot;;&quot;&quot;)">
            <text:p/>
          </table:table-cell>
          <table:table-cell table:style-name="ce15" table:formula="of:=IF(AND([.O230]=&quot;&quot;;[.O229]=&quot;&quot;);&quot;&quot;;&quot;, &quot;)">
            <text:p/>
          </table:table-cell>
          <table:table-cell table:style-name="ce15" table:formula="of:=IF([.O231]&lt;&gt;&quot;&quot;;[.P231] &amp; [.O23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3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3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32]&amp;&quot;'&quot;" office:value-type="string" office:string-value="'cq':''" calcext:value-type="string">
            <text:p>'cq':''</text:p>
          </table:table-cell>
          <table:table-cell table:style-name="ce16" table:formula="of:=&quot;'exame':&quot; &amp; IF([.D23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32]&amp;&quot;'&quot;" office:value-type="string" office:string-value="'aliquota':''" calcext:value-type="string">
            <text:p>'aliquota':''</text:p>
          </table:table-cell>
          <table:table-cell table:style-name="ce16" table:formula="of:=IF(AND([.A232]&lt;&gt;&quot;&quot;;[.B232]&lt;&gt;&quot;&quot;;[.E232]&lt;&gt;&quot;&quot;); &quot;{ &quot; &amp; COM.MICROSOFT.TEXTJOIN(&quot;, &quot;;0;[.J232:.N232]) &amp; &quot; }&quot;;&quot;&quot;)">
            <text:p/>
          </table:table-cell>
          <table:table-cell table:style-name="ce15" table:formula="of:=IF(AND([.O231]=&quot;&quot;;[.O230]=&quot;&quot;);&quot;&quot;;&quot;, &quot;)">
            <text:p/>
          </table:table-cell>
          <table:table-cell table:style-name="ce15" table:formula="of:=IF([.O232]&lt;&gt;&quot;&quot;;[.P232] &amp; [.O23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3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3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33]&amp;&quot;'&quot;" office:value-type="string" office:string-value="'cq':''" calcext:value-type="string">
            <text:p>'cq':''</text:p>
          </table:table-cell>
          <table:table-cell table:style-name="ce16" table:formula="of:=&quot;'exame':&quot; &amp; IF([.D23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33]&amp;&quot;'&quot;" office:value-type="string" office:string-value="'aliquota':''" calcext:value-type="string">
            <text:p>'aliquota':''</text:p>
          </table:table-cell>
          <table:table-cell table:style-name="ce16" table:formula="of:=IF(AND([.A233]&lt;&gt;&quot;&quot;;[.B233]&lt;&gt;&quot;&quot;;[.E233]&lt;&gt;&quot;&quot;); &quot;{ &quot; &amp; COM.MICROSOFT.TEXTJOIN(&quot;, &quot;;0;[.J233:.N233]) &amp; &quot; }&quot;;&quot;&quot;)">
            <text:p/>
          </table:table-cell>
          <table:table-cell table:style-name="ce15" table:formula="of:=IF(AND([.O232]=&quot;&quot;;[.O231]=&quot;&quot;);&quot;&quot;;&quot;, &quot;)">
            <text:p/>
          </table:table-cell>
          <table:table-cell table:style-name="ce15" table:formula="of:=IF([.O233]&lt;&gt;&quot;&quot;;[.P233] &amp; [.O23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3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3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34]&amp;&quot;'&quot;" office:value-type="string" office:string-value="'cq':''" calcext:value-type="string">
            <text:p>'cq':''</text:p>
          </table:table-cell>
          <table:table-cell table:style-name="ce16" table:formula="of:=&quot;'exame':&quot; &amp; IF([.D23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34]&amp;&quot;'&quot;" office:value-type="string" office:string-value="'aliquota':''" calcext:value-type="string">
            <text:p>'aliquota':''</text:p>
          </table:table-cell>
          <table:table-cell table:style-name="ce16" table:formula="of:=IF(AND([.A234]&lt;&gt;&quot;&quot;;[.B234]&lt;&gt;&quot;&quot;;[.E234]&lt;&gt;&quot;&quot;); &quot;{ &quot; &amp; COM.MICROSOFT.TEXTJOIN(&quot;, &quot;;0;[.J234:.N234]) &amp; &quot; }&quot;;&quot;&quot;)">
            <text:p/>
          </table:table-cell>
          <table:table-cell table:style-name="ce15" table:formula="of:=IF(AND([.O233]=&quot;&quot;;[.O232]=&quot;&quot;);&quot;&quot;;&quot;, &quot;)">
            <text:p/>
          </table:table-cell>
          <table:table-cell table:style-name="ce15" table:formula="of:=IF([.O234]&lt;&gt;&quot;&quot;;[.P234] &amp; [.O23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3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3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35]&amp;&quot;'&quot;" office:value-type="string" office:string-value="'cq':''" calcext:value-type="string">
            <text:p>'cq':''</text:p>
          </table:table-cell>
          <table:table-cell table:style-name="ce16" table:formula="of:=&quot;'exame':&quot; &amp; IF([.D23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35]&amp;&quot;'&quot;" office:value-type="string" office:string-value="'aliquota':''" calcext:value-type="string">
            <text:p>'aliquota':''</text:p>
          </table:table-cell>
          <table:table-cell table:style-name="ce16" table:formula="of:=IF(AND([.A235]&lt;&gt;&quot;&quot;;[.B235]&lt;&gt;&quot;&quot;;[.E235]&lt;&gt;&quot;&quot;); &quot;{ &quot; &amp; COM.MICROSOFT.TEXTJOIN(&quot;, &quot;;0;[.J235:.N235]) &amp; &quot; }&quot;;&quot;&quot;)">
            <text:p/>
          </table:table-cell>
          <table:table-cell table:style-name="ce15" table:formula="of:=IF(AND([.O234]=&quot;&quot;;[.O233]=&quot;&quot;);&quot;&quot;;&quot;, &quot;)">
            <text:p/>
          </table:table-cell>
          <table:table-cell table:style-name="ce15" table:formula="of:=IF([.O235]&lt;&gt;&quot;&quot;;[.P235] &amp; [.O23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3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3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36]&amp;&quot;'&quot;" office:value-type="string" office:string-value="'cq':''" calcext:value-type="string">
            <text:p>'cq':''</text:p>
          </table:table-cell>
          <table:table-cell table:style-name="ce16" table:formula="of:=&quot;'exame':&quot; &amp; IF([.D23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36]&amp;&quot;'&quot;" office:value-type="string" office:string-value="'aliquota':''" calcext:value-type="string">
            <text:p>'aliquota':''</text:p>
          </table:table-cell>
          <table:table-cell table:style-name="ce16" table:formula="of:=IF(AND([.A236]&lt;&gt;&quot;&quot;;[.B236]&lt;&gt;&quot;&quot;;[.E236]&lt;&gt;&quot;&quot;); &quot;{ &quot; &amp; COM.MICROSOFT.TEXTJOIN(&quot;, &quot;;0;[.J236:.N236]) &amp; &quot; }&quot;;&quot;&quot;)">
            <text:p/>
          </table:table-cell>
          <table:table-cell table:style-name="ce15" table:formula="of:=IF(AND([.O235]=&quot;&quot;;[.O234]=&quot;&quot;);&quot;&quot;;&quot;, &quot;)">
            <text:p/>
          </table:table-cell>
          <table:table-cell table:style-name="ce15" table:formula="of:=IF([.O236]&lt;&gt;&quot;&quot;;[.P236] &amp; [.O23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3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3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37]&amp;&quot;'&quot;" office:value-type="string" office:string-value="'cq':''" calcext:value-type="string">
            <text:p>'cq':''</text:p>
          </table:table-cell>
          <table:table-cell table:style-name="ce16" table:formula="of:=&quot;'exame':&quot; &amp; IF([.D23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37]&amp;&quot;'&quot;" office:value-type="string" office:string-value="'aliquota':''" calcext:value-type="string">
            <text:p>'aliquota':''</text:p>
          </table:table-cell>
          <table:table-cell table:style-name="ce16" table:formula="of:=IF(AND([.A237]&lt;&gt;&quot;&quot;;[.B237]&lt;&gt;&quot;&quot;;[.E237]&lt;&gt;&quot;&quot;); &quot;{ &quot; &amp; COM.MICROSOFT.TEXTJOIN(&quot;, &quot;;0;[.J237:.N237]) &amp; &quot; }&quot;;&quot;&quot;)">
            <text:p/>
          </table:table-cell>
          <table:table-cell table:style-name="ce15" table:formula="of:=IF(AND([.O236]=&quot;&quot;;[.O235]=&quot;&quot;);&quot;&quot;;&quot;, &quot;)">
            <text:p/>
          </table:table-cell>
          <table:table-cell table:style-name="ce15" table:formula="of:=IF([.O237]&lt;&gt;&quot;&quot;;[.P237] &amp; [.O23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3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3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38]&amp;&quot;'&quot;" office:value-type="string" office:string-value="'cq':''" calcext:value-type="string">
            <text:p>'cq':''</text:p>
          </table:table-cell>
          <table:table-cell table:style-name="ce16" table:formula="of:=&quot;'exame':&quot; &amp; IF([.D23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38]&amp;&quot;'&quot;" office:value-type="string" office:string-value="'aliquota':''" calcext:value-type="string">
            <text:p>'aliquota':''</text:p>
          </table:table-cell>
          <table:table-cell table:style-name="ce16" table:formula="of:=IF(AND([.A238]&lt;&gt;&quot;&quot;;[.B238]&lt;&gt;&quot;&quot;;[.E238]&lt;&gt;&quot;&quot;); &quot;{ &quot; &amp; COM.MICROSOFT.TEXTJOIN(&quot;, &quot;;0;[.J238:.N238]) &amp; &quot; }&quot;;&quot;&quot;)">
            <text:p/>
          </table:table-cell>
          <table:table-cell table:style-name="ce15" table:formula="of:=IF(AND([.O237]=&quot;&quot;;[.O236]=&quot;&quot;);&quot;&quot;;&quot;, &quot;)">
            <text:p/>
          </table:table-cell>
          <table:table-cell table:style-name="ce15" table:formula="of:=IF([.O238]&lt;&gt;&quot;&quot;;[.P238] &amp; [.O23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3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3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39]&amp;&quot;'&quot;" office:value-type="string" office:string-value="'cq':''" calcext:value-type="string">
            <text:p>'cq':''</text:p>
          </table:table-cell>
          <table:table-cell table:style-name="ce16" table:formula="of:=&quot;'exame':&quot; &amp; IF([.D23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39]&amp;&quot;'&quot;" office:value-type="string" office:string-value="'aliquota':''" calcext:value-type="string">
            <text:p>'aliquota':''</text:p>
          </table:table-cell>
          <table:table-cell table:style-name="ce16" table:formula="of:=IF(AND([.A239]&lt;&gt;&quot;&quot;;[.B239]&lt;&gt;&quot;&quot;;[.E239]&lt;&gt;&quot;&quot;); &quot;{ &quot; &amp; COM.MICROSOFT.TEXTJOIN(&quot;, &quot;;0;[.J239:.N239]) &amp; &quot; }&quot;;&quot;&quot;)">
            <text:p/>
          </table:table-cell>
          <table:table-cell table:style-name="ce15" table:formula="of:=IF(AND([.O238]=&quot;&quot;;[.O237]=&quot;&quot;);&quot;&quot;;&quot;, &quot;)">
            <text:p/>
          </table:table-cell>
          <table:table-cell table:style-name="ce15" table:formula="of:=IF([.O239]&lt;&gt;&quot;&quot;;[.P239] &amp; [.O23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4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4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40]&amp;&quot;'&quot;" office:value-type="string" office:string-value="'cq':''" calcext:value-type="string">
            <text:p>'cq':''</text:p>
          </table:table-cell>
          <table:table-cell table:style-name="ce16" table:formula="of:=&quot;'exame':&quot; &amp; IF([.D24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40]&amp;&quot;'&quot;" office:value-type="string" office:string-value="'aliquota':''" calcext:value-type="string">
            <text:p>'aliquota':''</text:p>
          </table:table-cell>
          <table:table-cell table:style-name="ce16" table:formula="of:=IF(AND([.A240]&lt;&gt;&quot;&quot;;[.B240]&lt;&gt;&quot;&quot;;[.E240]&lt;&gt;&quot;&quot;); &quot;{ &quot; &amp; COM.MICROSOFT.TEXTJOIN(&quot;, &quot;;0;[.J240:.N240]) &amp; &quot; }&quot;;&quot;&quot;)">
            <text:p/>
          </table:table-cell>
          <table:table-cell table:style-name="ce15" table:formula="of:=IF(AND([.O239]=&quot;&quot;;[.O238]=&quot;&quot;);&quot;&quot;;&quot;, &quot;)">
            <text:p/>
          </table:table-cell>
          <table:table-cell table:style-name="ce15" table:formula="of:=IF([.O240]&lt;&gt;&quot;&quot;;[.P240] &amp; [.O24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4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4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41]&amp;&quot;'&quot;" office:value-type="string" office:string-value="'cq':''" calcext:value-type="string">
            <text:p>'cq':''</text:p>
          </table:table-cell>
          <table:table-cell table:style-name="ce16" table:formula="of:=&quot;'exame':&quot; &amp; IF([.D24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41]&amp;&quot;'&quot;" office:value-type="string" office:string-value="'aliquota':''" calcext:value-type="string">
            <text:p>'aliquota':''</text:p>
          </table:table-cell>
          <table:table-cell table:style-name="ce16" table:formula="of:=IF(AND([.A241]&lt;&gt;&quot;&quot;;[.B241]&lt;&gt;&quot;&quot;;[.E241]&lt;&gt;&quot;&quot;); &quot;{ &quot; &amp; COM.MICROSOFT.TEXTJOIN(&quot;, &quot;;0;[.J241:.N241]) &amp; &quot; }&quot;;&quot;&quot;)">
            <text:p/>
          </table:table-cell>
          <table:table-cell table:style-name="ce15" table:formula="of:=IF(AND([.O240]=&quot;&quot;;[.O239]=&quot;&quot;);&quot;&quot;;&quot;, &quot;)">
            <text:p/>
          </table:table-cell>
          <table:table-cell table:style-name="ce15" table:formula="of:=IF([.O241]&lt;&gt;&quot;&quot;;[.P241] &amp; [.O24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4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4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42]&amp;&quot;'&quot;" office:value-type="string" office:string-value="'cq':''" calcext:value-type="string">
            <text:p>'cq':''</text:p>
          </table:table-cell>
          <table:table-cell table:style-name="ce16" table:formula="of:=&quot;'exame':&quot; &amp; IF([.D24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42]&amp;&quot;'&quot;" office:value-type="string" office:string-value="'aliquota':''" calcext:value-type="string">
            <text:p>'aliquota':''</text:p>
          </table:table-cell>
          <table:table-cell table:style-name="ce16" table:formula="of:=IF(AND([.A242]&lt;&gt;&quot;&quot;;[.B242]&lt;&gt;&quot;&quot;;[.E242]&lt;&gt;&quot;&quot;); &quot;{ &quot; &amp; COM.MICROSOFT.TEXTJOIN(&quot;, &quot;;0;[.J242:.N242]) &amp; &quot; }&quot;;&quot;&quot;)">
            <text:p/>
          </table:table-cell>
          <table:table-cell table:style-name="ce15" table:formula="of:=IF(AND([.O241]=&quot;&quot;;[.O240]=&quot;&quot;);&quot;&quot;;&quot;, &quot;)">
            <text:p/>
          </table:table-cell>
          <table:table-cell table:style-name="ce15" table:formula="of:=IF([.O242]&lt;&gt;&quot;&quot;;[.P242] &amp; [.O24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4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4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43]&amp;&quot;'&quot;" office:value-type="string" office:string-value="'cq':''" calcext:value-type="string">
            <text:p>'cq':''</text:p>
          </table:table-cell>
          <table:table-cell table:style-name="ce16" table:formula="of:=&quot;'exame':&quot; &amp; IF([.D24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43]&amp;&quot;'&quot;" office:value-type="string" office:string-value="'aliquota':''" calcext:value-type="string">
            <text:p>'aliquota':''</text:p>
          </table:table-cell>
          <table:table-cell table:style-name="ce16" table:formula="of:=IF(AND([.A243]&lt;&gt;&quot;&quot;;[.B243]&lt;&gt;&quot;&quot;;[.E243]&lt;&gt;&quot;&quot;); &quot;{ &quot; &amp; COM.MICROSOFT.TEXTJOIN(&quot;, &quot;;0;[.J243:.N243]) &amp; &quot; }&quot;;&quot;&quot;)">
            <text:p/>
          </table:table-cell>
          <table:table-cell table:style-name="ce15" table:formula="of:=IF(AND([.O242]=&quot;&quot;;[.O241]=&quot;&quot;);&quot;&quot;;&quot;, &quot;)">
            <text:p/>
          </table:table-cell>
          <table:table-cell table:style-name="ce15" table:formula="of:=IF([.O243]&lt;&gt;&quot;&quot;;[.P243] &amp; [.O24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4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4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44]&amp;&quot;'&quot;" office:value-type="string" office:string-value="'cq':''" calcext:value-type="string">
            <text:p>'cq':''</text:p>
          </table:table-cell>
          <table:table-cell table:style-name="ce16" table:formula="of:=&quot;'exame':&quot; &amp; IF([.D24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44]&amp;&quot;'&quot;" office:value-type="string" office:string-value="'aliquota':''" calcext:value-type="string">
            <text:p>'aliquota':''</text:p>
          </table:table-cell>
          <table:table-cell table:style-name="ce16" table:formula="of:=IF(AND([.A244]&lt;&gt;&quot;&quot;;[.B244]&lt;&gt;&quot;&quot;;[.E244]&lt;&gt;&quot;&quot;); &quot;{ &quot; &amp; COM.MICROSOFT.TEXTJOIN(&quot;, &quot;;0;[.J244:.N244]) &amp; &quot; }&quot;;&quot;&quot;)">
            <text:p/>
          </table:table-cell>
          <table:table-cell table:style-name="ce15" table:formula="of:=IF(AND([.O243]=&quot;&quot;;[.O242]=&quot;&quot;);&quot;&quot;;&quot;, &quot;)">
            <text:p/>
          </table:table-cell>
          <table:table-cell table:style-name="ce15" table:formula="of:=IF([.O244]&lt;&gt;&quot;&quot;;[.P244] &amp; [.O24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4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4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45]&amp;&quot;'&quot;" office:value-type="string" office:string-value="'cq':''" calcext:value-type="string">
            <text:p>'cq':''</text:p>
          </table:table-cell>
          <table:table-cell table:style-name="ce16" table:formula="of:=&quot;'exame':&quot; &amp; IF([.D24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45]&amp;&quot;'&quot;" office:value-type="string" office:string-value="'aliquota':''" calcext:value-type="string">
            <text:p>'aliquota':''</text:p>
          </table:table-cell>
          <table:table-cell table:style-name="ce16" table:formula="of:=IF(AND([.A245]&lt;&gt;&quot;&quot;;[.B245]&lt;&gt;&quot;&quot;;[.E245]&lt;&gt;&quot;&quot;); &quot;{ &quot; &amp; COM.MICROSOFT.TEXTJOIN(&quot;, &quot;;0;[.J245:.N245]) &amp; &quot; }&quot;;&quot;&quot;)">
            <text:p/>
          </table:table-cell>
          <table:table-cell table:style-name="ce15" table:formula="of:=IF(AND([.O244]=&quot;&quot;;[.O243]=&quot;&quot;);&quot;&quot;;&quot;, &quot;)">
            <text:p/>
          </table:table-cell>
          <table:table-cell table:style-name="ce15" table:formula="of:=IF([.O245]&lt;&gt;&quot;&quot;;[.P245] &amp; [.O24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4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4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46]&amp;&quot;'&quot;" office:value-type="string" office:string-value="'cq':''" calcext:value-type="string">
            <text:p>'cq':''</text:p>
          </table:table-cell>
          <table:table-cell table:style-name="ce16" table:formula="of:=&quot;'exame':&quot; &amp; IF([.D24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46]&amp;&quot;'&quot;" office:value-type="string" office:string-value="'aliquota':''" calcext:value-type="string">
            <text:p>'aliquota':''</text:p>
          </table:table-cell>
          <table:table-cell table:style-name="ce16" table:formula="of:=IF(AND([.A246]&lt;&gt;&quot;&quot;;[.B246]&lt;&gt;&quot;&quot;;[.E246]&lt;&gt;&quot;&quot;); &quot;{ &quot; &amp; COM.MICROSOFT.TEXTJOIN(&quot;, &quot;;0;[.J246:.N246]) &amp; &quot; }&quot;;&quot;&quot;)">
            <text:p/>
          </table:table-cell>
          <table:table-cell table:style-name="ce15" table:formula="of:=IF(AND([.O245]=&quot;&quot;;[.O244]=&quot;&quot;);&quot;&quot;;&quot;, &quot;)">
            <text:p/>
          </table:table-cell>
          <table:table-cell table:style-name="ce15" table:formula="of:=IF([.O246]&lt;&gt;&quot;&quot;;[.P246] &amp; [.O24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4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4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47]&amp;&quot;'&quot;" office:value-type="string" office:string-value="'cq':''" calcext:value-type="string">
            <text:p>'cq':''</text:p>
          </table:table-cell>
          <table:table-cell table:style-name="ce16" table:formula="of:=&quot;'exame':&quot; &amp; IF([.D24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47]&amp;&quot;'&quot;" office:value-type="string" office:string-value="'aliquota':''" calcext:value-type="string">
            <text:p>'aliquota':''</text:p>
          </table:table-cell>
          <table:table-cell table:style-name="ce16" table:formula="of:=IF(AND([.A247]&lt;&gt;&quot;&quot;;[.B247]&lt;&gt;&quot;&quot;;[.E247]&lt;&gt;&quot;&quot;); &quot;{ &quot; &amp; COM.MICROSOFT.TEXTJOIN(&quot;, &quot;;0;[.J247:.N247]) &amp; &quot; }&quot;;&quot;&quot;)">
            <text:p/>
          </table:table-cell>
          <table:table-cell table:style-name="ce15" table:formula="of:=IF(AND([.O246]=&quot;&quot;;[.O245]=&quot;&quot;);&quot;&quot;;&quot;, &quot;)">
            <text:p/>
          </table:table-cell>
          <table:table-cell table:style-name="ce15" table:formula="of:=IF([.O247]&lt;&gt;&quot;&quot;;[.P247] &amp; [.O24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4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4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48]&amp;&quot;'&quot;" office:value-type="string" office:string-value="'cq':''" calcext:value-type="string">
            <text:p>'cq':''</text:p>
          </table:table-cell>
          <table:table-cell table:style-name="ce16" table:formula="of:=&quot;'exame':&quot; &amp; IF([.D24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48]&amp;&quot;'&quot;" office:value-type="string" office:string-value="'aliquota':''" calcext:value-type="string">
            <text:p>'aliquota':''</text:p>
          </table:table-cell>
          <table:table-cell table:style-name="ce16" table:formula="of:=IF(AND([.A248]&lt;&gt;&quot;&quot;;[.B248]&lt;&gt;&quot;&quot;;[.E248]&lt;&gt;&quot;&quot;); &quot;{ &quot; &amp; COM.MICROSOFT.TEXTJOIN(&quot;, &quot;;0;[.J248:.N248]) &amp; &quot; }&quot;;&quot;&quot;)">
            <text:p/>
          </table:table-cell>
          <table:table-cell table:style-name="ce15" table:formula="of:=IF(AND([.O247]=&quot;&quot;;[.O246]=&quot;&quot;);&quot;&quot;;&quot;, &quot;)">
            <text:p/>
          </table:table-cell>
          <table:table-cell table:style-name="ce15" table:formula="of:=IF([.O248]&lt;&gt;&quot;&quot;;[.P248] &amp; [.O24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4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4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49]&amp;&quot;'&quot;" office:value-type="string" office:string-value="'cq':''" calcext:value-type="string">
            <text:p>'cq':''</text:p>
          </table:table-cell>
          <table:table-cell table:style-name="ce16" table:formula="of:=&quot;'exame':&quot; &amp; IF([.D24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49]&amp;&quot;'&quot;" office:value-type="string" office:string-value="'aliquota':''" calcext:value-type="string">
            <text:p>'aliquota':''</text:p>
          </table:table-cell>
          <table:table-cell table:style-name="ce16" table:formula="of:=IF(AND([.A249]&lt;&gt;&quot;&quot;;[.B249]&lt;&gt;&quot;&quot;;[.E249]&lt;&gt;&quot;&quot;); &quot;{ &quot; &amp; COM.MICROSOFT.TEXTJOIN(&quot;, &quot;;0;[.J249:.N249]) &amp; &quot; }&quot;;&quot;&quot;)">
            <text:p/>
          </table:table-cell>
          <table:table-cell table:style-name="ce15" table:formula="of:=IF(AND([.O248]=&quot;&quot;;[.O247]=&quot;&quot;);&quot;&quot;;&quot;, &quot;)">
            <text:p/>
          </table:table-cell>
          <table:table-cell table:style-name="ce15" table:formula="of:=IF([.O249]&lt;&gt;&quot;&quot;;[.P249] &amp; [.O24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5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5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50]&amp;&quot;'&quot;" office:value-type="string" office:string-value="'cq':''" calcext:value-type="string">
            <text:p>'cq':''</text:p>
          </table:table-cell>
          <table:table-cell table:style-name="ce16" table:formula="of:=&quot;'exame':&quot; &amp; IF([.D25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50]&amp;&quot;'&quot;" office:value-type="string" office:string-value="'aliquota':''" calcext:value-type="string">
            <text:p>'aliquota':''</text:p>
          </table:table-cell>
          <table:table-cell table:style-name="ce16" table:formula="of:=IF(AND([.A250]&lt;&gt;&quot;&quot;;[.B250]&lt;&gt;&quot;&quot;;[.E250]&lt;&gt;&quot;&quot;); &quot;{ &quot; &amp; COM.MICROSOFT.TEXTJOIN(&quot;, &quot;;0;[.J250:.N250]) &amp; &quot; }&quot;;&quot;&quot;)">
            <text:p/>
          </table:table-cell>
          <table:table-cell table:style-name="ce15" table:formula="of:=IF(AND([.O249]=&quot;&quot;;[.O248]=&quot;&quot;);&quot;&quot;;&quot;, &quot;)">
            <text:p/>
          </table:table-cell>
          <table:table-cell table:style-name="ce15" table:formula="of:=IF([.O250]&lt;&gt;&quot;&quot;;[.P250] &amp; [.O25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5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5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51]&amp;&quot;'&quot;" office:value-type="string" office:string-value="'cq':''" calcext:value-type="string">
            <text:p>'cq':''</text:p>
          </table:table-cell>
          <table:table-cell table:style-name="ce16" table:formula="of:=&quot;'exame':&quot; &amp; IF([.D25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51]&amp;&quot;'&quot;" office:value-type="string" office:string-value="'aliquota':''" calcext:value-type="string">
            <text:p>'aliquota':''</text:p>
          </table:table-cell>
          <table:table-cell table:style-name="ce16" table:formula="of:=IF(AND([.A251]&lt;&gt;&quot;&quot;;[.B251]&lt;&gt;&quot;&quot;;[.E251]&lt;&gt;&quot;&quot;); &quot;{ &quot; &amp; COM.MICROSOFT.TEXTJOIN(&quot;, &quot;;0;[.J251:.N251]) &amp; &quot; }&quot;;&quot;&quot;)">
            <text:p/>
          </table:table-cell>
          <table:table-cell table:style-name="ce15" table:formula="of:=IF(AND([.O250]=&quot;&quot;;[.O249]=&quot;&quot;);&quot;&quot;;&quot;, &quot;)">
            <text:p/>
          </table:table-cell>
          <table:table-cell table:style-name="ce15" table:formula="of:=IF([.O251]&lt;&gt;&quot;&quot;;[.P251] &amp; [.O25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5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5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52]&amp;&quot;'&quot;" office:value-type="string" office:string-value="'cq':''" calcext:value-type="string">
            <text:p>'cq':''</text:p>
          </table:table-cell>
          <table:table-cell table:style-name="ce16" table:formula="of:=&quot;'exame':&quot; &amp; IF([.D25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52]&amp;&quot;'&quot;" office:value-type="string" office:string-value="'aliquota':''" calcext:value-type="string">
            <text:p>'aliquota':''</text:p>
          </table:table-cell>
          <table:table-cell table:style-name="ce16" table:formula="of:=IF(AND([.A252]&lt;&gt;&quot;&quot;;[.B252]&lt;&gt;&quot;&quot;;[.E252]&lt;&gt;&quot;&quot;); &quot;{ &quot; &amp; COM.MICROSOFT.TEXTJOIN(&quot;, &quot;;0;[.J252:.N252]) &amp; &quot; }&quot;;&quot;&quot;)">
            <text:p/>
          </table:table-cell>
          <table:table-cell table:style-name="ce15" table:formula="of:=IF(AND([.O251]=&quot;&quot;;[.O250]=&quot;&quot;);&quot;&quot;;&quot;, &quot;)">
            <text:p/>
          </table:table-cell>
          <table:table-cell table:style-name="ce15" table:formula="of:=IF([.O252]&lt;&gt;&quot;&quot;;[.P252] &amp; [.O25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5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5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53]&amp;&quot;'&quot;" office:value-type="string" office:string-value="'cq':''" calcext:value-type="string">
            <text:p>'cq':''</text:p>
          </table:table-cell>
          <table:table-cell table:style-name="ce16" table:formula="of:=&quot;'exame':&quot; &amp; IF([.D25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53]&amp;&quot;'&quot;" office:value-type="string" office:string-value="'aliquota':''" calcext:value-type="string">
            <text:p>'aliquota':''</text:p>
          </table:table-cell>
          <table:table-cell table:style-name="ce16" table:formula="of:=IF(AND([.A253]&lt;&gt;&quot;&quot;;[.B253]&lt;&gt;&quot;&quot;;[.E253]&lt;&gt;&quot;&quot;); &quot;{ &quot; &amp; COM.MICROSOFT.TEXTJOIN(&quot;, &quot;;0;[.J253:.N253]) &amp; &quot; }&quot;;&quot;&quot;)">
            <text:p/>
          </table:table-cell>
          <table:table-cell table:style-name="ce15" table:formula="of:=IF(AND([.O252]=&quot;&quot;;[.O251]=&quot;&quot;);&quot;&quot;;&quot;, &quot;)">
            <text:p/>
          </table:table-cell>
          <table:table-cell table:style-name="ce15" table:formula="of:=IF([.O253]&lt;&gt;&quot;&quot;;[.P253] &amp; [.O25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5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5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54]&amp;&quot;'&quot;" office:value-type="string" office:string-value="'cq':''" calcext:value-type="string">
            <text:p>'cq':''</text:p>
          </table:table-cell>
          <table:table-cell table:style-name="ce16" table:formula="of:=&quot;'exame':&quot; &amp; IF([.D25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54]&amp;&quot;'&quot;" office:value-type="string" office:string-value="'aliquota':''" calcext:value-type="string">
            <text:p>'aliquota':''</text:p>
          </table:table-cell>
          <table:table-cell table:style-name="ce16" table:formula="of:=IF(AND([.A254]&lt;&gt;&quot;&quot;;[.B254]&lt;&gt;&quot;&quot;;[.E254]&lt;&gt;&quot;&quot;); &quot;{ &quot; &amp; COM.MICROSOFT.TEXTJOIN(&quot;, &quot;;0;[.J254:.N254]) &amp; &quot; }&quot;;&quot;&quot;)">
            <text:p/>
          </table:table-cell>
          <table:table-cell table:style-name="ce15" table:formula="of:=IF(AND([.O253]=&quot;&quot;;[.O252]=&quot;&quot;);&quot;&quot;;&quot;, &quot;)">
            <text:p/>
          </table:table-cell>
          <table:table-cell table:style-name="ce15" table:formula="of:=IF([.O254]&lt;&gt;&quot;&quot;;[.P254] &amp; [.O25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5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5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55]&amp;&quot;'&quot;" office:value-type="string" office:string-value="'cq':''" calcext:value-type="string">
            <text:p>'cq':''</text:p>
          </table:table-cell>
          <table:table-cell table:style-name="ce16" table:formula="of:=&quot;'exame':&quot; &amp; IF([.D25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55]&amp;&quot;'&quot;" office:value-type="string" office:string-value="'aliquota':''" calcext:value-type="string">
            <text:p>'aliquota':''</text:p>
          </table:table-cell>
          <table:table-cell table:style-name="ce16" table:formula="of:=IF(AND([.A255]&lt;&gt;&quot;&quot;;[.B255]&lt;&gt;&quot;&quot;;[.E255]&lt;&gt;&quot;&quot;); &quot;{ &quot; &amp; COM.MICROSOFT.TEXTJOIN(&quot;, &quot;;0;[.J255:.N255]) &amp; &quot; }&quot;;&quot;&quot;)">
            <text:p/>
          </table:table-cell>
          <table:table-cell table:style-name="ce15" table:formula="of:=IF(AND([.O254]=&quot;&quot;;[.O253]=&quot;&quot;);&quot;&quot;;&quot;, &quot;)">
            <text:p/>
          </table:table-cell>
          <table:table-cell table:style-name="ce15" table:formula="of:=IF([.O255]&lt;&gt;&quot;&quot;;[.P255] &amp; [.O25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5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5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56]&amp;&quot;'&quot;" office:value-type="string" office:string-value="'cq':''" calcext:value-type="string">
            <text:p>'cq':''</text:p>
          </table:table-cell>
          <table:table-cell table:style-name="ce16" table:formula="of:=&quot;'exame':&quot; &amp; IF([.D25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56]&amp;&quot;'&quot;" office:value-type="string" office:string-value="'aliquota':''" calcext:value-type="string">
            <text:p>'aliquota':''</text:p>
          </table:table-cell>
          <table:table-cell table:style-name="ce16" table:formula="of:=IF(AND([.A256]&lt;&gt;&quot;&quot;;[.B256]&lt;&gt;&quot;&quot;;[.E256]&lt;&gt;&quot;&quot;); &quot;{ &quot; &amp; COM.MICROSOFT.TEXTJOIN(&quot;, &quot;;0;[.J256:.N256]) &amp; &quot; }&quot;;&quot;&quot;)">
            <text:p/>
          </table:table-cell>
          <table:table-cell table:style-name="ce15" table:formula="of:=IF(AND([.O255]=&quot;&quot;;[.O254]=&quot;&quot;);&quot;&quot;;&quot;, &quot;)">
            <text:p/>
          </table:table-cell>
          <table:table-cell table:style-name="ce15" table:formula="of:=IF([.O256]&lt;&gt;&quot;&quot;;[.P256] &amp; [.O25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5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5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57]&amp;&quot;'&quot;" office:value-type="string" office:string-value="'cq':''" calcext:value-type="string">
            <text:p>'cq':''</text:p>
          </table:table-cell>
          <table:table-cell table:style-name="ce16" table:formula="of:=&quot;'exame':&quot; &amp; IF([.D25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57]&amp;&quot;'&quot;" office:value-type="string" office:string-value="'aliquota':''" calcext:value-type="string">
            <text:p>'aliquota':''</text:p>
          </table:table-cell>
          <table:table-cell table:style-name="ce16" table:formula="of:=IF(AND([.A257]&lt;&gt;&quot;&quot;;[.B257]&lt;&gt;&quot;&quot;;[.E257]&lt;&gt;&quot;&quot;); &quot;{ &quot; &amp; COM.MICROSOFT.TEXTJOIN(&quot;, &quot;;0;[.J257:.N257]) &amp; &quot; }&quot;;&quot;&quot;)">
            <text:p/>
          </table:table-cell>
          <table:table-cell table:style-name="ce15" table:formula="of:=IF(AND([.O256]=&quot;&quot;;[.O255]=&quot;&quot;);&quot;&quot;;&quot;, &quot;)">
            <text:p/>
          </table:table-cell>
          <table:table-cell table:style-name="ce15" table:formula="of:=IF([.O257]&lt;&gt;&quot;&quot;;[.P257] &amp; [.O25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5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5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58]&amp;&quot;'&quot;" office:value-type="string" office:string-value="'cq':''" calcext:value-type="string">
            <text:p>'cq':''</text:p>
          </table:table-cell>
          <table:table-cell table:style-name="ce16" table:formula="of:=&quot;'exame':&quot; &amp; IF([.D25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58]&amp;&quot;'&quot;" office:value-type="string" office:string-value="'aliquota':''" calcext:value-type="string">
            <text:p>'aliquota':''</text:p>
          </table:table-cell>
          <table:table-cell table:style-name="ce16" table:formula="of:=IF(AND([.A258]&lt;&gt;&quot;&quot;;[.B258]&lt;&gt;&quot;&quot;;[.E258]&lt;&gt;&quot;&quot;); &quot;{ &quot; &amp; COM.MICROSOFT.TEXTJOIN(&quot;, &quot;;0;[.J258:.N258]) &amp; &quot; }&quot;;&quot;&quot;)">
            <text:p/>
          </table:table-cell>
          <table:table-cell table:style-name="ce15" table:formula="of:=IF(AND([.O257]=&quot;&quot;;[.O256]=&quot;&quot;);&quot;&quot;;&quot;, &quot;)">
            <text:p/>
          </table:table-cell>
          <table:table-cell table:style-name="ce15" table:formula="of:=IF([.O258]&lt;&gt;&quot;&quot;;[.P258] &amp; [.O25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5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5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59]&amp;&quot;'&quot;" office:value-type="string" office:string-value="'cq':''" calcext:value-type="string">
            <text:p>'cq':''</text:p>
          </table:table-cell>
          <table:table-cell table:style-name="ce16" table:formula="of:=&quot;'exame':&quot; &amp; IF([.D25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59]&amp;&quot;'&quot;" office:value-type="string" office:string-value="'aliquota':''" calcext:value-type="string">
            <text:p>'aliquota':''</text:p>
          </table:table-cell>
          <table:table-cell table:style-name="ce16" table:formula="of:=IF(AND([.A259]&lt;&gt;&quot;&quot;;[.B259]&lt;&gt;&quot;&quot;;[.E259]&lt;&gt;&quot;&quot;); &quot;{ &quot; &amp; COM.MICROSOFT.TEXTJOIN(&quot;, &quot;;0;[.J259:.N259]) &amp; &quot; }&quot;;&quot;&quot;)">
            <text:p/>
          </table:table-cell>
          <table:table-cell table:style-name="ce15" table:formula="of:=IF(AND([.O258]=&quot;&quot;;[.O257]=&quot;&quot;);&quot;&quot;;&quot;, &quot;)">
            <text:p/>
          </table:table-cell>
          <table:table-cell table:style-name="ce15" table:formula="of:=IF([.O259]&lt;&gt;&quot;&quot;;[.P259] &amp; [.O25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6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6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60]&amp;&quot;'&quot;" office:value-type="string" office:string-value="'cq':''" calcext:value-type="string">
            <text:p>'cq':''</text:p>
          </table:table-cell>
          <table:table-cell table:style-name="ce16" table:formula="of:=&quot;'exame':&quot; &amp; IF([.D26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60]&amp;&quot;'&quot;" office:value-type="string" office:string-value="'aliquota':''" calcext:value-type="string">
            <text:p>'aliquota':''</text:p>
          </table:table-cell>
          <table:table-cell table:style-name="ce16" table:formula="of:=IF(AND([.A260]&lt;&gt;&quot;&quot;;[.B260]&lt;&gt;&quot;&quot;;[.E260]&lt;&gt;&quot;&quot;); &quot;{ &quot; &amp; COM.MICROSOFT.TEXTJOIN(&quot;, &quot;;0;[.J260:.N260]) &amp; &quot; }&quot;;&quot;&quot;)">
            <text:p/>
          </table:table-cell>
          <table:table-cell table:style-name="ce15" table:formula="of:=IF(AND([.O259]=&quot;&quot;;[.O258]=&quot;&quot;);&quot;&quot;;&quot;, &quot;)">
            <text:p/>
          </table:table-cell>
          <table:table-cell table:style-name="ce15" table:formula="of:=IF([.O260]&lt;&gt;&quot;&quot;;[.P260] &amp; [.O26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6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6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61]&amp;&quot;'&quot;" office:value-type="string" office:string-value="'cq':''" calcext:value-type="string">
            <text:p>'cq':''</text:p>
          </table:table-cell>
          <table:table-cell table:style-name="ce16" table:formula="of:=&quot;'exame':&quot; &amp; IF([.D26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61]&amp;&quot;'&quot;" office:value-type="string" office:string-value="'aliquota':''" calcext:value-type="string">
            <text:p>'aliquota':''</text:p>
          </table:table-cell>
          <table:table-cell table:style-name="ce16" table:formula="of:=IF(AND([.A261]&lt;&gt;&quot;&quot;;[.B261]&lt;&gt;&quot;&quot;;[.E261]&lt;&gt;&quot;&quot;); &quot;{ &quot; &amp; COM.MICROSOFT.TEXTJOIN(&quot;, &quot;;0;[.J261:.N261]) &amp; &quot; }&quot;;&quot;&quot;)">
            <text:p/>
          </table:table-cell>
          <table:table-cell table:style-name="ce15" table:formula="of:=IF(AND([.O260]=&quot;&quot;;[.O259]=&quot;&quot;);&quot;&quot;;&quot;, &quot;)">
            <text:p/>
          </table:table-cell>
          <table:table-cell table:style-name="ce15" table:formula="of:=IF([.O261]&lt;&gt;&quot;&quot;;[.P261] &amp; [.O26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6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6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62]&amp;&quot;'&quot;" office:value-type="string" office:string-value="'cq':''" calcext:value-type="string">
            <text:p>'cq':''</text:p>
          </table:table-cell>
          <table:table-cell table:style-name="ce16" table:formula="of:=&quot;'exame':&quot; &amp; IF([.D26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62]&amp;&quot;'&quot;" office:value-type="string" office:string-value="'aliquota':''" calcext:value-type="string">
            <text:p>'aliquota':''</text:p>
          </table:table-cell>
          <table:table-cell table:style-name="ce16" table:formula="of:=IF(AND([.A262]&lt;&gt;&quot;&quot;;[.B262]&lt;&gt;&quot;&quot;;[.E262]&lt;&gt;&quot;&quot;); &quot;{ &quot; &amp; COM.MICROSOFT.TEXTJOIN(&quot;, &quot;;0;[.J262:.N262]) &amp; &quot; }&quot;;&quot;&quot;)">
            <text:p/>
          </table:table-cell>
          <table:table-cell table:style-name="ce15" table:formula="of:=IF(AND([.O261]=&quot;&quot;;[.O260]=&quot;&quot;);&quot;&quot;;&quot;, &quot;)">
            <text:p/>
          </table:table-cell>
          <table:table-cell table:style-name="ce15" table:formula="of:=IF([.O262]&lt;&gt;&quot;&quot;;[.P262] &amp; [.O26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6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6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63]&amp;&quot;'&quot;" office:value-type="string" office:string-value="'cq':''" calcext:value-type="string">
            <text:p>'cq':''</text:p>
          </table:table-cell>
          <table:table-cell table:style-name="ce16" table:formula="of:=&quot;'exame':&quot; &amp; IF([.D26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63]&amp;&quot;'&quot;" office:value-type="string" office:string-value="'aliquota':''" calcext:value-type="string">
            <text:p>'aliquota':''</text:p>
          </table:table-cell>
          <table:table-cell table:style-name="ce16" table:formula="of:=IF(AND([.A263]&lt;&gt;&quot;&quot;;[.B263]&lt;&gt;&quot;&quot;;[.E263]&lt;&gt;&quot;&quot;); &quot;{ &quot; &amp; COM.MICROSOFT.TEXTJOIN(&quot;, &quot;;0;[.J263:.N263]) &amp; &quot; }&quot;;&quot;&quot;)">
            <text:p/>
          </table:table-cell>
          <table:table-cell table:style-name="ce15" table:formula="of:=IF(AND([.O262]=&quot;&quot;;[.O261]=&quot;&quot;);&quot;&quot;;&quot;, &quot;)">
            <text:p/>
          </table:table-cell>
          <table:table-cell table:style-name="ce15" table:formula="of:=IF([.O263]&lt;&gt;&quot;&quot;;[.P263] &amp; [.O26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6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6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64]&amp;&quot;'&quot;" office:value-type="string" office:string-value="'cq':''" calcext:value-type="string">
            <text:p>'cq':''</text:p>
          </table:table-cell>
          <table:table-cell table:style-name="ce16" table:formula="of:=&quot;'exame':&quot; &amp; IF([.D26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64]&amp;&quot;'&quot;" office:value-type="string" office:string-value="'aliquota':''" calcext:value-type="string">
            <text:p>'aliquota':''</text:p>
          </table:table-cell>
          <table:table-cell table:style-name="ce16" table:formula="of:=IF(AND([.A264]&lt;&gt;&quot;&quot;;[.B264]&lt;&gt;&quot;&quot;;[.E264]&lt;&gt;&quot;&quot;); &quot;{ &quot; &amp; COM.MICROSOFT.TEXTJOIN(&quot;, &quot;;0;[.J264:.N264]) &amp; &quot; }&quot;;&quot;&quot;)">
            <text:p/>
          </table:table-cell>
          <table:table-cell table:style-name="ce15" table:formula="of:=IF(AND([.O263]=&quot;&quot;;[.O262]=&quot;&quot;);&quot;&quot;;&quot;, &quot;)">
            <text:p/>
          </table:table-cell>
          <table:table-cell table:style-name="ce15" table:formula="of:=IF([.O264]&lt;&gt;&quot;&quot;;[.P264] &amp; [.O26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6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6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65]&amp;&quot;'&quot;" office:value-type="string" office:string-value="'cq':''" calcext:value-type="string">
            <text:p>'cq':''</text:p>
          </table:table-cell>
          <table:table-cell table:style-name="ce16" table:formula="of:=&quot;'exame':&quot; &amp; IF([.D26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65]&amp;&quot;'&quot;" office:value-type="string" office:string-value="'aliquota':''" calcext:value-type="string">
            <text:p>'aliquota':''</text:p>
          </table:table-cell>
          <table:table-cell table:style-name="ce16" table:formula="of:=IF(AND([.A265]&lt;&gt;&quot;&quot;;[.B265]&lt;&gt;&quot;&quot;;[.E265]&lt;&gt;&quot;&quot;); &quot;{ &quot; &amp; COM.MICROSOFT.TEXTJOIN(&quot;, &quot;;0;[.J265:.N265]) &amp; &quot; }&quot;;&quot;&quot;)">
            <text:p/>
          </table:table-cell>
          <table:table-cell table:style-name="ce15" table:formula="of:=IF(AND([.O264]=&quot;&quot;;[.O263]=&quot;&quot;);&quot;&quot;;&quot;, &quot;)">
            <text:p/>
          </table:table-cell>
          <table:table-cell table:style-name="ce15" table:formula="of:=IF([.O265]&lt;&gt;&quot;&quot;;[.P265] &amp; [.O26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6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6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66]&amp;&quot;'&quot;" office:value-type="string" office:string-value="'cq':''" calcext:value-type="string">
            <text:p>'cq':''</text:p>
          </table:table-cell>
          <table:table-cell table:style-name="ce16" table:formula="of:=&quot;'exame':&quot; &amp; IF([.D26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66]&amp;&quot;'&quot;" office:value-type="string" office:string-value="'aliquota':''" calcext:value-type="string">
            <text:p>'aliquota':''</text:p>
          </table:table-cell>
          <table:table-cell table:style-name="ce16" table:formula="of:=IF(AND([.A266]&lt;&gt;&quot;&quot;;[.B266]&lt;&gt;&quot;&quot;;[.E266]&lt;&gt;&quot;&quot;); &quot;{ &quot; &amp; COM.MICROSOFT.TEXTJOIN(&quot;, &quot;;0;[.J266:.N266]) &amp; &quot; }&quot;;&quot;&quot;)">
            <text:p/>
          </table:table-cell>
          <table:table-cell table:style-name="ce15" table:formula="of:=IF(AND([.O265]=&quot;&quot;;[.O264]=&quot;&quot;);&quot;&quot;;&quot;, &quot;)">
            <text:p/>
          </table:table-cell>
          <table:table-cell table:style-name="ce15" table:formula="of:=IF([.O266]&lt;&gt;&quot;&quot;;[.P266] &amp; [.O26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6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6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67]&amp;&quot;'&quot;" office:value-type="string" office:string-value="'cq':''" calcext:value-type="string">
            <text:p>'cq':''</text:p>
          </table:table-cell>
          <table:table-cell table:style-name="ce16" table:formula="of:=&quot;'exame':&quot; &amp; IF([.D26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67]&amp;&quot;'&quot;" office:value-type="string" office:string-value="'aliquota':''" calcext:value-type="string">
            <text:p>'aliquota':''</text:p>
          </table:table-cell>
          <table:table-cell table:style-name="ce16" table:formula="of:=IF(AND([.A267]&lt;&gt;&quot;&quot;;[.B267]&lt;&gt;&quot;&quot;;[.E267]&lt;&gt;&quot;&quot;); &quot;{ &quot; &amp; COM.MICROSOFT.TEXTJOIN(&quot;, &quot;;0;[.J267:.N267]) &amp; &quot; }&quot;;&quot;&quot;)">
            <text:p/>
          </table:table-cell>
          <table:table-cell table:style-name="ce15" table:formula="of:=IF(AND([.O266]=&quot;&quot;;[.O265]=&quot;&quot;);&quot;&quot;;&quot;, &quot;)">
            <text:p/>
          </table:table-cell>
          <table:table-cell table:style-name="ce15" table:formula="of:=IF([.O267]&lt;&gt;&quot;&quot;;[.P267] &amp; [.O26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6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6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68]&amp;&quot;'&quot;" office:value-type="string" office:string-value="'cq':''" calcext:value-type="string">
            <text:p>'cq':''</text:p>
          </table:table-cell>
          <table:table-cell table:style-name="ce16" table:formula="of:=&quot;'exame':&quot; &amp; IF([.D26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68]&amp;&quot;'&quot;" office:value-type="string" office:string-value="'aliquota':''" calcext:value-type="string">
            <text:p>'aliquota':''</text:p>
          </table:table-cell>
          <table:table-cell table:style-name="ce16" table:formula="of:=IF(AND([.A268]&lt;&gt;&quot;&quot;;[.B268]&lt;&gt;&quot;&quot;;[.E268]&lt;&gt;&quot;&quot;); &quot;{ &quot; &amp; COM.MICROSOFT.TEXTJOIN(&quot;, &quot;;0;[.J268:.N268]) &amp; &quot; }&quot;;&quot;&quot;)">
            <text:p/>
          </table:table-cell>
          <table:table-cell table:style-name="ce15" table:formula="of:=IF(AND([.O267]=&quot;&quot;;[.O266]=&quot;&quot;);&quot;&quot;;&quot;, &quot;)">
            <text:p/>
          </table:table-cell>
          <table:table-cell table:style-name="ce15" table:formula="of:=IF([.O268]&lt;&gt;&quot;&quot;;[.P268] &amp; [.O26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6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6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69]&amp;&quot;'&quot;" office:value-type="string" office:string-value="'cq':''" calcext:value-type="string">
            <text:p>'cq':''</text:p>
          </table:table-cell>
          <table:table-cell table:style-name="ce16" table:formula="of:=&quot;'exame':&quot; &amp; IF([.D26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69]&amp;&quot;'&quot;" office:value-type="string" office:string-value="'aliquota':''" calcext:value-type="string">
            <text:p>'aliquota':''</text:p>
          </table:table-cell>
          <table:table-cell table:style-name="ce16" table:formula="of:=IF(AND([.A269]&lt;&gt;&quot;&quot;;[.B269]&lt;&gt;&quot;&quot;;[.E269]&lt;&gt;&quot;&quot;); &quot;{ &quot; &amp; COM.MICROSOFT.TEXTJOIN(&quot;, &quot;;0;[.J269:.N269]) &amp; &quot; }&quot;;&quot;&quot;)">
            <text:p/>
          </table:table-cell>
          <table:table-cell table:style-name="ce15" table:formula="of:=IF(AND([.O268]=&quot;&quot;;[.O267]=&quot;&quot;);&quot;&quot;;&quot;, &quot;)">
            <text:p/>
          </table:table-cell>
          <table:table-cell table:style-name="ce15" table:formula="of:=IF([.O269]&lt;&gt;&quot;&quot;;[.P269] &amp; [.O26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7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7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70]&amp;&quot;'&quot;" office:value-type="string" office:string-value="'cq':''" calcext:value-type="string">
            <text:p>'cq':''</text:p>
          </table:table-cell>
          <table:table-cell table:style-name="ce16" table:formula="of:=&quot;'exame':&quot; &amp; IF([.D27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70]&amp;&quot;'&quot;" office:value-type="string" office:string-value="'aliquota':''" calcext:value-type="string">
            <text:p>'aliquota':''</text:p>
          </table:table-cell>
          <table:table-cell table:style-name="ce16" table:formula="of:=IF(AND([.A270]&lt;&gt;&quot;&quot;;[.B270]&lt;&gt;&quot;&quot;;[.E270]&lt;&gt;&quot;&quot;); &quot;{ &quot; &amp; COM.MICROSOFT.TEXTJOIN(&quot;, &quot;;0;[.J270:.N270]) &amp; &quot; }&quot;;&quot;&quot;)">
            <text:p/>
          </table:table-cell>
          <table:table-cell table:style-name="ce15" table:formula="of:=IF(AND([.O269]=&quot;&quot;;[.O268]=&quot;&quot;);&quot;&quot;;&quot;, &quot;)">
            <text:p/>
          </table:table-cell>
          <table:table-cell table:style-name="ce15" table:formula="of:=IF([.O270]&lt;&gt;&quot;&quot;;[.P270] &amp; [.O27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7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7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71]&amp;&quot;'&quot;" office:value-type="string" office:string-value="'cq':''" calcext:value-type="string">
            <text:p>'cq':''</text:p>
          </table:table-cell>
          <table:table-cell table:style-name="ce16" table:formula="of:=&quot;'exame':&quot; &amp; IF([.D27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71]&amp;&quot;'&quot;" office:value-type="string" office:string-value="'aliquota':''" calcext:value-type="string">
            <text:p>'aliquota':''</text:p>
          </table:table-cell>
          <table:table-cell table:style-name="ce16" table:formula="of:=IF(AND([.A271]&lt;&gt;&quot;&quot;;[.B271]&lt;&gt;&quot;&quot;;[.E271]&lt;&gt;&quot;&quot;); &quot;{ &quot; &amp; COM.MICROSOFT.TEXTJOIN(&quot;, &quot;;0;[.J271:.N271]) &amp; &quot; }&quot;;&quot;&quot;)">
            <text:p/>
          </table:table-cell>
          <table:table-cell table:style-name="ce15" table:formula="of:=IF(AND([.O270]=&quot;&quot;;[.O269]=&quot;&quot;);&quot;&quot;;&quot;, &quot;)">
            <text:p/>
          </table:table-cell>
          <table:table-cell table:style-name="ce15" table:formula="of:=IF([.O271]&lt;&gt;&quot;&quot;;[.P271] &amp; [.O27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7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7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72]&amp;&quot;'&quot;" office:value-type="string" office:string-value="'cq':''" calcext:value-type="string">
            <text:p>'cq':''</text:p>
          </table:table-cell>
          <table:table-cell table:style-name="ce16" table:formula="of:=&quot;'exame':&quot; &amp; IF([.D27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72]&amp;&quot;'&quot;" office:value-type="string" office:string-value="'aliquota':''" calcext:value-type="string">
            <text:p>'aliquota':''</text:p>
          </table:table-cell>
          <table:table-cell table:style-name="ce16" table:formula="of:=IF(AND([.A272]&lt;&gt;&quot;&quot;;[.B272]&lt;&gt;&quot;&quot;;[.E272]&lt;&gt;&quot;&quot;); &quot;{ &quot; &amp; COM.MICROSOFT.TEXTJOIN(&quot;, &quot;;0;[.J272:.N272]) &amp; &quot; }&quot;;&quot;&quot;)">
            <text:p/>
          </table:table-cell>
          <table:table-cell table:style-name="ce15" table:formula="of:=IF(AND([.O271]=&quot;&quot;;[.O270]=&quot;&quot;);&quot;&quot;;&quot;, &quot;)">
            <text:p/>
          </table:table-cell>
          <table:table-cell table:style-name="ce15" table:formula="of:=IF([.O272]&lt;&gt;&quot;&quot;;[.P272] &amp; [.O27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7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7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73]&amp;&quot;'&quot;" office:value-type="string" office:string-value="'cq':''" calcext:value-type="string">
            <text:p>'cq':''</text:p>
          </table:table-cell>
          <table:table-cell table:style-name="ce16" table:formula="of:=&quot;'exame':&quot; &amp; IF([.D27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73]&amp;&quot;'&quot;" office:value-type="string" office:string-value="'aliquota':''" calcext:value-type="string">
            <text:p>'aliquota':''</text:p>
          </table:table-cell>
          <table:table-cell table:style-name="ce16" table:formula="of:=IF(AND([.A273]&lt;&gt;&quot;&quot;;[.B273]&lt;&gt;&quot;&quot;;[.E273]&lt;&gt;&quot;&quot;); &quot;{ &quot; &amp; COM.MICROSOFT.TEXTJOIN(&quot;, &quot;;0;[.J273:.N273]) &amp; &quot; }&quot;;&quot;&quot;)">
            <text:p/>
          </table:table-cell>
          <table:table-cell table:style-name="ce15" table:formula="of:=IF(AND([.O272]=&quot;&quot;;[.O271]=&quot;&quot;);&quot;&quot;;&quot;, &quot;)">
            <text:p/>
          </table:table-cell>
          <table:table-cell table:style-name="ce15" table:formula="of:=IF([.O273]&lt;&gt;&quot;&quot;;[.P273] &amp; [.O27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7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7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74]&amp;&quot;'&quot;" office:value-type="string" office:string-value="'cq':''" calcext:value-type="string">
            <text:p>'cq':''</text:p>
          </table:table-cell>
          <table:table-cell table:style-name="ce16" table:formula="of:=&quot;'exame':&quot; &amp; IF([.D27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74]&amp;&quot;'&quot;" office:value-type="string" office:string-value="'aliquota':''" calcext:value-type="string">
            <text:p>'aliquota':''</text:p>
          </table:table-cell>
          <table:table-cell table:style-name="ce16" table:formula="of:=IF(AND([.A274]&lt;&gt;&quot;&quot;;[.B274]&lt;&gt;&quot;&quot;;[.E274]&lt;&gt;&quot;&quot;); &quot;{ &quot; &amp; COM.MICROSOFT.TEXTJOIN(&quot;, &quot;;0;[.J274:.N274]) &amp; &quot; }&quot;;&quot;&quot;)">
            <text:p/>
          </table:table-cell>
          <table:table-cell table:style-name="ce15" table:formula="of:=IF(AND([.O273]=&quot;&quot;;[.O272]=&quot;&quot;);&quot;&quot;;&quot;, &quot;)">
            <text:p/>
          </table:table-cell>
          <table:table-cell table:style-name="ce15" table:formula="of:=IF([.O274]&lt;&gt;&quot;&quot;;[.P274] &amp; [.O27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7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7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75]&amp;&quot;'&quot;" office:value-type="string" office:string-value="'cq':''" calcext:value-type="string">
            <text:p>'cq':''</text:p>
          </table:table-cell>
          <table:table-cell table:style-name="ce16" table:formula="of:=&quot;'exame':&quot; &amp; IF([.D27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75]&amp;&quot;'&quot;" office:value-type="string" office:string-value="'aliquota':''" calcext:value-type="string">
            <text:p>'aliquota':''</text:p>
          </table:table-cell>
          <table:table-cell table:style-name="ce16" table:formula="of:=IF(AND([.A275]&lt;&gt;&quot;&quot;;[.B275]&lt;&gt;&quot;&quot;;[.E275]&lt;&gt;&quot;&quot;); &quot;{ &quot; &amp; COM.MICROSOFT.TEXTJOIN(&quot;, &quot;;0;[.J275:.N275]) &amp; &quot; }&quot;;&quot;&quot;)">
            <text:p/>
          </table:table-cell>
          <table:table-cell table:style-name="ce15" table:formula="of:=IF(AND([.O274]=&quot;&quot;;[.O273]=&quot;&quot;);&quot;&quot;;&quot;, &quot;)">
            <text:p/>
          </table:table-cell>
          <table:table-cell table:style-name="ce15" table:formula="of:=IF([.O275]&lt;&gt;&quot;&quot;;[.P275] &amp; [.O27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7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7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76]&amp;&quot;'&quot;" office:value-type="string" office:string-value="'cq':''" calcext:value-type="string">
            <text:p>'cq':''</text:p>
          </table:table-cell>
          <table:table-cell table:style-name="ce16" table:formula="of:=&quot;'exame':&quot; &amp; IF([.D27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76]&amp;&quot;'&quot;" office:value-type="string" office:string-value="'aliquota':''" calcext:value-type="string">
            <text:p>'aliquota':''</text:p>
          </table:table-cell>
          <table:table-cell table:style-name="ce16" table:formula="of:=IF(AND([.A276]&lt;&gt;&quot;&quot;;[.B276]&lt;&gt;&quot;&quot;;[.E276]&lt;&gt;&quot;&quot;); &quot;{ &quot; &amp; COM.MICROSOFT.TEXTJOIN(&quot;, &quot;;0;[.J276:.N276]) &amp; &quot; }&quot;;&quot;&quot;)">
            <text:p/>
          </table:table-cell>
          <table:table-cell table:style-name="ce15" table:formula="of:=IF(AND([.O275]=&quot;&quot;;[.O274]=&quot;&quot;);&quot;&quot;;&quot;, &quot;)">
            <text:p/>
          </table:table-cell>
          <table:table-cell table:style-name="ce15" table:formula="of:=IF([.O276]&lt;&gt;&quot;&quot;;[.P276] &amp; [.O27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7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7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77]&amp;&quot;'&quot;" office:value-type="string" office:string-value="'cq':''" calcext:value-type="string">
            <text:p>'cq':''</text:p>
          </table:table-cell>
          <table:table-cell table:style-name="ce16" table:formula="of:=&quot;'exame':&quot; &amp; IF([.D27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77]&amp;&quot;'&quot;" office:value-type="string" office:string-value="'aliquota':''" calcext:value-type="string">
            <text:p>'aliquota':''</text:p>
          </table:table-cell>
          <table:table-cell table:style-name="ce16" table:formula="of:=IF(AND([.A277]&lt;&gt;&quot;&quot;;[.B277]&lt;&gt;&quot;&quot;;[.E277]&lt;&gt;&quot;&quot;); &quot;{ &quot; &amp; COM.MICROSOFT.TEXTJOIN(&quot;, &quot;;0;[.J277:.N277]) &amp; &quot; }&quot;;&quot;&quot;)">
            <text:p/>
          </table:table-cell>
          <table:table-cell table:style-name="ce15" table:formula="of:=IF(AND([.O276]=&quot;&quot;;[.O275]=&quot;&quot;);&quot;&quot;;&quot;, &quot;)">
            <text:p/>
          </table:table-cell>
          <table:table-cell table:style-name="ce15" table:formula="of:=IF([.O277]&lt;&gt;&quot;&quot;;[.P277] &amp; [.O27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7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7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78]&amp;&quot;'&quot;" office:value-type="string" office:string-value="'cq':''" calcext:value-type="string">
            <text:p>'cq':''</text:p>
          </table:table-cell>
          <table:table-cell table:style-name="ce16" table:formula="of:=&quot;'exame':&quot; &amp; IF([.D27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78]&amp;&quot;'&quot;" office:value-type="string" office:string-value="'aliquota':''" calcext:value-type="string">
            <text:p>'aliquota':''</text:p>
          </table:table-cell>
          <table:table-cell table:style-name="ce16" table:formula="of:=IF(AND([.A278]&lt;&gt;&quot;&quot;;[.B278]&lt;&gt;&quot;&quot;;[.E278]&lt;&gt;&quot;&quot;); &quot;{ &quot; &amp; COM.MICROSOFT.TEXTJOIN(&quot;, &quot;;0;[.J278:.N278]) &amp; &quot; }&quot;;&quot;&quot;)">
            <text:p/>
          </table:table-cell>
          <table:table-cell table:style-name="ce15" table:formula="of:=IF(AND([.O277]=&quot;&quot;;[.O276]=&quot;&quot;);&quot;&quot;;&quot;, &quot;)">
            <text:p/>
          </table:table-cell>
          <table:table-cell table:style-name="ce15" table:formula="of:=IF([.O278]&lt;&gt;&quot;&quot;;[.P278] &amp; [.O27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7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7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79]&amp;&quot;'&quot;" office:value-type="string" office:string-value="'cq':''" calcext:value-type="string">
            <text:p>'cq':''</text:p>
          </table:table-cell>
          <table:table-cell table:style-name="ce16" table:formula="of:=&quot;'exame':&quot; &amp; IF([.D27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79]&amp;&quot;'&quot;" office:value-type="string" office:string-value="'aliquota':''" calcext:value-type="string">
            <text:p>'aliquota':''</text:p>
          </table:table-cell>
          <table:table-cell table:style-name="ce16" table:formula="of:=IF(AND([.A279]&lt;&gt;&quot;&quot;;[.B279]&lt;&gt;&quot;&quot;;[.E279]&lt;&gt;&quot;&quot;); &quot;{ &quot; &amp; COM.MICROSOFT.TEXTJOIN(&quot;, &quot;;0;[.J279:.N279]) &amp; &quot; }&quot;;&quot;&quot;)">
            <text:p/>
          </table:table-cell>
          <table:table-cell table:style-name="ce15" table:formula="of:=IF(AND([.O278]=&quot;&quot;;[.O277]=&quot;&quot;);&quot;&quot;;&quot;, &quot;)">
            <text:p/>
          </table:table-cell>
          <table:table-cell table:style-name="ce15" table:formula="of:=IF([.O279]&lt;&gt;&quot;&quot;;[.P279] &amp; [.O27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8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8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80]&amp;&quot;'&quot;" office:value-type="string" office:string-value="'cq':''" calcext:value-type="string">
            <text:p>'cq':''</text:p>
          </table:table-cell>
          <table:table-cell table:style-name="ce16" table:formula="of:=&quot;'exame':&quot; &amp; IF([.D28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80]&amp;&quot;'&quot;" office:value-type="string" office:string-value="'aliquota':''" calcext:value-type="string">
            <text:p>'aliquota':''</text:p>
          </table:table-cell>
          <table:table-cell table:style-name="ce16" table:formula="of:=IF(AND([.A280]&lt;&gt;&quot;&quot;;[.B280]&lt;&gt;&quot;&quot;;[.E280]&lt;&gt;&quot;&quot;); &quot;{ &quot; &amp; COM.MICROSOFT.TEXTJOIN(&quot;, &quot;;0;[.J280:.N280]) &amp; &quot; }&quot;;&quot;&quot;)">
            <text:p/>
          </table:table-cell>
          <table:table-cell table:style-name="ce15" table:formula="of:=IF(AND([.O279]=&quot;&quot;;[.O278]=&quot;&quot;);&quot;&quot;;&quot;, &quot;)">
            <text:p/>
          </table:table-cell>
          <table:table-cell table:style-name="ce15" table:formula="of:=IF([.O280]&lt;&gt;&quot;&quot;;[.P280] &amp; [.O28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8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8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81]&amp;&quot;'&quot;" office:value-type="string" office:string-value="'cq':''" calcext:value-type="string">
            <text:p>'cq':''</text:p>
          </table:table-cell>
          <table:table-cell table:style-name="ce16" table:formula="of:=&quot;'exame':&quot; &amp; IF([.D28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81]&amp;&quot;'&quot;" office:value-type="string" office:string-value="'aliquota':''" calcext:value-type="string">
            <text:p>'aliquota':''</text:p>
          </table:table-cell>
          <table:table-cell table:style-name="ce16" table:formula="of:=IF(AND([.A281]&lt;&gt;&quot;&quot;;[.B281]&lt;&gt;&quot;&quot;;[.E281]&lt;&gt;&quot;&quot;); &quot;{ &quot; &amp; COM.MICROSOFT.TEXTJOIN(&quot;, &quot;;0;[.J281:.N281]) &amp; &quot; }&quot;;&quot;&quot;)">
            <text:p/>
          </table:table-cell>
          <table:table-cell table:style-name="ce15" table:formula="of:=IF(AND([.O280]=&quot;&quot;;[.O279]=&quot;&quot;);&quot;&quot;;&quot;, &quot;)">
            <text:p/>
          </table:table-cell>
          <table:table-cell table:style-name="ce15" table:formula="of:=IF([.O281]&lt;&gt;&quot;&quot;;[.P281] &amp; [.O28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8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8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82]&amp;&quot;'&quot;" office:value-type="string" office:string-value="'cq':''" calcext:value-type="string">
            <text:p>'cq':''</text:p>
          </table:table-cell>
          <table:table-cell table:style-name="ce16" table:formula="of:=&quot;'exame':&quot; &amp; IF([.D28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82]&amp;&quot;'&quot;" office:value-type="string" office:string-value="'aliquota':''" calcext:value-type="string">
            <text:p>'aliquota':''</text:p>
          </table:table-cell>
          <table:table-cell table:style-name="ce16" table:formula="of:=IF(AND([.A282]&lt;&gt;&quot;&quot;;[.B282]&lt;&gt;&quot;&quot;;[.E282]&lt;&gt;&quot;&quot;); &quot;{ &quot; &amp; COM.MICROSOFT.TEXTJOIN(&quot;, &quot;;0;[.J282:.N282]) &amp; &quot; }&quot;;&quot;&quot;)">
            <text:p/>
          </table:table-cell>
          <table:table-cell table:style-name="ce15" table:formula="of:=IF(AND([.O281]=&quot;&quot;;[.O280]=&quot;&quot;);&quot;&quot;;&quot;, &quot;)">
            <text:p/>
          </table:table-cell>
          <table:table-cell table:style-name="ce15" table:formula="of:=IF([.O282]&lt;&gt;&quot;&quot;;[.P282] &amp; [.O28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8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8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83]&amp;&quot;'&quot;" office:value-type="string" office:string-value="'cq':''" calcext:value-type="string">
            <text:p>'cq':''</text:p>
          </table:table-cell>
          <table:table-cell table:style-name="ce16" table:formula="of:=&quot;'exame':&quot; &amp; IF([.D28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83]&amp;&quot;'&quot;" office:value-type="string" office:string-value="'aliquota':''" calcext:value-type="string">
            <text:p>'aliquota':''</text:p>
          </table:table-cell>
          <table:table-cell table:style-name="ce16" table:formula="of:=IF(AND([.A283]&lt;&gt;&quot;&quot;;[.B283]&lt;&gt;&quot;&quot;;[.E283]&lt;&gt;&quot;&quot;); &quot;{ &quot; &amp; COM.MICROSOFT.TEXTJOIN(&quot;, &quot;;0;[.J283:.N283]) &amp; &quot; }&quot;;&quot;&quot;)">
            <text:p/>
          </table:table-cell>
          <table:table-cell table:style-name="ce15" table:formula="of:=IF(AND([.O282]=&quot;&quot;;[.O281]=&quot;&quot;);&quot;&quot;;&quot;, &quot;)">
            <text:p/>
          </table:table-cell>
          <table:table-cell table:style-name="ce15" table:formula="of:=IF([.O283]&lt;&gt;&quot;&quot;;[.P283] &amp; [.O28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8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8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84]&amp;&quot;'&quot;" office:value-type="string" office:string-value="'cq':''" calcext:value-type="string">
            <text:p>'cq':''</text:p>
          </table:table-cell>
          <table:table-cell table:style-name="ce16" table:formula="of:=&quot;'exame':&quot; &amp; IF([.D28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84]&amp;&quot;'&quot;" office:value-type="string" office:string-value="'aliquota':''" calcext:value-type="string">
            <text:p>'aliquota':''</text:p>
          </table:table-cell>
          <table:table-cell table:style-name="ce16" table:formula="of:=IF(AND([.A284]&lt;&gt;&quot;&quot;;[.B284]&lt;&gt;&quot;&quot;;[.E284]&lt;&gt;&quot;&quot;); &quot;{ &quot; &amp; COM.MICROSOFT.TEXTJOIN(&quot;, &quot;;0;[.J284:.N284]) &amp; &quot; }&quot;;&quot;&quot;)">
            <text:p/>
          </table:table-cell>
          <table:table-cell table:style-name="ce15" table:formula="of:=IF(AND([.O283]=&quot;&quot;;[.O282]=&quot;&quot;);&quot;&quot;;&quot;, &quot;)">
            <text:p/>
          </table:table-cell>
          <table:table-cell table:style-name="ce15" table:formula="of:=IF([.O284]&lt;&gt;&quot;&quot;;[.P284] &amp; [.O28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8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8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85]&amp;&quot;'&quot;" office:value-type="string" office:string-value="'cq':''" calcext:value-type="string">
            <text:p>'cq':''</text:p>
          </table:table-cell>
          <table:table-cell table:style-name="ce16" table:formula="of:=&quot;'exame':&quot; &amp; IF([.D28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85]&amp;&quot;'&quot;" office:value-type="string" office:string-value="'aliquota':''" calcext:value-type="string">
            <text:p>'aliquota':''</text:p>
          </table:table-cell>
          <table:table-cell table:style-name="ce16" table:formula="of:=IF(AND([.A285]&lt;&gt;&quot;&quot;;[.B285]&lt;&gt;&quot;&quot;;[.E285]&lt;&gt;&quot;&quot;); &quot;{ &quot; &amp; COM.MICROSOFT.TEXTJOIN(&quot;, &quot;;0;[.J285:.N285]) &amp; &quot; }&quot;;&quot;&quot;)">
            <text:p/>
          </table:table-cell>
          <table:table-cell table:style-name="ce15" table:formula="of:=IF(AND([.O284]=&quot;&quot;;[.O283]=&quot;&quot;);&quot;&quot;;&quot;, &quot;)">
            <text:p/>
          </table:table-cell>
          <table:table-cell table:style-name="ce15" table:formula="of:=IF([.O285]&lt;&gt;&quot;&quot;;[.P285] &amp; [.O28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8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8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86]&amp;&quot;'&quot;" office:value-type="string" office:string-value="'cq':''" calcext:value-type="string">
            <text:p>'cq':''</text:p>
          </table:table-cell>
          <table:table-cell table:style-name="ce16" table:formula="of:=&quot;'exame':&quot; &amp; IF([.D28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86]&amp;&quot;'&quot;" office:value-type="string" office:string-value="'aliquota':''" calcext:value-type="string">
            <text:p>'aliquota':''</text:p>
          </table:table-cell>
          <table:table-cell table:style-name="ce16" table:formula="of:=IF(AND([.A286]&lt;&gt;&quot;&quot;;[.B286]&lt;&gt;&quot;&quot;;[.E286]&lt;&gt;&quot;&quot;); &quot;{ &quot; &amp; COM.MICROSOFT.TEXTJOIN(&quot;, &quot;;0;[.J286:.N286]) &amp; &quot; }&quot;;&quot;&quot;)">
            <text:p/>
          </table:table-cell>
          <table:table-cell table:style-name="ce15" table:formula="of:=IF(AND([.O285]=&quot;&quot;;[.O284]=&quot;&quot;);&quot;&quot;;&quot;, &quot;)">
            <text:p/>
          </table:table-cell>
          <table:table-cell table:style-name="ce15" table:formula="of:=IF([.O286]&lt;&gt;&quot;&quot;;[.P286] &amp; [.O28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8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8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87]&amp;&quot;'&quot;" office:value-type="string" office:string-value="'cq':''" calcext:value-type="string">
            <text:p>'cq':''</text:p>
          </table:table-cell>
          <table:table-cell table:style-name="ce16" table:formula="of:=&quot;'exame':&quot; &amp; IF([.D28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87]&amp;&quot;'&quot;" office:value-type="string" office:string-value="'aliquota':''" calcext:value-type="string">
            <text:p>'aliquota':''</text:p>
          </table:table-cell>
          <table:table-cell table:style-name="ce16" table:formula="of:=IF(AND([.A287]&lt;&gt;&quot;&quot;;[.B287]&lt;&gt;&quot;&quot;;[.E287]&lt;&gt;&quot;&quot;); &quot;{ &quot; &amp; COM.MICROSOFT.TEXTJOIN(&quot;, &quot;;0;[.J287:.N287]) &amp; &quot; }&quot;;&quot;&quot;)">
            <text:p/>
          </table:table-cell>
          <table:table-cell table:style-name="ce15" table:formula="of:=IF(AND([.O286]=&quot;&quot;;[.O285]=&quot;&quot;);&quot;&quot;;&quot;, &quot;)">
            <text:p/>
          </table:table-cell>
          <table:table-cell table:style-name="ce15" table:formula="of:=IF([.O287]&lt;&gt;&quot;&quot;;[.P287] &amp; [.O28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8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8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88]&amp;&quot;'&quot;" office:value-type="string" office:string-value="'cq':''" calcext:value-type="string">
            <text:p>'cq':''</text:p>
          </table:table-cell>
          <table:table-cell table:style-name="ce16" table:formula="of:=&quot;'exame':&quot; &amp; IF([.D28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88]&amp;&quot;'&quot;" office:value-type="string" office:string-value="'aliquota':''" calcext:value-type="string">
            <text:p>'aliquota':''</text:p>
          </table:table-cell>
          <table:table-cell table:style-name="ce16" table:formula="of:=IF(AND([.A288]&lt;&gt;&quot;&quot;;[.B288]&lt;&gt;&quot;&quot;;[.E288]&lt;&gt;&quot;&quot;); &quot;{ &quot; &amp; COM.MICROSOFT.TEXTJOIN(&quot;, &quot;;0;[.J288:.N288]) &amp; &quot; }&quot;;&quot;&quot;)">
            <text:p/>
          </table:table-cell>
          <table:table-cell table:style-name="ce15" table:formula="of:=IF(AND([.O287]=&quot;&quot;;[.O286]=&quot;&quot;);&quot;&quot;;&quot;, &quot;)">
            <text:p/>
          </table:table-cell>
          <table:table-cell table:style-name="ce15" table:formula="of:=IF([.O288]&lt;&gt;&quot;&quot;;[.P288] &amp; [.O28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8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8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89]&amp;&quot;'&quot;" office:value-type="string" office:string-value="'cq':''" calcext:value-type="string">
            <text:p>'cq':''</text:p>
          </table:table-cell>
          <table:table-cell table:style-name="ce16" table:formula="of:=&quot;'exame':&quot; &amp; IF([.D28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89]&amp;&quot;'&quot;" office:value-type="string" office:string-value="'aliquota':''" calcext:value-type="string">
            <text:p>'aliquota':''</text:p>
          </table:table-cell>
          <table:table-cell table:style-name="ce16" table:formula="of:=IF(AND([.A289]&lt;&gt;&quot;&quot;;[.B289]&lt;&gt;&quot;&quot;;[.E289]&lt;&gt;&quot;&quot;); &quot;{ &quot; &amp; COM.MICROSOFT.TEXTJOIN(&quot;, &quot;;0;[.J289:.N289]) &amp; &quot; }&quot;;&quot;&quot;)">
            <text:p/>
          </table:table-cell>
          <table:table-cell table:style-name="ce15" table:formula="of:=IF(AND([.O288]=&quot;&quot;;[.O287]=&quot;&quot;);&quot;&quot;;&quot;, &quot;)">
            <text:p/>
          </table:table-cell>
          <table:table-cell table:style-name="ce15" table:formula="of:=IF([.O289]&lt;&gt;&quot;&quot;;[.P289] &amp; [.O28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9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9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90]&amp;&quot;'&quot;" office:value-type="string" office:string-value="'cq':''" calcext:value-type="string">
            <text:p>'cq':''</text:p>
          </table:table-cell>
          <table:table-cell table:style-name="ce16" table:formula="of:=&quot;'exame':&quot; &amp; IF([.D29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90]&amp;&quot;'&quot;" office:value-type="string" office:string-value="'aliquota':''" calcext:value-type="string">
            <text:p>'aliquota':''</text:p>
          </table:table-cell>
          <table:table-cell table:style-name="ce16" table:formula="of:=IF(AND([.A290]&lt;&gt;&quot;&quot;;[.B290]&lt;&gt;&quot;&quot;;[.E290]&lt;&gt;&quot;&quot;); &quot;{ &quot; &amp; COM.MICROSOFT.TEXTJOIN(&quot;, &quot;;0;[.J290:.N290]) &amp; &quot; }&quot;;&quot;&quot;)">
            <text:p/>
          </table:table-cell>
          <table:table-cell table:style-name="ce15" table:formula="of:=IF(AND([.O289]=&quot;&quot;;[.O288]=&quot;&quot;);&quot;&quot;;&quot;, &quot;)">
            <text:p/>
          </table:table-cell>
          <table:table-cell table:style-name="ce15" table:formula="of:=IF([.O290]&lt;&gt;&quot;&quot;;[.P290] &amp; [.O29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9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9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91]&amp;&quot;'&quot;" office:value-type="string" office:string-value="'cq':''" calcext:value-type="string">
            <text:p>'cq':''</text:p>
          </table:table-cell>
          <table:table-cell table:style-name="ce16" table:formula="of:=&quot;'exame':&quot; &amp; IF([.D29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91]&amp;&quot;'&quot;" office:value-type="string" office:string-value="'aliquota':''" calcext:value-type="string">
            <text:p>'aliquota':''</text:p>
          </table:table-cell>
          <table:table-cell table:style-name="ce16" table:formula="of:=IF(AND([.A291]&lt;&gt;&quot;&quot;;[.B291]&lt;&gt;&quot;&quot;;[.E291]&lt;&gt;&quot;&quot;); &quot;{ &quot; &amp; COM.MICROSOFT.TEXTJOIN(&quot;, &quot;;0;[.J291:.N291]) &amp; &quot; }&quot;;&quot;&quot;)">
            <text:p/>
          </table:table-cell>
          <table:table-cell table:style-name="ce15" table:formula="of:=IF(AND([.O290]=&quot;&quot;;[.O289]=&quot;&quot;);&quot;&quot;;&quot;, &quot;)">
            <text:p/>
          </table:table-cell>
          <table:table-cell table:style-name="ce15" table:formula="of:=IF([.O291]&lt;&gt;&quot;&quot;;[.P291] &amp; [.O29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9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9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92]&amp;&quot;'&quot;" office:value-type="string" office:string-value="'cq':''" calcext:value-type="string">
            <text:p>'cq':''</text:p>
          </table:table-cell>
          <table:table-cell table:style-name="ce16" table:formula="of:=&quot;'exame':&quot; &amp; IF([.D29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92]&amp;&quot;'&quot;" office:value-type="string" office:string-value="'aliquota':''" calcext:value-type="string">
            <text:p>'aliquota':''</text:p>
          </table:table-cell>
          <table:table-cell table:style-name="ce16" table:formula="of:=IF(AND([.A292]&lt;&gt;&quot;&quot;;[.B292]&lt;&gt;&quot;&quot;;[.E292]&lt;&gt;&quot;&quot;); &quot;{ &quot; &amp; COM.MICROSOFT.TEXTJOIN(&quot;, &quot;;0;[.J292:.N292]) &amp; &quot; }&quot;;&quot;&quot;)">
            <text:p/>
          </table:table-cell>
          <table:table-cell table:style-name="ce15" table:formula="of:=IF(AND([.O291]=&quot;&quot;;[.O290]=&quot;&quot;);&quot;&quot;;&quot;, &quot;)">
            <text:p/>
          </table:table-cell>
          <table:table-cell table:style-name="ce15" table:formula="of:=IF([.O292]&lt;&gt;&quot;&quot;;[.P292] &amp; [.O29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9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9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93]&amp;&quot;'&quot;" office:value-type="string" office:string-value="'cq':''" calcext:value-type="string">
            <text:p>'cq':''</text:p>
          </table:table-cell>
          <table:table-cell table:style-name="ce16" table:formula="of:=&quot;'exame':&quot; &amp; IF([.D29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93]&amp;&quot;'&quot;" office:value-type="string" office:string-value="'aliquota':''" calcext:value-type="string">
            <text:p>'aliquota':''</text:p>
          </table:table-cell>
          <table:table-cell table:style-name="ce16" table:formula="of:=IF(AND([.A293]&lt;&gt;&quot;&quot;;[.B293]&lt;&gt;&quot;&quot;;[.E293]&lt;&gt;&quot;&quot;); &quot;{ &quot; &amp; COM.MICROSOFT.TEXTJOIN(&quot;, &quot;;0;[.J293:.N293]) &amp; &quot; }&quot;;&quot;&quot;)">
            <text:p/>
          </table:table-cell>
          <table:table-cell table:style-name="ce15" table:formula="of:=IF(AND([.O292]=&quot;&quot;;[.O291]=&quot;&quot;);&quot;&quot;;&quot;, &quot;)">
            <text:p/>
          </table:table-cell>
          <table:table-cell table:style-name="ce15" table:formula="of:=IF([.O293]&lt;&gt;&quot;&quot;;[.P293] &amp; [.O29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9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9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94]&amp;&quot;'&quot;" office:value-type="string" office:string-value="'cq':''" calcext:value-type="string">
            <text:p>'cq':''</text:p>
          </table:table-cell>
          <table:table-cell table:style-name="ce16" table:formula="of:=&quot;'exame':&quot; &amp; IF([.D29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94]&amp;&quot;'&quot;" office:value-type="string" office:string-value="'aliquota':''" calcext:value-type="string">
            <text:p>'aliquota':''</text:p>
          </table:table-cell>
          <table:table-cell table:style-name="ce16" table:formula="of:=IF(AND([.A294]&lt;&gt;&quot;&quot;;[.B294]&lt;&gt;&quot;&quot;;[.E294]&lt;&gt;&quot;&quot;); &quot;{ &quot; &amp; COM.MICROSOFT.TEXTJOIN(&quot;, &quot;;0;[.J294:.N294]) &amp; &quot; }&quot;;&quot;&quot;)">
            <text:p/>
          </table:table-cell>
          <table:table-cell table:style-name="ce15" table:formula="of:=IF(AND([.O293]=&quot;&quot;;[.O292]=&quot;&quot;);&quot;&quot;;&quot;, &quot;)">
            <text:p/>
          </table:table-cell>
          <table:table-cell table:style-name="ce15" table:formula="of:=IF([.O294]&lt;&gt;&quot;&quot;;[.P294] &amp; [.O29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9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9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95]&amp;&quot;'&quot;" office:value-type="string" office:string-value="'cq':''" calcext:value-type="string">
            <text:p>'cq':''</text:p>
          </table:table-cell>
          <table:table-cell table:style-name="ce16" table:formula="of:=&quot;'exame':&quot; &amp; IF([.D29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95]&amp;&quot;'&quot;" office:value-type="string" office:string-value="'aliquota':''" calcext:value-type="string">
            <text:p>'aliquota':''</text:p>
          </table:table-cell>
          <table:table-cell table:style-name="ce16" table:formula="of:=IF(AND([.A295]&lt;&gt;&quot;&quot;;[.B295]&lt;&gt;&quot;&quot;;[.E295]&lt;&gt;&quot;&quot;); &quot;{ &quot; &amp; COM.MICROSOFT.TEXTJOIN(&quot;, &quot;;0;[.J295:.N295]) &amp; &quot; }&quot;;&quot;&quot;)">
            <text:p/>
          </table:table-cell>
          <table:table-cell table:style-name="ce15" table:formula="of:=IF(AND([.O294]=&quot;&quot;;[.O293]=&quot;&quot;);&quot;&quot;;&quot;, &quot;)">
            <text:p/>
          </table:table-cell>
          <table:table-cell table:style-name="ce15" table:formula="of:=IF([.O295]&lt;&gt;&quot;&quot;;[.P295] &amp; [.O29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9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9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96]&amp;&quot;'&quot;" office:value-type="string" office:string-value="'cq':''" calcext:value-type="string">
            <text:p>'cq':''</text:p>
          </table:table-cell>
          <table:table-cell table:style-name="ce16" table:formula="of:=&quot;'exame':&quot; &amp; IF([.D29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96]&amp;&quot;'&quot;" office:value-type="string" office:string-value="'aliquota':''" calcext:value-type="string">
            <text:p>'aliquota':''</text:p>
          </table:table-cell>
          <table:table-cell table:style-name="ce16" table:formula="of:=IF(AND([.A296]&lt;&gt;&quot;&quot;;[.B296]&lt;&gt;&quot;&quot;;[.E296]&lt;&gt;&quot;&quot;); &quot;{ &quot; &amp; COM.MICROSOFT.TEXTJOIN(&quot;, &quot;;0;[.J296:.N296]) &amp; &quot; }&quot;;&quot;&quot;)">
            <text:p/>
          </table:table-cell>
          <table:table-cell table:style-name="ce15" table:formula="of:=IF(AND([.O295]=&quot;&quot;;[.O294]=&quot;&quot;);&quot;&quot;;&quot;, &quot;)">
            <text:p/>
          </table:table-cell>
          <table:table-cell table:style-name="ce15" table:formula="of:=IF([.O296]&lt;&gt;&quot;&quot;;[.P296] &amp; [.O29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9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9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97]&amp;&quot;'&quot;" office:value-type="string" office:string-value="'cq':''" calcext:value-type="string">
            <text:p>'cq':''</text:p>
          </table:table-cell>
          <table:table-cell table:style-name="ce16" table:formula="of:=&quot;'exame':&quot; &amp; IF([.D29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97]&amp;&quot;'&quot;" office:value-type="string" office:string-value="'aliquota':''" calcext:value-type="string">
            <text:p>'aliquota':''</text:p>
          </table:table-cell>
          <table:table-cell table:style-name="ce16" table:formula="of:=IF(AND([.A297]&lt;&gt;&quot;&quot;;[.B297]&lt;&gt;&quot;&quot;;[.E297]&lt;&gt;&quot;&quot;); &quot;{ &quot; &amp; COM.MICROSOFT.TEXTJOIN(&quot;, &quot;;0;[.J297:.N297]) &amp; &quot; }&quot;;&quot;&quot;)">
            <text:p/>
          </table:table-cell>
          <table:table-cell table:style-name="ce15" table:formula="of:=IF(AND([.O296]=&quot;&quot;;[.O295]=&quot;&quot;);&quot;&quot;;&quot;, &quot;)">
            <text:p/>
          </table:table-cell>
          <table:table-cell table:style-name="ce15" table:formula="of:=IF([.O297]&lt;&gt;&quot;&quot;;[.P297] &amp; [.O29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9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9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98]&amp;&quot;'&quot;" office:value-type="string" office:string-value="'cq':''" calcext:value-type="string">
            <text:p>'cq':''</text:p>
          </table:table-cell>
          <table:table-cell table:style-name="ce16" table:formula="of:=&quot;'exame':&quot; &amp; IF([.D29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98]&amp;&quot;'&quot;" office:value-type="string" office:string-value="'aliquota':''" calcext:value-type="string">
            <text:p>'aliquota':''</text:p>
          </table:table-cell>
          <table:table-cell table:style-name="ce16" table:formula="of:=IF(AND([.A298]&lt;&gt;&quot;&quot;;[.B298]&lt;&gt;&quot;&quot;;[.E298]&lt;&gt;&quot;&quot;); &quot;{ &quot; &amp; COM.MICROSOFT.TEXTJOIN(&quot;, &quot;;0;[.J298:.N298]) &amp; &quot; }&quot;;&quot;&quot;)">
            <text:p/>
          </table:table-cell>
          <table:table-cell table:style-name="ce15" table:formula="of:=IF(AND([.O297]=&quot;&quot;;[.O296]=&quot;&quot;);&quot;&quot;;&quot;, &quot;)">
            <text:p/>
          </table:table-cell>
          <table:table-cell table:style-name="ce15" table:formula="of:=IF([.O298]&lt;&gt;&quot;&quot;;[.P298] &amp; [.O29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29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29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299]&amp;&quot;'&quot;" office:value-type="string" office:string-value="'cq':''" calcext:value-type="string">
            <text:p>'cq':''</text:p>
          </table:table-cell>
          <table:table-cell table:style-name="ce16" table:formula="of:=&quot;'exame':&quot; &amp; IF([.D29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299]&amp;&quot;'&quot;" office:value-type="string" office:string-value="'aliquota':''" calcext:value-type="string">
            <text:p>'aliquota':''</text:p>
          </table:table-cell>
          <table:table-cell table:style-name="ce16" table:formula="of:=IF(AND([.A299]&lt;&gt;&quot;&quot;;[.B299]&lt;&gt;&quot;&quot;;[.E299]&lt;&gt;&quot;&quot;); &quot;{ &quot; &amp; COM.MICROSOFT.TEXTJOIN(&quot;, &quot;;0;[.J299:.N299]) &amp; &quot; }&quot;;&quot;&quot;)">
            <text:p/>
          </table:table-cell>
          <table:table-cell table:style-name="ce15" table:formula="of:=IF(AND([.O298]=&quot;&quot;;[.O297]=&quot;&quot;);&quot;&quot;;&quot;, &quot;)">
            <text:p/>
          </table:table-cell>
          <table:table-cell table:style-name="ce15" table:formula="of:=IF([.O299]&lt;&gt;&quot;&quot;;[.P299] &amp; [.O29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0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0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00]&amp;&quot;'&quot;" office:value-type="string" office:string-value="'cq':''" calcext:value-type="string">
            <text:p>'cq':''</text:p>
          </table:table-cell>
          <table:table-cell table:style-name="ce16" table:formula="of:=&quot;'exame':&quot; &amp; IF([.D30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00]&amp;&quot;'&quot;" office:value-type="string" office:string-value="'aliquota':''" calcext:value-type="string">
            <text:p>'aliquota':''</text:p>
          </table:table-cell>
          <table:table-cell table:style-name="ce16" table:formula="of:=IF(AND([.A300]&lt;&gt;&quot;&quot;;[.B300]&lt;&gt;&quot;&quot;;[.E300]&lt;&gt;&quot;&quot;); &quot;{ &quot; &amp; COM.MICROSOFT.TEXTJOIN(&quot;, &quot;;0;[.J300:.N300]) &amp; &quot; }&quot;;&quot;&quot;)">
            <text:p/>
          </table:table-cell>
          <table:table-cell table:style-name="ce15" table:formula="of:=IF(AND([.O299]=&quot;&quot;;[.O298]=&quot;&quot;);&quot;&quot;;&quot;, &quot;)">
            <text:p/>
          </table:table-cell>
          <table:table-cell table:style-name="ce15" table:formula="of:=IF([.O300]&lt;&gt;&quot;&quot;;[.P300] &amp; [.O30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0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0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01]&amp;&quot;'&quot;" office:value-type="string" office:string-value="'cq':''" calcext:value-type="string">
            <text:p>'cq':''</text:p>
          </table:table-cell>
          <table:table-cell table:style-name="ce16" table:formula="of:=&quot;'exame':&quot; &amp; IF([.D30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01]&amp;&quot;'&quot;" office:value-type="string" office:string-value="'aliquota':''" calcext:value-type="string">
            <text:p>'aliquota':''</text:p>
          </table:table-cell>
          <table:table-cell table:style-name="ce16" table:formula="of:=IF(AND([.A301]&lt;&gt;&quot;&quot;;[.B301]&lt;&gt;&quot;&quot;;[.E301]&lt;&gt;&quot;&quot;); &quot;{ &quot; &amp; COM.MICROSOFT.TEXTJOIN(&quot;, &quot;;0;[.J301:.N301]) &amp; &quot; }&quot;;&quot;&quot;)">
            <text:p/>
          </table:table-cell>
          <table:table-cell table:style-name="ce15" table:formula="of:=IF(AND([.O300]=&quot;&quot;;[.O299]=&quot;&quot;);&quot;&quot;;&quot;, &quot;)">
            <text:p/>
          </table:table-cell>
          <table:table-cell table:style-name="ce15" table:formula="of:=IF([.O301]&lt;&gt;&quot;&quot;;[.P301] &amp; [.O30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0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0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02]&amp;&quot;'&quot;" office:value-type="string" office:string-value="'cq':''" calcext:value-type="string">
            <text:p>'cq':''</text:p>
          </table:table-cell>
          <table:table-cell table:style-name="ce16" table:formula="of:=&quot;'exame':&quot; &amp; IF([.D30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02]&amp;&quot;'&quot;" office:value-type="string" office:string-value="'aliquota':''" calcext:value-type="string">
            <text:p>'aliquota':''</text:p>
          </table:table-cell>
          <table:table-cell table:style-name="ce16" table:formula="of:=IF(AND([.A302]&lt;&gt;&quot;&quot;;[.B302]&lt;&gt;&quot;&quot;;[.E302]&lt;&gt;&quot;&quot;); &quot;{ &quot; &amp; COM.MICROSOFT.TEXTJOIN(&quot;, &quot;;0;[.J302:.N302]) &amp; &quot; }&quot;;&quot;&quot;)">
            <text:p/>
          </table:table-cell>
          <table:table-cell table:style-name="ce15" table:formula="of:=IF(AND([.O301]=&quot;&quot;;[.O300]=&quot;&quot;);&quot;&quot;;&quot;, &quot;)">
            <text:p/>
          </table:table-cell>
          <table:table-cell table:style-name="ce15" table:formula="of:=IF([.O302]&lt;&gt;&quot;&quot;;[.P302] &amp; [.O30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0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0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03]&amp;&quot;'&quot;" office:value-type="string" office:string-value="'cq':''" calcext:value-type="string">
            <text:p>'cq':''</text:p>
          </table:table-cell>
          <table:table-cell table:style-name="ce16" table:formula="of:=&quot;'exame':&quot; &amp; IF([.D30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03]&amp;&quot;'&quot;" office:value-type="string" office:string-value="'aliquota':''" calcext:value-type="string">
            <text:p>'aliquota':''</text:p>
          </table:table-cell>
          <table:table-cell table:style-name="ce16" table:formula="of:=IF(AND([.A303]&lt;&gt;&quot;&quot;;[.B303]&lt;&gt;&quot;&quot;;[.E303]&lt;&gt;&quot;&quot;); &quot;{ &quot; &amp; COM.MICROSOFT.TEXTJOIN(&quot;, &quot;;0;[.J303:.N303]) &amp; &quot; }&quot;;&quot;&quot;)">
            <text:p/>
          </table:table-cell>
          <table:table-cell table:style-name="ce15" table:formula="of:=IF(AND([.O302]=&quot;&quot;;[.O301]=&quot;&quot;);&quot;&quot;;&quot;, &quot;)">
            <text:p/>
          </table:table-cell>
          <table:table-cell table:style-name="ce15" table:formula="of:=IF([.O303]&lt;&gt;&quot;&quot;;[.P303] &amp; [.O30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0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0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04]&amp;&quot;'&quot;" office:value-type="string" office:string-value="'cq':''" calcext:value-type="string">
            <text:p>'cq':''</text:p>
          </table:table-cell>
          <table:table-cell table:style-name="ce16" table:formula="of:=&quot;'exame':&quot; &amp; IF([.D30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04]&amp;&quot;'&quot;" office:value-type="string" office:string-value="'aliquota':''" calcext:value-type="string">
            <text:p>'aliquota':''</text:p>
          </table:table-cell>
          <table:table-cell table:style-name="ce16" table:formula="of:=IF(AND([.A304]&lt;&gt;&quot;&quot;;[.B304]&lt;&gt;&quot;&quot;;[.E304]&lt;&gt;&quot;&quot;); &quot;{ &quot; &amp; COM.MICROSOFT.TEXTJOIN(&quot;, &quot;;0;[.J304:.N304]) &amp; &quot; }&quot;;&quot;&quot;)">
            <text:p/>
          </table:table-cell>
          <table:table-cell table:style-name="ce15" table:formula="of:=IF(AND([.O303]=&quot;&quot;;[.O302]=&quot;&quot;);&quot;&quot;;&quot;, &quot;)">
            <text:p/>
          </table:table-cell>
          <table:table-cell table:style-name="ce15" table:formula="of:=IF([.O304]&lt;&gt;&quot;&quot;;[.P304] &amp; [.O30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0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0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05]&amp;&quot;'&quot;" office:value-type="string" office:string-value="'cq':''" calcext:value-type="string">
            <text:p>'cq':''</text:p>
          </table:table-cell>
          <table:table-cell table:style-name="ce16" table:formula="of:=&quot;'exame':&quot; &amp; IF([.D30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05]&amp;&quot;'&quot;" office:value-type="string" office:string-value="'aliquota':''" calcext:value-type="string">
            <text:p>'aliquota':''</text:p>
          </table:table-cell>
          <table:table-cell table:style-name="ce16" table:formula="of:=IF(AND([.A305]&lt;&gt;&quot;&quot;;[.B305]&lt;&gt;&quot;&quot;;[.E305]&lt;&gt;&quot;&quot;); &quot;{ &quot; &amp; COM.MICROSOFT.TEXTJOIN(&quot;, &quot;;0;[.J305:.N305]) &amp; &quot; }&quot;;&quot;&quot;)">
            <text:p/>
          </table:table-cell>
          <table:table-cell table:style-name="ce15" table:formula="of:=IF(AND([.O304]=&quot;&quot;;[.O303]=&quot;&quot;);&quot;&quot;;&quot;, &quot;)">
            <text:p/>
          </table:table-cell>
          <table:table-cell table:style-name="ce15" table:formula="of:=IF([.O305]&lt;&gt;&quot;&quot;;[.P305] &amp; [.O30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0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0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06]&amp;&quot;'&quot;" office:value-type="string" office:string-value="'cq':''" calcext:value-type="string">
            <text:p>'cq':''</text:p>
          </table:table-cell>
          <table:table-cell table:style-name="ce16" table:formula="of:=&quot;'exame':&quot; &amp; IF([.D30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06]&amp;&quot;'&quot;" office:value-type="string" office:string-value="'aliquota':''" calcext:value-type="string">
            <text:p>'aliquota':''</text:p>
          </table:table-cell>
          <table:table-cell table:style-name="ce16" table:formula="of:=IF(AND([.A306]&lt;&gt;&quot;&quot;;[.B306]&lt;&gt;&quot;&quot;;[.E306]&lt;&gt;&quot;&quot;); &quot;{ &quot; &amp; COM.MICROSOFT.TEXTJOIN(&quot;, &quot;;0;[.J306:.N306]) &amp; &quot; }&quot;;&quot;&quot;)">
            <text:p/>
          </table:table-cell>
          <table:table-cell table:style-name="ce15" table:formula="of:=IF(AND([.O305]=&quot;&quot;;[.O304]=&quot;&quot;);&quot;&quot;;&quot;, &quot;)">
            <text:p/>
          </table:table-cell>
          <table:table-cell table:style-name="ce15" table:formula="of:=IF([.O306]&lt;&gt;&quot;&quot;;[.P306] &amp; [.O30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0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0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07]&amp;&quot;'&quot;" office:value-type="string" office:string-value="'cq':''" calcext:value-type="string">
            <text:p>'cq':''</text:p>
          </table:table-cell>
          <table:table-cell table:style-name="ce16" table:formula="of:=&quot;'exame':&quot; &amp; IF([.D30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07]&amp;&quot;'&quot;" office:value-type="string" office:string-value="'aliquota':''" calcext:value-type="string">
            <text:p>'aliquota':''</text:p>
          </table:table-cell>
          <table:table-cell table:style-name="ce16" table:formula="of:=IF(AND([.A307]&lt;&gt;&quot;&quot;;[.B307]&lt;&gt;&quot;&quot;;[.E307]&lt;&gt;&quot;&quot;); &quot;{ &quot; &amp; COM.MICROSOFT.TEXTJOIN(&quot;, &quot;;0;[.J307:.N307]) &amp; &quot; }&quot;;&quot;&quot;)">
            <text:p/>
          </table:table-cell>
          <table:table-cell table:style-name="ce15" table:formula="of:=IF(AND([.O306]=&quot;&quot;;[.O305]=&quot;&quot;);&quot;&quot;;&quot;, &quot;)">
            <text:p/>
          </table:table-cell>
          <table:table-cell table:style-name="ce15" table:formula="of:=IF([.O307]&lt;&gt;&quot;&quot;;[.P307] &amp; [.O30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0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0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08]&amp;&quot;'&quot;" office:value-type="string" office:string-value="'cq':''" calcext:value-type="string">
            <text:p>'cq':''</text:p>
          </table:table-cell>
          <table:table-cell table:style-name="ce16" table:formula="of:=&quot;'exame':&quot; &amp; IF([.D30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08]&amp;&quot;'&quot;" office:value-type="string" office:string-value="'aliquota':''" calcext:value-type="string">
            <text:p>'aliquota':''</text:p>
          </table:table-cell>
          <table:table-cell table:style-name="ce16" table:formula="of:=IF(AND([.A308]&lt;&gt;&quot;&quot;;[.B308]&lt;&gt;&quot;&quot;;[.E308]&lt;&gt;&quot;&quot;); &quot;{ &quot; &amp; COM.MICROSOFT.TEXTJOIN(&quot;, &quot;;0;[.J308:.N308]) &amp; &quot; }&quot;;&quot;&quot;)">
            <text:p/>
          </table:table-cell>
          <table:table-cell table:style-name="ce15" table:formula="of:=IF(AND([.O307]=&quot;&quot;;[.O306]=&quot;&quot;);&quot;&quot;;&quot;, &quot;)">
            <text:p/>
          </table:table-cell>
          <table:table-cell table:style-name="ce15" table:formula="of:=IF([.O308]&lt;&gt;&quot;&quot;;[.P308] &amp; [.O30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0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0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09]&amp;&quot;'&quot;" office:value-type="string" office:string-value="'cq':''" calcext:value-type="string">
            <text:p>'cq':''</text:p>
          </table:table-cell>
          <table:table-cell table:style-name="ce16" table:formula="of:=&quot;'exame':&quot; &amp; IF([.D30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09]&amp;&quot;'&quot;" office:value-type="string" office:string-value="'aliquota':''" calcext:value-type="string">
            <text:p>'aliquota':''</text:p>
          </table:table-cell>
          <table:table-cell table:style-name="ce16" table:formula="of:=IF(AND([.A309]&lt;&gt;&quot;&quot;;[.B309]&lt;&gt;&quot;&quot;;[.E309]&lt;&gt;&quot;&quot;); &quot;{ &quot; &amp; COM.MICROSOFT.TEXTJOIN(&quot;, &quot;;0;[.J309:.N309]) &amp; &quot; }&quot;;&quot;&quot;)">
            <text:p/>
          </table:table-cell>
          <table:table-cell table:style-name="ce15" table:formula="of:=IF(AND([.O308]=&quot;&quot;;[.O307]=&quot;&quot;);&quot;&quot;;&quot;, &quot;)">
            <text:p/>
          </table:table-cell>
          <table:table-cell table:style-name="ce15" table:formula="of:=IF([.O309]&lt;&gt;&quot;&quot;;[.P309] &amp; [.O30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1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1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10]&amp;&quot;'&quot;" office:value-type="string" office:string-value="'cq':''" calcext:value-type="string">
            <text:p>'cq':''</text:p>
          </table:table-cell>
          <table:table-cell table:style-name="ce16" table:formula="of:=&quot;'exame':&quot; &amp; IF([.D31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10]&amp;&quot;'&quot;" office:value-type="string" office:string-value="'aliquota':''" calcext:value-type="string">
            <text:p>'aliquota':''</text:p>
          </table:table-cell>
          <table:table-cell table:style-name="ce16" table:formula="of:=IF(AND([.A310]&lt;&gt;&quot;&quot;;[.B310]&lt;&gt;&quot;&quot;;[.E310]&lt;&gt;&quot;&quot;); &quot;{ &quot; &amp; COM.MICROSOFT.TEXTJOIN(&quot;, &quot;;0;[.J310:.N310]) &amp; &quot; }&quot;;&quot;&quot;)">
            <text:p/>
          </table:table-cell>
          <table:table-cell table:style-name="ce15" table:formula="of:=IF(AND([.O309]=&quot;&quot;;[.O308]=&quot;&quot;);&quot;&quot;;&quot;, &quot;)">
            <text:p/>
          </table:table-cell>
          <table:table-cell table:style-name="ce15" table:formula="of:=IF([.O310]&lt;&gt;&quot;&quot;;[.P310] &amp; [.O31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1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1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11]&amp;&quot;'&quot;" office:value-type="string" office:string-value="'cq':''" calcext:value-type="string">
            <text:p>'cq':''</text:p>
          </table:table-cell>
          <table:table-cell table:style-name="ce16" table:formula="of:=&quot;'exame':&quot; &amp; IF([.D31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11]&amp;&quot;'&quot;" office:value-type="string" office:string-value="'aliquota':''" calcext:value-type="string">
            <text:p>'aliquota':''</text:p>
          </table:table-cell>
          <table:table-cell table:style-name="ce16" table:formula="of:=IF(AND([.A311]&lt;&gt;&quot;&quot;;[.B311]&lt;&gt;&quot;&quot;;[.E311]&lt;&gt;&quot;&quot;); &quot;{ &quot; &amp; COM.MICROSOFT.TEXTJOIN(&quot;, &quot;;0;[.J311:.N311]) &amp; &quot; }&quot;;&quot;&quot;)">
            <text:p/>
          </table:table-cell>
          <table:table-cell table:style-name="ce15" table:formula="of:=IF(AND([.O310]=&quot;&quot;;[.O309]=&quot;&quot;);&quot;&quot;;&quot;, &quot;)">
            <text:p/>
          </table:table-cell>
          <table:table-cell table:style-name="ce15" table:formula="of:=IF([.O311]&lt;&gt;&quot;&quot;;[.P311] &amp; [.O31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1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1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12]&amp;&quot;'&quot;" office:value-type="string" office:string-value="'cq':''" calcext:value-type="string">
            <text:p>'cq':''</text:p>
          </table:table-cell>
          <table:table-cell table:style-name="ce16" table:formula="of:=&quot;'exame':&quot; &amp; IF([.D31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12]&amp;&quot;'&quot;" office:value-type="string" office:string-value="'aliquota':''" calcext:value-type="string">
            <text:p>'aliquota':''</text:p>
          </table:table-cell>
          <table:table-cell table:style-name="ce16" table:formula="of:=IF(AND([.A312]&lt;&gt;&quot;&quot;;[.B312]&lt;&gt;&quot;&quot;;[.E312]&lt;&gt;&quot;&quot;); &quot;{ &quot; &amp; COM.MICROSOFT.TEXTJOIN(&quot;, &quot;;0;[.J312:.N312]) &amp; &quot; }&quot;;&quot;&quot;)">
            <text:p/>
          </table:table-cell>
          <table:table-cell table:style-name="ce15" table:formula="of:=IF(AND([.O311]=&quot;&quot;;[.O310]=&quot;&quot;);&quot;&quot;;&quot;, &quot;)">
            <text:p/>
          </table:table-cell>
          <table:table-cell table:style-name="ce15" table:formula="of:=IF([.O312]&lt;&gt;&quot;&quot;;[.P312] &amp; [.O31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1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1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13]&amp;&quot;'&quot;" office:value-type="string" office:string-value="'cq':''" calcext:value-type="string">
            <text:p>'cq':''</text:p>
          </table:table-cell>
          <table:table-cell table:style-name="ce16" table:formula="of:=&quot;'exame':&quot; &amp; IF([.D31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13]&amp;&quot;'&quot;" office:value-type="string" office:string-value="'aliquota':''" calcext:value-type="string">
            <text:p>'aliquota':''</text:p>
          </table:table-cell>
          <table:table-cell table:style-name="ce16" table:formula="of:=IF(AND([.A313]&lt;&gt;&quot;&quot;;[.B313]&lt;&gt;&quot;&quot;;[.E313]&lt;&gt;&quot;&quot;); &quot;{ &quot; &amp; COM.MICROSOFT.TEXTJOIN(&quot;, &quot;;0;[.J313:.N313]) &amp; &quot; }&quot;;&quot;&quot;)">
            <text:p/>
          </table:table-cell>
          <table:table-cell table:style-name="ce15" table:formula="of:=IF(AND([.O312]=&quot;&quot;;[.O311]=&quot;&quot;);&quot;&quot;;&quot;, &quot;)">
            <text:p/>
          </table:table-cell>
          <table:table-cell table:style-name="ce15" table:formula="of:=IF([.O313]&lt;&gt;&quot;&quot;;[.P313] &amp; [.O31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1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1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14]&amp;&quot;'&quot;" office:value-type="string" office:string-value="'cq':''" calcext:value-type="string">
            <text:p>'cq':''</text:p>
          </table:table-cell>
          <table:table-cell table:style-name="ce16" table:formula="of:=&quot;'exame':&quot; &amp; IF([.D31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14]&amp;&quot;'&quot;" office:value-type="string" office:string-value="'aliquota':''" calcext:value-type="string">
            <text:p>'aliquota':''</text:p>
          </table:table-cell>
          <table:table-cell table:style-name="ce16" table:formula="of:=IF(AND([.A314]&lt;&gt;&quot;&quot;;[.B314]&lt;&gt;&quot;&quot;;[.E314]&lt;&gt;&quot;&quot;); &quot;{ &quot; &amp; COM.MICROSOFT.TEXTJOIN(&quot;, &quot;;0;[.J314:.N314]) &amp; &quot; }&quot;;&quot;&quot;)">
            <text:p/>
          </table:table-cell>
          <table:table-cell table:style-name="ce15" table:formula="of:=IF(AND([.O313]=&quot;&quot;;[.O312]=&quot;&quot;);&quot;&quot;;&quot;, &quot;)">
            <text:p/>
          </table:table-cell>
          <table:table-cell table:style-name="ce15" table:formula="of:=IF([.O314]&lt;&gt;&quot;&quot;;[.P314] &amp; [.O31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1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1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15]&amp;&quot;'&quot;" office:value-type="string" office:string-value="'cq':''" calcext:value-type="string">
            <text:p>'cq':''</text:p>
          </table:table-cell>
          <table:table-cell table:style-name="ce16" table:formula="of:=&quot;'exame':&quot; &amp; IF([.D31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15]&amp;&quot;'&quot;" office:value-type="string" office:string-value="'aliquota':''" calcext:value-type="string">
            <text:p>'aliquota':''</text:p>
          </table:table-cell>
          <table:table-cell table:style-name="ce16" table:formula="of:=IF(AND([.A315]&lt;&gt;&quot;&quot;;[.B315]&lt;&gt;&quot;&quot;;[.E315]&lt;&gt;&quot;&quot;); &quot;{ &quot; &amp; COM.MICROSOFT.TEXTJOIN(&quot;, &quot;;0;[.J315:.N315]) &amp; &quot; }&quot;;&quot;&quot;)">
            <text:p/>
          </table:table-cell>
          <table:table-cell table:style-name="ce15" table:formula="of:=IF(AND([.O314]=&quot;&quot;;[.O313]=&quot;&quot;);&quot;&quot;;&quot;, &quot;)">
            <text:p/>
          </table:table-cell>
          <table:table-cell table:style-name="ce15" table:formula="of:=IF([.O315]&lt;&gt;&quot;&quot;;[.P315] &amp; [.O31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1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1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16]&amp;&quot;'&quot;" office:value-type="string" office:string-value="'cq':''" calcext:value-type="string">
            <text:p>'cq':''</text:p>
          </table:table-cell>
          <table:table-cell table:style-name="ce16" table:formula="of:=&quot;'exame':&quot; &amp; IF([.D31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16]&amp;&quot;'&quot;" office:value-type="string" office:string-value="'aliquota':''" calcext:value-type="string">
            <text:p>'aliquota':''</text:p>
          </table:table-cell>
          <table:table-cell table:style-name="ce16" table:formula="of:=IF(AND([.A316]&lt;&gt;&quot;&quot;;[.B316]&lt;&gt;&quot;&quot;;[.E316]&lt;&gt;&quot;&quot;); &quot;{ &quot; &amp; COM.MICROSOFT.TEXTJOIN(&quot;, &quot;;0;[.J316:.N316]) &amp; &quot; }&quot;;&quot;&quot;)">
            <text:p/>
          </table:table-cell>
          <table:table-cell table:style-name="ce15" table:formula="of:=IF(AND([.O315]=&quot;&quot;;[.O314]=&quot;&quot;);&quot;&quot;;&quot;, &quot;)">
            <text:p/>
          </table:table-cell>
          <table:table-cell table:style-name="ce15" table:formula="of:=IF([.O316]&lt;&gt;&quot;&quot;;[.P316] &amp; [.O31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1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1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17]&amp;&quot;'&quot;" office:value-type="string" office:string-value="'cq':''" calcext:value-type="string">
            <text:p>'cq':''</text:p>
          </table:table-cell>
          <table:table-cell table:style-name="ce16" table:formula="of:=&quot;'exame':&quot; &amp; IF([.D31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17]&amp;&quot;'&quot;" office:value-type="string" office:string-value="'aliquota':''" calcext:value-type="string">
            <text:p>'aliquota':''</text:p>
          </table:table-cell>
          <table:table-cell table:style-name="ce16" table:formula="of:=IF(AND([.A317]&lt;&gt;&quot;&quot;;[.B317]&lt;&gt;&quot;&quot;;[.E317]&lt;&gt;&quot;&quot;); &quot;{ &quot; &amp; COM.MICROSOFT.TEXTJOIN(&quot;, &quot;;0;[.J317:.N317]) &amp; &quot; }&quot;;&quot;&quot;)">
            <text:p/>
          </table:table-cell>
          <table:table-cell table:style-name="ce15" table:formula="of:=IF(AND([.O316]=&quot;&quot;;[.O315]=&quot;&quot;);&quot;&quot;;&quot;, &quot;)">
            <text:p/>
          </table:table-cell>
          <table:table-cell table:style-name="ce15" table:formula="of:=IF([.O317]&lt;&gt;&quot;&quot;;[.P317] &amp; [.O31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1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1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18]&amp;&quot;'&quot;" office:value-type="string" office:string-value="'cq':''" calcext:value-type="string">
            <text:p>'cq':''</text:p>
          </table:table-cell>
          <table:table-cell table:style-name="ce16" table:formula="of:=&quot;'exame':&quot; &amp; IF([.D31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18]&amp;&quot;'&quot;" office:value-type="string" office:string-value="'aliquota':''" calcext:value-type="string">
            <text:p>'aliquota':''</text:p>
          </table:table-cell>
          <table:table-cell table:style-name="ce16" table:formula="of:=IF(AND([.A318]&lt;&gt;&quot;&quot;;[.B318]&lt;&gt;&quot;&quot;;[.E318]&lt;&gt;&quot;&quot;); &quot;{ &quot; &amp; COM.MICROSOFT.TEXTJOIN(&quot;, &quot;;0;[.J318:.N318]) &amp; &quot; }&quot;;&quot;&quot;)">
            <text:p/>
          </table:table-cell>
          <table:table-cell table:style-name="ce15" table:formula="of:=IF(AND([.O317]=&quot;&quot;;[.O316]=&quot;&quot;);&quot;&quot;;&quot;, &quot;)">
            <text:p/>
          </table:table-cell>
          <table:table-cell table:style-name="ce15" table:formula="of:=IF([.O318]&lt;&gt;&quot;&quot;;[.P318] &amp; [.O31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1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1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19]&amp;&quot;'&quot;" office:value-type="string" office:string-value="'cq':''" calcext:value-type="string">
            <text:p>'cq':''</text:p>
          </table:table-cell>
          <table:table-cell table:style-name="ce16" table:formula="of:=&quot;'exame':&quot; &amp; IF([.D31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19]&amp;&quot;'&quot;" office:value-type="string" office:string-value="'aliquota':''" calcext:value-type="string">
            <text:p>'aliquota':''</text:p>
          </table:table-cell>
          <table:table-cell table:style-name="ce16" table:formula="of:=IF(AND([.A319]&lt;&gt;&quot;&quot;;[.B319]&lt;&gt;&quot;&quot;;[.E319]&lt;&gt;&quot;&quot;); &quot;{ &quot; &amp; COM.MICROSOFT.TEXTJOIN(&quot;, &quot;;0;[.J319:.N319]) &amp; &quot; }&quot;;&quot;&quot;)">
            <text:p/>
          </table:table-cell>
          <table:table-cell table:style-name="ce15" table:formula="of:=IF(AND([.O318]=&quot;&quot;;[.O317]=&quot;&quot;);&quot;&quot;;&quot;, &quot;)">
            <text:p/>
          </table:table-cell>
          <table:table-cell table:style-name="ce15" table:formula="of:=IF([.O319]&lt;&gt;&quot;&quot;;[.P319] &amp; [.O31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2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2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20]&amp;&quot;'&quot;" office:value-type="string" office:string-value="'cq':''" calcext:value-type="string">
            <text:p>'cq':''</text:p>
          </table:table-cell>
          <table:table-cell table:style-name="ce16" table:formula="of:=&quot;'exame':&quot; &amp; IF([.D32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20]&amp;&quot;'&quot;" office:value-type="string" office:string-value="'aliquota':''" calcext:value-type="string">
            <text:p>'aliquota':''</text:p>
          </table:table-cell>
          <table:table-cell table:style-name="ce16" table:formula="of:=IF(AND([.A320]&lt;&gt;&quot;&quot;;[.B320]&lt;&gt;&quot;&quot;;[.E320]&lt;&gt;&quot;&quot;); &quot;{ &quot; &amp; COM.MICROSOFT.TEXTJOIN(&quot;, &quot;;0;[.J320:.N320]) &amp; &quot; }&quot;;&quot;&quot;)">
            <text:p/>
          </table:table-cell>
          <table:table-cell table:style-name="ce15" table:formula="of:=IF(AND([.O319]=&quot;&quot;;[.O318]=&quot;&quot;);&quot;&quot;;&quot;, &quot;)">
            <text:p/>
          </table:table-cell>
          <table:table-cell table:style-name="ce15" table:formula="of:=IF([.O320]&lt;&gt;&quot;&quot;;[.P320] &amp; [.O32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2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2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21]&amp;&quot;'&quot;" office:value-type="string" office:string-value="'cq':''" calcext:value-type="string">
            <text:p>'cq':''</text:p>
          </table:table-cell>
          <table:table-cell table:style-name="ce16" table:formula="of:=&quot;'exame':&quot; &amp; IF([.D32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21]&amp;&quot;'&quot;" office:value-type="string" office:string-value="'aliquota':''" calcext:value-type="string">
            <text:p>'aliquota':''</text:p>
          </table:table-cell>
          <table:table-cell table:style-name="ce16" table:formula="of:=IF(AND([.A321]&lt;&gt;&quot;&quot;;[.B321]&lt;&gt;&quot;&quot;;[.E321]&lt;&gt;&quot;&quot;); &quot;{ &quot; &amp; COM.MICROSOFT.TEXTJOIN(&quot;, &quot;;0;[.J321:.N321]) &amp; &quot; }&quot;;&quot;&quot;)">
            <text:p/>
          </table:table-cell>
          <table:table-cell table:style-name="ce15" table:formula="of:=IF(AND([.O320]=&quot;&quot;;[.O319]=&quot;&quot;);&quot;&quot;;&quot;, &quot;)">
            <text:p/>
          </table:table-cell>
          <table:table-cell table:style-name="ce15" table:formula="of:=IF([.O321]&lt;&gt;&quot;&quot;;[.P321] &amp; [.O32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2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2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22]&amp;&quot;'&quot;" office:value-type="string" office:string-value="'cq':''" calcext:value-type="string">
            <text:p>'cq':''</text:p>
          </table:table-cell>
          <table:table-cell table:style-name="ce16" table:formula="of:=&quot;'exame':&quot; &amp; IF([.D32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22]&amp;&quot;'&quot;" office:value-type="string" office:string-value="'aliquota':''" calcext:value-type="string">
            <text:p>'aliquota':''</text:p>
          </table:table-cell>
          <table:table-cell table:style-name="ce16" table:formula="of:=IF(AND([.A322]&lt;&gt;&quot;&quot;;[.B322]&lt;&gt;&quot;&quot;;[.E322]&lt;&gt;&quot;&quot;); &quot;{ &quot; &amp; COM.MICROSOFT.TEXTJOIN(&quot;, &quot;;0;[.J322:.N322]) &amp; &quot; }&quot;;&quot;&quot;)">
            <text:p/>
          </table:table-cell>
          <table:table-cell table:style-name="ce15" table:formula="of:=IF(AND([.O321]=&quot;&quot;;[.O320]=&quot;&quot;);&quot;&quot;;&quot;, &quot;)">
            <text:p/>
          </table:table-cell>
          <table:table-cell table:style-name="ce15" table:formula="of:=IF([.O322]&lt;&gt;&quot;&quot;;[.P322] &amp; [.O32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2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2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23]&amp;&quot;'&quot;" office:value-type="string" office:string-value="'cq':''" calcext:value-type="string">
            <text:p>'cq':''</text:p>
          </table:table-cell>
          <table:table-cell table:style-name="ce16" table:formula="of:=&quot;'exame':&quot; &amp; IF([.D32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23]&amp;&quot;'&quot;" office:value-type="string" office:string-value="'aliquota':''" calcext:value-type="string">
            <text:p>'aliquota':''</text:p>
          </table:table-cell>
          <table:table-cell table:style-name="ce16" table:formula="of:=IF(AND([.A323]&lt;&gt;&quot;&quot;;[.B323]&lt;&gt;&quot;&quot;;[.E323]&lt;&gt;&quot;&quot;); &quot;{ &quot; &amp; COM.MICROSOFT.TEXTJOIN(&quot;, &quot;;0;[.J323:.N323]) &amp; &quot; }&quot;;&quot;&quot;)">
            <text:p/>
          </table:table-cell>
          <table:table-cell table:style-name="ce15" table:formula="of:=IF(AND([.O322]=&quot;&quot;;[.O321]=&quot;&quot;);&quot;&quot;;&quot;, &quot;)">
            <text:p/>
          </table:table-cell>
          <table:table-cell table:style-name="ce15" table:formula="of:=IF([.O323]&lt;&gt;&quot;&quot;;[.P323] &amp; [.O32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2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2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24]&amp;&quot;'&quot;" office:value-type="string" office:string-value="'cq':''" calcext:value-type="string">
            <text:p>'cq':''</text:p>
          </table:table-cell>
          <table:table-cell table:style-name="ce16" table:formula="of:=&quot;'exame':&quot; &amp; IF([.D32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24]&amp;&quot;'&quot;" office:value-type="string" office:string-value="'aliquota':''" calcext:value-type="string">
            <text:p>'aliquota':''</text:p>
          </table:table-cell>
          <table:table-cell table:style-name="ce16" table:formula="of:=IF(AND([.A324]&lt;&gt;&quot;&quot;;[.B324]&lt;&gt;&quot;&quot;;[.E324]&lt;&gt;&quot;&quot;); &quot;{ &quot; &amp; COM.MICROSOFT.TEXTJOIN(&quot;, &quot;;0;[.J324:.N324]) &amp; &quot; }&quot;;&quot;&quot;)">
            <text:p/>
          </table:table-cell>
          <table:table-cell table:style-name="ce15" table:formula="of:=IF(AND([.O323]=&quot;&quot;;[.O322]=&quot;&quot;);&quot;&quot;;&quot;, &quot;)">
            <text:p/>
          </table:table-cell>
          <table:table-cell table:style-name="ce15" table:formula="of:=IF([.O324]&lt;&gt;&quot;&quot;;[.P324] &amp; [.O32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2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2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25]&amp;&quot;'&quot;" office:value-type="string" office:string-value="'cq':''" calcext:value-type="string">
            <text:p>'cq':''</text:p>
          </table:table-cell>
          <table:table-cell table:style-name="ce16" table:formula="of:=&quot;'exame':&quot; &amp; IF([.D32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25]&amp;&quot;'&quot;" office:value-type="string" office:string-value="'aliquota':''" calcext:value-type="string">
            <text:p>'aliquota':''</text:p>
          </table:table-cell>
          <table:table-cell table:style-name="ce16" table:formula="of:=IF(AND([.A325]&lt;&gt;&quot;&quot;;[.B325]&lt;&gt;&quot;&quot;;[.E325]&lt;&gt;&quot;&quot;); &quot;{ &quot; &amp; COM.MICROSOFT.TEXTJOIN(&quot;, &quot;;0;[.J325:.N325]) &amp; &quot; }&quot;;&quot;&quot;)">
            <text:p/>
          </table:table-cell>
          <table:table-cell table:style-name="ce15" table:formula="of:=IF(AND([.O324]=&quot;&quot;;[.O323]=&quot;&quot;);&quot;&quot;;&quot;, &quot;)">
            <text:p/>
          </table:table-cell>
          <table:table-cell table:style-name="ce15" table:formula="of:=IF([.O325]&lt;&gt;&quot;&quot;;[.P325] &amp; [.O32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2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2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26]&amp;&quot;'&quot;" office:value-type="string" office:string-value="'cq':''" calcext:value-type="string">
            <text:p>'cq':''</text:p>
          </table:table-cell>
          <table:table-cell table:style-name="ce16" table:formula="of:=&quot;'exame':&quot; &amp; IF([.D32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26]&amp;&quot;'&quot;" office:value-type="string" office:string-value="'aliquota':''" calcext:value-type="string">
            <text:p>'aliquota':''</text:p>
          </table:table-cell>
          <table:table-cell table:style-name="ce16" table:formula="of:=IF(AND([.A326]&lt;&gt;&quot;&quot;;[.B326]&lt;&gt;&quot;&quot;;[.E326]&lt;&gt;&quot;&quot;); &quot;{ &quot; &amp; COM.MICROSOFT.TEXTJOIN(&quot;, &quot;;0;[.J326:.N326]) &amp; &quot; }&quot;;&quot;&quot;)">
            <text:p/>
          </table:table-cell>
          <table:table-cell table:style-name="ce15" table:formula="of:=IF(AND([.O325]=&quot;&quot;;[.O324]=&quot;&quot;);&quot;&quot;;&quot;, &quot;)">
            <text:p/>
          </table:table-cell>
          <table:table-cell table:style-name="ce15" table:formula="of:=IF([.O326]&lt;&gt;&quot;&quot;;[.P326] &amp; [.O32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2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2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27]&amp;&quot;'&quot;" office:value-type="string" office:string-value="'cq':''" calcext:value-type="string">
            <text:p>'cq':''</text:p>
          </table:table-cell>
          <table:table-cell table:style-name="ce16" table:formula="of:=&quot;'exame':&quot; &amp; IF([.D32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27]&amp;&quot;'&quot;" office:value-type="string" office:string-value="'aliquota':''" calcext:value-type="string">
            <text:p>'aliquota':''</text:p>
          </table:table-cell>
          <table:table-cell table:style-name="ce16" table:formula="of:=IF(AND([.A327]&lt;&gt;&quot;&quot;;[.B327]&lt;&gt;&quot;&quot;;[.E327]&lt;&gt;&quot;&quot;); &quot;{ &quot; &amp; COM.MICROSOFT.TEXTJOIN(&quot;, &quot;;0;[.J327:.N327]) &amp; &quot; }&quot;;&quot;&quot;)">
            <text:p/>
          </table:table-cell>
          <table:table-cell table:style-name="ce15" table:formula="of:=IF(AND([.O326]=&quot;&quot;;[.O325]=&quot;&quot;);&quot;&quot;;&quot;, &quot;)">
            <text:p/>
          </table:table-cell>
          <table:table-cell table:style-name="ce15" table:formula="of:=IF([.O327]&lt;&gt;&quot;&quot;;[.P327] &amp; [.O32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2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2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28]&amp;&quot;'&quot;" office:value-type="string" office:string-value="'cq':''" calcext:value-type="string">
            <text:p>'cq':''</text:p>
          </table:table-cell>
          <table:table-cell table:style-name="ce16" table:formula="of:=&quot;'exame':&quot; &amp; IF([.D32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28]&amp;&quot;'&quot;" office:value-type="string" office:string-value="'aliquota':''" calcext:value-type="string">
            <text:p>'aliquota':''</text:p>
          </table:table-cell>
          <table:table-cell table:style-name="ce16" table:formula="of:=IF(AND([.A328]&lt;&gt;&quot;&quot;;[.B328]&lt;&gt;&quot;&quot;;[.E328]&lt;&gt;&quot;&quot;); &quot;{ &quot; &amp; COM.MICROSOFT.TEXTJOIN(&quot;, &quot;;0;[.J328:.N328]) &amp; &quot; }&quot;;&quot;&quot;)">
            <text:p/>
          </table:table-cell>
          <table:table-cell table:style-name="ce15" table:formula="of:=IF(AND([.O327]=&quot;&quot;;[.O326]=&quot;&quot;);&quot;&quot;;&quot;, &quot;)">
            <text:p/>
          </table:table-cell>
          <table:table-cell table:style-name="ce15" table:formula="of:=IF([.O328]&lt;&gt;&quot;&quot;;[.P328] &amp; [.O32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2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2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29]&amp;&quot;'&quot;" office:value-type="string" office:string-value="'cq':''" calcext:value-type="string">
            <text:p>'cq':''</text:p>
          </table:table-cell>
          <table:table-cell table:style-name="ce16" table:formula="of:=&quot;'exame':&quot; &amp; IF([.D32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29]&amp;&quot;'&quot;" office:value-type="string" office:string-value="'aliquota':''" calcext:value-type="string">
            <text:p>'aliquota':''</text:p>
          </table:table-cell>
          <table:table-cell table:style-name="ce16" table:formula="of:=IF(AND([.A329]&lt;&gt;&quot;&quot;;[.B329]&lt;&gt;&quot;&quot;;[.E329]&lt;&gt;&quot;&quot;); &quot;{ &quot; &amp; COM.MICROSOFT.TEXTJOIN(&quot;, &quot;;0;[.J329:.N329]) &amp; &quot; }&quot;;&quot;&quot;)">
            <text:p/>
          </table:table-cell>
          <table:table-cell table:style-name="ce15" table:formula="of:=IF(AND([.O328]=&quot;&quot;;[.O327]=&quot;&quot;);&quot;&quot;;&quot;, &quot;)">
            <text:p/>
          </table:table-cell>
          <table:table-cell table:style-name="ce15" table:formula="of:=IF([.O329]&lt;&gt;&quot;&quot;;[.P329] &amp; [.O32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3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3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30]&amp;&quot;'&quot;" office:value-type="string" office:string-value="'cq':''" calcext:value-type="string">
            <text:p>'cq':''</text:p>
          </table:table-cell>
          <table:table-cell table:style-name="ce16" table:formula="of:=&quot;'exame':&quot; &amp; IF([.D33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30]&amp;&quot;'&quot;" office:value-type="string" office:string-value="'aliquota':''" calcext:value-type="string">
            <text:p>'aliquota':''</text:p>
          </table:table-cell>
          <table:table-cell table:style-name="ce16" table:formula="of:=IF(AND([.A330]&lt;&gt;&quot;&quot;;[.B330]&lt;&gt;&quot;&quot;;[.E330]&lt;&gt;&quot;&quot;); &quot;{ &quot; &amp; COM.MICROSOFT.TEXTJOIN(&quot;, &quot;;0;[.J330:.N330]) &amp; &quot; }&quot;;&quot;&quot;)">
            <text:p/>
          </table:table-cell>
          <table:table-cell table:style-name="ce15" table:formula="of:=IF(AND([.O329]=&quot;&quot;;[.O328]=&quot;&quot;);&quot;&quot;;&quot;, &quot;)">
            <text:p/>
          </table:table-cell>
          <table:table-cell table:style-name="ce15" table:formula="of:=IF([.O330]&lt;&gt;&quot;&quot;;[.P330] &amp; [.O33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3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3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31]&amp;&quot;'&quot;" office:value-type="string" office:string-value="'cq':''" calcext:value-type="string">
            <text:p>'cq':''</text:p>
          </table:table-cell>
          <table:table-cell table:style-name="ce16" table:formula="of:=&quot;'exame':&quot; &amp; IF([.D33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31]&amp;&quot;'&quot;" office:value-type="string" office:string-value="'aliquota':''" calcext:value-type="string">
            <text:p>'aliquota':''</text:p>
          </table:table-cell>
          <table:table-cell table:style-name="ce16" table:formula="of:=IF(AND([.A331]&lt;&gt;&quot;&quot;;[.B331]&lt;&gt;&quot;&quot;;[.E331]&lt;&gt;&quot;&quot;); &quot;{ &quot; &amp; COM.MICROSOFT.TEXTJOIN(&quot;, &quot;;0;[.J331:.N331]) &amp; &quot; }&quot;;&quot;&quot;)">
            <text:p/>
          </table:table-cell>
          <table:table-cell table:style-name="ce15" table:formula="of:=IF(AND([.O330]=&quot;&quot;;[.O329]=&quot;&quot;);&quot;&quot;;&quot;, &quot;)">
            <text:p/>
          </table:table-cell>
          <table:table-cell table:style-name="ce15" table:formula="of:=IF([.O331]&lt;&gt;&quot;&quot;;[.P331] &amp; [.O33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3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3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32]&amp;&quot;'&quot;" office:value-type="string" office:string-value="'cq':''" calcext:value-type="string">
            <text:p>'cq':''</text:p>
          </table:table-cell>
          <table:table-cell table:style-name="ce16" table:formula="of:=&quot;'exame':&quot; &amp; IF([.D33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32]&amp;&quot;'&quot;" office:value-type="string" office:string-value="'aliquota':''" calcext:value-type="string">
            <text:p>'aliquota':''</text:p>
          </table:table-cell>
          <table:table-cell table:style-name="ce16" table:formula="of:=IF(AND([.A332]&lt;&gt;&quot;&quot;;[.B332]&lt;&gt;&quot;&quot;;[.E332]&lt;&gt;&quot;&quot;); &quot;{ &quot; &amp; COM.MICROSOFT.TEXTJOIN(&quot;, &quot;;0;[.J332:.N332]) &amp; &quot; }&quot;;&quot;&quot;)">
            <text:p/>
          </table:table-cell>
          <table:table-cell table:style-name="ce15" table:formula="of:=IF(AND([.O331]=&quot;&quot;;[.O330]=&quot;&quot;);&quot;&quot;;&quot;, &quot;)">
            <text:p/>
          </table:table-cell>
          <table:table-cell table:style-name="ce15" table:formula="of:=IF([.O332]&lt;&gt;&quot;&quot;;[.P332] &amp; [.O33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3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3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33]&amp;&quot;'&quot;" office:value-type="string" office:string-value="'cq':''" calcext:value-type="string">
            <text:p>'cq':''</text:p>
          </table:table-cell>
          <table:table-cell table:style-name="ce16" table:formula="of:=&quot;'exame':&quot; &amp; IF([.D33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33]&amp;&quot;'&quot;" office:value-type="string" office:string-value="'aliquota':''" calcext:value-type="string">
            <text:p>'aliquota':''</text:p>
          </table:table-cell>
          <table:table-cell table:style-name="ce16" table:formula="of:=IF(AND([.A333]&lt;&gt;&quot;&quot;;[.B333]&lt;&gt;&quot;&quot;;[.E333]&lt;&gt;&quot;&quot;); &quot;{ &quot; &amp; COM.MICROSOFT.TEXTJOIN(&quot;, &quot;;0;[.J333:.N333]) &amp; &quot; }&quot;;&quot;&quot;)">
            <text:p/>
          </table:table-cell>
          <table:table-cell table:style-name="ce15" table:formula="of:=IF(AND([.O332]=&quot;&quot;;[.O331]=&quot;&quot;);&quot;&quot;;&quot;, &quot;)">
            <text:p/>
          </table:table-cell>
          <table:table-cell table:style-name="ce15" table:formula="of:=IF([.O333]&lt;&gt;&quot;&quot;;[.P333] &amp; [.O33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3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3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34]&amp;&quot;'&quot;" office:value-type="string" office:string-value="'cq':''" calcext:value-type="string">
            <text:p>'cq':''</text:p>
          </table:table-cell>
          <table:table-cell table:style-name="ce16" table:formula="of:=&quot;'exame':&quot; &amp; IF([.D33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34]&amp;&quot;'&quot;" office:value-type="string" office:string-value="'aliquota':''" calcext:value-type="string">
            <text:p>'aliquota':''</text:p>
          </table:table-cell>
          <table:table-cell table:style-name="ce16" table:formula="of:=IF(AND([.A334]&lt;&gt;&quot;&quot;;[.B334]&lt;&gt;&quot;&quot;;[.E334]&lt;&gt;&quot;&quot;); &quot;{ &quot; &amp; COM.MICROSOFT.TEXTJOIN(&quot;, &quot;;0;[.J334:.N334]) &amp; &quot; }&quot;;&quot;&quot;)">
            <text:p/>
          </table:table-cell>
          <table:table-cell table:style-name="ce15" table:formula="of:=IF(AND([.O333]=&quot;&quot;;[.O332]=&quot;&quot;);&quot;&quot;;&quot;, &quot;)">
            <text:p/>
          </table:table-cell>
          <table:table-cell table:style-name="ce15" table:formula="of:=IF([.O334]&lt;&gt;&quot;&quot;;[.P334] &amp; [.O33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3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3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35]&amp;&quot;'&quot;" office:value-type="string" office:string-value="'cq':''" calcext:value-type="string">
            <text:p>'cq':''</text:p>
          </table:table-cell>
          <table:table-cell table:style-name="ce16" table:formula="of:=&quot;'exame':&quot; &amp; IF([.D33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35]&amp;&quot;'&quot;" office:value-type="string" office:string-value="'aliquota':''" calcext:value-type="string">
            <text:p>'aliquota':''</text:p>
          </table:table-cell>
          <table:table-cell table:style-name="ce16" table:formula="of:=IF(AND([.A335]&lt;&gt;&quot;&quot;;[.B335]&lt;&gt;&quot;&quot;;[.E335]&lt;&gt;&quot;&quot;); &quot;{ &quot; &amp; COM.MICROSOFT.TEXTJOIN(&quot;, &quot;;0;[.J335:.N335]) &amp; &quot; }&quot;;&quot;&quot;)">
            <text:p/>
          </table:table-cell>
          <table:table-cell table:style-name="ce15" table:formula="of:=IF(AND([.O334]=&quot;&quot;;[.O333]=&quot;&quot;);&quot;&quot;;&quot;, &quot;)">
            <text:p/>
          </table:table-cell>
          <table:table-cell table:style-name="ce15" table:formula="of:=IF([.O335]&lt;&gt;&quot;&quot;;[.P335] &amp; [.O33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3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3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36]&amp;&quot;'&quot;" office:value-type="string" office:string-value="'cq':''" calcext:value-type="string">
            <text:p>'cq':''</text:p>
          </table:table-cell>
          <table:table-cell table:style-name="ce16" table:formula="of:=&quot;'exame':&quot; &amp; IF([.D33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36]&amp;&quot;'&quot;" office:value-type="string" office:string-value="'aliquota':''" calcext:value-type="string">
            <text:p>'aliquota':''</text:p>
          </table:table-cell>
          <table:table-cell table:style-name="ce16" table:formula="of:=IF(AND([.A336]&lt;&gt;&quot;&quot;;[.B336]&lt;&gt;&quot;&quot;;[.E336]&lt;&gt;&quot;&quot;); &quot;{ &quot; &amp; COM.MICROSOFT.TEXTJOIN(&quot;, &quot;;0;[.J336:.N336]) &amp; &quot; }&quot;;&quot;&quot;)">
            <text:p/>
          </table:table-cell>
          <table:table-cell table:style-name="ce15" table:formula="of:=IF(AND([.O335]=&quot;&quot;;[.O334]=&quot;&quot;);&quot;&quot;;&quot;, &quot;)">
            <text:p/>
          </table:table-cell>
          <table:table-cell table:style-name="ce15" table:formula="of:=IF([.O336]&lt;&gt;&quot;&quot;;[.P336] &amp; [.O33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3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3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37]&amp;&quot;'&quot;" office:value-type="string" office:string-value="'cq':''" calcext:value-type="string">
            <text:p>'cq':''</text:p>
          </table:table-cell>
          <table:table-cell table:style-name="ce16" table:formula="of:=&quot;'exame':&quot; &amp; IF([.D33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37]&amp;&quot;'&quot;" office:value-type="string" office:string-value="'aliquota':''" calcext:value-type="string">
            <text:p>'aliquota':''</text:p>
          </table:table-cell>
          <table:table-cell table:style-name="ce16" table:formula="of:=IF(AND([.A337]&lt;&gt;&quot;&quot;;[.B337]&lt;&gt;&quot;&quot;;[.E337]&lt;&gt;&quot;&quot;); &quot;{ &quot; &amp; COM.MICROSOFT.TEXTJOIN(&quot;, &quot;;0;[.J337:.N337]) &amp; &quot; }&quot;;&quot;&quot;)">
            <text:p/>
          </table:table-cell>
          <table:table-cell table:style-name="ce15" table:formula="of:=IF(AND([.O336]=&quot;&quot;;[.O335]=&quot;&quot;);&quot;&quot;;&quot;, &quot;)">
            <text:p/>
          </table:table-cell>
          <table:table-cell table:style-name="ce15" table:formula="of:=IF([.O337]&lt;&gt;&quot;&quot;;[.P337] &amp; [.O33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3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3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38]&amp;&quot;'&quot;" office:value-type="string" office:string-value="'cq':''" calcext:value-type="string">
            <text:p>'cq':''</text:p>
          </table:table-cell>
          <table:table-cell table:style-name="ce16" table:formula="of:=&quot;'exame':&quot; &amp; IF([.D33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38]&amp;&quot;'&quot;" office:value-type="string" office:string-value="'aliquota':''" calcext:value-type="string">
            <text:p>'aliquota':''</text:p>
          </table:table-cell>
          <table:table-cell table:style-name="ce16" table:formula="of:=IF(AND([.A338]&lt;&gt;&quot;&quot;;[.B338]&lt;&gt;&quot;&quot;;[.E338]&lt;&gt;&quot;&quot;); &quot;{ &quot; &amp; COM.MICROSOFT.TEXTJOIN(&quot;, &quot;;0;[.J338:.N338]) &amp; &quot; }&quot;;&quot;&quot;)">
            <text:p/>
          </table:table-cell>
          <table:table-cell table:style-name="ce15" table:formula="of:=IF(AND([.O337]=&quot;&quot;;[.O336]=&quot;&quot;);&quot;&quot;;&quot;, &quot;)">
            <text:p/>
          </table:table-cell>
          <table:table-cell table:style-name="ce15" table:formula="of:=IF([.O338]&lt;&gt;&quot;&quot;;[.P338] &amp; [.O33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3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3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39]&amp;&quot;'&quot;" office:value-type="string" office:string-value="'cq':''" calcext:value-type="string">
            <text:p>'cq':''</text:p>
          </table:table-cell>
          <table:table-cell table:style-name="ce16" table:formula="of:=&quot;'exame':&quot; &amp; IF([.D33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39]&amp;&quot;'&quot;" office:value-type="string" office:string-value="'aliquota':''" calcext:value-type="string">
            <text:p>'aliquota':''</text:p>
          </table:table-cell>
          <table:table-cell table:style-name="ce16" table:formula="of:=IF(AND([.A339]&lt;&gt;&quot;&quot;;[.B339]&lt;&gt;&quot;&quot;;[.E339]&lt;&gt;&quot;&quot;); &quot;{ &quot; &amp; COM.MICROSOFT.TEXTJOIN(&quot;, &quot;;0;[.J339:.N339]) &amp; &quot; }&quot;;&quot;&quot;)">
            <text:p/>
          </table:table-cell>
          <table:table-cell table:style-name="ce15" table:formula="of:=IF(AND([.O338]=&quot;&quot;;[.O337]=&quot;&quot;);&quot;&quot;;&quot;, &quot;)">
            <text:p/>
          </table:table-cell>
          <table:table-cell table:style-name="ce15" table:formula="of:=IF([.O339]&lt;&gt;&quot;&quot;;[.P339] &amp; [.O33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4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4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40]&amp;&quot;'&quot;" office:value-type="string" office:string-value="'cq':''" calcext:value-type="string">
            <text:p>'cq':''</text:p>
          </table:table-cell>
          <table:table-cell table:style-name="ce16" table:formula="of:=&quot;'exame':&quot; &amp; IF([.D34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40]&amp;&quot;'&quot;" office:value-type="string" office:string-value="'aliquota':''" calcext:value-type="string">
            <text:p>'aliquota':''</text:p>
          </table:table-cell>
          <table:table-cell table:style-name="ce16" table:formula="of:=IF(AND([.A340]&lt;&gt;&quot;&quot;;[.B340]&lt;&gt;&quot;&quot;;[.E340]&lt;&gt;&quot;&quot;); &quot;{ &quot; &amp; COM.MICROSOFT.TEXTJOIN(&quot;, &quot;;0;[.J340:.N340]) &amp; &quot; }&quot;;&quot;&quot;)">
            <text:p/>
          </table:table-cell>
          <table:table-cell table:style-name="ce15" table:formula="of:=IF(AND([.O339]=&quot;&quot;;[.O338]=&quot;&quot;);&quot;&quot;;&quot;, &quot;)">
            <text:p/>
          </table:table-cell>
          <table:table-cell table:style-name="ce15" table:formula="of:=IF([.O340]&lt;&gt;&quot;&quot;;[.P340] &amp; [.O34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4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4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41]&amp;&quot;'&quot;" office:value-type="string" office:string-value="'cq':''" calcext:value-type="string">
            <text:p>'cq':''</text:p>
          </table:table-cell>
          <table:table-cell table:style-name="ce16" table:formula="of:=&quot;'exame':&quot; &amp; IF([.D34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41]&amp;&quot;'&quot;" office:value-type="string" office:string-value="'aliquota':''" calcext:value-type="string">
            <text:p>'aliquota':''</text:p>
          </table:table-cell>
          <table:table-cell table:style-name="ce16" table:formula="of:=IF(AND([.A341]&lt;&gt;&quot;&quot;;[.B341]&lt;&gt;&quot;&quot;;[.E341]&lt;&gt;&quot;&quot;); &quot;{ &quot; &amp; COM.MICROSOFT.TEXTJOIN(&quot;, &quot;;0;[.J341:.N341]) &amp; &quot; }&quot;;&quot;&quot;)">
            <text:p/>
          </table:table-cell>
          <table:table-cell table:style-name="ce15" table:formula="of:=IF(AND([.O340]=&quot;&quot;;[.O339]=&quot;&quot;);&quot;&quot;;&quot;, &quot;)">
            <text:p/>
          </table:table-cell>
          <table:table-cell table:style-name="ce15" table:formula="of:=IF([.O341]&lt;&gt;&quot;&quot;;[.P341] &amp; [.O34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4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4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42]&amp;&quot;'&quot;" office:value-type="string" office:string-value="'cq':''" calcext:value-type="string">
            <text:p>'cq':''</text:p>
          </table:table-cell>
          <table:table-cell table:style-name="ce16" table:formula="of:=&quot;'exame':&quot; &amp; IF([.D34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42]&amp;&quot;'&quot;" office:value-type="string" office:string-value="'aliquota':''" calcext:value-type="string">
            <text:p>'aliquota':''</text:p>
          </table:table-cell>
          <table:table-cell table:style-name="ce16" table:formula="of:=IF(AND([.A342]&lt;&gt;&quot;&quot;;[.B342]&lt;&gt;&quot;&quot;;[.E342]&lt;&gt;&quot;&quot;); &quot;{ &quot; &amp; COM.MICROSOFT.TEXTJOIN(&quot;, &quot;;0;[.J342:.N342]) &amp; &quot; }&quot;;&quot;&quot;)">
            <text:p/>
          </table:table-cell>
          <table:table-cell table:style-name="ce15" table:formula="of:=IF(AND([.O341]=&quot;&quot;;[.O340]=&quot;&quot;);&quot;&quot;;&quot;, &quot;)">
            <text:p/>
          </table:table-cell>
          <table:table-cell table:style-name="ce15" table:formula="of:=IF([.O342]&lt;&gt;&quot;&quot;;[.P342] &amp; [.O34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4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4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43]&amp;&quot;'&quot;" office:value-type="string" office:string-value="'cq':''" calcext:value-type="string">
            <text:p>'cq':''</text:p>
          </table:table-cell>
          <table:table-cell table:style-name="ce16" table:formula="of:=&quot;'exame':&quot; &amp; IF([.D34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43]&amp;&quot;'&quot;" office:value-type="string" office:string-value="'aliquota':''" calcext:value-type="string">
            <text:p>'aliquota':''</text:p>
          </table:table-cell>
          <table:table-cell table:style-name="ce16" table:formula="of:=IF(AND([.A343]&lt;&gt;&quot;&quot;;[.B343]&lt;&gt;&quot;&quot;;[.E343]&lt;&gt;&quot;&quot;); &quot;{ &quot; &amp; COM.MICROSOFT.TEXTJOIN(&quot;, &quot;;0;[.J343:.N343]) &amp; &quot; }&quot;;&quot;&quot;)">
            <text:p/>
          </table:table-cell>
          <table:table-cell table:style-name="ce15" table:formula="of:=IF(AND([.O342]=&quot;&quot;;[.O341]=&quot;&quot;);&quot;&quot;;&quot;, &quot;)">
            <text:p/>
          </table:table-cell>
          <table:table-cell table:style-name="ce15" table:formula="of:=IF([.O343]&lt;&gt;&quot;&quot;;[.P343] &amp; [.O34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4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4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44]&amp;&quot;'&quot;" office:value-type="string" office:string-value="'cq':''" calcext:value-type="string">
            <text:p>'cq':''</text:p>
          </table:table-cell>
          <table:table-cell table:style-name="ce16" table:formula="of:=&quot;'exame':&quot; &amp; IF([.D34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44]&amp;&quot;'&quot;" office:value-type="string" office:string-value="'aliquota':''" calcext:value-type="string">
            <text:p>'aliquota':''</text:p>
          </table:table-cell>
          <table:table-cell table:style-name="ce16" table:formula="of:=IF(AND([.A344]&lt;&gt;&quot;&quot;;[.B344]&lt;&gt;&quot;&quot;;[.E344]&lt;&gt;&quot;&quot;); &quot;{ &quot; &amp; COM.MICROSOFT.TEXTJOIN(&quot;, &quot;;0;[.J344:.N344]) &amp; &quot; }&quot;;&quot;&quot;)">
            <text:p/>
          </table:table-cell>
          <table:table-cell table:style-name="ce15" table:formula="of:=IF(AND([.O343]=&quot;&quot;;[.O342]=&quot;&quot;);&quot;&quot;;&quot;, &quot;)">
            <text:p/>
          </table:table-cell>
          <table:table-cell table:style-name="ce15" table:formula="of:=IF([.O344]&lt;&gt;&quot;&quot;;[.P344] &amp; [.O34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4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4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45]&amp;&quot;'&quot;" office:value-type="string" office:string-value="'cq':''" calcext:value-type="string">
            <text:p>'cq':''</text:p>
          </table:table-cell>
          <table:table-cell table:style-name="ce16" table:formula="of:=&quot;'exame':&quot; &amp; IF([.D34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45]&amp;&quot;'&quot;" office:value-type="string" office:string-value="'aliquota':''" calcext:value-type="string">
            <text:p>'aliquota':''</text:p>
          </table:table-cell>
          <table:table-cell table:style-name="ce16" table:formula="of:=IF(AND([.A345]&lt;&gt;&quot;&quot;;[.B345]&lt;&gt;&quot;&quot;;[.E345]&lt;&gt;&quot;&quot;); &quot;{ &quot; &amp; COM.MICROSOFT.TEXTJOIN(&quot;, &quot;;0;[.J345:.N345]) &amp; &quot; }&quot;;&quot;&quot;)">
            <text:p/>
          </table:table-cell>
          <table:table-cell table:style-name="ce15" table:formula="of:=IF(AND([.O344]=&quot;&quot;;[.O343]=&quot;&quot;);&quot;&quot;;&quot;, &quot;)">
            <text:p/>
          </table:table-cell>
          <table:table-cell table:style-name="ce15" table:formula="of:=IF([.O345]&lt;&gt;&quot;&quot;;[.P345] &amp; [.O34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4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4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46]&amp;&quot;'&quot;" office:value-type="string" office:string-value="'cq':''" calcext:value-type="string">
            <text:p>'cq':''</text:p>
          </table:table-cell>
          <table:table-cell table:style-name="ce16" table:formula="of:=&quot;'exame':&quot; &amp; IF([.D34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46]&amp;&quot;'&quot;" office:value-type="string" office:string-value="'aliquota':''" calcext:value-type="string">
            <text:p>'aliquota':''</text:p>
          </table:table-cell>
          <table:table-cell table:style-name="ce16" table:formula="of:=IF(AND([.A346]&lt;&gt;&quot;&quot;;[.B346]&lt;&gt;&quot;&quot;;[.E346]&lt;&gt;&quot;&quot;); &quot;{ &quot; &amp; COM.MICROSOFT.TEXTJOIN(&quot;, &quot;;0;[.J346:.N346]) &amp; &quot; }&quot;;&quot;&quot;)">
            <text:p/>
          </table:table-cell>
          <table:table-cell table:style-name="ce15" table:formula="of:=IF(AND([.O345]=&quot;&quot;;[.O344]=&quot;&quot;);&quot;&quot;;&quot;, &quot;)">
            <text:p/>
          </table:table-cell>
          <table:table-cell table:style-name="ce15" table:formula="of:=IF([.O346]&lt;&gt;&quot;&quot;;[.P346] &amp; [.O34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4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4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47]&amp;&quot;'&quot;" office:value-type="string" office:string-value="'cq':''" calcext:value-type="string">
            <text:p>'cq':''</text:p>
          </table:table-cell>
          <table:table-cell table:style-name="ce16" table:formula="of:=&quot;'exame':&quot; &amp; IF([.D34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47]&amp;&quot;'&quot;" office:value-type="string" office:string-value="'aliquota':''" calcext:value-type="string">
            <text:p>'aliquota':''</text:p>
          </table:table-cell>
          <table:table-cell table:style-name="ce16" table:formula="of:=IF(AND([.A347]&lt;&gt;&quot;&quot;;[.B347]&lt;&gt;&quot;&quot;;[.E347]&lt;&gt;&quot;&quot;); &quot;{ &quot; &amp; COM.MICROSOFT.TEXTJOIN(&quot;, &quot;;0;[.J347:.N347]) &amp; &quot; }&quot;;&quot;&quot;)">
            <text:p/>
          </table:table-cell>
          <table:table-cell table:style-name="ce15" table:formula="of:=IF(AND([.O346]=&quot;&quot;;[.O345]=&quot;&quot;);&quot;&quot;;&quot;, &quot;)">
            <text:p/>
          </table:table-cell>
          <table:table-cell table:style-name="ce15" table:formula="of:=IF([.O347]&lt;&gt;&quot;&quot;;[.P347] &amp; [.O34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4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4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48]&amp;&quot;'&quot;" office:value-type="string" office:string-value="'cq':''" calcext:value-type="string">
            <text:p>'cq':''</text:p>
          </table:table-cell>
          <table:table-cell table:style-name="ce16" table:formula="of:=&quot;'exame':&quot; &amp; IF([.D34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48]&amp;&quot;'&quot;" office:value-type="string" office:string-value="'aliquota':''" calcext:value-type="string">
            <text:p>'aliquota':''</text:p>
          </table:table-cell>
          <table:table-cell table:style-name="ce16" table:formula="of:=IF(AND([.A348]&lt;&gt;&quot;&quot;;[.B348]&lt;&gt;&quot;&quot;;[.E348]&lt;&gt;&quot;&quot;); &quot;{ &quot; &amp; COM.MICROSOFT.TEXTJOIN(&quot;, &quot;;0;[.J348:.N348]) &amp; &quot; }&quot;;&quot;&quot;)">
            <text:p/>
          </table:table-cell>
          <table:table-cell table:style-name="ce15" table:formula="of:=IF(AND([.O347]=&quot;&quot;;[.O346]=&quot;&quot;);&quot;&quot;;&quot;, &quot;)">
            <text:p/>
          </table:table-cell>
          <table:table-cell table:style-name="ce15" table:formula="of:=IF([.O348]&lt;&gt;&quot;&quot;;[.P348] &amp; [.O34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4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4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49]&amp;&quot;'&quot;" office:value-type="string" office:string-value="'cq':''" calcext:value-type="string">
            <text:p>'cq':''</text:p>
          </table:table-cell>
          <table:table-cell table:style-name="ce16" table:formula="of:=&quot;'exame':&quot; &amp; IF([.D34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49]&amp;&quot;'&quot;" office:value-type="string" office:string-value="'aliquota':''" calcext:value-type="string">
            <text:p>'aliquota':''</text:p>
          </table:table-cell>
          <table:table-cell table:style-name="ce16" table:formula="of:=IF(AND([.A349]&lt;&gt;&quot;&quot;;[.B349]&lt;&gt;&quot;&quot;;[.E349]&lt;&gt;&quot;&quot;); &quot;{ &quot; &amp; COM.MICROSOFT.TEXTJOIN(&quot;, &quot;;0;[.J349:.N349]) &amp; &quot; }&quot;;&quot;&quot;)">
            <text:p/>
          </table:table-cell>
          <table:table-cell table:style-name="ce15" table:formula="of:=IF(AND([.O348]=&quot;&quot;;[.O347]=&quot;&quot;);&quot;&quot;;&quot;, &quot;)">
            <text:p/>
          </table:table-cell>
          <table:table-cell table:style-name="ce15" table:formula="of:=IF([.O349]&lt;&gt;&quot;&quot;;[.P349] &amp; [.O34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5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5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50]&amp;&quot;'&quot;" office:value-type="string" office:string-value="'cq':''" calcext:value-type="string">
            <text:p>'cq':''</text:p>
          </table:table-cell>
          <table:table-cell table:style-name="ce16" table:formula="of:=&quot;'exame':&quot; &amp; IF([.D35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50]&amp;&quot;'&quot;" office:value-type="string" office:string-value="'aliquota':''" calcext:value-type="string">
            <text:p>'aliquota':''</text:p>
          </table:table-cell>
          <table:table-cell table:style-name="ce16" table:formula="of:=IF(AND([.A350]&lt;&gt;&quot;&quot;;[.B350]&lt;&gt;&quot;&quot;;[.E350]&lt;&gt;&quot;&quot;); &quot;{ &quot; &amp; COM.MICROSOFT.TEXTJOIN(&quot;, &quot;;0;[.J350:.N350]) &amp; &quot; }&quot;;&quot;&quot;)">
            <text:p/>
          </table:table-cell>
          <table:table-cell table:style-name="ce15" table:formula="of:=IF(AND([.O349]=&quot;&quot;;[.O348]=&quot;&quot;);&quot;&quot;;&quot;, &quot;)">
            <text:p/>
          </table:table-cell>
          <table:table-cell table:style-name="ce15" table:formula="of:=IF([.O350]&lt;&gt;&quot;&quot;;[.P350] &amp; [.O35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5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5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51]&amp;&quot;'&quot;" office:value-type="string" office:string-value="'cq':''" calcext:value-type="string">
            <text:p>'cq':''</text:p>
          </table:table-cell>
          <table:table-cell table:style-name="ce16" table:formula="of:=&quot;'exame':&quot; &amp; IF([.D35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51]&amp;&quot;'&quot;" office:value-type="string" office:string-value="'aliquota':''" calcext:value-type="string">
            <text:p>'aliquota':''</text:p>
          </table:table-cell>
          <table:table-cell table:style-name="ce16" table:formula="of:=IF(AND([.A351]&lt;&gt;&quot;&quot;;[.B351]&lt;&gt;&quot;&quot;;[.E351]&lt;&gt;&quot;&quot;); &quot;{ &quot; &amp; COM.MICROSOFT.TEXTJOIN(&quot;, &quot;;0;[.J351:.N351]) &amp; &quot; }&quot;;&quot;&quot;)">
            <text:p/>
          </table:table-cell>
          <table:table-cell table:style-name="ce15" table:formula="of:=IF(AND([.O350]=&quot;&quot;;[.O349]=&quot;&quot;);&quot;&quot;;&quot;, &quot;)">
            <text:p/>
          </table:table-cell>
          <table:table-cell table:style-name="ce15" table:formula="of:=IF([.O351]&lt;&gt;&quot;&quot;;[.P351] &amp; [.O35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5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5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52]&amp;&quot;'&quot;" office:value-type="string" office:string-value="'cq':''" calcext:value-type="string">
            <text:p>'cq':''</text:p>
          </table:table-cell>
          <table:table-cell table:style-name="ce16" table:formula="of:=&quot;'exame':&quot; &amp; IF([.D35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52]&amp;&quot;'&quot;" office:value-type="string" office:string-value="'aliquota':''" calcext:value-type="string">
            <text:p>'aliquota':''</text:p>
          </table:table-cell>
          <table:table-cell table:style-name="ce16" table:formula="of:=IF(AND([.A352]&lt;&gt;&quot;&quot;;[.B352]&lt;&gt;&quot;&quot;;[.E352]&lt;&gt;&quot;&quot;); &quot;{ &quot; &amp; COM.MICROSOFT.TEXTJOIN(&quot;, &quot;;0;[.J352:.N352]) &amp; &quot; }&quot;;&quot;&quot;)">
            <text:p/>
          </table:table-cell>
          <table:table-cell table:style-name="ce15" table:formula="of:=IF(AND([.O351]=&quot;&quot;;[.O350]=&quot;&quot;);&quot;&quot;;&quot;, &quot;)">
            <text:p/>
          </table:table-cell>
          <table:table-cell table:style-name="ce15" table:formula="of:=IF([.O352]&lt;&gt;&quot;&quot;;[.P352] &amp; [.O35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5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5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53]&amp;&quot;'&quot;" office:value-type="string" office:string-value="'cq':''" calcext:value-type="string">
            <text:p>'cq':''</text:p>
          </table:table-cell>
          <table:table-cell table:style-name="ce16" table:formula="of:=&quot;'exame':&quot; &amp; IF([.D35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53]&amp;&quot;'&quot;" office:value-type="string" office:string-value="'aliquota':''" calcext:value-type="string">
            <text:p>'aliquota':''</text:p>
          </table:table-cell>
          <table:table-cell table:style-name="ce16" table:formula="of:=IF(AND([.A353]&lt;&gt;&quot;&quot;;[.B353]&lt;&gt;&quot;&quot;;[.E353]&lt;&gt;&quot;&quot;); &quot;{ &quot; &amp; COM.MICROSOFT.TEXTJOIN(&quot;, &quot;;0;[.J353:.N353]) &amp; &quot; }&quot;;&quot;&quot;)">
            <text:p/>
          </table:table-cell>
          <table:table-cell table:style-name="ce15" table:formula="of:=IF(AND([.O352]=&quot;&quot;;[.O351]=&quot;&quot;);&quot;&quot;;&quot;, &quot;)">
            <text:p/>
          </table:table-cell>
          <table:table-cell table:style-name="ce15" table:formula="of:=IF([.O353]&lt;&gt;&quot;&quot;;[.P353] &amp; [.O35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5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5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54]&amp;&quot;'&quot;" office:value-type="string" office:string-value="'cq':''" calcext:value-type="string">
            <text:p>'cq':''</text:p>
          </table:table-cell>
          <table:table-cell table:style-name="ce16" table:formula="of:=&quot;'exame':&quot; &amp; IF([.D35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54]&amp;&quot;'&quot;" office:value-type="string" office:string-value="'aliquota':''" calcext:value-type="string">
            <text:p>'aliquota':''</text:p>
          </table:table-cell>
          <table:table-cell table:style-name="ce16" table:formula="of:=IF(AND([.A354]&lt;&gt;&quot;&quot;;[.B354]&lt;&gt;&quot;&quot;;[.E354]&lt;&gt;&quot;&quot;); &quot;{ &quot; &amp; COM.MICROSOFT.TEXTJOIN(&quot;, &quot;;0;[.J354:.N354]) &amp; &quot; }&quot;;&quot;&quot;)">
            <text:p/>
          </table:table-cell>
          <table:table-cell table:style-name="ce15" table:formula="of:=IF(AND([.O353]=&quot;&quot;;[.O352]=&quot;&quot;);&quot;&quot;;&quot;, &quot;)">
            <text:p/>
          </table:table-cell>
          <table:table-cell table:style-name="ce15" table:formula="of:=IF([.O354]&lt;&gt;&quot;&quot;;[.P354] &amp; [.O35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5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5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55]&amp;&quot;'&quot;" office:value-type="string" office:string-value="'cq':''" calcext:value-type="string">
            <text:p>'cq':''</text:p>
          </table:table-cell>
          <table:table-cell table:style-name="ce16" table:formula="of:=&quot;'exame':&quot; &amp; IF([.D35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55]&amp;&quot;'&quot;" office:value-type="string" office:string-value="'aliquota':''" calcext:value-type="string">
            <text:p>'aliquota':''</text:p>
          </table:table-cell>
          <table:table-cell table:style-name="ce16" table:formula="of:=IF(AND([.A355]&lt;&gt;&quot;&quot;;[.B355]&lt;&gt;&quot;&quot;;[.E355]&lt;&gt;&quot;&quot;); &quot;{ &quot; &amp; COM.MICROSOFT.TEXTJOIN(&quot;, &quot;;0;[.J355:.N355]) &amp; &quot; }&quot;;&quot;&quot;)">
            <text:p/>
          </table:table-cell>
          <table:table-cell table:style-name="ce15" table:formula="of:=IF(AND([.O354]=&quot;&quot;;[.O353]=&quot;&quot;);&quot;&quot;;&quot;, &quot;)">
            <text:p/>
          </table:table-cell>
          <table:table-cell table:style-name="ce15" table:formula="of:=IF([.O355]&lt;&gt;&quot;&quot;;[.P355] &amp; [.O35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5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5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56]&amp;&quot;'&quot;" office:value-type="string" office:string-value="'cq':''" calcext:value-type="string">
            <text:p>'cq':''</text:p>
          </table:table-cell>
          <table:table-cell table:style-name="ce16" table:formula="of:=&quot;'exame':&quot; &amp; IF([.D35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56]&amp;&quot;'&quot;" office:value-type="string" office:string-value="'aliquota':''" calcext:value-type="string">
            <text:p>'aliquota':''</text:p>
          </table:table-cell>
          <table:table-cell table:style-name="ce16" table:formula="of:=IF(AND([.A356]&lt;&gt;&quot;&quot;;[.B356]&lt;&gt;&quot;&quot;;[.E356]&lt;&gt;&quot;&quot;); &quot;{ &quot; &amp; COM.MICROSOFT.TEXTJOIN(&quot;, &quot;;0;[.J356:.N356]) &amp; &quot; }&quot;;&quot;&quot;)">
            <text:p/>
          </table:table-cell>
          <table:table-cell table:style-name="ce15" table:formula="of:=IF(AND([.O355]=&quot;&quot;;[.O354]=&quot;&quot;);&quot;&quot;;&quot;, &quot;)">
            <text:p/>
          </table:table-cell>
          <table:table-cell table:style-name="ce15" table:formula="of:=IF([.O356]&lt;&gt;&quot;&quot;;[.P356] &amp; [.O35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5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5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57]&amp;&quot;'&quot;" office:value-type="string" office:string-value="'cq':''" calcext:value-type="string">
            <text:p>'cq':''</text:p>
          </table:table-cell>
          <table:table-cell table:style-name="ce16" table:formula="of:=&quot;'exame':&quot; &amp; IF([.D35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57]&amp;&quot;'&quot;" office:value-type="string" office:string-value="'aliquota':''" calcext:value-type="string">
            <text:p>'aliquota':''</text:p>
          </table:table-cell>
          <table:table-cell table:style-name="ce16" table:formula="of:=IF(AND([.A357]&lt;&gt;&quot;&quot;;[.B357]&lt;&gt;&quot;&quot;;[.E357]&lt;&gt;&quot;&quot;); &quot;{ &quot; &amp; COM.MICROSOFT.TEXTJOIN(&quot;, &quot;;0;[.J357:.N357]) &amp; &quot; }&quot;;&quot;&quot;)">
            <text:p/>
          </table:table-cell>
          <table:table-cell table:style-name="ce15" table:formula="of:=IF(AND([.O356]=&quot;&quot;;[.O355]=&quot;&quot;);&quot;&quot;;&quot;, &quot;)">
            <text:p/>
          </table:table-cell>
          <table:table-cell table:style-name="ce15" table:formula="of:=IF([.O357]&lt;&gt;&quot;&quot;;[.P357] &amp; [.O35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5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5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58]&amp;&quot;'&quot;" office:value-type="string" office:string-value="'cq':''" calcext:value-type="string">
            <text:p>'cq':''</text:p>
          </table:table-cell>
          <table:table-cell table:style-name="ce16" table:formula="of:=&quot;'exame':&quot; &amp; IF([.D35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58]&amp;&quot;'&quot;" office:value-type="string" office:string-value="'aliquota':''" calcext:value-type="string">
            <text:p>'aliquota':''</text:p>
          </table:table-cell>
          <table:table-cell table:style-name="ce16" table:formula="of:=IF(AND([.A358]&lt;&gt;&quot;&quot;;[.B358]&lt;&gt;&quot;&quot;;[.E358]&lt;&gt;&quot;&quot;); &quot;{ &quot; &amp; COM.MICROSOFT.TEXTJOIN(&quot;, &quot;;0;[.J358:.N358]) &amp; &quot; }&quot;;&quot;&quot;)">
            <text:p/>
          </table:table-cell>
          <table:table-cell table:style-name="ce15" table:formula="of:=IF(AND([.O357]=&quot;&quot;;[.O356]=&quot;&quot;);&quot;&quot;;&quot;, &quot;)">
            <text:p/>
          </table:table-cell>
          <table:table-cell table:style-name="ce15" table:formula="of:=IF([.O358]&lt;&gt;&quot;&quot;;[.P358] &amp; [.O35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5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5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59]&amp;&quot;'&quot;" office:value-type="string" office:string-value="'cq':''" calcext:value-type="string">
            <text:p>'cq':''</text:p>
          </table:table-cell>
          <table:table-cell table:style-name="ce16" table:formula="of:=&quot;'exame':&quot; &amp; IF([.D35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59]&amp;&quot;'&quot;" office:value-type="string" office:string-value="'aliquota':''" calcext:value-type="string">
            <text:p>'aliquota':''</text:p>
          </table:table-cell>
          <table:table-cell table:style-name="ce16" table:formula="of:=IF(AND([.A359]&lt;&gt;&quot;&quot;;[.B359]&lt;&gt;&quot;&quot;;[.E359]&lt;&gt;&quot;&quot;); &quot;{ &quot; &amp; COM.MICROSOFT.TEXTJOIN(&quot;, &quot;;0;[.J359:.N359]) &amp; &quot; }&quot;;&quot;&quot;)">
            <text:p/>
          </table:table-cell>
          <table:table-cell table:style-name="ce15" table:formula="of:=IF(AND([.O358]=&quot;&quot;;[.O357]=&quot;&quot;);&quot;&quot;;&quot;, &quot;)">
            <text:p/>
          </table:table-cell>
          <table:table-cell table:style-name="ce15" table:formula="of:=IF([.O359]&lt;&gt;&quot;&quot;;[.P359] &amp; [.O35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6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6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60]&amp;&quot;'&quot;" office:value-type="string" office:string-value="'cq':''" calcext:value-type="string">
            <text:p>'cq':''</text:p>
          </table:table-cell>
          <table:table-cell table:style-name="ce16" table:formula="of:=&quot;'exame':&quot; &amp; IF([.D36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60]&amp;&quot;'&quot;" office:value-type="string" office:string-value="'aliquota':''" calcext:value-type="string">
            <text:p>'aliquota':''</text:p>
          </table:table-cell>
          <table:table-cell table:style-name="ce16" table:formula="of:=IF(AND([.A360]&lt;&gt;&quot;&quot;;[.B360]&lt;&gt;&quot;&quot;;[.E360]&lt;&gt;&quot;&quot;); &quot;{ &quot; &amp; COM.MICROSOFT.TEXTJOIN(&quot;, &quot;;0;[.J360:.N360]) &amp; &quot; }&quot;;&quot;&quot;)">
            <text:p/>
          </table:table-cell>
          <table:table-cell table:style-name="ce15" table:formula="of:=IF(AND([.O359]=&quot;&quot;;[.O358]=&quot;&quot;);&quot;&quot;;&quot;, &quot;)">
            <text:p/>
          </table:table-cell>
          <table:table-cell table:style-name="ce15" table:formula="of:=IF([.O360]&lt;&gt;&quot;&quot;;[.P360] &amp; [.O36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6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6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61]&amp;&quot;'&quot;" office:value-type="string" office:string-value="'cq':''" calcext:value-type="string">
            <text:p>'cq':''</text:p>
          </table:table-cell>
          <table:table-cell table:style-name="ce16" table:formula="of:=&quot;'exame':&quot; &amp; IF([.D36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61]&amp;&quot;'&quot;" office:value-type="string" office:string-value="'aliquota':''" calcext:value-type="string">
            <text:p>'aliquota':''</text:p>
          </table:table-cell>
          <table:table-cell table:style-name="ce16" table:formula="of:=IF(AND([.A361]&lt;&gt;&quot;&quot;;[.B361]&lt;&gt;&quot;&quot;;[.E361]&lt;&gt;&quot;&quot;); &quot;{ &quot; &amp; COM.MICROSOFT.TEXTJOIN(&quot;, &quot;;0;[.J361:.N361]) &amp; &quot; }&quot;;&quot;&quot;)">
            <text:p/>
          </table:table-cell>
          <table:table-cell table:style-name="ce15" table:formula="of:=IF(AND([.O360]=&quot;&quot;;[.O359]=&quot;&quot;);&quot;&quot;;&quot;, &quot;)">
            <text:p/>
          </table:table-cell>
          <table:table-cell table:style-name="ce15" table:formula="of:=IF([.O361]&lt;&gt;&quot;&quot;;[.P361] &amp; [.O36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6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6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62]&amp;&quot;'&quot;" office:value-type="string" office:string-value="'cq':''" calcext:value-type="string">
            <text:p>'cq':''</text:p>
          </table:table-cell>
          <table:table-cell table:style-name="ce16" table:formula="of:=&quot;'exame':&quot; &amp; IF([.D36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62]&amp;&quot;'&quot;" office:value-type="string" office:string-value="'aliquota':''" calcext:value-type="string">
            <text:p>'aliquota':''</text:p>
          </table:table-cell>
          <table:table-cell table:style-name="ce16" table:formula="of:=IF(AND([.A362]&lt;&gt;&quot;&quot;;[.B362]&lt;&gt;&quot;&quot;;[.E362]&lt;&gt;&quot;&quot;); &quot;{ &quot; &amp; COM.MICROSOFT.TEXTJOIN(&quot;, &quot;;0;[.J362:.N362]) &amp; &quot; }&quot;;&quot;&quot;)">
            <text:p/>
          </table:table-cell>
          <table:table-cell table:style-name="ce15" table:formula="of:=IF(AND([.O361]=&quot;&quot;;[.O360]=&quot;&quot;);&quot;&quot;;&quot;, &quot;)">
            <text:p/>
          </table:table-cell>
          <table:table-cell table:style-name="ce15" table:formula="of:=IF([.O362]&lt;&gt;&quot;&quot;;[.P362] &amp; [.O36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6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6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63]&amp;&quot;'&quot;" office:value-type="string" office:string-value="'cq':''" calcext:value-type="string">
            <text:p>'cq':''</text:p>
          </table:table-cell>
          <table:table-cell table:style-name="ce16" table:formula="of:=&quot;'exame':&quot; &amp; IF([.D36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63]&amp;&quot;'&quot;" office:value-type="string" office:string-value="'aliquota':''" calcext:value-type="string">
            <text:p>'aliquota':''</text:p>
          </table:table-cell>
          <table:table-cell table:style-name="ce16" table:formula="of:=IF(AND([.A363]&lt;&gt;&quot;&quot;;[.B363]&lt;&gt;&quot;&quot;;[.E363]&lt;&gt;&quot;&quot;); &quot;{ &quot; &amp; COM.MICROSOFT.TEXTJOIN(&quot;, &quot;;0;[.J363:.N363]) &amp; &quot; }&quot;;&quot;&quot;)">
            <text:p/>
          </table:table-cell>
          <table:table-cell table:style-name="ce15" table:formula="of:=IF(AND([.O362]=&quot;&quot;;[.O361]=&quot;&quot;);&quot;&quot;;&quot;, &quot;)">
            <text:p/>
          </table:table-cell>
          <table:table-cell table:style-name="ce15" table:formula="of:=IF([.O363]&lt;&gt;&quot;&quot;;[.P363] &amp; [.O36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6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6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64]&amp;&quot;'&quot;" office:value-type="string" office:string-value="'cq':''" calcext:value-type="string">
            <text:p>'cq':''</text:p>
          </table:table-cell>
          <table:table-cell table:style-name="ce16" table:formula="of:=&quot;'exame':&quot; &amp; IF([.D36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64]&amp;&quot;'&quot;" office:value-type="string" office:string-value="'aliquota':''" calcext:value-type="string">
            <text:p>'aliquota':''</text:p>
          </table:table-cell>
          <table:table-cell table:style-name="ce16" table:formula="of:=IF(AND([.A364]&lt;&gt;&quot;&quot;;[.B364]&lt;&gt;&quot;&quot;;[.E364]&lt;&gt;&quot;&quot;); &quot;{ &quot; &amp; COM.MICROSOFT.TEXTJOIN(&quot;, &quot;;0;[.J364:.N364]) &amp; &quot; }&quot;;&quot;&quot;)">
            <text:p/>
          </table:table-cell>
          <table:table-cell table:style-name="ce15" table:formula="of:=IF(AND([.O363]=&quot;&quot;;[.O362]=&quot;&quot;);&quot;&quot;;&quot;, &quot;)">
            <text:p/>
          </table:table-cell>
          <table:table-cell table:style-name="ce15" table:formula="of:=IF([.O364]&lt;&gt;&quot;&quot;;[.P364] &amp; [.O36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6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6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65]&amp;&quot;'&quot;" office:value-type="string" office:string-value="'cq':''" calcext:value-type="string">
            <text:p>'cq':''</text:p>
          </table:table-cell>
          <table:table-cell table:style-name="ce16" table:formula="of:=&quot;'exame':&quot; &amp; IF([.D36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65]&amp;&quot;'&quot;" office:value-type="string" office:string-value="'aliquota':''" calcext:value-type="string">
            <text:p>'aliquota':''</text:p>
          </table:table-cell>
          <table:table-cell table:style-name="ce16" table:formula="of:=IF(AND([.A365]&lt;&gt;&quot;&quot;;[.B365]&lt;&gt;&quot;&quot;;[.E365]&lt;&gt;&quot;&quot;); &quot;{ &quot; &amp; COM.MICROSOFT.TEXTJOIN(&quot;, &quot;;0;[.J365:.N365]) &amp; &quot; }&quot;;&quot;&quot;)">
            <text:p/>
          </table:table-cell>
          <table:table-cell table:style-name="ce15" table:formula="of:=IF(AND([.O364]=&quot;&quot;;[.O363]=&quot;&quot;);&quot;&quot;;&quot;, &quot;)">
            <text:p/>
          </table:table-cell>
          <table:table-cell table:style-name="ce15" table:formula="of:=IF([.O365]&lt;&gt;&quot;&quot;;[.P365] &amp; [.O36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6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6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66]&amp;&quot;'&quot;" office:value-type="string" office:string-value="'cq':''" calcext:value-type="string">
            <text:p>'cq':''</text:p>
          </table:table-cell>
          <table:table-cell table:style-name="ce16" table:formula="of:=&quot;'exame':&quot; &amp; IF([.D36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66]&amp;&quot;'&quot;" office:value-type="string" office:string-value="'aliquota':''" calcext:value-type="string">
            <text:p>'aliquota':''</text:p>
          </table:table-cell>
          <table:table-cell table:style-name="ce16" table:formula="of:=IF(AND([.A366]&lt;&gt;&quot;&quot;;[.B366]&lt;&gt;&quot;&quot;;[.E366]&lt;&gt;&quot;&quot;); &quot;{ &quot; &amp; COM.MICROSOFT.TEXTJOIN(&quot;, &quot;;0;[.J366:.N366]) &amp; &quot; }&quot;;&quot;&quot;)">
            <text:p/>
          </table:table-cell>
          <table:table-cell table:style-name="ce15" table:formula="of:=IF(AND([.O365]=&quot;&quot;;[.O364]=&quot;&quot;);&quot;&quot;;&quot;, &quot;)">
            <text:p/>
          </table:table-cell>
          <table:table-cell table:style-name="ce15" table:formula="of:=IF([.O366]&lt;&gt;&quot;&quot;;[.P366] &amp; [.O36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6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6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67]&amp;&quot;'&quot;" office:value-type="string" office:string-value="'cq':''" calcext:value-type="string">
            <text:p>'cq':''</text:p>
          </table:table-cell>
          <table:table-cell table:style-name="ce16" table:formula="of:=&quot;'exame':&quot; &amp; IF([.D36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67]&amp;&quot;'&quot;" office:value-type="string" office:string-value="'aliquota':''" calcext:value-type="string">
            <text:p>'aliquota':''</text:p>
          </table:table-cell>
          <table:table-cell table:style-name="ce16" table:formula="of:=IF(AND([.A367]&lt;&gt;&quot;&quot;;[.B367]&lt;&gt;&quot;&quot;;[.E367]&lt;&gt;&quot;&quot;); &quot;{ &quot; &amp; COM.MICROSOFT.TEXTJOIN(&quot;, &quot;;0;[.J367:.N367]) &amp; &quot; }&quot;;&quot;&quot;)">
            <text:p/>
          </table:table-cell>
          <table:table-cell table:style-name="ce15" table:formula="of:=IF(AND([.O366]=&quot;&quot;;[.O365]=&quot;&quot;);&quot;&quot;;&quot;, &quot;)">
            <text:p/>
          </table:table-cell>
          <table:table-cell table:style-name="ce15" table:formula="of:=IF([.O367]&lt;&gt;&quot;&quot;;[.P367] &amp; [.O36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6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6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68]&amp;&quot;'&quot;" office:value-type="string" office:string-value="'cq':''" calcext:value-type="string">
            <text:p>'cq':''</text:p>
          </table:table-cell>
          <table:table-cell table:style-name="ce16" table:formula="of:=&quot;'exame':&quot; &amp; IF([.D36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68]&amp;&quot;'&quot;" office:value-type="string" office:string-value="'aliquota':''" calcext:value-type="string">
            <text:p>'aliquota':''</text:p>
          </table:table-cell>
          <table:table-cell table:style-name="ce16" table:formula="of:=IF(AND([.A368]&lt;&gt;&quot;&quot;;[.B368]&lt;&gt;&quot;&quot;;[.E368]&lt;&gt;&quot;&quot;); &quot;{ &quot; &amp; COM.MICROSOFT.TEXTJOIN(&quot;, &quot;;0;[.J368:.N368]) &amp; &quot; }&quot;;&quot;&quot;)">
            <text:p/>
          </table:table-cell>
          <table:table-cell table:style-name="ce15" table:formula="of:=IF(AND([.O367]=&quot;&quot;;[.O366]=&quot;&quot;);&quot;&quot;;&quot;, &quot;)">
            <text:p/>
          </table:table-cell>
          <table:table-cell table:style-name="ce15" table:formula="of:=IF([.O368]&lt;&gt;&quot;&quot;;[.P368] &amp; [.O36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6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6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69]&amp;&quot;'&quot;" office:value-type="string" office:string-value="'cq':''" calcext:value-type="string">
            <text:p>'cq':''</text:p>
          </table:table-cell>
          <table:table-cell table:style-name="ce16" table:formula="of:=&quot;'exame':&quot; &amp; IF([.D36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69]&amp;&quot;'&quot;" office:value-type="string" office:string-value="'aliquota':''" calcext:value-type="string">
            <text:p>'aliquota':''</text:p>
          </table:table-cell>
          <table:table-cell table:style-name="ce16" table:formula="of:=IF(AND([.A369]&lt;&gt;&quot;&quot;;[.B369]&lt;&gt;&quot;&quot;;[.E369]&lt;&gt;&quot;&quot;); &quot;{ &quot; &amp; COM.MICROSOFT.TEXTJOIN(&quot;, &quot;;0;[.J369:.N369]) &amp; &quot; }&quot;;&quot;&quot;)">
            <text:p/>
          </table:table-cell>
          <table:table-cell table:style-name="ce15" table:formula="of:=IF(AND([.O368]=&quot;&quot;;[.O367]=&quot;&quot;);&quot;&quot;;&quot;, &quot;)">
            <text:p/>
          </table:table-cell>
          <table:table-cell table:style-name="ce15" table:formula="of:=IF([.O369]&lt;&gt;&quot;&quot;;[.P369] &amp; [.O36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7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7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70]&amp;&quot;'&quot;" office:value-type="string" office:string-value="'cq':''" calcext:value-type="string">
            <text:p>'cq':''</text:p>
          </table:table-cell>
          <table:table-cell table:style-name="ce16" table:formula="of:=&quot;'exame':&quot; &amp; IF([.D37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70]&amp;&quot;'&quot;" office:value-type="string" office:string-value="'aliquota':''" calcext:value-type="string">
            <text:p>'aliquota':''</text:p>
          </table:table-cell>
          <table:table-cell table:style-name="ce16" table:formula="of:=IF(AND([.A370]&lt;&gt;&quot;&quot;;[.B370]&lt;&gt;&quot;&quot;;[.E370]&lt;&gt;&quot;&quot;); &quot;{ &quot; &amp; COM.MICROSOFT.TEXTJOIN(&quot;, &quot;;0;[.J370:.N370]) &amp; &quot; }&quot;;&quot;&quot;)">
            <text:p/>
          </table:table-cell>
          <table:table-cell table:style-name="ce15" table:formula="of:=IF(AND([.O369]=&quot;&quot;;[.O368]=&quot;&quot;);&quot;&quot;;&quot;, &quot;)">
            <text:p/>
          </table:table-cell>
          <table:table-cell table:style-name="ce15" table:formula="of:=IF([.O370]&lt;&gt;&quot;&quot;;[.P370] &amp; [.O37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7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7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71]&amp;&quot;'&quot;" office:value-type="string" office:string-value="'cq':''" calcext:value-type="string">
            <text:p>'cq':''</text:p>
          </table:table-cell>
          <table:table-cell table:style-name="ce16" table:formula="of:=&quot;'exame':&quot; &amp; IF([.D37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71]&amp;&quot;'&quot;" office:value-type="string" office:string-value="'aliquota':''" calcext:value-type="string">
            <text:p>'aliquota':''</text:p>
          </table:table-cell>
          <table:table-cell table:style-name="ce16" table:formula="of:=IF(AND([.A371]&lt;&gt;&quot;&quot;;[.B371]&lt;&gt;&quot;&quot;;[.E371]&lt;&gt;&quot;&quot;); &quot;{ &quot; &amp; COM.MICROSOFT.TEXTJOIN(&quot;, &quot;;0;[.J371:.N371]) &amp; &quot; }&quot;;&quot;&quot;)">
            <text:p/>
          </table:table-cell>
          <table:table-cell table:style-name="ce15" table:formula="of:=IF(AND([.O370]=&quot;&quot;;[.O369]=&quot;&quot;);&quot;&quot;;&quot;, &quot;)">
            <text:p/>
          </table:table-cell>
          <table:table-cell table:style-name="ce15" table:formula="of:=IF([.O371]&lt;&gt;&quot;&quot;;[.P371] &amp; [.O37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7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7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72]&amp;&quot;'&quot;" office:value-type="string" office:string-value="'cq':''" calcext:value-type="string">
            <text:p>'cq':''</text:p>
          </table:table-cell>
          <table:table-cell table:style-name="ce16" table:formula="of:=&quot;'exame':&quot; &amp; IF([.D37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72]&amp;&quot;'&quot;" office:value-type="string" office:string-value="'aliquota':''" calcext:value-type="string">
            <text:p>'aliquota':''</text:p>
          </table:table-cell>
          <table:table-cell table:style-name="ce16" table:formula="of:=IF(AND([.A372]&lt;&gt;&quot;&quot;;[.B372]&lt;&gt;&quot;&quot;;[.E372]&lt;&gt;&quot;&quot;); &quot;{ &quot; &amp; COM.MICROSOFT.TEXTJOIN(&quot;, &quot;;0;[.J372:.N372]) &amp; &quot; }&quot;;&quot;&quot;)">
            <text:p/>
          </table:table-cell>
          <table:table-cell table:style-name="ce15" table:formula="of:=IF(AND([.O371]=&quot;&quot;;[.O370]=&quot;&quot;);&quot;&quot;;&quot;, &quot;)">
            <text:p/>
          </table:table-cell>
          <table:table-cell table:style-name="ce15" table:formula="of:=IF([.O372]&lt;&gt;&quot;&quot;;[.P372] &amp; [.O37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7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7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73]&amp;&quot;'&quot;" office:value-type="string" office:string-value="'cq':''" calcext:value-type="string">
            <text:p>'cq':''</text:p>
          </table:table-cell>
          <table:table-cell table:style-name="ce16" table:formula="of:=&quot;'exame':&quot; &amp; IF([.D37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73]&amp;&quot;'&quot;" office:value-type="string" office:string-value="'aliquota':''" calcext:value-type="string">
            <text:p>'aliquota':''</text:p>
          </table:table-cell>
          <table:table-cell table:style-name="ce16" table:formula="of:=IF(AND([.A373]&lt;&gt;&quot;&quot;;[.B373]&lt;&gt;&quot;&quot;;[.E373]&lt;&gt;&quot;&quot;); &quot;{ &quot; &amp; COM.MICROSOFT.TEXTJOIN(&quot;, &quot;;0;[.J373:.N373]) &amp; &quot; }&quot;;&quot;&quot;)">
            <text:p/>
          </table:table-cell>
          <table:table-cell table:style-name="ce15" table:formula="of:=IF(AND([.O372]=&quot;&quot;;[.O371]=&quot;&quot;);&quot;&quot;;&quot;, &quot;)">
            <text:p/>
          </table:table-cell>
          <table:table-cell table:style-name="ce15" table:formula="of:=IF([.O373]&lt;&gt;&quot;&quot;;[.P373] &amp; [.O37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7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7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74]&amp;&quot;'&quot;" office:value-type="string" office:string-value="'cq':''" calcext:value-type="string">
            <text:p>'cq':''</text:p>
          </table:table-cell>
          <table:table-cell table:style-name="ce16" table:formula="of:=&quot;'exame':&quot; &amp; IF([.D37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74]&amp;&quot;'&quot;" office:value-type="string" office:string-value="'aliquota':''" calcext:value-type="string">
            <text:p>'aliquota':''</text:p>
          </table:table-cell>
          <table:table-cell table:style-name="ce16" table:formula="of:=IF(AND([.A374]&lt;&gt;&quot;&quot;;[.B374]&lt;&gt;&quot;&quot;;[.E374]&lt;&gt;&quot;&quot;); &quot;{ &quot; &amp; COM.MICROSOFT.TEXTJOIN(&quot;, &quot;;0;[.J374:.N374]) &amp; &quot; }&quot;;&quot;&quot;)">
            <text:p/>
          </table:table-cell>
          <table:table-cell table:style-name="ce15" table:formula="of:=IF(AND([.O373]=&quot;&quot;;[.O372]=&quot;&quot;);&quot;&quot;;&quot;, &quot;)">
            <text:p/>
          </table:table-cell>
          <table:table-cell table:style-name="ce15" table:formula="of:=IF([.O374]&lt;&gt;&quot;&quot;;[.P374] &amp; [.O37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7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7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75]&amp;&quot;'&quot;" office:value-type="string" office:string-value="'cq':''" calcext:value-type="string">
            <text:p>'cq':''</text:p>
          </table:table-cell>
          <table:table-cell table:style-name="ce16" table:formula="of:=&quot;'exame':&quot; &amp; IF([.D37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75]&amp;&quot;'&quot;" office:value-type="string" office:string-value="'aliquota':''" calcext:value-type="string">
            <text:p>'aliquota':''</text:p>
          </table:table-cell>
          <table:table-cell table:style-name="ce16" table:formula="of:=IF(AND([.A375]&lt;&gt;&quot;&quot;;[.B375]&lt;&gt;&quot;&quot;;[.E375]&lt;&gt;&quot;&quot;); &quot;{ &quot; &amp; COM.MICROSOFT.TEXTJOIN(&quot;, &quot;;0;[.J375:.N375]) &amp; &quot; }&quot;;&quot;&quot;)">
            <text:p/>
          </table:table-cell>
          <table:table-cell table:style-name="ce15" table:formula="of:=IF(AND([.O374]=&quot;&quot;;[.O373]=&quot;&quot;);&quot;&quot;;&quot;, &quot;)">
            <text:p/>
          </table:table-cell>
          <table:table-cell table:style-name="ce15" table:formula="of:=IF([.O375]&lt;&gt;&quot;&quot;;[.P375] &amp; [.O37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7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7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76]&amp;&quot;'&quot;" office:value-type="string" office:string-value="'cq':''" calcext:value-type="string">
            <text:p>'cq':''</text:p>
          </table:table-cell>
          <table:table-cell table:style-name="ce16" table:formula="of:=&quot;'exame':&quot; &amp; IF([.D37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76]&amp;&quot;'&quot;" office:value-type="string" office:string-value="'aliquota':''" calcext:value-type="string">
            <text:p>'aliquota':''</text:p>
          </table:table-cell>
          <table:table-cell table:style-name="ce16" table:formula="of:=IF(AND([.A376]&lt;&gt;&quot;&quot;;[.B376]&lt;&gt;&quot;&quot;;[.E376]&lt;&gt;&quot;&quot;); &quot;{ &quot; &amp; COM.MICROSOFT.TEXTJOIN(&quot;, &quot;;0;[.J376:.N376]) &amp; &quot; }&quot;;&quot;&quot;)">
            <text:p/>
          </table:table-cell>
          <table:table-cell table:style-name="ce15" table:formula="of:=IF(AND([.O375]=&quot;&quot;;[.O374]=&quot;&quot;);&quot;&quot;;&quot;, &quot;)">
            <text:p/>
          </table:table-cell>
          <table:table-cell table:style-name="ce15" table:formula="of:=IF([.O376]&lt;&gt;&quot;&quot;;[.P376] &amp; [.O37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7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7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77]&amp;&quot;'&quot;" office:value-type="string" office:string-value="'cq':''" calcext:value-type="string">
            <text:p>'cq':''</text:p>
          </table:table-cell>
          <table:table-cell table:style-name="ce16" table:formula="of:=&quot;'exame':&quot; &amp; IF([.D37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77]&amp;&quot;'&quot;" office:value-type="string" office:string-value="'aliquota':''" calcext:value-type="string">
            <text:p>'aliquota':''</text:p>
          </table:table-cell>
          <table:table-cell table:style-name="ce16" table:formula="of:=IF(AND([.A377]&lt;&gt;&quot;&quot;;[.B377]&lt;&gt;&quot;&quot;;[.E377]&lt;&gt;&quot;&quot;); &quot;{ &quot; &amp; COM.MICROSOFT.TEXTJOIN(&quot;, &quot;;0;[.J377:.N377]) &amp; &quot; }&quot;;&quot;&quot;)">
            <text:p/>
          </table:table-cell>
          <table:table-cell table:style-name="ce15" table:formula="of:=IF(AND([.O376]=&quot;&quot;;[.O375]=&quot;&quot;);&quot;&quot;;&quot;, &quot;)">
            <text:p/>
          </table:table-cell>
          <table:table-cell table:style-name="ce15" table:formula="of:=IF([.O377]&lt;&gt;&quot;&quot;;[.P377] &amp; [.O37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7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7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78]&amp;&quot;'&quot;" office:value-type="string" office:string-value="'cq':''" calcext:value-type="string">
            <text:p>'cq':''</text:p>
          </table:table-cell>
          <table:table-cell table:style-name="ce16" table:formula="of:=&quot;'exame':&quot; &amp; IF([.D37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78]&amp;&quot;'&quot;" office:value-type="string" office:string-value="'aliquota':''" calcext:value-type="string">
            <text:p>'aliquota':''</text:p>
          </table:table-cell>
          <table:table-cell table:style-name="ce16" table:formula="of:=IF(AND([.A378]&lt;&gt;&quot;&quot;;[.B378]&lt;&gt;&quot;&quot;;[.E378]&lt;&gt;&quot;&quot;); &quot;{ &quot; &amp; COM.MICROSOFT.TEXTJOIN(&quot;, &quot;;0;[.J378:.N378]) &amp; &quot; }&quot;;&quot;&quot;)">
            <text:p/>
          </table:table-cell>
          <table:table-cell table:style-name="ce15" table:formula="of:=IF(AND([.O377]=&quot;&quot;;[.O376]=&quot;&quot;);&quot;&quot;;&quot;, &quot;)">
            <text:p/>
          </table:table-cell>
          <table:table-cell table:style-name="ce15" table:formula="of:=IF([.O378]&lt;&gt;&quot;&quot;;[.P378] &amp; [.O37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7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7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79]&amp;&quot;'&quot;" office:value-type="string" office:string-value="'cq':''" calcext:value-type="string">
            <text:p>'cq':''</text:p>
          </table:table-cell>
          <table:table-cell table:style-name="ce16" table:formula="of:=&quot;'exame':&quot; &amp; IF([.D37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79]&amp;&quot;'&quot;" office:value-type="string" office:string-value="'aliquota':''" calcext:value-type="string">
            <text:p>'aliquota':''</text:p>
          </table:table-cell>
          <table:table-cell table:style-name="ce16" table:formula="of:=IF(AND([.A379]&lt;&gt;&quot;&quot;;[.B379]&lt;&gt;&quot;&quot;;[.E379]&lt;&gt;&quot;&quot;); &quot;{ &quot; &amp; COM.MICROSOFT.TEXTJOIN(&quot;, &quot;;0;[.J379:.N379]) &amp; &quot; }&quot;;&quot;&quot;)">
            <text:p/>
          </table:table-cell>
          <table:table-cell table:style-name="ce15" table:formula="of:=IF(AND([.O378]=&quot;&quot;;[.O377]=&quot;&quot;);&quot;&quot;;&quot;, &quot;)">
            <text:p/>
          </table:table-cell>
          <table:table-cell table:style-name="ce15" table:formula="of:=IF([.O379]&lt;&gt;&quot;&quot;;[.P379] &amp; [.O37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8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8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80]&amp;&quot;'&quot;" office:value-type="string" office:string-value="'cq':''" calcext:value-type="string">
            <text:p>'cq':''</text:p>
          </table:table-cell>
          <table:table-cell table:style-name="ce16" table:formula="of:=&quot;'exame':&quot; &amp; IF([.D38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80]&amp;&quot;'&quot;" office:value-type="string" office:string-value="'aliquota':''" calcext:value-type="string">
            <text:p>'aliquota':''</text:p>
          </table:table-cell>
          <table:table-cell table:style-name="ce16" table:formula="of:=IF(AND([.A380]&lt;&gt;&quot;&quot;;[.B380]&lt;&gt;&quot;&quot;;[.E380]&lt;&gt;&quot;&quot;); &quot;{ &quot; &amp; COM.MICROSOFT.TEXTJOIN(&quot;, &quot;;0;[.J380:.N380]) &amp; &quot; }&quot;;&quot;&quot;)">
            <text:p/>
          </table:table-cell>
          <table:table-cell table:style-name="ce15" table:formula="of:=IF(AND([.O379]=&quot;&quot;;[.O378]=&quot;&quot;);&quot;&quot;;&quot;, &quot;)">
            <text:p/>
          </table:table-cell>
          <table:table-cell table:style-name="ce15" table:formula="of:=IF([.O380]&lt;&gt;&quot;&quot;;[.P380] &amp; [.O38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8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8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81]&amp;&quot;'&quot;" office:value-type="string" office:string-value="'cq':''" calcext:value-type="string">
            <text:p>'cq':''</text:p>
          </table:table-cell>
          <table:table-cell table:style-name="ce16" table:formula="of:=&quot;'exame':&quot; &amp; IF([.D38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81]&amp;&quot;'&quot;" office:value-type="string" office:string-value="'aliquota':''" calcext:value-type="string">
            <text:p>'aliquota':''</text:p>
          </table:table-cell>
          <table:table-cell table:style-name="ce16" table:formula="of:=IF(AND([.A381]&lt;&gt;&quot;&quot;;[.B381]&lt;&gt;&quot;&quot;;[.E381]&lt;&gt;&quot;&quot;); &quot;{ &quot; &amp; COM.MICROSOFT.TEXTJOIN(&quot;, &quot;;0;[.J381:.N381]) &amp; &quot; }&quot;;&quot;&quot;)">
            <text:p/>
          </table:table-cell>
          <table:table-cell table:style-name="ce15" table:formula="of:=IF(AND([.O380]=&quot;&quot;;[.O379]=&quot;&quot;);&quot;&quot;;&quot;, &quot;)">
            <text:p/>
          </table:table-cell>
          <table:table-cell table:style-name="ce15" table:formula="of:=IF([.O381]&lt;&gt;&quot;&quot;;[.P381] &amp; [.O38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8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8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82]&amp;&quot;'&quot;" office:value-type="string" office:string-value="'cq':''" calcext:value-type="string">
            <text:p>'cq':''</text:p>
          </table:table-cell>
          <table:table-cell table:style-name="ce16" table:formula="of:=&quot;'exame':&quot; &amp; IF([.D38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82]&amp;&quot;'&quot;" office:value-type="string" office:string-value="'aliquota':''" calcext:value-type="string">
            <text:p>'aliquota':''</text:p>
          </table:table-cell>
          <table:table-cell table:style-name="ce16" table:formula="of:=IF(AND([.A382]&lt;&gt;&quot;&quot;;[.B382]&lt;&gt;&quot;&quot;;[.E382]&lt;&gt;&quot;&quot;); &quot;{ &quot; &amp; COM.MICROSOFT.TEXTJOIN(&quot;, &quot;;0;[.J382:.N382]) &amp; &quot; }&quot;;&quot;&quot;)">
            <text:p/>
          </table:table-cell>
          <table:table-cell table:style-name="ce15" table:formula="of:=IF(AND([.O381]=&quot;&quot;;[.O380]=&quot;&quot;);&quot;&quot;;&quot;, &quot;)">
            <text:p/>
          </table:table-cell>
          <table:table-cell table:style-name="ce15" table:formula="of:=IF([.O382]&lt;&gt;&quot;&quot;;[.P382] &amp; [.O38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8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8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83]&amp;&quot;'&quot;" office:value-type="string" office:string-value="'cq':''" calcext:value-type="string">
            <text:p>'cq':''</text:p>
          </table:table-cell>
          <table:table-cell table:style-name="ce16" table:formula="of:=&quot;'exame':&quot; &amp; IF([.D38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83]&amp;&quot;'&quot;" office:value-type="string" office:string-value="'aliquota':''" calcext:value-type="string">
            <text:p>'aliquota':''</text:p>
          </table:table-cell>
          <table:table-cell table:style-name="ce16" table:formula="of:=IF(AND([.A383]&lt;&gt;&quot;&quot;;[.B383]&lt;&gt;&quot;&quot;;[.E383]&lt;&gt;&quot;&quot;); &quot;{ &quot; &amp; COM.MICROSOFT.TEXTJOIN(&quot;, &quot;;0;[.J383:.N383]) &amp; &quot; }&quot;;&quot;&quot;)">
            <text:p/>
          </table:table-cell>
          <table:table-cell table:style-name="ce15" table:formula="of:=IF(AND([.O382]=&quot;&quot;;[.O381]=&quot;&quot;);&quot;&quot;;&quot;, &quot;)">
            <text:p/>
          </table:table-cell>
          <table:table-cell table:style-name="ce15" table:formula="of:=IF([.O383]&lt;&gt;&quot;&quot;;[.P383] &amp; [.O38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8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8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84]&amp;&quot;'&quot;" office:value-type="string" office:string-value="'cq':''" calcext:value-type="string">
            <text:p>'cq':''</text:p>
          </table:table-cell>
          <table:table-cell table:style-name="ce16" table:formula="of:=&quot;'exame':&quot; &amp; IF([.D38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84]&amp;&quot;'&quot;" office:value-type="string" office:string-value="'aliquota':''" calcext:value-type="string">
            <text:p>'aliquota':''</text:p>
          </table:table-cell>
          <table:table-cell table:style-name="ce16" table:formula="of:=IF(AND([.A384]&lt;&gt;&quot;&quot;;[.B384]&lt;&gt;&quot;&quot;;[.E384]&lt;&gt;&quot;&quot;); &quot;{ &quot; &amp; COM.MICROSOFT.TEXTJOIN(&quot;, &quot;;0;[.J384:.N384]) &amp; &quot; }&quot;;&quot;&quot;)">
            <text:p/>
          </table:table-cell>
          <table:table-cell table:style-name="ce15" table:formula="of:=IF(AND([.O383]=&quot;&quot;;[.O382]=&quot;&quot;);&quot;&quot;;&quot;, &quot;)">
            <text:p/>
          </table:table-cell>
          <table:table-cell table:style-name="ce15" table:formula="of:=IF([.O384]&lt;&gt;&quot;&quot;;[.P384] &amp; [.O38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8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8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85]&amp;&quot;'&quot;" office:value-type="string" office:string-value="'cq':''" calcext:value-type="string">
            <text:p>'cq':''</text:p>
          </table:table-cell>
          <table:table-cell table:style-name="ce16" table:formula="of:=&quot;'exame':&quot; &amp; IF([.D38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85]&amp;&quot;'&quot;" office:value-type="string" office:string-value="'aliquota':''" calcext:value-type="string">
            <text:p>'aliquota':''</text:p>
          </table:table-cell>
          <table:table-cell table:style-name="ce16" table:formula="of:=IF(AND([.A385]&lt;&gt;&quot;&quot;;[.B385]&lt;&gt;&quot;&quot;;[.E385]&lt;&gt;&quot;&quot;); &quot;{ &quot; &amp; COM.MICROSOFT.TEXTJOIN(&quot;, &quot;;0;[.J385:.N385]) &amp; &quot; }&quot;;&quot;&quot;)">
            <text:p/>
          </table:table-cell>
          <table:table-cell table:style-name="ce15" table:formula="of:=IF(AND([.O384]=&quot;&quot;;[.O383]=&quot;&quot;);&quot;&quot;;&quot;, &quot;)">
            <text:p/>
          </table:table-cell>
          <table:table-cell table:style-name="ce15" table:formula="of:=IF([.O385]&lt;&gt;&quot;&quot;;[.P385] &amp; [.O38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8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8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86]&amp;&quot;'&quot;" office:value-type="string" office:string-value="'cq':''" calcext:value-type="string">
            <text:p>'cq':''</text:p>
          </table:table-cell>
          <table:table-cell table:style-name="ce16" table:formula="of:=&quot;'exame':&quot; &amp; IF([.D38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86]&amp;&quot;'&quot;" office:value-type="string" office:string-value="'aliquota':''" calcext:value-type="string">
            <text:p>'aliquota':''</text:p>
          </table:table-cell>
          <table:table-cell table:style-name="ce16" table:formula="of:=IF(AND([.A386]&lt;&gt;&quot;&quot;;[.B386]&lt;&gt;&quot;&quot;;[.E386]&lt;&gt;&quot;&quot;); &quot;{ &quot; &amp; COM.MICROSOFT.TEXTJOIN(&quot;, &quot;;0;[.J386:.N386]) &amp; &quot; }&quot;;&quot;&quot;)">
            <text:p/>
          </table:table-cell>
          <table:table-cell table:style-name="ce15" table:formula="of:=IF(AND([.O385]=&quot;&quot;;[.O384]=&quot;&quot;);&quot;&quot;;&quot;, &quot;)">
            <text:p/>
          </table:table-cell>
          <table:table-cell table:style-name="ce15" table:formula="of:=IF([.O386]&lt;&gt;&quot;&quot;;[.P386] &amp; [.O38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8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8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87]&amp;&quot;'&quot;" office:value-type="string" office:string-value="'cq':''" calcext:value-type="string">
            <text:p>'cq':''</text:p>
          </table:table-cell>
          <table:table-cell table:style-name="ce16" table:formula="of:=&quot;'exame':&quot; &amp; IF([.D38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87]&amp;&quot;'&quot;" office:value-type="string" office:string-value="'aliquota':''" calcext:value-type="string">
            <text:p>'aliquota':''</text:p>
          </table:table-cell>
          <table:table-cell table:style-name="ce16" table:formula="of:=IF(AND([.A387]&lt;&gt;&quot;&quot;;[.B387]&lt;&gt;&quot;&quot;;[.E387]&lt;&gt;&quot;&quot;); &quot;{ &quot; &amp; COM.MICROSOFT.TEXTJOIN(&quot;, &quot;;0;[.J387:.N387]) &amp; &quot; }&quot;;&quot;&quot;)">
            <text:p/>
          </table:table-cell>
          <table:table-cell table:style-name="ce15" table:formula="of:=IF(AND([.O386]=&quot;&quot;;[.O385]=&quot;&quot;);&quot;&quot;;&quot;, &quot;)">
            <text:p/>
          </table:table-cell>
          <table:table-cell table:style-name="ce15" table:formula="of:=IF([.O387]&lt;&gt;&quot;&quot;;[.P387] &amp; [.O38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8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8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88]&amp;&quot;'&quot;" office:value-type="string" office:string-value="'cq':''" calcext:value-type="string">
            <text:p>'cq':''</text:p>
          </table:table-cell>
          <table:table-cell table:style-name="ce16" table:formula="of:=&quot;'exame':&quot; &amp; IF([.D38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88]&amp;&quot;'&quot;" office:value-type="string" office:string-value="'aliquota':''" calcext:value-type="string">
            <text:p>'aliquota':''</text:p>
          </table:table-cell>
          <table:table-cell table:style-name="ce16" table:formula="of:=IF(AND([.A388]&lt;&gt;&quot;&quot;;[.B388]&lt;&gt;&quot;&quot;;[.E388]&lt;&gt;&quot;&quot;); &quot;{ &quot; &amp; COM.MICROSOFT.TEXTJOIN(&quot;, &quot;;0;[.J388:.N388]) &amp; &quot; }&quot;;&quot;&quot;)">
            <text:p/>
          </table:table-cell>
          <table:table-cell table:style-name="ce15" table:formula="of:=IF(AND([.O387]=&quot;&quot;;[.O386]=&quot;&quot;);&quot;&quot;;&quot;, &quot;)">
            <text:p/>
          </table:table-cell>
          <table:table-cell table:style-name="ce15" table:formula="of:=IF([.O388]&lt;&gt;&quot;&quot;;[.P388] &amp; [.O38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8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8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89]&amp;&quot;'&quot;" office:value-type="string" office:string-value="'cq':''" calcext:value-type="string">
            <text:p>'cq':''</text:p>
          </table:table-cell>
          <table:table-cell table:style-name="ce16" table:formula="of:=&quot;'exame':&quot; &amp; IF([.D38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89]&amp;&quot;'&quot;" office:value-type="string" office:string-value="'aliquota':''" calcext:value-type="string">
            <text:p>'aliquota':''</text:p>
          </table:table-cell>
          <table:table-cell table:style-name="ce16" table:formula="of:=IF(AND([.A389]&lt;&gt;&quot;&quot;;[.B389]&lt;&gt;&quot;&quot;;[.E389]&lt;&gt;&quot;&quot;); &quot;{ &quot; &amp; COM.MICROSOFT.TEXTJOIN(&quot;, &quot;;0;[.J389:.N389]) &amp; &quot; }&quot;;&quot;&quot;)">
            <text:p/>
          </table:table-cell>
          <table:table-cell table:style-name="ce15" table:formula="of:=IF(AND([.O388]=&quot;&quot;;[.O387]=&quot;&quot;);&quot;&quot;;&quot;, &quot;)">
            <text:p/>
          </table:table-cell>
          <table:table-cell table:style-name="ce15" table:formula="of:=IF([.O389]&lt;&gt;&quot;&quot;;[.P389] &amp; [.O38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9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9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90]&amp;&quot;'&quot;" office:value-type="string" office:string-value="'cq':''" calcext:value-type="string">
            <text:p>'cq':''</text:p>
          </table:table-cell>
          <table:table-cell table:style-name="ce16" table:formula="of:=&quot;'exame':&quot; &amp; IF([.D39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90]&amp;&quot;'&quot;" office:value-type="string" office:string-value="'aliquota':''" calcext:value-type="string">
            <text:p>'aliquota':''</text:p>
          </table:table-cell>
          <table:table-cell table:style-name="ce16" table:formula="of:=IF(AND([.A390]&lt;&gt;&quot;&quot;;[.B390]&lt;&gt;&quot;&quot;;[.E390]&lt;&gt;&quot;&quot;); &quot;{ &quot; &amp; COM.MICROSOFT.TEXTJOIN(&quot;, &quot;;0;[.J390:.N390]) &amp; &quot; }&quot;;&quot;&quot;)">
            <text:p/>
          </table:table-cell>
          <table:table-cell table:style-name="ce15" table:formula="of:=IF(AND([.O389]=&quot;&quot;;[.O388]=&quot;&quot;);&quot;&quot;;&quot;, &quot;)">
            <text:p/>
          </table:table-cell>
          <table:table-cell table:style-name="ce15" table:formula="of:=IF([.O390]&lt;&gt;&quot;&quot;;[.P390] &amp; [.O39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9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9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91]&amp;&quot;'&quot;" office:value-type="string" office:string-value="'cq':''" calcext:value-type="string">
            <text:p>'cq':''</text:p>
          </table:table-cell>
          <table:table-cell table:style-name="ce16" table:formula="of:=&quot;'exame':&quot; &amp; IF([.D39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91]&amp;&quot;'&quot;" office:value-type="string" office:string-value="'aliquota':''" calcext:value-type="string">
            <text:p>'aliquota':''</text:p>
          </table:table-cell>
          <table:table-cell table:style-name="ce16" table:formula="of:=IF(AND([.A391]&lt;&gt;&quot;&quot;;[.B391]&lt;&gt;&quot;&quot;;[.E391]&lt;&gt;&quot;&quot;); &quot;{ &quot; &amp; COM.MICROSOFT.TEXTJOIN(&quot;, &quot;;0;[.J391:.N391]) &amp; &quot; }&quot;;&quot;&quot;)">
            <text:p/>
          </table:table-cell>
          <table:table-cell table:style-name="ce15" table:formula="of:=IF(AND([.O390]=&quot;&quot;;[.O389]=&quot;&quot;);&quot;&quot;;&quot;, &quot;)">
            <text:p/>
          </table:table-cell>
          <table:table-cell table:style-name="ce15" table:formula="of:=IF([.O391]&lt;&gt;&quot;&quot;;[.P391] &amp; [.O39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9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9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92]&amp;&quot;'&quot;" office:value-type="string" office:string-value="'cq':''" calcext:value-type="string">
            <text:p>'cq':''</text:p>
          </table:table-cell>
          <table:table-cell table:style-name="ce16" table:formula="of:=&quot;'exame':&quot; &amp; IF([.D39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92]&amp;&quot;'&quot;" office:value-type="string" office:string-value="'aliquota':''" calcext:value-type="string">
            <text:p>'aliquota':''</text:p>
          </table:table-cell>
          <table:table-cell table:style-name="ce16" table:formula="of:=IF(AND([.A392]&lt;&gt;&quot;&quot;;[.B392]&lt;&gt;&quot;&quot;;[.E392]&lt;&gt;&quot;&quot;); &quot;{ &quot; &amp; COM.MICROSOFT.TEXTJOIN(&quot;, &quot;;0;[.J392:.N392]) &amp; &quot; }&quot;;&quot;&quot;)">
            <text:p/>
          </table:table-cell>
          <table:table-cell table:style-name="ce15" table:formula="of:=IF(AND([.O391]=&quot;&quot;;[.O390]=&quot;&quot;);&quot;&quot;;&quot;, &quot;)">
            <text:p/>
          </table:table-cell>
          <table:table-cell table:style-name="ce15" table:formula="of:=IF([.O392]&lt;&gt;&quot;&quot;;[.P392] &amp; [.O39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9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9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93]&amp;&quot;'&quot;" office:value-type="string" office:string-value="'cq':''" calcext:value-type="string">
            <text:p>'cq':''</text:p>
          </table:table-cell>
          <table:table-cell table:style-name="ce16" table:formula="of:=&quot;'exame':&quot; &amp; IF([.D39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93]&amp;&quot;'&quot;" office:value-type="string" office:string-value="'aliquota':''" calcext:value-type="string">
            <text:p>'aliquota':''</text:p>
          </table:table-cell>
          <table:table-cell table:style-name="ce16" table:formula="of:=IF(AND([.A393]&lt;&gt;&quot;&quot;;[.B393]&lt;&gt;&quot;&quot;;[.E393]&lt;&gt;&quot;&quot;); &quot;{ &quot; &amp; COM.MICROSOFT.TEXTJOIN(&quot;, &quot;;0;[.J393:.N393]) &amp; &quot; }&quot;;&quot;&quot;)">
            <text:p/>
          </table:table-cell>
          <table:table-cell table:style-name="ce15" table:formula="of:=IF(AND([.O392]=&quot;&quot;;[.O391]=&quot;&quot;);&quot;&quot;;&quot;, &quot;)">
            <text:p/>
          </table:table-cell>
          <table:table-cell table:style-name="ce15" table:formula="of:=IF([.O393]&lt;&gt;&quot;&quot;;[.P393] &amp; [.O39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9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9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94]&amp;&quot;'&quot;" office:value-type="string" office:string-value="'cq':''" calcext:value-type="string">
            <text:p>'cq':''</text:p>
          </table:table-cell>
          <table:table-cell table:style-name="ce16" table:formula="of:=&quot;'exame':&quot; &amp; IF([.D39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94]&amp;&quot;'&quot;" office:value-type="string" office:string-value="'aliquota':''" calcext:value-type="string">
            <text:p>'aliquota':''</text:p>
          </table:table-cell>
          <table:table-cell table:style-name="ce16" table:formula="of:=IF(AND([.A394]&lt;&gt;&quot;&quot;;[.B394]&lt;&gt;&quot;&quot;;[.E394]&lt;&gt;&quot;&quot;); &quot;{ &quot; &amp; COM.MICROSOFT.TEXTJOIN(&quot;, &quot;;0;[.J394:.N394]) &amp; &quot; }&quot;;&quot;&quot;)">
            <text:p/>
          </table:table-cell>
          <table:table-cell table:style-name="ce15" table:formula="of:=IF(AND([.O393]=&quot;&quot;;[.O392]=&quot;&quot;);&quot;&quot;;&quot;, &quot;)">
            <text:p/>
          </table:table-cell>
          <table:table-cell table:style-name="ce15" table:formula="of:=IF([.O394]&lt;&gt;&quot;&quot;;[.P394] &amp; [.O39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95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95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95]&amp;&quot;'&quot;" office:value-type="string" office:string-value="'cq':''" calcext:value-type="string">
            <text:p>'cq':''</text:p>
          </table:table-cell>
          <table:table-cell table:style-name="ce16" table:formula="of:=&quot;'exame':&quot; &amp; IF([.D395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95]&amp;&quot;'&quot;" office:value-type="string" office:string-value="'aliquota':''" calcext:value-type="string">
            <text:p>'aliquota':''</text:p>
          </table:table-cell>
          <table:table-cell table:style-name="ce16" table:formula="of:=IF(AND([.A395]&lt;&gt;&quot;&quot;;[.B395]&lt;&gt;&quot;&quot;;[.E395]&lt;&gt;&quot;&quot;); &quot;{ &quot; &amp; COM.MICROSOFT.TEXTJOIN(&quot;, &quot;;0;[.J395:.N395]) &amp; &quot; }&quot;;&quot;&quot;)">
            <text:p/>
          </table:table-cell>
          <table:table-cell table:style-name="ce15" table:formula="of:=IF(AND([.O394]=&quot;&quot;;[.O393]=&quot;&quot;);&quot;&quot;;&quot;, &quot;)">
            <text:p/>
          </table:table-cell>
          <table:table-cell table:style-name="ce15" table:formula="of:=IF([.O395]&lt;&gt;&quot;&quot;;[.P395] &amp; [.O395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96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96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96]&amp;&quot;'&quot;" office:value-type="string" office:string-value="'cq':''" calcext:value-type="string">
            <text:p>'cq':''</text:p>
          </table:table-cell>
          <table:table-cell table:style-name="ce16" table:formula="of:=&quot;'exame':&quot; &amp; IF([.D396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96]&amp;&quot;'&quot;" office:value-type="string" office:string-value="'aliquota':''" calcext:value-type="string">
            <text:p>'aliquota':''</text:p>
          </table:table-cell>
          <table:table-cell table:style-name="ce16" table:formula="of:=IF(AND([.A396]&lt;&gt;&quot;&quot;;[.B396]&lt;&gt;&quot;&quot;;[.E396]&lt;&gt;&quot;&quot;); &quot;{ &quot; &amp; COM.MICROSOFT.TEXTJOIN(&quot;, &quot;;0;[.J396:.N396]) &amp; &quot; }&quot;;&quot;&quot;)">
            <text:p/>
          </table:table-cell>
          <table:table-cell table:style-name="ce15" table:formula="of:=IF(AND([.O395]=&quot;&quot;;[.O394]=&quot;&quot;);&quot;&quot;;&quot;, &quot;)">
            <text:p/>
          </table:table-cell>
          <table:table-cell table:style-name="ce15" table:formula="of:=IF([.O396]&lt;&gt;&quot;&quot;;[.P396] &amp; [.O396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97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97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97]&amp;&quot;'&quot;" office:value-type="string" office:string-value="'cq':''" calcext:value-type="string">
            <text:p>'cq':''</text:p>
          </table:table-cell>
          <table:table-cell table:style-name="ce16" table:formula="of:=&quot;'exame':&quot; &amp; IF([.D397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97]&amp;&quot;'&quot;" office:value-type="string" office:string-value="'aliquota':''" calcext:value-type="string">
            <text:p>'aliquota':''</text:p>
          </table:table-cell>
          <table:table-cell table:style-name="ce16" table:formula="of:=IF(AND([.A397]&lt;&gt;&quot;&quot;;[.B397]&lt;&gt;&quot;&quot;;[.E397]&lt;&gt;&quot;&quot;); &quot;{ &quot; &amp; COM.MICROSOFT.TEXTJOIN(&quot;, &quot;;0;[.J397:.N397]) &amp; &quot; }&quot;;&quot;&quot;)">
            <text:p/>
          </table:table-cell>
          <table:table-cell table:style-name="ce15" table:formula="of:=IF(AND([.O396]=&quot;&quot;;[.O395]=&quot;&quot;);&quot;&quot;;&quot;, &quot;)">
            <text:p/>
          </table:table-cell>
          <table:table-cell table:style-name="ce15" table:formula="of:=IF([.O397]&lt;&gt;&quot;&quot;;[.P397] &amp; [.O397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98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98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98]&amp;&quot;'&quot;" office:value-type="string" office:string-value="'cq':''" calcext:value-type="string">
            <text:p>'cq':''</text:p>
          </table:table-cell>
          <table:table-cell table:style-name="ce16" table:formula="of:=&quot;'exame':&quot; &amp; IF([.D398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98]&amp;&quot;'&quot;" office:value-type="string" office:string-value="'aliquota':''" calcext:value-type="string">
            <text:p>'aliquota':''</text:p>
          </table:table-cell>
          <table:table-cell table:style-name="ce16" table:formula="of:=IF(AND([.A398]&lt;&gt;&quot;&quot;;[.B398]&lt;&gt;&quot;&quot;;[.E398]&lt;&gt;&quot;&quot;); &quot;{ &quot; &amp; COM.MICROSOFT.TEXTJOIN(&quot;, &quot;;0;[.J398:.N398]) &amp; &quot; }&quot;;&quot;&quot;)">
            <text:p/>
          </table:table-cell>
          <table:table-cell table:style-name="ce15" table:formula="of:=IF(AND([.O397]=&quot;&quot;;[.O396]=&quot;&quot;);&quot;&quot;;&quot;, &quot;)">
            <text:p/>
          </table:table-cell>
          <table:table-cell table:style-name="ce15" table:formula="of:=IF([.O398]&lt;&gt;&quot;&quot;;[.P398] &amp; [.O398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399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399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399]&amp;&quot;'&quot;" office:value-type="string" office:string-value="'cq':''" calcext:value-type="string">
            <text:p>'cq':''</text:p>
          </table:table-cell>
          <table:table-cell table:style-name="ce16" table:formula="of:=&quot;'exame':&quot; &amp; IF([.D399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399]&amp;&quot;'&quot;" office:value-type="string" office:string-value="'aliquota':''" calcext:value-type="string">
            <text:p>'aliquota':''</text:p>
          </table:table-cell>
          <table:table-cell table:style-name="ce16" table:formula="of:=IF(AND([.A399]&lt;&gt;&quot;&quot;;[.B399]&lt;&gt;&quot;&quot;;[.E399]&lt;&gt;&quot;&quot;); &quot;{ &quot; &amp; COM.MICROSOFT.TEXTJOIN(&quot;, &quot;;0;[.J399:.N399]) &amp; &quot; }&quot;;&quot;&quot;)">
            <text:p/>
          </table:table-cell>
          <table:table-cell table:style-name="ce15" table:formula="of:=IF(AND([.O398]=&quot;&quot;;[.O397]=&quot;&quot;);&quot;&quot;;&quot;, &quot;)">
            <text:p/>
          </table:table-cell>
          <table:table-cell table:style-name="ce15" table:formula="of:=IF([.O399]&lt;&gt;&quot;&quot;;[.P399] &amp; [.O399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400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400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400]&amp;&quot;'&quot;" office:value-type="string" office:string-value="'cq':''" calcext:value-type="string">
            <text:p>'cq':''</text:p>
          </table:table-cell>
          <table:table-cell table:style-name="ce16" table:formula="of:=&quot;'exame':&quot; &amp; IF([.D400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400]&amp;&quot;'&quot;" office:value-type="string" office:string-value="'aliquota':''" calcext:value-type="string">
            <text:p>'aliquota':''</text:p>
          </table:table-cell>
          <table:table-cell table:style-name="ce16" table:formula="of:=IF(AND([.A400]&lt;&gt;&quot;&quot;;[.B400]&lt;&gt;&quot;&quot;;[.E400]&lt;&gt;&quot;&quot;); &quot;{ &quot; &amp; COM.MICROSOFT.TEXTJOIN(&quot;, &quot;;0;[.J400:.N400]) &amp; &quot; }&quot;;&quot;&quot;)">
            <text:p/>
          </table:table-cell>
          <table:table-cell table:style-name="ce15" table:formula="of:=IF(AND([.O399]=&quot;&quot;;[.O398]=&quot;&quot;);&quot;&quot;;&quot;, &quot;)">
            <text:p/>
          </table:table-cell>
          <table:table-cell table:style-name="ce15" table:formula="of:=IF([.O400]&lt;&gt;&quot;&quot;;[.P400] &amp; [.O400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401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401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401]&amp;&quot;'&quot;" office:value-type="string" office:string-value="'cq':''" calcext:value-type="string">
            <text:p>'cq':''</text:p>
          </table:table-cell>
          <table:table-cell table:style-name="ce16" table:formula="of:=&quot;'exame':&quot; &amp; IF([.D401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401]&amp;&quot;'&quot;" office:value-type="string" office:string-value="'aliquota':''" calcext:value-type="string">
            <text:p>'aliquota':''</text:p>
          </table:table-cell>
          <table:table-cell table:style-name="ce16" table:formula="of:=IF(AND([.A401]&lt;&gt;&quot;&quot;;[.B401]&lt;&gt;&quot;&quot;;[.E401]&lt;&gt;&quot;&quot;); &quot;{ &quot; &amp; COM.MICROSOFT.TEXTJOIN(&quot;, &quot;;0;[.J401:.N401]) &amp; &quot; }&quot;;&quot;&quot;)">
            <text:p/>
          </table:table-cell>
          <table:table-cell table:style-name="ce15" table:formula="of:=IF(AND([.O400]=&quot;&quot;;[.O399]=&quot;&quot;);&quot;&quot;;&quot;, &quot;)">
            <text:p/>
          </table:table-cell>
          <table:table-cell table:style-name="ce15" table:formula="of:=IF([.O401]&lt;&gt;&quot;&quot;;[.P401] &amp; [.O401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402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402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402]&amp;&quot;'&quot;" office:value-type="string" office:string-value="'cq':''" calcext:value-type="string">
            <text:p>'cq':''</text:p>
          </table:table-cell>
          <table:table-cell table:style-name="ce16" table:formula="of:=&quot;'exame':&quot; &amp; IF([.D402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402]&amp;&quot;'&quot;" office:value-type="string" office:string-value="'aliquota':''" calcext:value-type="string">
            <text:p>'aliquota':''</text:p>
          </table:table-cell>
          <table:table-cell table:style-name="ce16" table:formula="of:=IF(AND([.A402]&lt;&gt;&quot;&quot;;[.B402]&lt;&gt;&quot;&quot;;[.E402]&lt;&gt;&quot;&quot;); &quot;{ &quot; &amp; COM.MICROSOFT.TEXTJOIN(&quot;, &quot;;0;[.J402:.N402]) &amp; &quot; }&quot;;&quot;&quot;)">
            <text:p/>
          </table:table-cell>
          <table:table-cell table:style-name="ce15" table:formula="of:=IF(AND([.O401]=&quot;&quot;;[.O400]=&quot;&quot;);&quot;&quot;;&quot;, &quot;)">
            <text:p/>
          </table:table-cell>
          <table:table-cell table:style-name="ce15" table:formula="of:=IF([.O402]&lt;&gt;&quot;&quot;;[.P402] &amp; [.O402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403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403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403]&amp;&quot;'&quot;" office:value-type="string" office:string-value="'cq':''" calcext:value-type="string">
            <text:p>'cq':''</text:p>
          </table:table-cell>
          <table:table-cell table:style-name="ce16" table:formula="of:=&quot;'exame':&quot; &amp; IF([.D403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403]&amp;&quot;'&quot;" office:value-type="string" office:string-value="'aliquota':''" calcext:value-type="string">
            <text:p>'aliquota':''</text:p>
          </table:table-cell>
          <table:table-cell table:style-name="ce16" table:formula="of:=IF(AND([.A403]&lt;&gt;&quot;&quot;;[.B403]&lt;&gt;&quot;&quot;;[.E403]&lt;&gt;&quot;&quot;); &quot;{ &quot; &amp; COM.MICROSOFT.TEXTJOIN(&quot;, &quot;;0;[.J403:.N403]) &amp; &quot; }&quot;;&quot;&quot;)">
            <text:p/>
          </table:table-cell>
          <table:table-cell table:style-name="ce15" table:formula="of:=IF(AND([.O402]=&quot;&quot;;[.O401]=&quot;&quot;);&quot;&quot;;&quot;, &quot;)">
            <text:p/>
          </table:table-cell>
          <table:table-cell table:style-name="ce15" table:formula="of:=IF([.O403]&lt;&gt;&quot;&quot;;[.P403] &amp; [.O403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number-columns-repeated="2"/>
          <table:table-cell table:style-name="ce15" table:formula="of:=&quot;'centro':&quot; &amp; &quot;'&quot;&amp;[.A404]&amp;&quot;'&quot;" office:value-type="string" office:string-value="'centro':''" calcext:value-type="string">
            <text:p>'centro':''</text:p>
          </table:table-cell>
          <table:table-cell table:style-name="ce15" table:formula="of:=&quot;'tubo':&quot; &amp; &quot;'&quot;&amp;[.B404]&amp;&quot;'&quot;" office:value-type="string" office:string-value="'tubo':''" calcext:value-type="string">
            <text:p>'tubo':''</text:p>
          </table:table-cell>
          <table:table-cell table:style-name="ce15" table:formula="of:=&quot;'cq':&quot; &amp; &quot;'&quot;&amp;[.C404]&amp;&quot;'&quot;" office:value-type="string" office:string-value="'cq':''" calcext:value-type="string">
            <text:p>'cq':''</text:p>
          </table:table-cell>
          <table:table-cell table:style-name="ce16" table:formula="of:=&quot;'exame':&quot; &amp; IF([.D404]&lt;&gt;&quot;&quot;;&quot;true&quot;;&quot;false&quot;)" office:value-type="string" office:string-value="'exame':false" calcext:value-type="string">
            <text:p>'exame':false</text:p>
          </table:table-cell>
          <table:table-cell table:style-name="ce15" table:formula="of:=&quot;'aliquota':&quot; &amp; &quot;'&quot;&amp;[.E404]&amp;&quot;'&quot;" office:value-type="string" office:string-value="'aliquota':''" calcext:value-type="string">
            <text:p>'aliquota':''</text:p>
          </table:table-cell>
          <table:table-cell table:style-name="ce16" table:formula="of:=IF(AND([.A404]&lt;&gt;&quot;&quot;;[.B404]&lt;&gt;&quot;&quot;;[.E404]&lt;&gt;&quot;&quot;); &quot;{ &quot; &amp; COM.MICROSOFT.TEXTJOIN(&quot;, &quot;;0;[.J404:.N404]) &amp; &quot; }&quot;;&quot;&quot;)">
            <text:p/>
          </table:table-cell>
          <table:table-cell table:style-name="ce15" table:formula="of:=IF(AND([.O403]=&quot;&quot;;[.O402]=&quot;&quot;);&quot;&quot;;&quot;, &quot;)">
            <text:p/>
          </table:table-cell>
          <table:table-cell table:style-name="ce15" table:formula="of:=IF([.O404]&lt;&gt;&quot;&quot;;[.P404] &amp; [.O404] &amp; CHAR(10);&quot;&quot;)">
            <text:p/>
          </table:table-cell>
          <table:table-cell table:style-name="ce15" table:number-columns-repeated="3"/>
          <table:table-cell table:number-columns-repeated="1004"/>
        </table:table-row>
        <table:table-row table:style-name="ro4" table:number-rows-repeated="104817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17:21:40.783859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3:52:23.472799006</meta:creation-date>
    <dc:date>2017-09-06T17:20:33.356952909</dc:date>
    <meta:editing-duration>PT1H22M33S</meta:editing-duration>
    <meta:editing-cycles>4</meta:editing-cycles>
    <meta:generator>LibreOffice/5.3.1.2$Linux_X86_64 LibreOffice_project/30m0$Build-2</meta:generator>
    <meta:document-statistic meta:table-count="1" meta:cell-count="3359" meta:object-count="0"/>
  </office:meta>
</office:document-meta>
</file>